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Helvetica Neue'" svg:font-family="''Helvetica Neue''"/>
    <style:font-face style:name="Arial" svg:font-family="Arial"/>
    <style:font-face style:name="Cambria" svg:font-family="Cambria"/>
    <style:font-face style:name="Roboto" svg:font-family="Roboto"/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.15pt"/>
    </style:style>
    <style:style style:name="co2" style:family="table-column">
      <style:table-column-properties fo:break-before="auto" style:column-width="145.16pt"/>
    </style:style>
    <style:style style:name="co3" style:family="table-column">
      <style:table-column-properties fo:break-before="auto" style:column-width="52.1pt"/>
    </style:style>
    <style:style style:name="co4" style:family="table-column">
      <style:table-column-properties fo:break-before="auto" style:column-width="85.44pt"/>
    </style:style>
    <style:style style:name="co5" style:family="table-column">
      <style:table-column-properties fo:break-before="auto" style:column-width="56.24pt"/>
    </style:style>
    <style:style style:name="co6" style:family="table-column">
      <style:table-column-properties fo:break-before="auto" style:column-width="50.71pt"/>
    </style:style>
    <style:style style:name="co7" style:family="table-column">
      <style:table-column-properties fo:break-before="auto" style:column-width="179.89pt"/>
    </style:style>
    <style:style style:name="co8" style:family="table-column">
      <style:table-column-properties fo:break-before="auto" style:column-width="918.79pt"/>
    </style:style>
    <style:style style:name="co9" style:family="table-column">
      <style:table-column-properties fo:break-before="auto" style:column-width="84.05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104.9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43.51pt" fo:break-before="auto" style:use-optimal-row-height="false"/>
    </style:style>
    <style:style style:name="ro4" style:family="table-row">
      <style:table-row-properties style:row-height="40.51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.5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ta1" style:family="table" style:master-page-name="PageStyle_5f__24_200M_20_fund_20_data">
      <style:table-properties table:display="true" style:writing-mode="lr-tb"/>
    </style:style>
    <style:style style:name="ta2" style:family="table" style:master-page-name="PageStyle_5f_Form_20_Responses_20_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25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27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9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9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26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2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0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2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2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13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e1e8e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92f33" style:text-outline="false" style:text-line-through-style="none" style:text-line-through-type="none" style:font-name="'Helvetica Neue'" fo:font-size="9pt" fo:font-style="normal" fo:text-shadow="none" style:text-underline-style="none" fo:font-weight="normal" style:font-size-asian="9pt" style:font-style-asian="normal" style:font-weight-asian="normal" style:font-name-complex="'Helvetica Neue'" style:font-size-complex="9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$200M fund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3" table:default-cell-style-name="Default"/>
        <table:table-column table:style-name="co10" table:number-columns-repeated="100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a xlink:href="https://twitter.com/shaig" xlink:type="simple">my twitter, DM to add/modify list https://twitter.com/shaig</text:a></text:p>
          </table:table-cell>
          <table:covered-table-cell table:number-columns-repeated="3"/>
          <table:table-cell table:style-name="ce3" table:number-columns-repeated="3"/>
          <table:table-cell table:style-name="ce14" table:number-columns-repeated="14"/>
          <table:table-cell table:number-columns-repeated="1003"/>
        </table:table-row>
        <table:table-row table:style-name="ro1">
          <table:table-cell table:style-name="ce2" office:value-type="string" calcext:value-type="string" table:number-columns-spanned="7" table:number-rows-spanned="1">
            <text:p><text:s/></text:p>
          </table:table-cell>
          <table:covered-table-cell table:number-columns-repeated="6"/>
          <table:table-cell table:style-name="ce14" table:number-columns-repeated="14"/>
          <table:table-cell table:number-columns-repeated="1003"/>
        </table:table-row>
        <table:table-row table:style-name="ro1">
          <table:table-cell table:style-name="ce1" office:value-type="string" calcext:value-type="string" table:number-columns-spanned="7" table:number-rows-spanned="1">
            <text:p><text:a xlink:href="https://www.linkedin.com/in/shaigoldman/" xlink:type="simple">My Linkedin https://www.linkedin.com/in/shaigoldman/</text:a></text:p>
          </table:table-cell>
          <table:covered-table-cell table:number-columns-repeated="6"/>
          <table:table-cell table:style-name="ce14" table:number-columns-repeated="14"/>
          <table:table-cell table:number-columns-repeated="1003"/>
        </table:table-row>
        <table:table-row table:style-name="ro2">
          <table:table-cell table:style-name="ce3" table:number-columns-repeated="7"/>
          <table:table-cell table:style-name="ce14" table:number-columns-repeated="14"/>
          <table:table-cell table:number-columns-repeated="1003"/>
        </table:table-row>
        <table:table-row table:style-name="ro3">
          <table:table-cell table:style-name="ce4" office:value-type="string" calcext:value-type="string" table:number-columns-spanned="4" table:number-rows-spanned="1">
            <text:p><text:a xlink:href="http://www.brex.com/shai" xlink:type="simple">Founders and VCs:  sign up for Brex here:  www.brex.com/shai</text:a></text:p>
          </table:table-cell>
          <table:covered-table-cell table:number-columns-repeated="3"/>
          <table:table-cell table:style-name="ce44" table:number-columns-repeated="2"/>
          <table:table-cell table:style-name="ce3"/>
          <table:table-cell table:style-name="ce14" table:number-columns-repeated="14"/>
          <table:table-cell table:number-columns-repeated="1003"/>
        </table:table-row>
        <table:table-row table:style-name="ro3">
          <table:table-cell table:style-name="ce5" office:value-type="string" calcext:value-type="string" table:number-columns-spanned="6" table:number-rows-spanned="1">
            <text:p>sorted by year raised as this is a resource for founders who are raising capital. <text:s/>The more recent the fund was raisied, the more capital the VC firm tends to have available for new investments</text:p>
          </table:table-cell>
          <table:covered-table-cell table:number-columns-repeated="5" table:style-name="ce6"/>
          <table:table-cell table:style-name="ce47"/>
          <table:table-cell table:style-name="ce6"/>
          <table:table-cell table:style-name="ce14" table:number-columns-repeated="13"/>
          <table:table-cell table:number-columns-repeated="1003"/>
        </table:table-row>
        <table:table-row table:style-name="ro1">
          <table:table-cell table:style-name="ce6" table:number-columns-repeated="3"/>
          <table:table-cell table:style-name="ce31" table:number-columns-repeated="3"/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7" office:value-type="string" calcext:value-type="string">
            <text:p><text:s/></text:p>
          </table:table-cell>
          <table:table-cell table:style-name="ce11" office:value-type="string" calcext:value-type="string">
            <text:p>Fund Name</text:p>
          </table:table-cell>
          <table:table-cell table:style-name="ce11" office:value-type="string" calcext:value-type="string">
            <text:p>Amount Raised $M USD</text:p>
          </table:table-cell>
          <table:table-cell table:style-name="ce32" office:value-type="string" calcext:value-type="string">
            <text:p>Date announced and or Raised</text:p>
          </table:table-cell>
          <table:table-cell table:style-name="ce32" office:value-type="string" calcext:value-type="string">
            <text:p>Year Raised</text:p>
          </table:table-cell>
          <table:table-cell table:style-name="ce32" office:value-type="string" calcext:value-type="string">
            <text:p>Fund Number</text:p>
          </table:table-cell>
          <table:table-cell table:style-name="ce11" office:value-type="string" calcext:value-type="string">
            <text:p>Location</text:p>
          </table:table-cell>
          <table:table-cell table:style-name="ce11" office:value-type="string" calcext:value-type="string">
            <text:p>Notes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Virtue</text:p>
          </table:table-cell>
          <table:table-cell table:style-name="ce22" office:value-type="float" office:value="55.8" calcext:value-type="float">
            <text:p>$56</text:p>
          </table:table-cell>
          <table:table-cell table:style-name="ce33" office:value-type="date" office:date-value="2025-01-18" calcext:value-type="date">
            <text:p>1/18/2025</text:p>
          </table:table-cell>
          <table:table-cell table:style-name="ce34" office:value-type="float" office:value="2025" calcext:value-type="float">
            <text:p>2025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Austin, TX</text:p>
          </table:table-cell>
          <table:table-cell table:style-name="ce48" office:value-type="string" calcext:value-type="string">
            <text:p><text:a xlink:href="https://www.virtuevc.com/virtue-fund-ii-launch" xlink:type="simple">https://www.virtuevc.com/virtue-fund-ii-launch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/>
          <table:table-cell table:style-name="ce12" office:value-type="string" calcext:value-type="string">
            <text:p>Scribble Ventrues</text:p>
          </table:table-cell>
          <table:table-cell table:style-name="ce22" office:value-type="float" office:value="80" calcext:value-type="float">
            <text:p>$80</text:p>
          </table:table-cell>
          <table:table-cell table:style-name="ce33" office:value-type="date" office:date-value="2025-05-21" calcext:value-type="date">
            <text:p>5/21/2025</text:p>
          </table:table-cell>
          <table:table-cell table:style-name="ce34" office:value-type="float" office:value="2025" calcext:value-type="float">
            <text:p>2025</text:p>
          </table:table-cell>
          <table:table-cell table:style-name="ce34" office:value-type="string" calcext:value-type="string">
            <text:p>III</text:p>
          </table:table-cell>
          <table:table-cell table:style-name="ce12" office:value-type="string" calcext:value-type="string">
            <text:p>Bay Area</text:p>
          </table:table-cell>
          <table:table-cell table:style-name="ce48" office:value-type="string" calcext:value-type="string">
            <text:p><text:a xlink:href="https://techcrunch.com/2025/05/21/in-a-crowded-vc-landscape-elizabeth-weils-scribble-ventures-shows-that-networks-still-matter/" xlink:type="simple">https://techcrunch.com/2025/05/21/in-a-crowded-vc-landscape-elizabeth-weils-scribble-ventures-shows-that-networks-still-matter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Creator Ventures</text:p>
          </table:table-cell>
          <table:table-cell table:style-name="ce22" office:value-type="float" office:value="45" calcext:value-type="float">
            <text:p>$45</text:p>
          </table:table-cell>
          <table:table-cell table:style-name="ce33" office:value-type="date" office:date-value="2025-05-20" calcext:value-type="date">
            <text:p>5/20/2025</text:p>
          </table:table-cell>
          <table:table-cell table:style-name="ce34" office:value-type="float" office:value="2025" calcext:value-type="float">
            <text:p>2025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NYC</text:p>
          </table:table-cell>
          <table:table-cell table:style-name="ce48" office:value-type="string" calcext:value-type="string">
            <text:p><text:a xlink:href="https://x.com/SashaKaletsky/status/1924827935711625630" xlink:type="simple">https://x.com/SashaKaletsky/status/1924827935711625630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Dynamo Ventures</text:p>
          </table:table-cell>
          <table:table-cell table:style-name="ce22" office:value-type="float" office:value="54" calcext:value-type="float">
            <text:p>$54</text:p>
          </table:table-cell>
          <table:table-cell table:style-name="ce33" office:value-type="date" office:date-value="2025-05-16" calcext:value-type="date">
            <text:p>5/16/2025</text:p>
          </table:table-cell>
          <table:table-cell table:style-name="ce34" office:value-type="float" office:value="2025" calcext:value-type="float">
            <text:p>2025</text:p>
          </table:table-cell>
          <table:table-cell table:style-name="ce34" office:value-type="string" calcext:value-type="string">
            <text:p>III</text:p>
          </table:table-cell>
          <table:table-cell table:style-name="ce12" office:value-type="string" calcext:value-type="string">
            <text:p>Tennessee</text:p>
          </table:table-cell>
          <table:table-cell table:style-name="ce48" office:value-type="string" calcext:value-type="string">
            <text:p><text:a xlink:href="https://www.linkedin.com/posts/jonbradford_super-proud-to-announce-that-we-have-closed-activity-7328403732503609344-D7Ee?utm_source=share&amp;utm_medium=member_desktop&amp;rcm=ACoAAAA8VlsBsPDcgj7zewC4eVrRxfkylBdwZa8" xlink:type="simple">https://www.linkedin.com/posts/jonbradford_super-proud-to-announce-that-we-have-closed-activity-7328403732503609344-D7Ee?utm_source=share&amp;utm_medium=member_desktop&amp;rcm=ACoAAAA8VlsBsPDcgj7zewC4eVrRxfkylBdwZa8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Browder Capital</text:p>
          </table:table-cell>
          <table:table-cell table:style-name="ce22" office:value-type="float" office:value="30" calcext:value-type="float">
            <text:p>$30</text:p>
          </table:table-cell>
          <table:table-cell table:style-name="ce33" office:value-type="date" office:date-value="2025-05-14" calcext:value-type="date">
            <text:p>5/14/2025</text:p>
          </table:table-cell>
          <table:table-cell table:style-name="ce34" office:value-type="float" office:value="2025" calcext:value-type="float">
            <text:p>2025</text:p>
          </table:table-cell>
          <table:table-cell table:style-name="ce34" office:value-type="string" calcext:value-type="string">
            <text:p>IV</text:p>
          </table:table-cell>
          <table:table-cell table:style-name="ce12"/>
          <table:table-cell table:style-name="ce48" office:value-type="string" calcext:value-type="string">
            <text:p><text:a xlink:href="https://x.com/jbrowder1/status/1922661728086818934" xlink:type="simple">https://x.com/jbrowder1/status/1922661728086818934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Work-Bench</text:p>
          </table:table-cell>
          <table:table-cell table:style-name="ce22" office:value-type="float" office:value="160" calcext:value-type="float">
            <text:p>$160</text:p>
          </table:table-cell>
          <table:table-cell table:style-name="ce33" office:value-type="date" office:date-value="2025-05-12" calcext:value-type="date">
            <text:p>5/12/2025</text:p>
          </table:table-cell>
          <table:table-cell table:style-name="ce34" office:value-type="float" office:value="2025" calcext:value-type="float">
            <text:p>2025</text:p>
          </table:table-cell>
          <table:table-cell table:style-name="ce34" office:value-type="string" calcext:value-type="string">
            <text:p>IV</text:p>
          </table:table-cell>
          <table:table-cell table:style-name="ce12" office:value-type="string" calcext:value-type="string">
            <text:p>NYC</text:p>
          </table:table-cell>
          <table:table-cell table:style-name="ce48" office:value-type="string" calcext:value-type="string">
            <text:p><text:a xlink:href="https://links.newsletter.fortune.com/e/evib?_t=5c2d888702774d17aa3d0350287b6d73&amp;_m=696e76caff8f4f82b79c4e64e8aae9a2&amp;_e=T0wRob9iViCI8up-8Kaj72uz1Z2Bs2d-jvn5spdkF1IsomkJJpF6SWtqPSmmCsRp" xlink:type="simple">https://links.newsletter.fortune.com/e/evib?_t=5c2d888702774d17aa3d0350287b6d73&amp;_m=696e76caff8f4f82b79c4e64e8aae9a2&amp;_e=T0wRob9iViCI8up-8Kaj72uz1Z2Bs2d-jvn5spdkF1IsomkJJpF6SWtqPSmmCsRp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Symphonic Capital </text:p>
          </table:table-cell>
          <table:table-cell table:style-name="ce22" office:value-type="float" office:value="13.5" calcext:value-type="float">
            <text:p>$14</text:p>
          </table:table-cell>
          <table:table-cell table:style-name="ce33" office:value-type="date" office:date-value="2025-04-10" calcext:value-type="date">
            <text:p>4/10/2025</text:p>
          </table:table-cell>
          <table:table-cell table:style-name="ce34" office:value-type="float" office:value="2025" calcext:value-type="float">
            <text:p>2025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San Diego, CA</text:p>
          </table:table-cell>
          <table:table-cell table:style-name="ce48" office:value-type="string" calcext:value-type="string">
            <text:p><text:a xlink:href="https://fortune.com/2025/04/10/symphonic-capital-unveils-13-5-million-first-fund-to-back-digital-health-and-fintech-startups/" xlink:type="simple">https://fortune.com/2025/04/10/symphonic-capital-unveils-13-5-million-first-fund-to-back-digital-health-and-fintech-startups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2" office:value-type="string" calcext:value-type="string">
            <text:p>Lerer Hippeau</text:p>
          </table:table-cell>
          <table:table-cell table:style-name="ce22" office:value-type="float" office:value="200" calcext:value-type="float">
            <text:p>$200</text:p>
          </table:table-cell>
          <table:table-cell table:style-name="ce33" office:value-type="date" office:date-value="2025-04-09" calcext:value-type="date">
            <text:p>4/9/2025</text:p>
          </table:table-cell>
          <table:table-cell table:style-name="ce34" office:value-type="float" office:value="2025" calcext:value-type="float">
            <text:p>2025</text:p>
          </table:table-cell>
          <table:table-cell table:style-name="ce34" office:value-type="string" calcext:value-type="string">
            <text:p>IX</text:p>
          </table:table-cell>
          <table:table-cell table:style-name="ce12" office:value-type="string" calcext:value-type="string">
            <text:p>NYC</text:p>
          </table:table-cell>
          <table:table-cell table:style-name="ce48" office:value-type="string" calcext:value-type="string">
            <text:p><text:a xlink:href="https://www.linkedin.com/posts/lerer-hippeau-ventures_lh-at-15-activity-7315737783594090496-1f4C?utm_source=share&amp;utm_medium=member_desktop&amp;rcm=ACoAAAA8VlsBsPDcgj7zewC4eVrRxfkylBdwZa8" xlink:type="simple">https://www.linkedin.com/posts/lerer-hippeau-ventures_lh-at-15-activity-7315737783594090496-1f4C?utm_source=share&amp;utm_medium=member_desktop&amp;rcm=ACoAAAA8VlsBsPDcgj7zewC4eVrRxfkylBdwZa8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2" office:value-type="string" calcext:value-type="string">
            <text:p>Precursor Ventures</text:p>
          </table:table-cell>
          <table:table-cell table:style-name="ce22" office:value-type="float" office:value="66" calcext:value-type="float">
            <text:p>$66</text:p>
          </table:table-cell>
          <table:table-cell table:style-name="ce33" office:value-type="date" office:date-value="2025-04-09" calcext:value-type="date">
            <text:p>4/9/2025</text:p>
          </table:table-cell>
          <table:table-cell table:style-name="ce34" office:value-type="float" office:value="2025" calcext:value-type="float">
            <text:p>2025</text:p>
          </table:table-cell>
          <table:table-cell table:style-name="ce34" office:value-type="string" calcext:value-type="string">
            <text:p>V</text:p>
          </table:table-cell>
          <table:table-cell table:style-name="ce12" office:value-type="string" calcext:value-type="string">
            <text:p>Bay Area</text:p>
          </table:table-cell>
          <table:table-cell table:style-name="ce48" office:value-type="string" calcext:value-type="string">
            <text:p><text:a xlink:href="https://www.theinformation.com/articles/charles-hudsons-precursor-navigating-ipo-drought?rc=doodew" xlink:type="simple">https://www.theinformation.com/articles/charles-hudsons-precursor-navigating-ipo-drought?rc=doodew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2" office:value-type="string" calcext:value-type="string">
            <text:p>SemperVirens</text:p>
          </table:table-cell>
          <table:table-cell table:style-name="ce22" office:value-type="float" office:value="177" calcext:value-type="float">
            <text:p>$177</text:p>
          </table:table-cell>
          <table:table-cell table:style-name="ce33" office:value-type="date" office:date-value="2025-03-19" calcext:value-type="date">
            <text:p>3/19/2025</text:p>
          </table:table-cell>
          <table:table-cell table:style-name="ce34" office:value-type="float" office:value="2025" calcext:value-type="float">
            <text:p>2025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SF, NYC</text:p>
          </table:table-cell>
          <table:table-cell table:style-name="ce48" office:value-type="string" calcext:value-type="string">
            <text:p><text:a xlink:href="https://links.newsletter.fortune.com/e/evib?_t=5c2d888702774d17aa3d0350287b6d73&amp;_m=6a527b8263664784b23f25fc325b02e8&amp;_e=6AIlj8SAUj8Uqsq8Jrcn4L6TDvBtDHnMOfFfBMjL4KZCB35euMXzN8dFdmyXCgEq" xlink:type="simple">https://links.newsletter.fortune.com/e/evib?_t=5c2d888702774d17aa3d0350287b6d73&amp;_m=6a527b8263664784b23f25fc325b02e8&amp;_e=6AIlj8SAUj8Uqsq8Jrcn4L6TDvBtDHnMOfFfBMjL4KZCB35euMXzN8dFdmyXCgEq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Susa Ventures</text:p>
          </table:table-cell>
          <table:table-cell table:style-name="ce22" office:value-type="float" office:value="175" calcext:value-type="float">
            <text:p>$175</text:p>
          </table:table-cell>
          <table:table-cell table:style-name="ce33" office:value-type="date" office:date-value="2025-03-18" calcext:value-type="date">
            <text:p>3/18/2025</text:p>
          </table:table-cell>
          <table:table-cell table:style-name="ce34" office:value-type="float" office:value="2025" calcext:value-type="float">
            <text:p>2025</text:p>
          </table:table-cell>
          <table:table-cell table:style-name="ce34" office:value-type="string" calcext:value-type="string">
            <text:p>V</text:p>
          </table:table-cell>
          <table:table-cell table:style-name="ce12" office:value-type="string" calcext:value-type="string">
            <text:p>SF</text:p>
          </table:table-cell>
          <table:table-cell table:style-name="ce48" office:value-type="string" calcext:value-type="string">
            <text:p><text:a xlink:href="https://susaventures.substack.com/p/susa-ventures-v-175m-for-seed-stage" xlink:type="simple">https://susaventures.substack.com/p/susa-ventures-v-175m-for-seed-stage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2" office:value-type="string" calcext:value-type="string">
            <text:p>Pillar VC</text:p>
          </table:table-cell>
          <table:table-cell table:style-name="ce22" office:value-type="float" office:value="175" calcext:value-type="float">
            <text:p>$175</text:p>
          </table:table-cell>
          <table:table-cell table:style-name="ce33" office:value-type="date" office:date-value="2025-03-17" calcext:value-type="date">
            <text:p>3/17/2025</text:p>
          </table:table-cell>
          <table:table-cell table:style-name="ce34" office:value-type="float" office:value="2025" calcext:value-type="float">
            <text:p>2025</text:p>
          </table:table-cell>
          <table:table-cell table:style-name="ce34" office:value-type="string" calcext:value-type="string">
            <text:p>IV</text:p>
          </table:table-cell>
          <table:table-cell table:style-name="ce12" office:value-type="string" calcext:value-type="string">
            <text:p>Boston</text:p>
          </table:table-cell>
          <table:table-cell table:style-name="ce49"/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2" office:value-type="string" calcext:value-type="string">
            <text:p>Daybreak</text:p>
          </table:table-cell>
          <table:table-cell table:style-name="ce22" office:value-type="float" office:value="33" calcext:value-type="float">
            <text:p>$33</text:p>
          </table:table-cell>
          <table:table-cell table:style-name="ce33" office:value-type="date" office:date-value="2025-03-14" calcext:value-type="date">
            <text:p>3/14/2025</text:p>
          </table:table-cell>
          <table:table-cell table:style-name="ce34" office:value-type="float" office:value="2025" calcext:value-type="float">
            <text:p>2025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NYC</text:p>
          </table:table-cell>
          <table:table-cell table:style-name="ce48" office:value-type="string" calcext:value-type="string">
            <text:p><text:a xlink:href="https://fortune.com/2025/03/14/rex-woodburys-daybreak-ventures-unveils-33-million-first-fund/" xlink:type="simple">https://fortune.com/2025/03/14/rex-woodburys-daybreak-ventures-unveils-33-million-first-fund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2" office:value-type="string" calcext:value-type="string">
            <text:p>Atria Ventures</text:p>
          </table:table-cell>
          <table:table-cell table:style-name="ce22" office:value-type="float" office:value="25" calcext:value-type="float">
            <text:p>$25</text:p>
          </table:table-cell>
          <table:table-cell table:style-name="ce33" office:value-type="date" office:date-value="2025-02-27" calcext:value-type="date">
            <text:p>2/27/2025</text:p>
          </table:table-cell>
          <table:table-cell table:style-name="ce34" office:value-type="float" office:value="2025" calcext:value-type="float">
            <text:p>2025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Bay Area</text:p>
          </table:table-cell>
          <table:table-cell table:style-name="ce48" office:value-type="string" calcext:value-type="string">
            <text:p><text:a xlink:href="https://www.statnews.com/2025/02/27/who-to-know-series-highlights-next-generation-biotech-venture-capital-firms/?utm_campaign=twitter_organic&amp;utm_source=twitter&amp;utm_medium=social" xlink:type="simple">https://www.statnews.com/2025/02/27/who-to-know-series-highlights-next-generation-biotech-venture-capital-firms/?utm_campaign=twitter_organic&amp;utm_source=twitter&amp;utm_medium=social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2" office:value-type="string" calcext:value-type="string">
            <text:p>ResilienceVC</text:p>
          </table:table-cell>
          <table:table-cell table:style-name="ce22" office:value-type="float" office:value="56" calcext:value-type="float">
            <text:p>$56</text:p>
          </table:table-cell>
          <table:table-cell table:style-name="ce33" office:value-type="date" office:date-value="2025-02-27" calcext:value-type="date">
            <text:p>2/27/2025</text:p>
          </table:table-cell>
          <table:table-cell table:style-name="ce34" office:value-type="float" office:value="2025" calcext:value-type="float">
            <text:p>2025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DC</text:p>
          </table:table-cell>
          <table:table-cell table:style-name="ce48" office:value-type="string" calcext:value-type="string">
            <text:p><text:a xlink:href="https://techcrunch.com/2025/02/27/resiliencevc-bucks-trend-unveils-56m-fund-to-back-fintechs-working-on-financial-inclusion/" xlink:type="simple">https://techcrunch.com/2025/02/27/resiliencevc-bucks-trend-unveils-56m-fund-to-back-fintechs-working-on-financial-inclusion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12" office:value-type="string" calcext:value-type="string">
            <text:p>Afore</text:p>
          </table:table-cell>
          <table:table-cell table:style-name="ce22" office:value-type="float" office:value="185" calcext:value-type="float">
            <text:p>$185</text:p>
          </table:table-cell>
          <table:table-cell table:style-name="ce33" office:value-type="date" office:date-value="2025-02-21" calcext:value-type="date">
            <text:p>2/21/2025</text:p>
          </table:table-cell>
          <table:table-cell table:style-name="ce34" office:value-type="float" office:value="2025" calcext:value-type="float">
            <text:p>2025</text:p>
          </table:table-cell>
          <table:table-cell table:style-name="ce34" office:value-type="string" calcext:value-type="string">
            <text:p>IV</text:p>
          </table:table-cell>
          <table:table-cell table:style-name="ce12" office:value-type="string" calcext:value-type="string">
            <text:p>Bay Area</text:p>
          </table:table-cell>
          <table:table-cell table:style-name="ce48" office:value-type="string" calcext:value-type="string">
            <text:p><text:a xlink:href="https://medium.com/@afore/afores-185-million-fund-iv-introducing-pre-seed-2-0-efabd59e3e78" xlink:type="simple">https://medium.com/@afore/afores-185-million-fund-iv-introducing-pre-seed-2-0-efabd59e3e78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2" office:value-type="string" calcext:value-type="string">
            <text:p>Cherryrock Capital</text:p>
          </table:table-cell>
          <table:table-cell table:style-name="ce22" office:value-type="float" office:value="172" calcext:value-type="float">
            <text:p>$172</text:p>
          </table:table-cell>
          <table:table-cell table:style-name="ce33" office:value-type="date" office:date-value="2025-02-19" calcext:value-type="date">
            <text:p>2/19/2025</text:p>
          </table:table-cell>
          <table:table-cell table:style-name="ce34" office:value-type="float" office:value="2025" calcext:value-type="float">
            <text:p>2025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Bay Area</text:p>
          </table:table-cell>
          <table:table-cell table:style-name="ce48" office:value-type="string" calcext:value-type="string">
            <text:p><text:a xlink:href="https://www.cherryrockcapital.com/blog-posts/announcing-cherryrock-capital" xlink:type="simple">https://www.cherryrockcapital.com/blog-posts/announcing-cherryrock-capital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12" office:value-type="string" calcext:value-type="string">
            <text:p>Slow Ventures Creator Fund</text:p>
          </table:table-cell>
          <table:table-cell table:style-name="ce22" office:value-type="float" office:value="63" calcext:value-type="float">
            <text:p>$63</text:p>
          </table:table-cell>
          <table:table-cell table:style-name="ce33" office:value-type="date" office:date-value="2025-02-13" calcext:value-type="date">
            <text:p>2/13/2025</text:p>
          </table:table-cell>
          <table:table-cell table:style-name="ce34" office:value-type="float" office:value="2025" calcext:value-type="float">
            <text:p>2025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SF, NYC</text:p>
          </table:table-cell>
          <table:table-cell table:style-name="ce48" office:value-type="string" calcext:value-type="string">
            <text:p><text:a xlink:href="https://x.com/slow/status/1889692169776370126" xlink:type="simple">https://x.com/slow/status/1889692169776370126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12" office:value-type="string" calcext:value-type="string">
            <text:p>Thomas Reuters Ventures</text:p>
          </table:table-cell>
          <table:table-cell table:style-name="ce22" office:value-type="float" office:value="150" calcext:value-type="float">
            <text:p>$150</text:p>
          </table:table-cell>
          <table:table-cell table:style-name="ce33" office:value-type="date" office:date-value="2025-02-10" calcext:value-type="date">
            <text:p>2/10/2025</text:p>
          </table:table-cell>
          <table:table-cell table:style-name="ce34" office:value-type="float" office:value="2025" calcext:value-type="float">
            <text:p>2025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Dallas, NYC</text:p>
          </table:table-cell>
          <table:table-cell table:style-name="ce48" office:value-type="string" calcext:value-type="string">
            <text:p><text:a xlink:href="https://www.thomsonreuters.com/en/press-releases/2025/february/thomson-reuters-announces-new-150-million-dollar-corporate-venture-capital-fund" xlink:type="simple">https://www.thomsonreuters.com/en/press-releases/2025/february/thomson-reuters-announces-new-150-million-dollar-corporate-venture-capital-fund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12" office:value-type="string" calcext:value-type="string">
            <text:p>GTMfund</text:p>
          </table:table-cell>
          <table:table-cell table:style-name="ce22" office:value-type="float" office:value="54" calcext:value-type="float">
            <text:p>$54</text:p>
          </table:table-cell>
          <table:table-cell table:style-name="ce33" office:value-type="date" office:date-value="2025-02-06" calcext:value-type="date">
            <text:p>2/6/2025</text:p>
          </table:table-cell>
          <table:table-cell table:style-name="ce34" office:value-type="float" office:value="2025" calcext:value-type="float">
            <text:p>2025</text:p>
          </table:table-cell>
          <table:table-cell table:style-name="ce34" office:value-type="string" calcext:value-type="string">
            <text:p>II</text:p>
          </table:table-cell>
          <table:table-cell table:style-name="ce12"/>
          <table:table-cell table:style-name="ce48" office:value-type="string" calcext:value-type="string">
            <text:p><text:a xlink:href="https://techcrunch.com/2025/02/04/how-max-altschuler-accidentally-founded-a-vc-firm-that-just-raised-another-54m/" xlink:type="simple">https://techcrunch.com/2025/02/04/how-max-altschuler-accidentally-founded-a-vc-firm-that-just-raised-another-54m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12" office:value-type="string" calcext:value-type="string">
            <text:p>Angula Ventures</text:p>
          </table:table-cell>
          <table:table-cell table:style-name="ce22" office:value-type="float" office:value="125" calcext:value-type="float">
            <text:p>$125</text:p>
          </table:table-cell>
          <table:table-cell table:style-name="ce33" office:value-type="date" office:date-value="2025-02-03" calcext:value-type="date">
            <text:p>2/3/2025</text:p>
          </table:table-cell>
          <table:table-cell table:style-name="ce34" office:value-type="float" office:value="2025" calcext:value-type="float">
            <text:p>2025</text:p>
          </table:table-cell>
          <table:table-cell table:style-name="ce34" office:value-type="string" calcext:value-type="string">
            <text:p>III</text:p>
          </table:table-cell>
          <table:table-cell table:style-name="ce12" office:value-type="string" calcext:value-type="string">
            <text:p>London, NYC, Tel Aviv</text:p>
          </table:table-cell>
          <table:table-cell table:style-name="ce48" office:value-type="string" calcext:value-type="string">
            <text:p><text:a xlink:href="https://medium.com/angularventures/announcing-our-125m-fund-iii-c66676c0eb1b" xlink:type="simple">https://medium.com/angularventures/announcing-our-125m-fund-iii-c66676c0eb1b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12" office:value-type="string" calcext:value-type="string">
            <text:p>Swish Ventures</text:p>
          </table:table-cell>
          <table:table-cell table:style-name="ce22" office:value-type="float" office:value="60" calcext:value-type="float">
            <text:p>$60</text:p>
          </table:table-cell>
          <table:table-cell table:style-name="ce33" office:value-type="date" office:date-value="2024-12-02" calcext:value-type="date">
            <text:p>12/2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Israel</text:p>
          </table:table-cell>
          <table:table-cell table:style-name="ce48" office:value-type="string" calcext:value-type="string">
            <text:p><text:a xlink:href="https://techcrunch.com/2024/12/02/omri-casppi-launches-60m-fund-for-cyber-cloud-and-ai-startups/" xlink:type="simple">https://techcrunch.com/2024/12/02/omri-casppi-launches-60m-fund-for-cyber-cloud-and-ai-startups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12" office:value-type="string" calcext:value-type="string">
            <text:p>Initiate Ventures</text:p>
          </table:table-cell>
          <table:table-cell table:style-name="ce22" office:value-type="float" office:value="45" calcext:value-type="float">
            <text:p>$45</text:p>
          </table:table-cell>
          <table:table-cell table:style-name="ce33" office:value-type="date" office:date-value="2024-11-19" calcext:value-type="date">
            <text:p>11/19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Bay Area</text:p>
          </table:table-cell>
          <table:table-cell table:style-name="ce49"/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12" office:value-type="string" calcext:value-type="string">
            <text:p>Portal Ventures</text:p>
          </table:table-cell>
          <table:table-cell table:style-name="ce22" office:value-type="float" office:value="75" calcext:value-type="float">
            <text:p>$75</text:p>
          </table:table-cell>
          <table:table-cell table:style-name="ce33" office:value-type="date" office:date-value="2024-11-15" calcext:value-type="date">
            <text:p>11/15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</text:p>
          </table:table-cell>
          <table:table-cell table:style-name="ce12"/>
          <table:table-cell table:style-name="ce48" office:value-type="string" calcext:value-type="string">
            <text:p><text:a xlink:href="https://x.com/PortalVentures/status/1857073723813040390" xlink:type="simple">https://x.com/PortalVentures/status/1857073723813040390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12" office:value-type="string" calcext:value-type="string">
            <text:p>Infity Ventures</text:p>
          </table:table-cell>
          <table:table-cell table:style-name="ce22" office:value-type="float" office:value="184" calcext:value-type="float">
            <text:p>$184</text:p>
          </table:table-cell>
          <table:table-cell table:style-name="ce33" office:value-type="date" office:date-value="2024-10-22" calcext:value-type="date">
            <text:p>10/22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Bay Area , NYC</text:p>
          </table:table-cell>
          <table:table-cell table:style-name="ce48" office:value-type="string" calcext:value-type="string">
            <text:p><text:a xlink:href="https://www.businesswire.com/news/home/20241022917946/en/Infinity-Ventures-Closes-184M-Fund-II-to-Scale-Its-Operators-First-Investors-Second-Approach-to-Global-Fintech-and-Commerce-Investing" xlink:type="simple">https://www.businesswire.com/news/home/20241022917946/en/Infinity-Ventures-Closes-184M-Fund-II-to-Scale-Its-Operators-First-Investors-Second-Approach-to-Global-Fintech-and-Commerce-Investing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12" office:value-type="string" calcext:value-type="string">
            <text:p>Cyberstarts</text:p>
          </table:table-cell>
          <table:table-cell table:style-name="ce22" office:value-type="float" office:value="60" calcext:value-type="float">
            <text:p>$60</text:p>
          </table:table-cell>
          <table:table-cell table:style-name="ce33" office:value-type="date" office:date-value="2024-10-21" calcext:value-type="date">
            <text:p>10/21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V</text:p>
          </table:table-cell>
          <table:table-cell table:style-name="ce12" office:value-type="string" calcext:value-type="string">
            <text:p>Israel</text:p>
          </table:table-cell>
          <table:table-cell table:style-name="ce49"/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12" office:value-type="string" calcext:value-type="string">
            <text:p>Also Capital</text:p>
          </table:table-cell>
          <table:table-cell table:style-name="ce22" office:value-type="float" office:value="21" calcext:value-type="float">
            <text:p>$21</text:p>
          </table:table-cell>
          <table:table-cell table:style-name="ce33" office:value-type="date" office:date-value="2024-10-17" calcext:value-type="date">
            <text:p>10/17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NYC</text:p>
          </table:table-cell>
          <table:table-cell table:style-name="ce48" office:value-type="string" calcext:value-type="string">
            <text:p><text:a xlink:href="https://www.linkedin.com/posts/mike-annunziata-12853bb_today-im-proud-to-announce-also-capital-ugcPost-7252678042995556353-G9mP?utm_source=share&amp;utm_medium=member_desktop" xlink:type="simple">https://www.linkedin.com/posts/mike-annunziata-12853bb_today-im-proud-to-announce-also-capital-ugcPost-7252678042995556353-G9mP?utm_source=share&amp;utm_medium=member_desktop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12" office:value-type="string" calcext:value-type="string">
            <text:p>Diagram Venturesq</text:p>
          </table:table-cell>
          <table:table-cell table:style-name="ce22" office:value-type="float" office:value="80" calcext:value-type="float">
            <text:p>$80</text:p>
          </table:table-cell>
          <table:table-cell table:style-name="ce33" office:value-type="date" office:date-value="2024-10-11" calcext:value-type="date">
            <text:p>10/11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/>
          <table:table-cell table:style-name="ce12" office:value-type="string" calcext:value-type="string">
            <text:p>Quebec, Canada</text:p>
          </table:table-cell>
          <table:table-cell table:style-name="ce48" office:value-type="string" calcext:value-type="string">
            <text:p><text:a xlink:href="https://www.linkedin.com/posts/diagram-ventures_we-are-pleased-to-announce-that-we-have-activity-7250120316440453120-kK7E?utm_source=share&amp;utm_medium=member_desktop" xlink:type="simple">https://www.linkedin.com/posts/diagram-ventures_we-are-pleased-to-announce-that-we-have-activity-7250120316440453120-kK7E?utm_source=share&amp;utm_medium=member_desktop</text:a></text:p>
          </table:table-cell>
          <table:table-cell table:style-name="ce61" table:number-columns-repeated="12"/>
          <table:table-cell table:number-columns-repeated="1004"/>
        </table:table-row>
        <table:table-row table:style-name="ro4">
          <table:table-cell table:style-name="ce8" office:value-type="float" office:value="28" calcext:value-type="float">
            <text:p>28</text:p>
          </table:table-cell>
          <table:table-cell table:style-name="ce12" office:value-type="string" calcext:value-type="string">
            <text:p>Pangaea Ventures</text:p>
          </table:table-cell>
          <table:table-cell table:style-name="ce22" office:value-type="float" office:value="86" calcext:value-type="float">
            <text:p>$86</text:p>
          </table:table-cell>
          <table:table-cell table:style-name="ce33" office:value-type="date" office:date-value="2024-09-24" calcext:value-type="date">
            <text:p>9/24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V</text:p>
          </table:table-cell>
          <table:table-cell table:style-name="ce12" office:value-type="string" calcext:value-type="string">
            <text:p>Vancouver, Canada</text:p>
          </table:table-cell>
          <table:table-cell table:style-name="ce48" office:value-type="string" calcext:value-type="string">
            <text:p><text:a xlink:href="https://www.pangaeaventures.com/blog/pangaea-ventures-celebrates-final-close" xlink:type="simple">https://www.pangaeaventures.com/blog/pangaea-ventures-celebrates-final-close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12" office:value-type="string" calcext:value-type="string">
            <text:p>Acurio Ventures</text:p>
          </table:table-cell>
          <table:table-cell table:style-name="ce22" office:value-type="float" office:value="166" calcext:value-type="float">
            <text:p>$166</text:p>
          </table:table-cell>
          <table:table-cell table:style-name="ce33" office:value-type="date" office:date-value="2024-09-23" calcext:value-type="date">
            <text:p>9/23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I</text:p>
          </table:table-cell>
          <table:table-cell table:style-name="ce12" office:value-type="string" calcext:value-type="string">
            <text:p>Spain</text:p>
          </table:table-cell>
          <table:table-cell table:style-name="ce48" office:value-type="string" calcext:value-type="string">
            <text:p><text:a xlink:href="https://techcrunch.com/2024/09/23/all-iron-ventures-rebrands-as-acurio-ventures-with-a-new-e150m-follow-on-fund/?_bhlid=5ec65325d9f8e5b0e61d9b0e82361abf0636088a" xlink:type="simple">https://techcrunch.com/2024/09/23/all-iron-ventures-rebrands-as-acurio-ventures-with-a-new-e150m-follow-on-fund/?_bhlid=5ec65325d9f8e5b0e61d9b0e82361abf0636088a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12" office:value-type="string" calcext:value-type="string">
            <text:p>Avid Ventures</text:p>
          </table:table-cell>
          <table:table-cell table:style-name="ce22" office:value-type="float" office:value="87" calcext:value-type="float">
            <text:p>$87</text:p>
          </table:table-cell>
          <table:table-cell table:style-name="ce33" office:value-type="date" office:date-value="2024-09-19" calcext:value-type="date">
            <text:p>9/19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NYC</text:p>
          </table:table-cell>
          <table:table-cell table:style-name="ce48" office:value-type="string" calcext:value-type="string">
            <text:p><text:a xlink:href="https://fortune.com/2024/09/19/avid-ventures-raises-87-million-second-fund/" xlink:type="simple">https://fortune.com/2024/09/19/avid-ventures-raises-87-million-second-fund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12" office:value-type="string" calcext:value-type="string">
            <text:p>The Fintech Fund</text:p>
          </table:table-cell>
          <table:table-cell table:style-name="ce22" office:value-type="float" office:value="10" calcext:value-type="float">
            <text:p>$10</text:p>
          </table:table-cell>
          <table:table-cell table:style-name="ce33" office:value-type="date" office:date-value="2024-09-18" calcext:value-type="date">
            <text:p>9/18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NYC</text:p>
          </table:table-cell>
          <table:table-cell table:style-name="ce48" office:value-type="string" calcext:value-type="string">
            <text:p><text:a xlink:href="https://www.axios.com/pro/fintech-deals/2024/09/18/this-week-in-fintech-nik-milanovic-fund" xlink:type="simple">https://www.axios.com/pro/fintech-deals/2024/09/18/this-week-in-fintech-nik-milanovic-fund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12" office:value-type="string" calcext:value-type="string">
            <text:p>Patron</text:p>
          </table:table-cell>
          <table:table-cell table:style-name="ce22" office:value-type="float" office:value="100" calcext:value-type="float">
            <text:p>$100</text:p>
          </table:table-cell>
          <table:table-cell table:style-name="ce33" office:value-type="date" office:date-value="2024-09-18" calcext:value-type="date">
            <text:p>9/18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Bay Area, Los Angeles</text:p>
          </table:table-cell>
          <table:table-cell table:style-name="ce48" office:value-type="string" calcext:value-type="string">
            <text:p><text:a xlink:href="https://patron.fund/blog/announcing-patron-fund-ii/" xlink:type="simple">https://patron.fund/blog/announcing-patron-fund-ii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12" office:value-type="string" calcext:value-type="string">
            <text:p>Fika Ventures</text:p>
          </table:table-cell>
          <table:table-cell table:style-name="ce22" office:value-type="float" office:value="160" calcext:value-type="float">
            <text:p>$160</text:p>
          </table:table-cell>
          <table:table-cell table:style-name="ce33" office:value-type="date" office:date-value="2024-09-11" calcext:value-type="date">
            <text:p>9/11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V</text:p>
          </table:table-cell>
          <table:table-cell table:style-name="ce12" office:value-type="string" calcext:value-type="string">
            <text:p>Los Angeles</text:p>
          </table:table-cell>
          <table:table-cell table:style-name="ce48" office:value-type="string" calcext:value-type="string">
            <text:p><text:a xlink:href="https://www.linkedin.com/pulse/new-capital-same-values-introducing-fikas-160m-fund-iv-continuation-ipaec/?trackingId=dAA0gJQ7WQdHMg1uYJu7eA%3D%3D" xlink:type="simple">https://www.linkedin.com/pulse/new-capital-same-values-introducing-fikas-160m-fund-iv-continuation-ipaec/?trackingId=dAA0gJQ7WQdHMg1uYJu7eA%3D%3D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12" office:value-type="string" calcext:value-type="string">
            <text:p>Asylum Ventures</text:p>
          </table:table-cell>
          <table:table-cell table:style-name="ce22" office:value-type="float" office:value="55" calcext:value-type="float">
            <text:p>$55</text:p>
          </table:table-cell>
          <table:table-cell table:style-name="ce33" office:value-type="date" office:date-value="2024-09-05" calcext:value-type="date">
            <text:p>9/5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NYC</text:p>
          </table:table-cell>
          <table:table-cell table:style-name="ce48" office:value-type="string" calcext:value-type="string">
            <text:p><text:a xlink:href="https://x.com/nchirls/status/1831694207737610285" xlink:type="simple">https://x.com/nchirls/status/1831694207737610285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12" office:value-type="string" calcext:value-type="string">
            <text:p>Wischoff Ventures</text:p>
          </table:table-cell>
          <table:table-cell table:style-name="ce22" office:value-type="float" office:value="50" calcext:value-type="float">
            <text:p>$50</text:p>
          </table:table-cell>
          <table:table-cell table:style-name="ce33" office:value-type="date" office:date-value="2024-09-04" calcext:value-type="date">
            <text:p>9/4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I</text:p>
          </table:table-cell>
          <table:table-cell table:style-name="ce12" office:value-type="string" calcext:value-type="string">
            <text:p>NYC and Nashville</text:p>
          </table:table-cell>
          <table:table-cell table:style-name="ce48" office:value-type="string" calcext:value-type="string">
            <text:p><text:a xlink:href="https://x.com/NWischoff/status/1831380382681591825" xlink:type="simple">https://x.com/NWischoff/status/1831380382681591825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12" office:value-type="string" calcext:value-type="string">
            <text:p>Slauson</text:p>
          </table:table-cell>
          <table:table-cell table:style-name="ce22" office:value-type="float" office:value="100" calcext:value-type="float">
            <text:p>$100</text:p>
          </table:table-cell>
          <table:table-cell table:style-name="ce33" office:value-type="date" office:date-value="2024-09-04" calcext:value-type="date">
            <text:p>9/4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Los Angeles</text:p>
          </table:table-cell>
          <table:table-cell table:style-name="ce48" office:value-type="string" calcext:value-type="string">
            <text:p><text:a xlink:href="https://x.com/SlausonAndCo/status/1831346489899077996" xlink:type="simple">https://x.com/SlausonAndCo/status/1831346489899077996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12" office:value-type="string" calcext:value-type="string">
            <text:p>Oncology Ventures</text:p>
          </table:table-cell>
          <table:table-cell table:style-name="ce22" office:value-type="float" office:value="30" calcext:value-type="float">
            <text:p>$30</text:p>
          </table:table-cell>
          <table:table-cell table:style-name="ce33" office:value-type="date" office:date-value="2024-08-26" calcext:value-type="date">
            <text:p>8/26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NYC</text:p>
          </table:table-cell>
          <table:table-cell table:style-name="ce48" office:value-type="string" calcext:value-type="string">
            <text:p><text:a xlink:href="https://techcrunch.com/2024/08/26/cancer-survivor-launches-oncology-ventures-to-improve-care/" xlink:type="simple">https://techcrunch.com/2024/08/26/cancer-survivor-launches-oncology-ventures-to-improve-care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12" office:value-type="string" calcext:value-type="string">
            <text:p>HIPstr</text:p>
          </table:table-cell>
          <table:table-cell table:style-name="ce22" office:value-type="float" office:value="100" calcext:value-type="float">
            <text:p>$100</text:p>
          </table:table-cell>
          <table:table-cell table:style-name="ce33" office:value-type="date" office:date-value="2024-08-15" calcext:value-type="date">
            <text:p>8/15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West Palm Beach, FL</text:p>
          </table:table-cell>
          <table:table-cell table:style-name="ce48" office:value-type="string" calcext:value-type="string">
            <text:p><text:a xlink:href="https://refreshmiami.com/mark-bezos-west-palm-firm-raises-100m-for-inaugural-venture-fund-already-backing-6-startups/" xlink:type="simple">https://refreshmiami.com/mark-bezos-west-palm-firm-raises-100m-for-inaugural-venture-fund-already-backing-6-startups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12" office:value-type="string" calcext:value-type="string">
            <text:p>Flint Capital</text:p>
          </table:table-cell>
          <table:table-cell table:style-name="ce22" office:value-type="float" office:value="160" calcext:value-type="float">
            <text:p>$160</text:p>
          </table:table-cell>
          <table:table-cell table:style-name="ce33" office:value-type="date" office:date-value="2024-08-09" calcext:value-type="date">
            <text:p>8/9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I</text:p>
          </table:table-cell>
          <table:table-cell table:style-name="ce12" office:value-type="string" calcext:value-type="string">
            <text:p>Boston</text:p>
          </table:table-cell>
          <table:table-cell table:style-name="ce48" office:value-type="string" calcext:value-type="string">
            <text:p><text:a xlink:href="https://techcrunch.com/2024/08/08/flint-capital-raises-a-160m-through-unusual-fund-raising-strategy/" xlink:type="simple">https://techcrunch.com/2024/08/08/flint-capital-raises-a-160m-through-unusual-fund-raising-strategy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12" office:value-type="string" calcext:value-type="string">
            <text:p>SeedIL</text:p>
          </table:table-cell>
          <table:table-cell table:style-name="ce22" office:value-type="float" office:value="18" calcext:value-type="float">
            <text:p>$18</text:p>
          </table:table-cell>
          <table:table-cell table:style-name="ce33" office:value-type="date" office:date-value="2024-07-30" calcext:value-type="date">
            <text:p>7/30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/>
          <table:table-cell table:style-name="ce12" office:value-type="string" calcext:value-type="string">
            <text:p>Israel</text:p>
          </table:table-cell>
          <table:table-cell table:style-name="ce48" office:value-type="string" calcext:value-type="string">
            <text:p><text:a xlink:href="https://www.calcalistech.com/ctechnews/article/bj3na00ukr" xlink:type="simple">https://www.calcalistech.com/ctechnews/article/bj3na00ukr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12" office:value-type="string" calcext:value-type="string">
            <text:p>Anthology Fund</text:p>
          </table:table-cell>
          <table:table-cell table:style-name="ce22" office:value-type="float" office:value="4100" calcext:value-type="float">
            <text:p>$4,100</text:p>
          </table:table-cell>
          <table:table-cell table:style-name="ce33" office:value-type="date" office:date-value="2024-07-15" calcext:value-type="date">
            <text:p>7/15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Bay Area</text:p>
          </table:table-cell>
          <table:table-cell table:style-name="ce48" office:value-type="string" calcext:value-type="string">
            <text:p><text:a xlink:href="https://menlovc.com/anthology-fund/" xlink:type="simple">https://menlovc.com/anthology-fund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12" office:value-type="string" calcext:value-type="string">
            <text:p>Westly Group</text:p>
          </table:table-cell>
          <table:table-cell table:style-name="ce22" office:value-type="float" office:value="100" calcext:value-type="float">
            <text:p>$100</text:p>
          </table:table-cell>
          <table:table-cell table:style-name="ce33" office:value-type="date" office:date-value="2024-07-03" calcext:value-type="date">
            <text:p>7/3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Bay Area</text:p>
          </table:table-cell>
          <table:table-cell table:style-name="ce48" office:value-type="string" calcext:value-type="string">
            <text:p><text:a xlink:href="https://westlygroup.com/on-axios-the-westly-group-closes-100-million-seed-fund-to-transform-the-worlds-largest-industries/" xlink:type="simple">https://westlygroup.com/on-axios-the-westly-group-closes-100-million-seed-fund-to-transform-the-worlds-largest-industries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12" office:value-type="string" calcext:value-type="string">
            <text:p>Refactor Capital</text:p>
          </table:table-cell>
          <table:table-cell table:style-name="ce22" office:value-type="float" office:value="50" calcext:value-type="float">
            <text:p>$50</text:p>
          </table:table-cell>
          <table:table-cell table:style-name="ce33" office:value-type="date" office:date-value="2024-06-18" calcext:value-type="date">
            <text:p>6/18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V</text:p>
          </table:table-cell>
          <table:table-cell table:style-name="ce12" office:value-type="string" calcext:value-type="string">
            <text:p>Bay Area</text:p>
          </table:table-cell>
          <table:table-cell table:style-name="ce49"/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12" office:value-type="string" calcext:value-type="string">
            <text:p>Day One Ventures</text:p>
          </table:table-cell>
          <table:table-cell table:style-name="ce22" office:value-type="float" office:value="150" calcext:value-type="float">
            <text:p>$150</text:p>
          </table:table-cell>
          <table:table-cell table:style-name="ce33" office:value-type="date" office:date-value="2024-06-11" calcext:value-type="date">
            <text:p>6/11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I</text:p>
          </table:table-cell>
          <table:table-cell table:style-name="ce12" office:value-type="string" calcext:value-type="string">
            <text:p>Bay Area</text:p>
          </table:table-cell>
          <table:table-cell table:style-name="ce48" office:value-type="string" calcext:value-type="string">
            <text:p><text:a xlink:href="https://www.forbes.com/sites/dariashunina/2024/06/11/masha-buchers-day-one-ventures-raises-150m-fund-iii/" xlink:type="simple">https://www.forbes.com/sites/dariashunina/2024/06/11/masha-buchers-day-one-ventures-raises-150m-fund-iii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12" office:value-type="string" calcext:value-type="string">
            <text:p>High Alpha</text:p>
          </table:table-cell>
          <table:table-cell table:style-name="ce22" office:value-type="float" office:value="125" calcext:value-type="float">
            <text:p>$125</text:p>
          </table:table-cell>
          <table:table-cell table:style-name="ce33" office:value-type="date" office:date-value="2024-06-11" calcext:value-type="date">
            <text:p>6/11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V</text:p>
          </table:table-cell>
          <table:table-cell table:style-name="ce12" office:value-type="string" calcext:value-type="string">
            <text:p>Indiana</text:p>
          </table:table-cell>
          <table:table-cell table:style-name="ce48" office:value-type="string" calcext:value-type="string">
            <text:p><text:a xlink:href="https://pulse2.com/high-alpha-125-million-fund-closed-for-fourth-fund/" xlink:type="simple">https://pulse2.com/high-alpha-125-million-fund-closed-for-fourth-fund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12" office:value-type="string" calcext:value-type="string">
            <text:p>Collaborative Fund</text:p>
          </table:table-cell>
          <table:table-cell table:style-name="ce22" office:value-type="float" office:value="125" calcext:value-type="float">
            <text:p>$125</text:p>
          </table:table-cell>
          <table:table-cell table:style-name="ce33" office:value-type="date" office:date-value="2024-06-10" calcext:value-type="date">
            <text:p>6/10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VI</text:p>
          </table:table-cell>
          <table:table-cell table:style-name="ce12" office:value-type="string" calcext:value-type="string">
            <text:p>NYC</text:p>
          </table:table-cell>
          <table:table-cell table:style-name="ce48" office:value-type="string" calcext:value-type="string">
            <text:p><text:a xlink:href="https://techcrunch.com/2024/06/10/after-hits-like-reddit-and-scopley-collaborative-fund-easily-raised-a-125m-fund-to-tackle-climate-health-and-food/" xlink:type="simple">https://techcrunch.com/2024/06/10/after-hits-like-reddit-and-scopley-collaborative-fund-easily-raised-a-125m-fund-to-tackle-climate-health-and-food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12" office:value-type="string" calcext:value-type="string">
            <text:p>Italian Founders Fund</text:p>
          </table:table-cell>
          <table:table-cell table:style-name="ce22" office:value-type="float" office:value="54" calcext:value-type="float">
            <text:p>$54</text:p>
          </table:table-cell>
          <table:table-cell table:style-name="ce33" office:value-type="date" office:date-value="2024-06-10" calcext:value-type="date">
            <text:p>6/10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Italy</text:p>
          </table:table-cell>
          <table:table-cell table:style-name="ce48" office:value-type="string" calcext:value-type="string">
            <text:p><text:a xlink:href="https://italianfoundersfund.com/index.html" xlink:type="simple">https://italianfoundersfund.com/index.html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12" office:value-type="string" calcext:value-type="string">
            <text:p>Contour Venture Partners</text:p>
          </table:table-cell>
          <table:table-cell table:style-name="ce22" office:value-type="float" office:value="47" calcext:value-type="float">
            <text:p>$47</text:p>
          </table:table-cell>
          <table:table-cell table:style-name="ce33" office:value-type="date" office:date-value="2024-05-20" calcext:value-type="date">
            <text:p>5/20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V</text:p>
          </table:table-cell>
          <table:table-cell table:style-name="ce12" office:value-type="string" calcext:value-type="string">
            <text:p>NYC</text:p>
          </table:table-cell>
          <table:table-cell table:style-name="ce49"/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12" office:value-type="string" calcext:value-type="string">
            <text:p>OpenseedVC</text:p>
          </table:table-cell>
          <table:table-cell table:style-name="ce22" office:value-type="float" office:value="10" calcext:value-type="float">
            <text:p>$10</text:p>
          </table:table-cell>
          <table:table-cell table:style-name="ce33" office:value-type="date" office:date-value="2024-05-20" calcext:value-type="date">
            <text:p>5/20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</text:p>
          </table:table-cell>
          <table:table-cell table:style-name="ce12"/>
          <table:table-cell table:style-name="ce48" office:value-type="string" calcext:value-type="string">
            <text:p><text:a xlink:href="https://techcrunch.com/2024/05/20/openseedvc-which-backs-operators-in-africa-and-europe-starting-their-companies-reaches-first-close-of-10m-fund/" xlink:type="simple">https://techcrunch.com/2024/05/20/openseedvc-which-backs-operators-in-africa-and-europe-starting-their-companies-reaches-first-close-of-10m-fund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12" office:value-type="string" calcext:value-type="string">
            <text:p>NewVale Capital</text:p>
          </table:table-cell>
          <table:table-cell table:style-name="ce22" office:value-type="float" office:value="167" calcext:value-type="float">
            <text:p>$167</text:p>
          </table:table-cell>
          <table:table-cell table:style-name="ce33" office:value-type="date" office:date-value="2024-05-13" calcext:value-type="date">
            <text:p>5/13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Boulder, CO</text:p>
          </table:table-cell>
          <table:table-cell table:style-name="ce48" office:value-type="string" calcext:value-type="string">
            <text:p><text:a xlink:href="https://www.prnewswire.com/news-releases/newvale-capital-debuts-with-oversubscribed-167-million-fund-to-invest-in-the-services-architecture-of-the-life-science-industry-302142743.html" xlink:type="simple">https://www.prnewswire.com/news-releases/newvale-capital-debuts-with-oversubscribed-167-million-fund-to-invest-in-the-services-architecture-of-the-life-science-industry-302142743.html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table:style-name="ce12" office:value-type="string" calcext:value-type="string">
            <text:p>Starshot Capital</text:p>
          </table:table-cell>
          <table:table-cell table:style-name="ce22" office:value-type="float" office:value="35" calcext:value-type="float">
            <text:p>$35</text:p>
          </table:table-cell>
          <table:table-cell table:style-name="ce33" office:value-type="date" office:date-value="2024-05-09" calcext:value-type="date">
            <text:p>5/9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Bay Area</text:p>
          </table:table-cell>
          <table:table-cell table:style-name="ce48" office:value-type="string" calcext:value-type="string">
            <text:p><text:a xlink:href="https://www.businesswire.com/news/home/20240422027302/en/Starshot-Capital-Launches-35M-Fund-to-Invest-in-Climate-Companies-That-Can-Avert-1-Gigaton-of-Emissions-by-2050" xlink:type="simple">https://www.businesswire.com/news/home/20240422027302/en/Starshot-Capital-Launches-35M-Fund-to-Invest-in-Climate-Companies-That-Can-Avert-1-Gigaton-of-Emissions-by-2050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12" office:value-type="string" calcext:value-type="string">
            <text:p>97212 Ventures</text:p>
          </table:table-cell>
          <table:table-cell table:style-name="ce22" office:value-type="float" office:value="20" calcext:value-type="float">
            <text:p>$20</text:p>
          </table:table-cell>
          <table:table-cell table:style-name="ce33" office:value-type="date" office:date-value="2024-05-09" calcext:value-type="date">
            <text:p>5/9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NYC</text:p>
          </table:table-cell>
          <table:table-cell table:style-name="ce48" office:value-type="string" calcext:value-type="string">
            <text:p><text:a xlink:href="https://www.calcalistech.com/ctechnews/article/hkzoqb9ga" xlink:type="simple">https://www.calcalistech.com/ctechnews/article/hkzoqb9ga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12" office:value-type="string" calcext:value-type="string">
            <text:p>Saga Ventures</text:p>
          </table:table-cell>
          <table:table-cell table:style-name="ce22" office:value-type="float" office:value="125" calcext:value-type="float">
            <text:p>$125</text:p>
          </table:table-cell>
          <table:table-cell table:style-name="ce33" office:value-type="date" office:date-value="2024-05-06" calcext:value-type="date">
            <text:p>5/6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Bay Area</text:p>
          </table:table-cell>
          <table:table-cell table:style-name="ce48" office:value-type="string" calcext:value-type="string">
            <text:p><text:a xlink:href="https://www.forbes.com/sites/alexkonrad/2024/05/06/saga-ventures-raises-125-million-to-invest-outside-silicon-valley-hype/?sh=5115126467d8" xlink:type="simple">https://www.forbes.com/sites/alexkonrad/2024/05/06/saga-ventures-raises-125-million-to-invest-outside-silicon-valley-hype/?sh=5115126467d8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12" office:value-type="string" calcext:value-type="string">
            <text:p>Hyde Park Venture Partners</text:p>
          </table:table-cell>
          <table:table-cell table:style-name="ce22" office:value-type="float" office:value="98" calcext:value-type="float">
            <text:p>$98</text:p>
          </table:table-cell>
          <table:table-cell table:style-name="ce33" office:value-type="date" office:date-value="2024-05-06" calcext:value-type="date">
            <text:p>5/6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V</text:p>
          </table:table-cell>
          <table:table-cell table:style-name="ce12" office:value-type="string" calcext:value-type="string">
            <text:p>Chicago</text:p>
          </table:table-cell>
          <table:table-cell table:style-name="ce49"/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12" office:value-type="string" calcext:value-type="string">
            <text:p>Dept of XYZ</text:p>
          </table:table-cell>
          <table:table-cell table:style-name="ce22" office:value-type="float" office:value="5.1" calcext:value-type="float">
            <text:p>$5</text:p>
          </table:table-cell>
          <table:table-cell table:style-name="ce33" office:value-type="date" office:date-value="2024-05-02" calcext:value-type="date">
            <text:p>5/2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NYC</text:p>
          </table:table-cell>
          <table:table-cell table:style-name="ce48" office:value-type="string" calcext:value-type="string">
            <text:p><text:a xlink:href="https://fortune.com/crypto/2024/05/02/matt-homer-department-xyz-leshner-dfs-winklevoss-venture/" xlink:type="simple">https://fortune.com/crypto/2024/05/02/matt-homer-department-xyz-leshner-dfs-winklevoss-venture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table:style-name="ce12" office:value-type="string" calcext:value-type="string">
            <text:p>Renegade Partners</text:p>
          </table:table-cell>
          <table:table-cell table:style-name="ce22" office:value-type="float" office:value="128" calcext:value-type="float">
            <text:p>$128</text:p>
          </table:table-cell>
          <table:table-cell table:style-name="ce33" office:value-type="date" office:date-value="2024-05-01" calcext:value-type="date">
            <text:p>5/1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Bay Area</text:p>
          </table:table-cell>
          <table:table-cell table:style-name="ce48" office:value-type="string" calcext:value-type="string">
            <text:p><text:a xlink:href="https://www.renegadepartners.com/blog/introducing-renegade-ii" xlink:type="simple">https://www.renegadepartners.com/blog/introducing-renegade-ii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table:style-name="ce12" office:value-type="string" calcext:value-type="string">
            <text:p>Scout Ventures</text:p>
          </table:table-cell>
          <table:table-cell table:style-name="ce22" office:value-type="float" office:value="94" calcext:value-type="float">
            <text:p>$94</text:p>
          </table:table-cell>
          <table:table-cell table:style-name="ce33" office:value-type="date" office:date-value="2024-05-01" calcext:value-type="date">
            <text:p>5/1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V</text:p>
          </table:table-cell>
          <table:table-cell table:style-name="ce12" office:value-type="string" calcext:value-type="string">
            <text:p>Austin, TX</text:p>
          </table:table-cell>
          <table:table-cell table:style-name="ce48" office:value-type="string" calcext:value-type="string">
            <text:p><text:a xlink:href="https://www.prnewswire.com/news-releases/scout-ventures-announces-record-breaking-94-million-close-of-fund-iv-302132693.html" xlink:type="simple">https://www.prnewswire.com/news-releases/scout-ventures-announces-record-breaking-94-million-close-of-fund-iv-302132693.html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table:style-name="ce12" office:value-type="string" calcext:value-type="string">
            <text:p>Eniac Ventures</text:p>
          </table:table-cell>
          <table:table-cell table:style-name="ce22" office:value-type="float" office:value="160" calcext:value-type="float">
            <text:p>$160</text:p>
          </table:table-cell>
          <table:table-cell table:style-name="ce33" office:value-type="date" office:date-value="2024-04-24" calcext:value-type="date">
            <text:p>4/24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VI</text:p>
          </table:table-cell>
          <table:table-cell table:style-name="ce12" office:value-type="string" calcext:value-type="string">
            <text:p>NYC</text:p>
          </table:table-cell>
          <table:table-cell table:style-name="ce48" office:value-type="string" calcext:value-type="string">
            <text:p><text:a xlink:href="https://techcrunch.com/2024/04/24/seed-stage-firm-eniac-ventures-raises-220m-across-two-funds/" xlink:type="simple">https://techcrunch.com/2024/04/24/seed-stage-firm-eniac-ventures-raises-220m-across-two-funds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59" calcext:value-type="float">
            <text:p>59</text:p>
          </table:table-cell>
          <table:table-cell table:style-name="ce12" office:value-type="string" calcext:value-type="string">
            <text:p>Behind Geniuus</text:p>
          </table:table-cell>
          <table:table-cell table:style-name="ce22" office:value-type="float" office:value="8.9" calcext:value-type="float">
            <text:p>$9</text:p>
          </table:table-cell>
          <table:table-cell table:style-name="ce33" office:value-type="date" office:date-value="2024-04-23" calcext:value-type="date">
            <text:p>4/23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San Diego, CA</text:p>
          </table:table-cell>
          <table:table-cell table:style-name="ce48" office:value-type="string" calcext:value-type="string">
            <text:p><text:a xlink:href="https://twitter.com/paigefinnn/status/1782779702123667735" xlink:type="simple">https://twitter.com/paigefinnn/status/1782779702123667735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12" office:value-type="string" calcext:value-type="string">
            <text:p>SpringTide Ventures</text:p>
          </table:table-cell>
          <table:table-cell table:style-name="ce22" office:value-type="float" office:value="65" calcext:value-type="float">
            <text:p>$65</text:p>
          </table:table-cell>
          <table:table-cell table:style-name="ce33" office:value-type="date" office:date-value="2024-04-18" calcext:value-type="date">
            <text:p>4/18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Boston, SLC, Bay Area</text:p>
          </table:table-cell>
          <table:table-cell table:style-name="ce49"/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12" office:value-type="string" calcext:value-type="string">
            <text:p>Maven Ventures</text:p>
          </table:table-cell>
          <table:table-cell table:style-name="ce22" office:value-type="float" office:value="60" calcext:value-type="float">
            <text:p>$60</text:p>
          </table:table-cell>
          <table:table-cell table:style-name="ce33" office:value-type="date" office:date-value="2024-04-16" calcext:value-type="date">
            <text:p>4/16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V</text:p>
          </table:table-cell>
          <table:table-cell table:style-name="ce12" office:value-type="string" calcext:value-type="string">
            <text:p>Bay Area</text:p>
          </table:table-cell>
          <table:table-cell table:style-name="ce48" office:value-type="string" calcext:value-type="string">
            <text:p><text:a xlink:href="https://www.mavenventures.com/about" xlink:type="simple">https://www.mavenventures.com/about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table:style-name="ce12" office:value-type="string" calcext:value-type="string">
            <text:p>Human Ventures</text:p>
          </table:table-cell>
          <table:table-cell table:style-name="ce22" office:value-type="float" office:value="50" calcext:value-type="float">
            <text:p>$50</text:p>
          </table:table-cell>
          <table:table-cell table:style-name="ce33" office:value-type="date" office:date-value="2024-04-15" calcext:value-type="date">
            <text:p>4/15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NYC</text:p>
          </table:table-cell>
          <table:table-cell table:style-name="ce49"/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63" calcext:value-type="float">
            <text:p>63</text:p>
          </table:table-cell>
          <table:table-cell table:style-name="ce12" office:value-type="string" calcext:value-type="string">
            <text:p>Underscore</text:p>
          </table:table-cell>
          <table:table-cell table:style-name="ce22" office:value-type="float" office:value="58" calcext:value-type="float">
            <text:p>$58</text:p>
          </table:table-cell>
          <table:table-cell table:style-name="ce33" office:value-type="date" office:date-value="2024-04-12" calcext:value-type="date">
            <text:p>4/12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I</text:p>
          </table:table-cell>
          <table:table-cell table:style-name="ce12" office:value-type="string" calcext:value-type="string">
            <text:p>Boston</text:p>
          </table:table-cell>
          <table:table-cell table:style-name="ce48" office:value-type="string" calcext:value-type="string">
            <text:p><text:a xlink:href="https://underscore.vc/blog/the-next-generation-of-underscore-vc/" xlink:type="simple">https://underscore.vc/blog/the-next-generation-of-underscore-vc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style-name="ce12" office:value-type="string" calcext:value-type="string">
            <text:p>Audacious Ventures</text:p>
          </table:table-cell>
          <table:table-cell table:style-name="ce22" office:value-type="float" office:value="150" calcext:value-type="float">
            <text:p>$150</text:p>
          </table:table-cell>
          <table:table-cell table:style-name="ce33" office:value-type="date" office:date-value="2024-04-04" calcext:value-type="date">
            <text:p>4/4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Bay Area</text:p>
          </table:table-cell>
          <table:table-cell table:style-name="ce49"/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style-name="ce12" office:value-type="string" calcext:value-type="string">
            <text:p>Maniv</text:p>
          </table:table-cell>
          <table:table-cell table:style-name="ce22" office:value-type="float" office:value="140" calcext:value-type="float">
            <text:p>$140</text:p>
          </table:table-cell>
          <table:table-cell table:style-name="ce33" office:value-type="date" office:date-value="2024-04-03" calcext:value-type="date">
            <text:p>4/3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I</text:p>
          </table:table-cell>
          <table:table-cell table:style-name="ce12" office:value-type="string" calcext:value-type="string">
            <text:p>Israel and NYC</text:p>
          </table:table-cell>
          <table:table-cell table:style-name="ce49"/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table:style-name="ce12" office:value-type="string" calcext:value-type="string">
            <text:p>Sunna Ventures</text:p>
          </table:table-cell>
          <table:table-cell table:style-name="ce22" office:value-type="float" office:value="40" calcext:value-type="float">
            <text:p>$40</text:p>
          </table:table-cell>
          <table:table-cell table:style-name="ce33" office:value-type="date" office:date-value="2024-04-02" calcext:value-type="date">
            <text:p>4/2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Bay Area</text:p>
          </table:table-cell>
          <table:table-cell table:style-name="ce48" office:value-type="string" calcext:value-type="string">
            <text:p><text:a xlink:href="https://www.linkedin.com/posts/luisdarbulu_im-very-excited-and-proud-to-announce-sunna-activity-7181115541888147456-6jSk?utm_source=share&amp;utm_medium=member_desktop" xlink:type="simple">https://www.linkedin.com/posts/luisdarbulu_im-very-excited-and-proud-to-announce-sunna-activity-7181115541888147456-6jSk?utm_source=share&amp;utm_medium=member_desktop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12" office:value-type="string" calcext:value-type="string">
            <text:p>SYN Ventures</text:p>
          </table:table-cell>
          <table:table-cell table:style-name="ce22" office:value-type="float" office:value="100" calcext:value-type="float">
            <text:p>$100</text:p>
          </table:table-cell>
          <table:table-cell table:style-name="ce33" office:value-type="date" office:date-value="2024-03-27" calcext:value-type="date">
            <text:p>3/27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West Palm Beach, Florida</text:p>
          </table:table-cell>
          <table:table-cell table:style-name="ce48" office:value-type="string" calcext:value-type="string">
            <text:p><text:a xlink:href="https://www.linkedin.com/feed/update/urn:li:activity:7178885556414627840/" xlink:type="simple">https://www.linkedin.com/feed/update/urn:li:activity:7178885556414627840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table:style-name="ce12" office:value-type="string" calcext:value-type="string">
            <text:p>1kx</text:p>
          </table:table-cell>
          <table:table-cell table:style-name="ce22" office:value-type="float" office:value="75" calcext:value-type="float">
            <text:p>$75</text:p>
          </table:table-cell>
          <table:table-cell table:style-name="ce33" office:value-type="date" office:date-value="2024-03-27" calcext:value-type="date">
            <text:p>3/27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Germany</text:p>
          </table:table-cell>
          <table:table-cell table:style-name="ce48" office:value-type="string" calcext:value-type="string">
            <text:p><text:a xlink:href="https://twitter.com/1kxnetwork/status/1773291564040605895?ref_src=twsrc%5Egoogle%7Ctwcamp%5Eserp%7Ctwgr%5Etweet" xlink:type="simple">https://twitter.com/1kxnetwork/status/1773291564040605895?ref_src=twsrc%5Egoogle%7Ctwcamp%5Eserp%7Ctwgr%5Etweet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69" calcext:value-type="float">
            <text:p>69</text:p>
          </table:table-cell>
          <table:table-cell table:style-name="ce12" office:value-type="string" calcext:value-type="string">
            <text:p>Westbound</text:p>
          </table:table-cell>
          <table:table-cell table:style-name="ce22" office:value-type="float" office:value="100" calcext:value-type="float">
            <text:p>$100</text:p>
          </table:table-cell>
          <table:table-cell table:style-name="ce33" office:value-type="date" office:date-value="2024-03-14" calcext:value-type="date">
            <text:p>3/14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LA</text:p>
          </table:table-cell>
          <table:table-cell table:style-name="ce48" office:value-type="string" calcext:value-type="string">
            <text:p><text:a xlink:href="https://www.forbes.com/sites/alexkonrad/2024/03/14/westbound-raises-100-million-for-underrepresented-founders/?sh=77c687e2b2fd" xlink:type="simple">https://www.forbes.com/sites/alexkonrad/2024/03/14/westbound-raises-100-million-for-underrepresented-founders/?sh=77c687e2b2fd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12" office:value-type="string" calcext:value-type="string">
            <text:p>Prudence</text:p>
          </table:table-cell>
          <table:table-cell table:style-name="ce22" office:value-type="float" office:value="80" calcext:value-type="float">
            <text:p>$80</text:p>
          </table:table-cell>
          <table:table-cell table:style-name="ce33" office:value-type="date" office:date-value="2024-03-07" calcext:value-type="date">
            <text:p>3/7/2024</text:p>
          </table:table-cell>
          <table:table-cell table:style-name="ce34" office:value-type="float" office:value="2023" calcext:value-type="float">
            <text:p>2023</text:p>
          </table:table-cell>
          <table:table-cell table:style-name="ce34" office:value-type="string" calcext:value-type="string">
            <text:p>III</text:p>
          </table:table-cell>
          <table:table-cell table:style-name="ce12" office:value-type="string" calcext:value-type="string">
            <text:p>NYC</text:p>
          </table:table-cell>
          <table:table-cell table:style-name="ce48" office:value-type="string" calcext:value-type="string">
            <text:p><text:a xlink:href="https://www.businesswire.com/news/home/20240307527488/en/Prudence-Closes-Its-80mm-Fund-III-To-Invest-In-Technology-Companies-Transforming-The-Built-World" xlink:type="simple">https://www.businesswire.com/news/home/20240307527488/en/Prudence-Closes-Its-80mm-Fund-III-To-Invest-In-Technology-Companies-Transforming-The-Built-World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table:style-name="ce12" office:value-type="string" calcext:value-type="string">
            <text:p>Commerce Ventures</text:p>
          </table:table-cell>
          <table:table-cell table:style-name="ce22" office:value-type="float" office:value="150" calcext:value-type="float">
            <text:p>$150</text:p>
          </table:table-cell>
          <table:table-cell table:style-name="ce33" office:value-type="date" office:date-value="2024-03-04" calcext:value-type="date">
            <text:p>3/4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V</text:p>
          </table:table-cell>
          <table:table-cell table:style-name="ce12" office:value-type="string" calcext:value-type="string">
            <text:p>SF</text:p>
          </table:table-cell>
          <table:table-cell table:style-name="ce48" office:value-type="string" calcext:value-type="string">
            <text:p><text:a xlink:href="https://www.prweb.com/releases/commerce-ventures-announces-oversubscribed-fund-v-to-continue-investing-in-the-future-of-retail-and-financial-services-302077182.html" xlink:type="simple">https://www.prweb.com/releases/commerce-ventures-announces-oversubscribed-fund-v-to-continue-investing-in-the-future-of-retail-and-financial-services-302077182.html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style-name="ce12" office:value-type="string" calcext:value-type="string">
            <text:p>COTU Ventures</text:p>
          </table:table-cell>
          <table:table-cell table:style-name="ce22" office:value-type="float" office:value="54" calcext:value-type="float">
            <text:p>$54</text:p>
          </table:table-cell>
          <table:table-cell table:style-name="ce33" office:value-type="date" office:date-value="2024-02-27" calcext:value-type="date">
            <text:p>2/27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Dubai</text:p>
          </table:table-cell>
          <table:table-cell table:style-name="ce48" office:value-type="string" calcext:value-type="string">
            <text:p><text:a xlink:href="https://techcrunch.com/2024/02/26/cotu-ventures-launches-54m-fund-for-pre-seed-and-seed-startups-in-mena/?guccounter=1&amp;guce_referrer=aHR0cHM6Ly90LmNvLw&amp;guce_referrer_sig=AQAAAHJdX47Hq-U57HRRVFwdp2S5bxuiUMQ0YzCgrrxbOq8GV5SX-69pt0h3Wjpl8oQ8GJL4Lt6_1pmX75oqb6ae4npwodwda5ExHWkbSIER-U2W-iR0vXxyEenX5KdXlLPHQw1ob6ZwzPKMh6umNf_aro3DjrXRSg8rqecH2ZGQ2Xr-" xlink:type="simple">https://techcrunch.com/2024/02/26/cotu-ventures-launches-54m-fund-for-pre-seed-and-seed-startups-in-mena/?guccounter=1&amp;guce_referrer=aHR0cHM6Ly90LmNvLw&amp;guce_referrer_sig=AQAAAHJdX47Hq-U57HRRVFwdp2S5bxuiUMQ0YzCgrrxbOq8GV5SX-69pt0h3Wjpl8oQ8GJL4Lt6_1pmX75oqb6ae4npwodwda5ExHWkbSIER-U2W-iR0vXxyEenX5KdXlLPHQw1ob6ZwzPKMh6umNf_aro3DjrXRSg8rqecH2ZGQ2Xr-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table:style-name="ce12" office:value-type="string" calcext:value-type="string">
            <text:p>Ibex Ventures</text:p>
          </table:table-cell>
          <table:table-cell table:style-name="ce22" office:value-type="float" office:value="106" calcext:value-type="float">
            <text:p>$106</text:p>
          </table:table-cell>
          <table:table-cell table:style-name="ce33" office:value-type="date" office:date-value="2024-02-22" calcext:value-type="date">
            <text:p>2/22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/>
          <table:table-cell table:style-name="ce12" office:value-type="string" calcext:value-type="string">
            <text:p>Denver and Tel Aviv</text:p>
          </table:table-cell>
          <table:table-cell table:style-name="ce48" office:value-type="string" calcext:value-type="string">
            <text:p><text:a xlink:href="https://www.timesofisrael.com/us-based-investment-firm-secures-106-million-for-fund-to-back-israeli-startups/" xlink:type="simple">https://www.timesofisrael.com/us-based-investment-firm-secures-106-million-for-fund-to-back-israeli-startups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74" calcext:value-type="float">
            <text:p>74</text:p>
          </table:table-cell>
          <table:table-cell table:style-name="ce12" office:value-type="string" calcext:value-type="string">
            <text:p>Golden Ventures</text:p>
          </table:table-cell>
          <table:table-cell table:style-name="ce22" office:value-type="float" office:value="100" calcext:value-type="float">
            <text:p>$100</text:p>
          </table:table-cell>
          <table:table-cell table:style-name="ce33" office:value-type="date" office:date-value="2024-02-22" calcext:value-type="date">
            <text:p>2/22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V</text:p>
          </table:table-cell>
          <table:table-cell table:style-name="ce12" office:value-type="string" calcext:value-type="string">
            <text:p>Toronto</text:p>
          </table:table-cell>
          <table:table-cell table:style-name="ce49"/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style-name="ce12" office:value-type="string" calcext:value-type="string">
            <text:p>Overture</text:p>
          </table:table-cell>
          <table:table-cell table:style-name="ce22" office:value-type="float" office:value="60" calcext:value-type="float">
            <text:p>$60</text:p>
          </table:table-cell>
          <table:table-cell table:style-name="ce33" office:value-type="date" office:date-value="2024-02-21" calcext:value-type="date">
            <text:p>2/21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LA</text:p>
          </table:table-cell>
          <table:table-cell table:style-name="ce48" office:value-type="string" calcext:value-type="string">
            <text:p><text:a xlink:href="https://twitter.com/Overture_VC/status/1760314185496580522" xlink:type="simple">https://twitter.com/Overture_VC/status/1760314185496580522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table:style-name="ce12" office:value-type="string" calcext:value-type="string">
            <text:p>Definition Capital</text:p>
          </table:table-cell>
          <table:table-cell table:style-name="ce22" office:value-type="float" office:value="80" calcext:value-type="float">
            <text:p>$80</text:p>
          </table:table-cell>
          <table:table-cell table:style-name="ce33" office:value-type="date" office:date-value="2024-02-21" calcext:value-type="date">
            <text:p>2/21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NYC</text:p>
          </table:table-cell>
          <table:table-cell table:style-name="ce48" office:value-type="string" calcext:value-type="string">
            <text:p><text:a xlink:href="https://medium.com/@DefinitionCapital/introducing-definition-67b582bb0763" xlink:type="simple">https://medium.com/@DefinitionCapital/introducing-definition-67b582bb0763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style-name="ce12" office:value-type="string" calcext:value-type="string">
            <text:p>Bluestein Ventures</text:p>
          </table:table-cell>
          <table:table-cell table:style-name="ce22" office:value-type="float" office:value="45" calcext:value-type="float">
            <text:p>$45</text:p>
          </table:table-cell>
          <table:table-cell table:style-name="ce33" office:value-type="date" office:date-value="2024-02-20" calcext:value-type="date">
            <text:p>2/20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I</text:p>
          </table:table-cell>
          <table:table-cell table:style-name="ce12" office:value-type="string" calcext:value-type="string">
            <text:p>Chicago</text:p>
          </table:table-cell>
          <table:table-cell table:style-name="ce48" office:value-type="string" calcext:value-type="string">
            <text:p><text:a xlink:href="https://techcrunch.com/2024/02/20/bluestein-ventures-45m-food-tech-fund/" xlink:type="simple">https://techcrunch.com/2024/02/20/bluestein-ventures-45m-food-tech-fund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12" office:value-type="string" calcext:value-type="string">
            <text:p>Equal Ventures</text:p>
          </table:table-cell>
          <table:table-cell table:style-name="ce22" office:value-type="float" office:value="100" calcext:value-type="float">
            <text:p>$100</text:p>
          </table:table-cell>
          <table:table-cell table:style-name="ce33" office:value-type="date" office:date-value="2024-02-20" calcext:value-type="date">
            <text:p>2/20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NYC</text:p>
          </table:table-cell>
          <table:table-cell table:style-name="ce48" office:value-type="string" calcext:value-type="string">
            <text:p><text:a xlink:href="https://medium.com/@EqualVentures/announcing-175m-more-to-bridge-the-digital-divide-5f5ac816ebed" xlink:type="simple">https://medium.com/@EqualVentures/announcing-175m-more-to-bridge-the-digital-divide-5f5ac816ebed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table:style-name="ce12" office:value-type="string" calcext:value-type="string">
            <text:p>iAngels</text:p>
          </table:table-cell>
          <table:table-cell table:style-name="ce22" office:value-type="float" office:value="70" calcext:value-type="float">
            <text:p>$70</text:p>
          </table:table-cell>
          <table:table-cell table:style-name="ce33" office:value-type="date" office:date-value="2024-02-19" calcext:value-type="date">
            <text:p>2/19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Tel Aviv</text:p>
          </table:table-cell>
          <table:table-cell table:style-name="ce48" office:value-type="string" calcext:value-type="string">
            <text:p><text:a xlink:href="https://www.calcalistech.com/ctechnews/article/bkkfg11bn6" xlink:type="simple">https://www.calcalistech.com/ctechnews/article/bkkfg11bn6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12" office:value-type="string" calcext:value-type="string">
            <text:p>Breakwater Ventures</text:p>
          </table:table-cell>
          <table:table-cell table:style-name="ce22" office:value-type="float" office:value="10" calcext:value-type="float">
            <text:p>$10</text:p>
          </table:table-cell>
          <table:table-cell table:style-name="ce33" office:value-type="date" office:date-value="2024-02-14" calcext:value-type="date">
            <text:p>2/14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Seattle</text:p>
          </table:table-cell>
          <table:table-cell table:style-name="ce48" office:value-type="string" calcext:value-type="string">
            <text:p><text:a xlink:href="https://www.geekwire.com/2024/meet-seattles-newest-seed-fund-breakwater-ventures-emerges-to-back-early-stage-startups/" xlink:type="simple">https://www.geekwire.com/2024/meet-seattles-newest-seed-fund-breakwater-ventures-emerges-to-back-early-stage-startups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ce12" office:value-type="string" calcext:value-type="string">
            <text:p>Beta Boom</text:p>
          </table:table-cell>
          <table:table-cell table:style-name="ce22" office:value-type="float" office:value="14.5" calcext:value-type="float">
            <text:p>$15</text:p>
          </table:table-cell>
          <table:table-cell table:style-name="ce34" office:value-type="string" calcext:value-type="string">
            <text:p>213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Utah</text:p>
          </table:table-cell>
          <table:table-cell table:style-name="ce48" office:value-type="string" calcext:value-type="string">
            <text:p><text:a xlink:href="https://www.prweb.com/releases/beta-boom-closes-14-5-million-fund-ii-to-invest-in-software-solutions-for-fastest-growing-yet-least-served-populations-302060107.html" xlink:type="simple">https://www.prweb.com/releases/beta-boom-closes-14-5-million-fund-ii-to-invest-in-software-solutions-for-fastest-growing-yet-least-served-populations-302060107.html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12" office:value-type="string" calcext:value-type="string">
            <text:p>AIX Ventures</text:p>
          </table:table-cell>
          <table:table-cell table:style-name="ce22" office:value-type="float" office:value="202" calcext:value-type="float">
            <text:p>$202</text:p>
          </table:table-cell>
          <table:table-cell table:style-name="ce33" office:value-type="date" office:date-value="2024-02-13" calcext:value-type="date">
            <text:p>2/13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Bay Area</text:p>
          </table:table-cell>
          <table:table-cell table:style-name="ce48" office:value-type="string" calcext:value-type="string">
            <text:p><text:a xlink:href="https://www.aixventures.com/fund-news" xlink:type="simple">https://www.aixventures.com/fund-news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table:style-name="ce12" office:value-type="string" calcext:value-type="string">
            <text:p>Voyager Ventures</text:p>
          </table:table-cell>
          <table:table-cell table:style-name="ce22" office:value-type="float" office:value="100" calcext:value-type="float">
            <text:p>$100</text:p>
          </table:table-cell>
          <table:table-cell table:style-name="ce33" office:value-type="date" office:date-value="2024-02-08" calcext:value-type="date">
            <text:p>2/8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Bay Area and NYC</text:p>
          </table:table-cell>
          <table:table-cell table:style-name="ce48" office:value-type="string" calcext:value-type="string">
            <text:p><text:a xlink:href="https://www.esgtoday.com/voyager-ventures-raises-100-million-for-climate-tech-vc-fund/" xlink:type="simple">https://www.esgtoday.com/voyager-ventures-raises-100-million-for-climate-tech-vc-fund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table:style-name="ce12" office:value-type="string" calcext:value-type="string">
            <text:p>Wonder Ventures</text:p>
          </table:table-cell>
          <table:table-cell table:style-name="ce22" office:value-type="float" office:value="102" calcext:value-type="float">
            <text:p>$102</text:p>
          </table:table-cell>
          <table:table-cell table:style-name="ce33" office:value-type="date" office:date-value="2024-02-05" calcext:value-type="date">
            <text:p>2/5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V</text:p>
          </table:table-cell>
          <table:table-cell table:style-name="ce12" office:value-type="string" calcext:value-type="string">
            <text:p>LA</text:p>
          </table:table-cell>
          <table:table-cell table:style-name="ce48" office:value-type="string" calcext:value-type="string">
            <text:p><text:a xlink:href="https://techcrunch.com/2024/02/05/pre-seed-investor-wonder-ventures-102m/" xlink:type="simple">https://techcrunch.com/2024/02/05/pre-seed-investor-wonder-ventures-102m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table:style-name="ce12" office:value-type="string" calcext:value-type="string">
            <text:p>Basis Set</text:p>
          </table:table-cell>
          <table:table-cell table:style-name="ce22" office:value-type="float" office:value="185" calcext:value-type="float">
            <text:p>$185</text:p>
          </table:table-cell>
          <table:table-cell table:style-name="ce33" office:value-type="date" office:date-value="2024-02-02" calcext:value-type="date">
            <text:p>2/2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I</text:p>
          </table:table-cell>
          <table:table-cell table:style-name="ce12" office:value-type="string" calcext:value-type="string">
            <text:p>SF</text:p>
          </table:table-cell>
          <table:table-cell table:style-name="ce48" office:value-type="string" calcext:value-type="string">
            <text:p><text:a xlink:href="https://www.newcomer.co/p/exclusive-basis-set-raises-185-million" xlink:type="simple">https://www.newcomer.co/p/exclusive-basis-set-raises-185-million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table:style-name="ce12" office:value-type="string" calcext:value-type="string">
            <text:p>Alt Capital</text:p>
          </table:table-cell>
          <table:table-cell table:style-name="ce22" office:value-type="float" office:value="150" calcext:value-type="float">
            <text:p>$150</text:p>
          </table:table-cell>
          <table:table-cell table:style-name="ce33" office:value-type="date" office:date-value="2024-02-01" calcext:value-type="date">
            <text:p>2/1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SF</text:p>
          </table:table-cell>
          <table:table-cell table:style-name="ce48" office:value-type="string" calcext:value-type="string">
            <text:p><text:a xlink:href="https://www.linkedin.com/posts/jackealtman_im-very-excited-today-to-share-my-next-chapter-activity-7158877349583757312-9jYP?utm_source=share&amp;utm_medium=member_desktop" xlink:type="simple">https://www.linkedin.com/posts/jackealtman_im-very-excited-today-to-share-my-next-chapter-activity-7158877349583757312-9jYP?utm_source=share&amp;utm_medium=member_desktop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12" office:value-type="string" calcext:value-type="string">
            <text:p>New North Ventures</text:p>
          </table:table-cell>
          <table:table-cell table:style-name="ce22" office:value-type="float" office:value="22" calcext:value-type="float">
            <text:p>$22</text:p>
          </table:table-cell>
          <table:table-cell table:style-name="ce33" office:value-type="date" office:date-value="2024-02-01" calcext:value-type="date">
            <text:p>2/1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Manchester, NH</text:p>
          </table:table-cell>
          <table:table-cell table:style-name="ce48" office:value-type="string" calcext:value-type="string">
            <text:p><text:a xlink:href="https://www.newnorthventures.com/" xlink:type="simple">https://www.newnorthventures.com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12" office:value-type="string" calcext:value-type="string">
            <text:p>Ubiquity Ventures</text:p>
          </table:table-cell>
          <table:table-cell table:style-name="ce22" office:value-type="float" office:value="75" calcext:value-type="float">
            <text:p>$75</text:p>
          </table:table-cell>
          <table:table-cell table:style-name="ce33" office:value-type="date" office:date-value="2024-01-30" calcext:value-type="date">
            <text:p>1/30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I</text:p>
          </table:table-cell>
          <table:table-cell table:style-name="ce12" office:value-type="string" calcext:value-type="string">
            <text:p>Bay Area</text:p>
          </table:table-cell>
          <table:table-cell table:style-name="ce48" office:value-type="string" calcext:value-type="string">
            <text:p><text:a xlink:href="https://techcrunch.com/2024/01/30/ubiquity-ventures-75m-fund-3-software-beyond-the-screen/" xlink:type="simple">https://techcrunch.com/2024/01/30/ubiquity-ventures-75m-fund-3-software-beyond-the-screen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89" calcext:value-type="float">
            <text:p>89</text:p>
          </table:table-cell>
          <table:table-cell table:style-name="ce12" office:value-type="string" calcext:value-type="string">
            <text:p>Acadian Ventures</text:p>
          </table:table-cell>
          <table:table-cell table:style-name="ce22" office:value-type="float" office:value="30" calcext:value-type="float">
            <text:p>$30</text:p>
          </table:table-cell>
          <table:table-cell table:style-name="ce33" office:value-type="date" office:date-value="2024-01-29" calcext:value-type="date">
            <text:p>1/29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NYC</text:p>
          </table:table-cell>
          <table:table-cell table:style-name="ce48" office:value-type="string" calcext:value-type="string">
            <text:p><text:a xlink:href="https://venturebeat.com/ai/acadian-ventures-raises-30m-for-vc-fund-focused-on-the-future-of-work/?utm_source=10xcapital.beehiiv.com&amp;utm_medium=newsletter&amp;utm_campaign=the-10x-capital-newsletter" xlink:type="simple">https://venturebeat.com/ai/acadian-ventures-raises-30m-for-vc-fund-focused-on-the-future-of-work/?utm_source=10xcapital.beehiiv.com&amp;utm_medium=newsletter&amp;utm_campaign=the-10x-capital-newsletter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12" office:value-type="string" calcext:value-type="string">
            <text:p>LDV Capital</text:p>
          </table:table-cell>
          <table:table-cell table:style-name="ce22" office:value-type="float" office:value="31" calcext:value-type="float">
            <text:p>$31</text:p>
          </table:table-cell>
          <table:table-cell table:style-name="ce33" office:value-type="date" office:date-value="2024-01-24" calcext:value-type="date">
            <text:p>1/24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V</text:p>
          </table:table-cell>
          <table:table-cell table:style-name="ce12" office:value-type="string" calcext:value-type="string">
            <text:p>NYC</text:p>
          </table:table-cell>
          <table:table-cell table:style-name="ce48" office:value-type="string" calcext:value-type="string">
            <text:p><text:a xlink:href="https://www.ldv.co/blog/ldv-capital-raised-fourth-fund-to-continue-investing-in-people-building-businesses-powered-by-visual-technologies-and-artificial-intelligence" xlink:type="simple">https://www.ldv.co/blog/ldv-capital-raised-fourth-fund-to-continue-investing-in-people-building-businesses-powered-by-visual-technologies-and-artificial-intelligence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12" office:value-type="string" calcext:value-type="string">
            <text:p>Exponent Founders Capital</text:p>
          </table:table-cell>
          <table:table-cell table:style-name="ce22" office:value-type="float" office:value="75" calcext:value-type="float">
            <text:p>$75</text:p>
          </table:table-cell>
          <table:table-cell table:style-name="ce33" office:value-type="date" office:date-value="2024-01-04" calcext:value-type="date">
            <text:p>1/4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NYC</text:p>
          </table:table-cell>
          <table:table-cell table:style-name="ce48" office:value-type="string" calcext:value-type="string">
            <text:p><text:a xlink:href="https://techcrunch.com/2024/01/04/exponent-founders-capital-led-by-plaid-and-robinhood-alums-raises-75m-to-invest-in-early-stage-startups/?guccounter=1&amp;guce_referrer=aHR0cHM6Ly90LmNvLw&amp;guce_referrer_sig=AQAAANnI7UMq17RaUwSYbkPV5ZcC4KcJhAJga7c_J-sIUYVUltVzd57cFcBFeqVlw2EKg0BXXrL-XhKYqcmK-BXDanR9xeINGTESNJAJFPdLoxMo3AOq6YmRKrVD-KZskWgmCleNaO_xV9Og6PnQV9pnsolpgQrjpNDqDO2nyj1X-Nv5" xlink:type="simple">https://techcrunch.com/2024/01/04/exponent-founders-capital-led-by-plaid-and-robinhood-alums-raises-75m-to-invest-in-early-stage-startups/?guccounter=1&amp;guce_referrer=aHR0cHM6Ly90LmNvLw&amp;guce_referrer_sig=AQAAANnI7UMq17RaUwSYbkPV5ZcC4KcJhAJga7c_J-sIUYVUltVzd57cFcBFeqVlw2EKg0BXXrL-XhKYqcmK-BXDanR9xeINGTESNJAJFPdLoxMo3AOq6YmRKrVD-KZskWgmCleNaO_xV9Og6PnQV9pnsolpgQrjpNDqDO2nyj1X-Nv5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table:style-name="ce12" office:value-type="string" calcext:value-type="string">
            <text:p>Ripple Ventures</text:p>
          </table:table-cell>
          <table:table-cell table:style-name="ce22" office:value-type="float" office:value="30" calcext:value-type="float">
            <text:p>$30</text:p>
          </table:table-cell>
          <table:table-cell table:style-name="ce33" office:value-type="date" office:date-value="2024-01-01" calcext:value-type="date">
            <text:p>1/1/2024</text:p>
          </table:table-cell>
          <table:table-cell table:style-name="ce34" office:value-type="float" office:value="2024" calcext:value-type="float">
            <text:p>2024</text:p>
          </table:table-cell>
          <table:table-cell table:style-name="ce34" office:value-type="string" calcext:value-type="string">
            <text:p>III</text:p>
          </table:table-cell>
          <table:table-cell table:style-name="ce12" office:value-type="string" calcext:value-type="string">
            <text:p>Toronto, California</text:p>
          </table:table-cell>
          <table:table-cell table:style-name="ce49"/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93" calcext:value-type="float">
            <text:p>93</text:p>
          </table:table-cell>
          <table:table-cell table:style-name="ce12" office:value-type="string" calcext:value-type="string">
            <text:p>The House Fund</text:p>
          </table:table-cell>
          <table:table-cell table:style-name="ce22" office:value-type="float" office:value="115" calcext:value-type="float">
            <text:p>$115</text:p>
          </table:table-cell>
          <table:table-cell table:style-name="ce33" office:value-type="date" office:date-value="2023-12-19" calcext:value-type="date">
            <text:p>12/19/2023</text:p>
          </table:table-cell>
          <table:table-cell table:style-name="ce34" office:value-type="float" office:value="2023" calcext:value-type="float">
            <text:p>2023</text:p>
          </table:table-cell>
          <table:table-cell table:style-name="ce34" office:value-type="string" calcext:value-type="string">
            <text:p>III</text:p>
          </table:table-cell>
          <table:table-cell table:style-name="ce12" office:value-type="string" calcext:value-type="string">
            <text:p>Bay Area</text:p>
          </table:table-cell>
          <table:table-cell table:style-name="ce48" office:value-type="string" calcext:value-type="string">
            <text:p><text:a xlink:href="https://techcrunch.com/2023/10/25/the-house-fund-aims-to-invest-a-fresh-115m-in-berkeley-affiliated-startups/" xlink:type="simple">https://techcrunch.com/2023/10/25/the-house-fund-aims-to-invest-a-fresh-115m-in-berkeley-affiliated-startups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94" calcext:value-type="float">
            <text:p>94</text:p>
          </table:table-cell>
          <table:table-cell table:style-name="ce12" office:value-type="string" calcext:value-type="string">
            <text:p>Springdale Ventures</text:p>
          </table:table-cell>
          <table:table-cell table:style-name="ce22" office:value-type="float" office:value="40" calcext:value-type="float">
            <text:p>$40</text:p>
          </table:table-cell>
          <table:table-cell table:style-name="ce33" office:value-type="date" office:date-value="2023-12-19" calcext:value-type="date">
            <text:p>12/19/2023</text:p>
          </table:table-cell>
          <table:table-cell table:style-name="ce34" office:value-type="float" office:value="2023" calcext:value-type="float">
            <text:p>2023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Austin, TX</text:p>
          </table:table-cell>
          <table:table-cell table:style-name="ce48" office:value-type="string" calcext:value-type="string">
            <text:p><text:a xlink:href="https://agfundernews.com/springdale-ventures-closes-40m-fund-for-early-stage-consumer-brands-as-investors-were-here-to-help-remove-obstacles" xlink:type="simple">https://agfundernews.com/springdale-ventures-closes-40m-fund-for-early-stage-consumer-brands-as-investors-were-here-to-help-remove-obstacles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table:style-name="ce12" office:value-type="string" calcext:value-type="string">
            <text:p>Climactic</text:p>
          </table:table-cell>
          <table:table-cell table:style-name="ce22" office:value-type="float" office:value="65" calcext:value-type="float">
            <text:p>$65</text:p>
          </table:table-cell>
          <table:table-cell table:style-name="ce33" office:value-type="date" office:date-value="2023-12-18" calcext:value-type="date">
            <text:p>12/18/2023</text:p>
          </table:table-cell>
          <table:table-cell table:style-name="ce34" office:value-type="float" office:value="2023" calcext:value-type="float">
            <text:p>2023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SF, NYC</text:p>
          </table:table-cell>
          <table:table-cell table:style-name="ce48" office:value-type="string" calcext:value-type="string">
            <text:p><text:a xlink:href="https://www.climactic.vc/#strategy" xlink:type="simple">https://www.climactic.vc/#strategy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96" calcext:value-type="float">
            <text:p>96</text:p>
          </table:table-cell>
          <table:table-cell table:style-name="ce12" office:value-type="string" calcext:value-type="string">
            <text:p>ARTIS Ventures</text:p>
          </table:table-cell>
          <table:table-cell table:style-name="ce22" office:value-type="float" office:value="200" calcext:value-type="float">
            <text:p>$200</text:p>
          </table:table-cell>
          <table:table-cell table:style-name="ce33" office:value-type="date" office:date-value="2023-12-18" calcext:value-type="date">
            <text:p>12/18/2023</text:p>
          </table:table-cell>
          <table:table-cell table:style-name="ce34" office:value-type="float" office:value="2023" calcext:value-type="float">
            <text:p>2023</text:p>
          </table:table-cell>
          <table:table-cell table:style-name="ce34" office:value-type="string" calcext:value-type="string">
            <text:p>IV</text:p>
          </table:table-cell>
          <table:table-cell table:style-name="ce12" office:value-type="string" calcext:value-type="string">
            <text:p>SF, NYC</text:p>
          </table:table-cell>
          <table:table-cell table:style-name="ce48" office:value-type="string" calcext:value-type="string">
            <text:p><text:a xlink:href="https://www.av.co/" xlink:type="simple">https://www.av.co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table:style-name="ce12" office:value-type="string" calcext:value-type="string">
            <text:p>Harpoon Ventures</text:p>
          </table:table-cell>
          <table:table-cell table:style-name="ce22" office:value-type="float" office:value="125" calcext:value-type="float">
            <text:p>$125</text:p>
          </table:table-cell>
          <table:table-cell table:style-name="ce33" office:value-type="date" office:date-value="2023-12-11" calcext:value-type="date">
            <text:p>12/11/2023</text:p>
          </table:table-cell>
          <table:table-cell table:style-name="ce34" office:value-type="float" office:value="2023" calcext:value-type="float">
            <text:p>2023</text:p>
          </table:table-cell>
          <table:table-cell table:style-name="ce34" office:value-type="string" calcext:value-type="string">
            <text:p>III</text:p>
          </table:table-cell>
          <table:table-cell table:style-name="ce12" office:value-type="string" calcext:value-type="string">
            <text:p>San Diego, CA</text:p>
          </table:table-cell>
          <table:table-cell table:style-name="ce48" office:value-type="string" calcext:value-type="string">
            <text:p><text:a xlink:href="https://harpoon.vc/?tpcc=NL_Marketing" xlink:type="simple">https://harpoon.vc/?tpcc=NL_Marketing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table:style-name="ce12" office:value-type="string" calcext:value-type="string">
            <text:p>53 Station</text:p>
          </table:table-cell>
          <table:table-cell table:style-name="ce22" office:value-type="float" office:value="190" calcext:value-type="float">
            <text:p>$190</text:p>
          </table:table-cell>
          <table:table-cell table:style-name="ce33" office:value-type="date" office:date-value="2023-11-27" calcext:value-type="date">
            <text:p>11/27/2023</text:p>
          </table:table-cell>
          <table:table-cell table:style-name="ce34" office:value-type="float" office:value="2023" calcext:value-type="float">
            <text:p>2023</text:p>
          </table:table-cell>
          <table:table-cell table:style-name="ce34" office:value-type="string" calcext:value-type="string">
            <text:p>I</text:p>
          </table:table-cell>
          <table:table-cell table:style-name="ce12" office:value-type="string" calcext:value-type="string">
            <text:p>Chicago</text:p>
          </table:table-cell>
          <table:table-cell table:style-name="ce48" office:value-type="string" calcext:value-type="string">
            <text:p><text:a xlink:href="https://www.53stations.com/#about" xlink:type="simple">https://www.53stations.com/#about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99" calcext:value-type="float">
            <text:p>99</text:p>
          </table:table-cell>
          <table:table-cell table:style-name="ce12" office:value-type="string" calcext:value-type="string">
            <text:p>Twelve Below</text:p>
          </table:table-cell>
          <table:table-cell table:style-name="ce22" office:value-type="float" office:value="108" calcext:value-type="float">
            <text:p>$108</text:p>
          </table:table-cell>
          <table:table-cell table:style-name="ce33" office:value-type="date" office:date-value="2023-11-21" calcext:value-type="date">
            <text:p>11/21/2023</text:p>
          </table:table-cell>
          <table:table-cell table:style-name="ce34" office:value-type="float" office:value="2023" calcext:value-type="float">
            <text:p>2023</text:p>
          </table:table-cell>
          <table:table-cell table:style-name="ce34" office:value-type="string" calcext:value-type="string">
            <text:p>II</text:p>
          </table:table-cell>
          <table:table-cell table:style-name="ce12" office:value-type="string" calcext:value-type="string">
            <text:p>NYC</text:p>
          </table:table-cell>
          <table:table-cell table:style-name="ce48" office:value-type="string" calcext:value-type="string">
            <text:p><text:a xlink:href="https://techcrunch.com/2023/11/21/twelve-below-secures-108m-across-two-new-funds/?guccounter=1&amp;guce_referrer=aHR0cHM6Ly93d3cuZ29vZ2xlLmNvbS8&amp;guce_referrer_sig=AQAAAJt_RsNMgnWtDG862eILwfJ6UA2TIZJd4qwtQIF3t3fXoPG62J6WVhO4enKdFbHnnYg16oV0vACb_QEvmJED0WsByTQqi9E6--DTiHeAi1ogzz3piBLFpWMDzPBWriGvAifM3GgyPIMl---kRuahO9-X0YIlFCQoQYQf39xM25jc" xlink:type="simple">https://techcrunch.com/2023/11/21/twelve-below-secures-108m-across-two-new-funds/?guccounter=1&amp;guce_referrer=aHR0cHM6Ly93d3cuZ29vZ2xlLmNvbS8&amp;guce_referrer_sig=AQAAAJt_RsNMgnWtDG862eILwfJ6UA2TIZJd4qwtQIF3t3fXoPG62J6WVhO4enKdFbHnnYg16oV0vACb_QEvmJED0WsByTQqi9E6--DTiHeAi1ogzz3piBLFpWMDzPBWriGvAifM3GgyPIMl---kRuahO9-X0YIlFCQoQYQf39xM25jc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12" office:value-type="string" calcext:value-type="string">
            <text:p>Interplay</text:p>
          </table:table-cell>
          <table:table-cell table:style-name="ce22" office:value-type="float" office:value="45.5" calcext:value-type="float">
            <text:p>$46</text:p>
          </table:table-cell>
          <table:table-cell table:style-name="ce33" office:value-type="date" office:date-value="2023-11-13" calcext:value-type="date">
            <text:p>11/13/2023</text:p>
          </table:table-cell>
          <table:table-cell table:style-name="ce34" office:value-type="float" office:value="2023" calcext:value-type="float">
            <text:p>2023</text:p>
          </table:table-cell>
          <table:table-cell table:style-name="ce34" office:value-type="string" calcext:value-type="string">
            <text:p>III</text:p>
          </table:table-cell>
          <table:table-cell table:style-name="ce12" office:value-type="string" calcext:value-type="string">
            <text:p>NYC</text:p>
          </table:table-cell>
          <table:table-cell table:style-name="ce50" office:value-type="string" calcext:value-type="string">
            <text:p><text:a xlink:href="https://techcrunch.com/2023/11/13/interplay-fund-venture-capital-b2b-marketplaces-vertical-software/" xlink:type="simple">https://techcrunch.com/2023/11/13/interplay-fund-venture-capital-b2b-marketplaces-vertical-software/</text:a></text:p>
          </table:table-cell>
          <table:table-cell table:style-name="ce61" table:number-columns-repeated="12"/>
          <table:table-cell table:number-columns-repeated="1004"/>
        </table:table-row>
        <table:table-row table:style-name="ro1">
          <table:table-cell table:style-name="ce8" office:value-type="float" office:value="101" calcext:value-type="float">
            <text:p>101</text:p>
          </table:table-cell>
          <table:table-cell table:style-name="ce9" office:value-type="string" calcext:value-type="string">
            <text:p>ex/ante</text:p>
          </table:table-cell>
          <table:table-cell table:style-name="ce23" office:value-type="float" office:value="33" calcext:value-type="float">
            <text:p>$33</text:p>
          </table:table-cell>
          <table:table-cell table:style-name="ce35" office:value-type="date" office:date-value="2023-11-02" calcext:value-type="date">
            <text:p>11/2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1" office:value-type="string" calcext:value-type="string">
            <text:p><text:a xlink:href="https://www.forbes.com/sites/alexkonrad/2023/11/02/exante-vc-firm-raises-33-million-for-agentic-tech/?sh=4f8c93bc5fa3" xlink:type="simple">https://www.forbes.com/sites/alexkonrad/2023/11/02/exante-vc-firm-raises-33-million-for-agentic-tech/?sh=4f8c93bc5fa3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02" calcext:value-type="float">
            <text:p>102</text:p>
          </table:table-cell>
          <table:table-cell table:style-name="ce9" office:value-type="string" calcext:value-type="string">
            <text:p>Bee Partners</text:p>
          </table:table-cell>
          <table:table-cell table:style-name="ce23" office:value-type="float" office:value="50" calcext:value-type="float">
            <text:p>$50</text:p>
          </table:table-cell>
          <table:table-cell table:style-name="ce35" office:value-type="date" office:date-value="2023-11-02" calcext:value-type="date">
            <text:p>11/2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Bay Area</text:p>
          </table:table-cell>
          <table:table-cell table:style-name="ce51" office:value-type="string" calcext:value-type="string">
            <text:p><text:a xlink:href="https://techcrunch.com/2023/11/01/bee-partners-venture-capital-pre-seed-deep-tech/" xlink:type="simple">https://techcrunch.com/2023/11/01/bee-partners-venture-capital-pre-seed-deep-tech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03" calcext:value-type="float">
            <text:p>103</text:p>
          </table:table-cell>
          <table:table-cell table:style-name="ce9" office:value-type="string" calcext:value-type="string">
            <text:p>Shield Capital</text:p>
          </table:table-cell>
          <table:table-cell table:style-name="ce23" office:value-type="float" office:value="186" calcext:value-type="float">
            <text:p>$186</text:p>
          </table:table-cell>
          <table:table-cell table:style-name="ce35" office:value-type="date" office:date-value="2023-10-16" calcext:value-type="date">
            <text:p>10/16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51" office:value-type="string" calcext:value-type="string">
            <text:p><text:a xlink:href="https://shieldcap.com/announcements/shield-capital-closes-186-million-inaugural-venture-capital-fund" xlink:type="simple">https://shieldcap.com/announcements/shield-capital-closes-186-million-inaugural-venture-capital-fund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04" calcext:value-type="float">
            <text:p>104</text:p>
          </table:table-cell>
          <table:table-cell table:style-name="ce9" office:value-type="string" calcext:value-type="string">
            <text:p>Geek Ventures</text:p>
          </table:table-cell>
          <table:table-cell table:style-name="ce23" office:value-type="float" office:value="23" calcext:value-type="float">
            <text:p>$23</text:p>
          </table:table-cell>
          <table:table-cell table:style-name="ce35" office:value-type="date" office:date-value="2023-08-28" calcext:value-type="date">
            <text:p>8/28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1" office:value-type="string" calcext:value-type="string">
            <text:p><text:a xlink:href="https://techcrunch.com/2023/08/28/geek-ventures-immigrant-venture-capital/" xlink:type="simple">https://techcrunch.com/2023/08/28/geek-ventures-immigrant-venture-capital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05" calcext:value-type="float">
            <text:p>105</text:p>
          </table:table-cell>
          <table:table-cell table:style-name="ce9" office:value-type="string" calcext:value-type="string">
            <text:p>Grand Ventures</text:p>
          </table:table-cell>
          <table:table-cell table:style-name="ce23" office:value-type="float" office:value="50" calcext:value-type="float">
            <text:p>$50</text:p>
          </table:table-cell>
          <table:table-cell table:style-name="ce35" office:value-type="date" office:date-value="2023-10-09" calcext:value-type="date">
            <text:p>10/9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Grand Rapids, Michigan</text:p>
          </table:table-cell>
          <table:table-cell table:style-name="ce51" office:value-type="string" calcext:value-type="string">
            <text:p><text:a xlink:href="https://techcrunch.com/2023/10/09/michigans-grand-ventures-announces-50m-early-stage-fund/?guccounter=1&amp;guce_referrer=aHR0cHM6Ly93d3cuZ29vZ2xlLmNvbS8&amp;guce_referrer_sig=AQAAANQpj7NCwb0IHkRQe_Pf7WwlH64OZ_mZIuUYVWTwd9nmsSFEsc28XQWct-m6OJRqmhr2xDUEwL4Rr-JybEcVXrq7ARFwl2SVC6lm96j3ixMJZarmsUpLR0jQpCbM3hnFkktR-obHh4UQpEt7giqAe8EjmLuBh76bpHQ5y5lr-qec" xlink:type="simple">https://techcrunch.com/2023/10/09/michigans-grand-ventures-announces-50m-early-stage-fund/?guccounter=1&amp;guce_referrer=aHR0cHM6Ly93d3cuZ29vZ2xlLmNvbS8&amp;guce_referrer_sig=AQAAANQpj7NCwb0IHkRQe_Pf7WwlH64OZ_mZIuUYVWTwd9nmsSFEsc28XQWct-m6OJRqmhr2xDUEwL4Rr-JybEcVXrq7ARFwl2SVC6lm96j3ixMJZarmsUpLR0jQpCbM3hnFkktR-obHh4UQpEt7giqAe8EjmLuBh76bpHQ5y5lr-qec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06" calcext:value-type="float">
            <text:p>106</text:p>
          </table:table-cell>
          <table:table-cell table:style-name="ce9" office:value-type="string" calcext:value-type="string">
            <text:p>Haystack Ventures</text:p>
          </table:table-cell>
          <table:table-cell table:style-name="ce23" office:value-type="float" office:value="75" calcext:value-type="float">
            <text:p>$75</text:p>
          </table:table-cell>
          <table:table-cell table:style-name="ce35" office:value-type="date" office:date-value="2023-09-10" calcext:value-type="date">
            <text:p>9/10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VIII</text:p>
          </table:table-cell>
          <table:table-cell table:style-name="ce9" office:value-type="string" calcext:value-type="string">
            <text:p>Bay Area</text:p>
          </table:table-cell>
          <table:table-cell table:style-name="ce51" office:value-type="string" calcext:value-type="string">
            <text:p><text:a xlink:href="https://semilshah.com/2023/09/10/announcing-haystack-vii-same-model-fresh-funds-and-new-era/" xlink:type="simple">https://semilshah.com/2023/09/10/announcing-haystack-vii-same-model-fresh-funds-and-new-era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07" calcext:value-type="float">
            <text:p>107</text:p>
          </table:table-cell>
          <table:table-cell table:style-name="ce9" office:value-type="string" calcext:value-type="string">
            <text:p>Valhalla Ventures</text:p>
          </table:table-cell>
          <table:table-cell table:style-name="ce23" office:value-type="float" office:value="66" calcext:value-type="float">
            <text:p>$66</text:p>
          </table:table-cell>
          <table:table-cell table:style-name="ce35" office:value-type="date" office:date-value="2023-07-25" calcext:value-type="date">
            <text:p>7/25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LA</text:p>
          </table:table-cell>
          <table:table-cell table:style-name="ce51" office:value-type="string" calcext:value-type="string">
            <text:p><text:a xlink:href="https://www.finsmes.com/2023/07/valhalla-ventures-launches-66m-fund-i.html" xlink:type="simple">https://www.finsmes.com/2023/07/valhalla-ventures-launches-66m-fund-i.ht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style-name="ce9" office:value-type="string" calcext:value-type="string">
            <text:p>Adverb Ventures</text:p>
          </table:table-cell>
          <table:table-cell table:style-name="ce23" office:value-type="float" office:value="75" calcext:value-type="float">
            <text:p>$75</text:p>
          </table:table-cell>
          <table:table-cell table:style-name="ce35" office:value-type="date" office:date-value="2023-07-11" calcext:value-type="date">
            <text:p>7/11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51" office:value-type="string" calcext:value-type="string">
            <text:p><text:a xlink:href="https://twitter.com/Adverbvc/status/1678808066878480384?s=20" xlink:type="simple">https://twitter.com/Adverbvc/status/1678808066878480384?s=20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09" calcext:value-type="float">
            <text:p>109</text:p>
          </table:table-cell>
          <table:table-cell table:style-name="ce9" office:value-type="string" calcext:value-type="string">
            <text:p>Marketplace Capital</text:p>
          </table:table-cell>
          <table:table-cell table:style-name="ce23" office:value-type="float" office:value="10" calcext:value-type="float">
            <text:p>$10</text:p>
          </table:table-cell>
          <table:table-cell table:style-name="ce35" office:value-type="date" office:date-value="2023-07-06" calcext:value-type="date">
            <text:p>7/6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LA</text:p>
          </table:table-cell>
          <table:table-cell table:style-name="ce52" office:value-type="string" calcext:value-type="string">
            <text:p><text:a xlink:href="https://twitter.com/yoroomie/status/1676995622602412033?s=46" xlink:type="simple">https://twitter.com/yoroomie/status/1676995622602412033?s=46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10" calcext:value-type="float">
            <text:p>110</text:p>
          </table:table-cell>
          <table:table-cell table:style-name="ce9" office:value-type="string" calcext:value-type="string">
            <text:p>Unshackled Ventures</text:p>
          </table:table-cell>
          <table:table-cell table:style-name="ce23" office:value-type="float" office:value="35" calcext:value-type="float">
            <text:p>$35</text:p>
          </table:table-cell>
          <table:table-cell table:style-name="ce35" office:value-type="date" office:date-value="2023-06-27" calcext:value-type="date">
            <text:p>6/27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</text:p>
          </table:table-cell>
          <table:table-cell table:style-name="ce53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style-name="ce9" office:value-type="string" calcext:value-type="string">
            <text:p>Kindred Ventures</text:p>
          </table:table-cell>
          <table:table-cell table:style-name="ce23" office:value-type="float" office:value="200" calcext:value-type="float">
            <text:p>$200</text:p>
          </table:table-cell>
          <table:table-cell table:style-name="ce35" office:value-type="date" office:date-value="2023-06-27" calcext:value-type="date">
            <text:p>6/27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</text:p>
          </table:table-cell>
          <table:table-cell table:style-name="ce52" office:value-type="string" calcext:value-type="string">
            <text:p><text:a xlink:href="https://kindredventures.medium.com/announcing-kindred-ventures-iii-and-selector-i-2c6f2005ea64" xlink:type="simple">https://kindredventures.medium.com/announcing-kindred-ventures-iii-and-selector-i-2c6f2005ea64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12" calcext:value-type="float">
            <text:p>112</text:p>
          </table:table-cell>
          <table:table-cell table:style-name="ce9" office:value-type="string" calcext:value-type="string">
            <text:p>Uncork</text:p>
          </table:table-cell>
          <table:table-cell table:style-name="ce23" office:value-type="float" office:value="200" calcext:value-type="float">
            <text:p>$200</text:p>
          </table:table-cell>
          <table:table-cell table:style-name="ce35" office:value-type="string" calcext:value-type="string">
            <text:p>6/27/020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VII</text:p>
          </table:table-cell>
          <table:table-cell table:style-name="ce9" office:value-type="string" calcext:value-type="string">
            <text:p>Bay Area</text:p>
          </table:table-cell>
          <table:table-cell table:style-name="ce52" office:value-type="string" calcext:value-type="string">
            <text:p><text:a xlink:href="https://medium.com/uncorkcapital/uncork-raises-400m-to-invest-in-and-support-seed-stage-startups-from-inception-through-growth-9316a6599780" xlink:type="simple">https://medium.com/uncorkcapital/uncork-raises-400m-to-invest-in-and-support-seed-stage-startups-from-inception-through-growth-9316a6599780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13" calcext:value-type="float">
            <text:p>113</text:p>
          </table:table-cell>
          <table:table-cell table:style-name="ce9" office:value-type="string" calcext:value-type="string">
            <text:p>hash3</text:p>
          </table:table-cell>
          <table:table-cell table:style-name="ce23" office:value-type="float" office:value="29" calcext:value-type="float">
            <text:p>$29</text:p>
          </table:table-cell>
          <table:table-cell table:style-name="ce35" office:value-type="date" office:date-value="2023-06-27" calcext:value-type="date">
            <text:p>6/27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2" office:value-type="string" calcext:value-type="string">
            <text:p><text:a xlink:href="https://twitter.com/Hootie_R/status/1673682379758530560" xlink:type="simple">https://twitter.com/Hootie_R/status/1673682379758530560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14" calcext:value-type="float">
            <text:p>114</text:p>
          </table:table-cell>
          <table:table-cell table:style-name="ce9" office:value-type="string" calcext:value-type="string">
            <text:p>Correlation Ventures</text:p>
          </table:table-cell>
          <table:table-cell table:style-name="ce23" office:value-type="float" office:value="130" calcext:value-type="float">
            <text:p>$130</text:p>
          </table:table-cell>
          <table:table-cell table:style-name="ce35" office:value-type="date" office:date-value="2023-06-27" calcext:value-type="date">
            <text:p>6/27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, NYC, San Diego</text:p>
          </table:table-cell>
          <table:table-cell table:style-name="ce52" office:value-type="string" calcext:value-type="string">
            <text:p><text:a xlink:href="https://finance.yahoo.com/news/correlation-ventures-announces-close-third-140000898.html?guccounter=1&amp;guce_referrer=aHR0cHM6Ly93d3cuZ29vZ2xlLmNvbS8&amp;guce_referrer_sig=AQAAAASInVbj_WmnpwWY9yhokSGW_VUwNEBb2rbktKhc0LzXacPcdYobK1-sbDX2f7YVoESgdBOpIIHgTW2NmEE56Z86pVNbQXWxPgpK9T2zU_2s6KkhpNwc5QqU0ifN63HT-lspanTma-KqVfyg1mBNSwQMv0mTE0IhH8K6yi2Dq72H" xlink:type="simple">https://finance.yahoo.com/news/correlation-ventures-announces-close-third-140000898.html?guccounter=1&amp;guce_referrer=aHR0cHM6Ly93d3cuZ29vZ2xlLmNvbS8&amp;guce_referrer_sig=AQAAAASInVbj_WmnpwWY9yhokSGW_VUwNEBb2rbktKhc0LzXacPcdYobK1-sbDX2f7YVoESgdBOpIIHgTW2NmEE56Z86pVNbQXWxPgpK9T2zU_2s6KkhpNwc5QqU0ifN63HT-lspanTma-KqVfyg1mBNSwQMv0mTE0IhH8K6yi2Dq72H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15" calcext:value-type="float">
            <text:p>115</text:p>
          </table:table-cell>
          <table:table-cell table:style-name="ce9" office:value-type="string" calcext:value-type="string">
            <text:p>Joyful</text:p>
          </table:table-cell>
          <table:table-cell table:style-name="ce23" office:value-type="float" office:value="23" calcext:value-type="float">
            <text:p>$23</text:p>
          </table:table-cell>
          <table:table-cell table:style-name="ce35" office:value-type="date" office:date-value="2023-06-27" calcext:value-type="date">
            <text:p>6/27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LA</text:p>
          </table:table-cell>
          <table:table-cell table:style-name="ce52" office:value-type="string" calcext:value-type="string">
            <text:p><text:a xlink:href="https://www.bloomberg.com/news/articles/2023-06-27/joyful-ventures-launches-fake-meat-fund-to-invest-in-alt-protein" xlink:type="simple">https://www.bloomberg.com/news/articles/2023-06-27/joyful-ventures-launches-fake-meat-fund-to-invest-in-alt-protein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16" calcext:value-type="float">
            <text:p>116</text:p>
          </table:table-cell>
          <table:table-cell table:style-name="ce9" office:value-type="string" calcext:value-type="string">
            <text:p>Sugar Capital</text:p>
          </table:table-cell>
          <table:table-cell table:style-name="ce23" office:value-type="float" office:value="33" calcext:value-type="float">
            <text:p>$33</text:p>
          </table:table-cell>
          <table:table-cell table:style-name="ce35" office:value-type="date" office:date-value="2023-06-13" calcext:value-type="date">
            <text:p>6/13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52" office:value-type="string" calcext:value-type="string">
            <text:p><text:a xlink:href="https://www.businessinsider.com/brian-lisa-sugar-capital-launch-avid-capital-advisors-2023-6" xlink:type="simple">https://www.businessinsider.com/brian-lisa-sugar-capital-launch-avid-capital-advisors-2023-6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17" calcext:value-type="float">
            <text:p>117</text:p>
          </table:table-cell>
          <table:table-cell table:style-name="ce9" office:value-type="string" calcext:value-type="string">
            <text:p>m]x[v Capital</text:p>
          </table:table-cell>
          <table:table-cell table:style-name="ce23" office:value-type="float" office:value="52" calcext:value-type="float">
            <text:p>$52</text:p>
          </table:table-cell>
          <table:table-cell table:style-name="ce35" office:value-type="date" office:date-value="2023-05-18" calcext:value-type="date">
            <text:p>5/18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2" office:value-type="string" calcext:value-type="string">
            <text:p><text:a xlink:href="https://www.prnewswire.com/news-releases/mxv-capital-launches-with-52m-debut-fund-301827865.html" xlink:type="simple">https://www.prnewswire.com/news-releases/mxv-capital-launches-with-52m-debut-fund-301827865.ht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18" calcext:value-type="float">
            <text:p>118</text:p>
          </table:table-cell>
          <table:table-cell table:style-name="ce9" office:value-type="string" calcext:value-type="string">
            <text:p>Seedcamp</text:p>
          </table:table-cell>
          <table:table-cell table:style-name="ce23" office:value-type="float" office:value="180" calcext:value-type="float">
            <text:p>$180</text:p>
          </table:table-cell>
          <table:table-cell table:style-name="ce35" office:value-type="date" office:date-value="2023-05-18" calcext:value-type="date">
            <text:p>5/18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VI</text:p>
          </table:table-cell>
          <table:table-cell table:style-name="ce9" office:value-type="string" calcext:value-type="string">
            <text:p>UK, Miami</text:p>
          </table:table-cell>
          <table:table-cell table:style-name="ce52" office:value-type="string" calcext:value-type="string">
            <text:p><text:a xlink:href="https://seedcamp.com/welcome-to-seedcamp-vi/" xlink:type="simple">https://seedcamp.com/welcome-to-seedcamp-vi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19" calcext:value-type="float">
            <text:p>119</text:p>
          </table:table-cell>
          <table:table-cell table:style-name="ce9" office:value-type="string" calcext:value-type="string">
            <text:p>Red Beard Ventures</text:p>
          </table:table-cell>
          <table:table-cell table:style-name="ce23" office:value-type="float" office:value="25" calcext:value-type="float">
            <text:p>$25</text:p>
          </table:table-cell>
          <table:table-cell table:style-name="ce35" office:value-type="date" office:date-value="2023-05-16" calcext:value-type="date">
            <text:p>5/16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, LA</text:p>
          </table:table-cell>
          <table:table-cell table:style-name="ce52" office:value-type="string" calcext:value-type="string">
            <text:p><text:a xlink:href="https://www.coindesk.com/web3/2023/05/16/red-beard-ventures-closes-25m-funding-round-with-animoca-brands-superrare/" xlink:type="simple">https://www.coindesk.com/web3/2023/05/16/red-beard-ventures-closes-25m-funding-round-with-animoca-brands-superrare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20" calcext:value-type="float">
            <text:p>120</text:p>
          </table:table-cell>
          <table:table-cell table:style-name="ce9" office:value-type="string" calcext:value-type="string">
            <text:p>Everywhere Ventures</text:p>
          </table:table-cell>
          <table:table-cell table:style-name="ce23" office:value-type="float" office:value="25" calcext:value-type="float">
            <text:p>$25</text:p>
          </table:table-cell>
          <table:table-cell table:style-name="ce35" office:value-type="date" office:date-value="2023-04-05" calcext:value-type="date">
            <text:p>4/5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2" office:value-type="string" calcext:value-type="string">
            <text:p><text:a xlink:href="https://www.wsj.com/articles/everywhere-ventures-bucks-trend-by-investing-globally-1071ca09" xlink:type="simple">https://www.wsj.com/articles/everywhere-ventures-bucks-trend-by-investing-globally-1071ca09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21" calcext:value-type="float">
            <text:p>121</text:p>
          </table:table-cell>
          <table:table-cell table:style-name="ce9" office:value-type="string" calcext:value-type="string">
            <text:p>Ensemble</text:p>
          </table:table-cell>
          <table:table-cell table:style-name="ce23" office:value-type="float" office:value="100" calcext:value-type="float">
            <text:p>$100</text:p>
          </table:table-cell>
          <table:table-cell table:style-name="ce35" office:value-type="date" office:date-value="2023-04-04" calcext:value-type="date">
            <text:p>4/4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Austin, TX</text:p>
          </table:table-cell>
          <table:table-cell table:style-name="ce52" office:value-type="string" calcext:value-type="string">
            <text:p><text:a xlink:href="https://techcrunch.com/2023/04/04/ensemble-raises-100m-debut-fund-to-bet-on-startup-teams-but-not-in-the-way-you-think/" xlink:type="simple">https://techcrunch.com/2023/04/04/ensemble-raises-100m-debut-fund-to-bet-on-startup-teams-but-not-in-the-way-you-think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22" calcext:value-type="float">
            <text:p>122</text:p>
          </table:table-cell>
          <table:table-cell table:style-name="ce9" office:value-type="string" calcext:value-type="string">
            <text:p>Race Capital</text:p>
          </table:table-cell>
          <table:table-cell table:style-name="ce23" office:value-type="float" office:value="181" calcext:value-type="float">
            <text:p>$181</text:p>
          </table:table-cell>
          <table:table-cell table:style-name="ce35" office:value-type="date" office:date-value="2023-03-22" calcext:value-type="date">
            <text:p>3/22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I</text:p>
          </table:table-cell>
          <table:table-cell table:style-name="ce9"/>
          <table:table-cell table:style-name="ce52" office:value-type="string" calcext:value-type="string">
            <text:p><text:a xlink:href="https://medium.com/racecapital/race-capital-fund-ii-building-the-next-generation-software-infrastructure-fd3a7fb0fa4c" xlink:type="simple">https://medium.com/racecapital/race-capital-fund-ii-building-the-next-generation-software-infrastructure-fd3a7fb0fa4c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style-name="ce9" office:value-type="string" calcext:value-type="string">
            <text:p>Phenomenal Ventures</text:p>
          </table:table-cell>
          <table:table-cell table:style-name="ce23" office:value-type="float" office:value="6" calcext:value-type="float">
            <text:p>$6</text:p>
          </table:table-cell>
          <table:table-cell table:style-name="ce35" office:value-type="date" office:date-value="2023-02-13" calcext:value-type="date">
            <text:p>2/13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52" office:value-type="string" calcext:value-type="string">
            <text:p><text:a xlink:href="https://techcrunch.com/2023/02/13/phenomenal-ventures-meena-harris-helen-min-vc-fund/" xlink:type="simple">https://techcrunch.com/2023/02/13/phenomenal-ventures-meena-harris-helen-min-vc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24" calcext:value-type="float">
            <text:p>124</text:p>
          </table:table-cell>
          <table:table-cell table:style-name="ce9" office:value-type="string" calcext:value-type="string">
            <text:p>Ansa Capital</text:p>
          </table:table-cell>
          <table:table-cell table:style-name="ce23" office:value-type="float" office:value="140" calcext:value-type="float">
            <text:p>$140</text:p>
          </table:table-cell>
          <table:table-cell table:style-name="ce35" office:value-type="date" office:date-value="2023-01-31" calcext:value-type="date">
            <text:p>1/31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3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style-name="ce9" office:value-type="string" calcext:value-type="string">
            <text:p>FJ Labs</text:p>
          </table:table-cell>
          <table:table-cell table:style-name="ce23" office:value-type="float" office:value="200" calcext:value-type="float">
            <text:p>$200</text:p>
          </table:table-cell>
          <table:table-cell table:style-name="ce35" office:value-type="date" office:date-value="2023-01-25" calcext:value-type="date">
            <text:p>1/25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2" office:value-type="string" calcext:value-type="string">
            <text:p><text:a xlink:href="https://techcrunch.com/2023/01/25/most-active-investor-fj-labs-closes-on-260m-across-two-new-vehicles/" xlink:type="simple">https://techcrunch.com/2023/01/25/most-active-investor-fj-labs-closes-on-260m-across-two-new-vehicles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26" calcext:value-type="float">
            <text:p>126</text:p>
          </table:table-cell>
          <table:table-cell table:style-name="ce9" office:value-type="string" calcext:value-type="string">
            <text:p>Cowboy Ventures</text:p>
          </table:table-cell>
          <table:table-cell table:style-name="ce23" office:value-type="float" office:value="140" calcext:value-type="float">
            <text:p>$140</text:p>
          </table:table-cell>
          <table:table-cell table:style-name="ce35" office:value-type="date" office:date-value="2023-01-23" calcext:value-type="date">
            <text:p>1/23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Bay Area, NYC</text:p>
          </table:table-cell>
          <table:table-cell table:style-name="ce52" office:value-type="string" calcext:value-type="string">
            <text:p><text:a xlink:href="https://techcrunch.com/2023/01/23/cowboy-ventures-goes-bigger-with-260m-across-two-new-funds-including-an-opportunity-fund/" xlink:type="simple">https://techcrunch.com/2023/01/23/cowboy-ventures-goes-bigger-with-260m-across-two-new-funds-including-an-opportunity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27" calcext:value-type="float">
            <text:p>127</text:p>
          </table:table-cell>
          <table:table-cell table:style-name="ce9" office:value-type="string" calcext:value-type="string">
            <text:p>Courtside Ventures</text:p>
          </table:table-cell>
          <table:table-cell table:style-name="ce23" office:value-type="float" office:value="100" calcext:value-type="float">
            <text:p>$100</text:p>
          </table:table-cell>
          <table:table-cell table:style-name="ce35" office:value-type="date" office:date-value="2023-01-19" calcext:value-type="date">
            <text:p>1/19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NYC</text:p>
          </table:table-cell>
          <table:table-cell table:style-name="ce52" office:value-type="string" calcext:value-type="string">
            <text:p><text:a xlink:href="https://venturebeat.com/games/courtside-ventures-raises-100m-fund-for-sports-collectibles-wellness-and-gaming/" xlink:type="simple">https://venturebeat.com/games/courtside-ventures-raises-100m-fund-for-sports-collectibles-wellness-and-gaming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28" calcext:value-type="float">
            <text:p>128</text:p>
          </table:table-cell>
          <table:table-cell table:style-name="ce9" office:value-type="string" calcext:value-type="string">
            <text:p>Sequoia Capital Seed Fund</text:p>
          </table:table-cell>
          <table:table-cell table:style-name="ce23" office:value-type="float" office:value="195" calcext:value-type="float">
            <text:p>$195</text:p>
          </table:table-cell>
          <table:table-cell table:style-name="ce35" office:value-type="date" office:date-value="2023-01-18" calcext:value-type="date">
            <text:p>1/18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V</text:p>
          </table:table-cell>
          <table:table-cell table:style-name="ce9" office:value-type="string" calcext:value-type="string">
            <text:p>Bay Area</text:p>
          </table:table-cell>
          <table:table-cell table:style-name="ce52" office:value-type="string" calcext:value-type="string">
            <text:p><text:a xlink:href="https://www.sequoiacap.com/article/seed-fund-and-arc-announcement/" xlink:type="simple">https://www.sequoiacap.com/article/seed-fund-and-arc-announcement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29" calcext:value-type="float">
            <text:p>129</text:p>
          </table:table-cell>
          <table:table-cell table:style-name="ce9" office:value-type="string" calcext:value-type="string">
            <text:p>Not Boring Capital</text:p>
          </table:table-cell>
          <table:table-cell table:style-name="ce23" office:value-type="float" office:value="30" calcext:value-type="float">
            <text:p>$30</text:p>
          </table:table-cell>
          <table:table-cell table:style-name="ce35" office:value-type="date" office:date-value="2023-01-10" calcext:value-type="date">
            <text:p>1/10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NYC</text:p>
          </table:table-cell>
          <table:table-cell table:style-name="ce5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30" calcext:value-type="float">
            <text:p>130</text:p>
          </table:table-cell>
          <table:table-cell table:style-name="ce9" office:value-type="string" calcext:value-type="string">
            <text:p>Cake Ventures</text:p>
          </table:table-cell>
          <table:table-cell table:style-name="ce23" office:value-type="float" office:value="17" calcext:value-type="float">
            <text:p>$17</text:p>
          </table:table-cell>
          <table:table-cell table:style-name="ce35" office:value-type="date" office:date-value="2023-01-12" calcext:value-type="date">
            <text:p>1/12/2023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52" office:value-type="string" calcext:value-type="string">
            <text:p><text:a xlink:href="https://www.forbes.com/sites/alexkonrad/2023/01/12/monique-woodard-new-fund-cake-ventures/?sh=7519f52b6b47" xlink:type="simple">https://www.forbes.com/sites/alexkonrad/2023/01/12/monique-woodard-new-fund-cake-ventures/?sh=7519f52b6b47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style-name="ce13" office:value-type="string" calcext:value-type="string">
            <text:p>Tenzing Capital</text:p>
          </table:table-cell>
          <table:table-cell table:style-name="ce23" office:value-type="float" office:value="6" calcext:value-type="float">
            <text:p>$6</text:p>
          </table:table-cell>
          <table:table-cell table:style-name="ce36" office:value-type="date" office:date-value="2022-12-31" calcext:value-type="date">
            <text:p>12/31/2022</text:p>
          </table:table-cell>
          <table:table-cell table:style-name="ce37" office:value-type="float" office:value="2023" calcext:value-type="float">
            <text:p>2023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Wichita, KS</text:p>
          </table:table-cell>
          <table:table-cell table:style-name="ce1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32" calcext:value-type="float">
            <text:p>132</text:p>
          </table:table-cell>
          <table:table-cell table:style-name="ce13" office:value-type="string" calcext:value-type="string">
            <text:p>10D</text:p>
          </table:table-cell>
          <table:table-cell table:style-name="ce23" office:value-type="float" office:value="185" calcext:value-type="float">
            <text:p>$185</text:p>
          </table:table-cell>
          <table:table-cell table:style-name="ce36" office:value-type="date" office:date-value="2022-12-20" calcext:value-type="date">
            <text:p>12/20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Tel Aviv</text:p>
          </table:table-cell>
          <table:table-cell table:style-name="ce55" office:value-type="string" calcext:value-type="string">
            <text:p><text:a xlink:href="https://www.calcalistech.com/ctechnews/article/hygyjn1yi" xlink:type="simple">https://www.calcalistech.com/ctechnews/article/hygyjn1yi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33" calcext:value-type="float">
            <text:p>133</text:p>
          </table:table-cell>
          <table:table-cell table:style-name="ce13" office:value-type="string" calcext:value-type="string">
            <text:p>Wischoff Ventures</text:p>
          </table:table-cell>
          <table:table-cell table:style-name="ce23" office:value-type="float" office:value="20" calcext:value-type="float">
            <text:p>$20</text:p>
          </table:table-cell>
          <table:table-cell table:style-name="ce36" office:value-type="date" office:date-value="2022-12-16" calcext:value-type="date">
            <text:p>12/16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Tennessee</text:p>
          </table:table-cell>
          <table:table-cell table:style-name="ce55" office:value-type="string" calcext:value-type="string">
            <text:p><text:a xlink:href="https://techcrunch.com/2022/12/16/solo-gp-nichole-wischoff-raises-20m-fund-backed-by-peter-thiel-to-invest-in-unsexy-businesses/" xlink:type="simple">https://techcrunch.com/2022/12/16/solo-gp-nichole-wischoff-raises-20m-fund-backed-by-peter-thiel-to-invest-in-unsexy-businesses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34" calcext:value-type="float">
            <text:p>134</text:p>
          </table:table-cell>
          <table:table-cell table:style-name="ce13" office:value-type="string" calcext:value-type="string">
            <text:p>Jetstream</text:p>
          </table:table-cell>
          <table:table-cell table:style-name="ce23" office:value-type="float" office:value="10" calcext:value-type="float">
            <text:p>$10</text:p>
          </table:table-cell>
          <table:table-cell table:style-name="ce36" office:value-type="date" office:date-value="2022-12-15" calcext:value-type="date">
            <text:p>12/15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55" office:value-type="string" calcext:value-type="string">
            <text:p><text:a xlink:href="https://twitter.com/leepnet/status/1603427675279720452" xlink:type="simple">https://twitter.com/leepnet/status/1603427675279720452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35" calcext:value-type="float">
            <text:p>135</text:p>
          </table:table-cell>
          <table:table-cell table:style-name="ce13" office:value-type="string" calcext:value-type="string">
            <text:p>Boulder Ventures</text:p>
          </table:table-cell>
          <table:table-cell table:style-name="ce23" office:value-type="float" office:value="58" calcext:value-type="float">
            <text:p>$58</text:p>
          </table:table-cell>
          <table:table-cell table:style-name="ce36" office:value-type="date" office:date-value="2022-12-07" calcext:value-type="date">
            <text:p>12/7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VII</text:p>
          </table:table-cell>
          <table:table-cell table:style-name="ce9" office:value-type="string" calcext:value-type="string">
            <text:p>Colorado and DC</text:p>
          </table:table-cell>
          <table:table-cell table:style-name="ce55" office:value-type="string" calcext:value-type="string">
            <text:p><text:a xlink:href="https://www.bizjournals.com/denver/inno/stories/news/2022/12/07/boulder-ventures-closes-fund-colorado-startup.html" xlink:type="simple">https://www.bizjournals.com/denver/inno/stories/news/2022/12/07/boulder-ventures-closes-fund-colorado-startup.ht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style-name="ce13" office:value-type="string" calcext:value-type="string">
            <text:p>Coelius Capital</text:p>
          </table:table-cell>
          <table:table-cell table:style-name="ce23" office:value-type="float" office:value="33" calcext:value-type="float">
            <text:p>$33</text:p>
          </table:table-cell>
          <table:table-cell table:style-name="ce36" office:value-type="date" office:date-value="2022-12-14" calcext:value-type="date">
            <text:p>12/14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55" office:value-type="string" calcext:value-type="string">
            <text:p><text:a xlink:href="https://www.linkedin.com/pulse/announcing-coelius-capital-2-zach-coelius" xlink:type="simple">https://www.linkedin.com/pulse/announcing-coelius-capital-2-zach-coelius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37" calcext:value-type="float">
            <text:p>137</text:p>
          </table:table-cell>
          <table:table-cell table:style-name="ce13" office:value-type="string" calcext:value-type="string">
            <text:p>Union Square Ventures - climate fund</text:p>
          </table:table-cell>
          <table:table-cell table:style-name="ce23" office:value-type="float" office:value="200" calcext:value-type="float">
            <text:p>$200</text:p>
          </table:table-cell>
          <table:table-cell table:style-name="ce36" office:value-type="date" office:date-value="2022-12-09" calcext:value-type="date">
            <text:p>12/9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1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38" calcext:value-type="float">
            <text:p>138</text:p>
          </table:table-cell>
          <table:table-cell table:style-name="ce13" office:value-type="string" calcext:value-type="string">
            <text:p>645 Ventures</text:p>
          </table:table-cell>
          <table:table-cell table:style-name="ce23" office:value-type="float" office:value="194" calcext:value-type="float">
            <text:p>$194</text:p>
          </table:table-cell>
          <table:table-cell table:style-name="ce36" office:value-type="date" office:date-value="2022-12-01" calcext:value-type="date">
            <text:p>12/1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NYC</text:p>
          </table:table-cell>
          <table:table-cell table:style-name="ce1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39" calcext:value-type="float">
            <text:p>139</text:p>
          </table:table-cell>
          <table:table-cell table:style-name="ce13" office:value-type="string" calcext:value-type="string">
            <text:p>Banana Capital</text:p>
          </table:table-cell>
          <table:table-cell table:style-name="ce23" office:value-type="float" office:value="20" calcext:value-type="float">
            <text:p>$20</text:p>
          </table:table-cell>
          <table:table-cell table:style-name="ce36" office:value-type="date" office:date-value="2022-11-30" calcext:value-type="date">
            <text:p>11/30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</text:p>
          </table:table-cell>
          <table:table-cell table:style-name="ce9"/>
          <table:table-cell table:style-name="ce55" office:value-type="string" calcext:value-type="string">
            <text:p><text:a xlink:href="https://www.thespl.it/p/banana-fund-2" xlink:type="simple">https://www.thespl.it/p/banana-fund-2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40" calcext:value-type="float">
            <text:p>140</text:p>
          </table:table-cell>
          <table:table-cell table:style-name="ce13" office:value-type="string" calcext:value-type="string">
            <text:p>Double Down </text:p>
          </table:table-cell>
          <table:table-cell table:style-name="ce23" office:value-type="float" office:value="30" calcext:value-type="float">
            <text:p>$30</text:p>
          </table:table-cell>
          <table:table-cell table:style-name="ce36" office:value-type="date" office:date-value="2022-11-02" calcext:value-type="date">
            <text:p>11/2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Miami, FL</text:p>
          </table:table-cell>
          <table:table-cell table:style-name="ce55" office:value-type="string" calcext:value-type="string">
            <text:p><text:a xlink:href="https://techcrunch.com/2022/11/02/crypto-consumer-web3-solo-female-gp-magdalena-kala-double-down/?tpcc=tcplustwitter" xlink:type="simple">https://techcrunch.com/2022/11/02/crypto-consumer-web3-solo-female-gp-magdalena-kala-double-down/?tpcc=tcplustwitter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41" calcext:value-type="float">
            <text:p>141</text:p>
          </table:table-cell>
          <table:table-cell table:style-name="ce13" office:value-type="string" calcext:value-type="string">
            <text:p>Streamlined Ventures</text:p>
          </table:table-cell>
          <table:table-cell table:style-name="ce23" office:value-type="float" office:value="140" calcext:value-type="float">
            <text:p>$140</text:p>
          </table:table-cell>
          <table:table-cell table:style-name="ce36" office:value-type="date" office:date-value="2022-10-27" calcext:value-type="date">
            <text:p>10/27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V</text:p>
          </table:table-cell>
          <table:table-cell table:style-name="ce9" office:value-type="string" calcext:value-type="string">
            <text:p>Bay Area</text:p>
          </table:table-cell>
          <table:table-cell table:style-name="ce1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42" calcext:value-type="float">
            <text:p>142</text:p>
          </table:table-cell>
          <table:table-cell table:style-name="ce13" office:value-type="string" calcext:value-type="string">
            <text:p>Propeller Ventures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22-10-20" calcext:value-type="date">
            <text:p>10/20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oston</text:p>
          </table:table-cell>
          <table:table-cell table:style-name="ce55" office:value-type="string" calcext:value-type="string">
            <text:p><text:a xlink:href="https://www.propellervc.com/blog/introducingpropeller" xlink:type="simple">https://www.propellervc.com/blog/introducingpropeller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style-name="ce13" office:value-type="string" calcext:value-type="string">
            <text:p>Will Ventures</text:p>
          </table:table-cell>
          <table:table-cell table:style-name="ce23" office:value-type="float" office:value="150" calcext:value-type="float">
            <text:p>$150</text:p>
          </table:table-cell>
          <table:table-cell table:style-name="ce36" office:value-type="date" office:date-value="2022-10-18" calcext:value-type="date">
            <text:p>10/18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oston</text:p>
          </table:table-cell>
          <table:table-cell table:style-name="ce55" office:value-type="string" calcext:value-type="string">
            <text:p><text:a xlink:href="https://techcrunch.com/2022/10/18/will-ventures-second-fund-sports-technologies/" xlink:type="simple">https://techcrunch.com/2022/10/18/will-ventures-second-fund-sports-technologies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style-name="ce13" office:value-type="string" calcext:value-type="string">
            <text:p>Conviction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22-10-04" calcext:value-type="date">
            <text:p>10/4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/>
          <table:table-cell table:style-name="ce55" office:value-type="string" calcext:value-type="string">
            <text:p><text:a xlink:href="https://sarahguo.com/blog/conviction" xlink:type="simple">https://sarahguo.com/blog/conviction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45" calcext:value-type="float">
            <text:p>145</text:p>
          </table:table-cell>
          <table:table-cell table:style-name="ce13" office:value-type="string" calcext:value-type="string">
            <text:p>Dorm Room Fund</text:p>
          </table:table-cell>
          <table:table-cell table:style-name="ce23" office:value-type="float" office:value="12.5" calcext:value-type="float">
            <text:p>$13</text:p>
          </table:table-cell>
          <table:table-cell table:style-name="ce36" office:value-type="date" office:date-value="2022-09-06" calcext:value-type="date">
            <text:p>9/6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oston, NYC, SF, Philly</text:p>
          </table:table-cell>
          <table:table-cell table:style-name="ce1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46" calcext:value-type="float">
            <text:p>146</text:p>
          </table:table-cell>
          <table:table-cell table:style-name="ce13" office:value-type="string" calcext:value-type="string">
            <text:p>Swell VC</text:p>
          </table:table-cell>
          <table:table-cell table:style-name="ce23" office:value-type="float" office:value="10" calcext:value-type="float">
            <text:p>$10</text:p>
          </table:table-cell>
          <table:table-cell table:style-name="ce36" office:value-type="date" office:date-value="2022-08-31" calcext:value-type="date">
            <text:p>8/31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1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47" calcext:value-type="float">
            <text:p>147</text:p>
          </table:table-cell>
          <table:table-cell table:style-name="ce13" office:value-type="string" calcext:value-type="string">
            <text:p>Stage 2 Capital</text:p>
          </table:table-cell>
          <table:table-cell table:style-name="ce23" office:value-type="float" office:value="150" calcext:value-type="float">
            <text:p>$150</text:p>
          </table:table-cell>
          <table:table-cell table:style-name="ce36" office:value-type="date" office:date-value="2022-08-17" calcext:value-type="date">
            <text:p>8/17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</text:p>
          </table:table-cell>
          <table:table-cell table:style-name="ce1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48" calcext:value-type="float">
            <text:p>148</text:p>
          </table:table-cell>
          <table:table-cell table:style-name="ce13" office:value-type="string" calcext:value-type="string">
            <text:p>Shima Capital</text:p>
          </table:table-cell>
          <table:table-cell table:style-name="ce23" office:value-type="float" office:value="200" calcext:value-type="float">
            <text:p>$200</text:p>
          </table:table-cell>
          <table:table-cell table:style-name="ce36" office:value-type="date" office:date-value="2022-08-17" calcext:value-type="date">
            <text:p>8/17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/>
          <table:table-cell table:style-name="ce55" office:value-type="string" calcext:value-type="string">
            <text:p><text:a xlink:href="https://www.coindesk.com/business/2022/08/17/bill-ackman-among-investors-as-venture-capital-crypto-firm-shima-capital-raises-200m-fund/" xlink:type="simple">https://www.coindesk.com/business/2022/08/17/bill-ackman-among-investors-as-venture-capital-crypto-firm-shima-capital-raises-200m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49" calcext:value-type="float">
            <text:p>149</text:p>
          </table:table-cell>
          <table:table-cell table:style-name="ce13" office:value-type="string" calcext:value-type="string">
            <text:p>Life Extension Ventures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22-08-18" calcext:value-type="date">
            <text:p>8/18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, London, SF</text:p>
          </table:table-cell>
          <table:table-cell table:style-name="ce55" office:value-type="string" calcext:value-type="string">
            <text:p><text:a xlink:href="https://techcrunch.com/2022/08/18/this-new-100m-fund-plans-to-focus-on-startups-accelerating-the-science-around-longevity/" xlink:type="simple">https://techcrunch.com/2022/08/18/this-new-100m-fund-plans-to-focus-on-startups-accelerating-the-science-around-longevity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50" calcext:value-type="float">
            <text:p>150</text:p>
          </table:table-cell>
          <table:table-cell table:style-name="ce13" office:value-type="string" calcext:value-type="string">
            <text:p>Tapestry</text:p>
          </table:table-cell>
          <table:table-cell table:style-name="ce23" office:value-type="float" office:value="31" calcext:value-type="float">
            <text:p>$31</text:p>
          </table:table-cell>
          <table:table-cell table:style-name="ce36" office:value-type="date" office:date-value="2022-08-03" calcext:value-type="date">
            <text:p>8/3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SF, London, Dublin</text:p>
          </table:table-cell>
          <table:table-cell table:style-name="ce55" office:value-type="string" calcext:value-type="string">
            <text:p><text:a xlink:href="https://www.siliconrepublic.com/start-ups/tapestry-vc-venture-capital-two-funds" xlink:type="simple">https://www.siliconrepublic.com/start-ups/tapestry-vc-venture-capital-two-funds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51" calcext:value-type="float">
            <text:p>151</text:p>
          </table:table-cell>
          <table:table-cell table:style-name="ce13" office:value-type="string" calcext:value-type="string">
            <text:p>Spacecadet Ventures</text:p>
          </table:table-cell>
          <table:table-cell table:style-name="ce23" office:value-type="float" office:value="15" calcext:value-type="float">
            <text:p>$15</text:p>
          </table:table-cell>
          <table:table-cell table:style-name="ce36" office:value-type="date" office:date-value="2022-08-01" calcext:value-type="date">
            <text:p>8/1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6" office:value-type="string" calcext:value-type="string">
            <text:p><text:a xlink:href="https://www.businessinsider.com/spacecadet-ventures-vc-pitch-deck-raise-money-seed-fund-2022-2" xlink:type="simple">https://www.businessinsider.com/spacecadet-ventures-vc-pitch-deck-raise-money-seed-fund-2022-2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52" calcext:value-type="float">
            <text:p>152</text:p>
          </table:table-cell>
          <table:table-cell table:style-name="ce13" office:value-type="string" calcext:value-type="string">
            <text:p>Mindset Ventures</text:p>
          </table:table-cell>
          <table:table-cell table:style-name="ce23" office:value-type="float" office:value="40" calcext:value-type="float">
            <text:p>$40</text:p>
          </table:table-cell>
          <table:table-cell table:style-name="ce36" office:value-type="date" office:date-value="2022-08-01" calcext:value-type="date">
            <text:p>8/1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USA, Israel and Brazil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53" calcext:value-type="float">
            <text:p>153</text:p>
          </table:table-cell>
          <table:table-cell table:style-name="ce13" office:value-type="string" calcext:value-type="string">
            <text:p>C2 Ventures</text:p>
          </table:table-cell>
          <table:table-cell table:style-name="ce23" office:value-type="float" office:value="21" calcext:value-type="float">
            <text:p>$21</text:p>
          </table:table-cell>
          <table:table-cell table:style-name="ce36" office:value-type="date" office:date-value="32022-07-30" calcext:value-type="date">
            <text:p>7/30/3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54" calcext:value-type="float">
            <text:p>154</text:p>
          </table:table-cell>
          <table:table-cell table:style-name="ce13" office:value-type="string" calcext:value-type="string">
            <text:p>ANIMO Ventures</text:p>
          </table:table-cell>
          <table:table-cell table:style-name="ce23" office:value-type="float" office:value="78" calcext:value-type="float">
            <text:p>$78</text:p>
          </table:table-cell>
          <table:table-cell table:style-name="ce36" office:value-type="date" office:date-value="2022-07-28" calcext:value-type="date">
            <text:p>7/28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Miami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55" calcext:value-type="float">
            <text:p>155</text:p>
          </table:table-cell>
          <table:table-cell table:style-name="ce13" office:value-type="string" calcext:value-type="string">
            <text:p>House Capital</text:p>
          </table:table-cell>
          <table:table-cell table:style-name="ce23" office:value-type="float" office:value="10" calcext:value-type="float">
            <text:p>$10</text:p>
          </table:table-cell>
          <table:table-cell table:style-name="ce36" office:value-type="date" office:date-value="2022-07-27" calcext:value-type="date">
            <text:p>7/27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, SF, LA</text:p>
          </table:table-cell>
          <table:table-cell table:style-name="ce56" office:value-type="string" calcext:value-type="string">
            <text:p><text:a xlink:href="https://www.businesswire.com/news/home/20220727005080/en/Launch-House-Announces-House-Capital---Its-Venture-Arm" xlink:type="simple">https://www.businesswire.com/news/home/20220727005080/en/Launch-House-Announces-House-Capital---Its-Venture-Arm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56" calcext:value-type="float">
            <text:p>156</text:p>
          </table:table-cell>
          <table:table-cell table:style-name="ce13" office:value-type="string" calcext:value-type="string">
            <text:p>Protagonist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22-07-12" calcext:value-type="date">
            <text:p>7/12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Miami</text:p>
          </table:table-cell>
          <table:table-cell table:style-name="ce56" office:value-type="string" calcext:value-type="string">
            <text:p><text:a xlink:href="https://www.coindesk.com/business/2022/07/12/solanas-macalinao-brothers-launch-100m-vc-fund/" xlink:type="simple">https://www.coindesk.com/business/2022/07/12/solanas-macalinao-brothers-launch-100m-vc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57" calcext:value-type="float">
            <text:p>157</text:p>
          </table:table-cell>
          <table:table-cell table:style-name="ce13" office:value-type="string" calcext:value-type="string">
            <text:p>Conscience</text:p>
          </table:table-cell>
          <table:table-cell table:style-name="ce23" office:value-type="float" office:value="10" calcext:value-type="float">
            <text:p>$10</text:p>
          </table:table-cell>
          <table:table-cell table:style-name="ce36" office:value-type="date" office:date-value="2022-07-12" calcext:value-type="date">
            <text:p>7/12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Miami</text:p>
          </table:table-cell>
          <table:table-cell table:style-name="ce56" office:value-type="string" calcext:value-type="string">
            <text:p><text:a xlink:href="https://techcrunch.com/2022/07/12/conscience-vc-raises-oversubscribed-fund-for-consumer-companies-rooted-in-science/amp/" xlink:type="simple">https://techcrunch.com/2022/07/12/conscience-vc-raises-oversubscribed-fund-for-consumer-companies-rooted-in-science/amp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58" calcext:value-type="float">
            <text:p>158</text:p>
          </table:table-cell>
          <table:table-cell table:style-name="ce13" office:value-type="string" calcext:value-type="string">
            <text:p>Race Capital</text:p>
          </table:table-cell>
          <table:table-cell table:style-name="ce23" office:value-type="float" office:value="150" calcext:value-type="float">
            <text:p>$150</text:p>
          </table:table-cell>
          <table:table-cell table:style-name="ce36" office:value-type="date" office:date-value="2022-07-11" calcext:value-type="date">
            <text:p>7/11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56" office:value-type="string" calcext:value-type="string">
            <text:p><text:a xlink:href="https://www.axios.com/pro/fintech-deals/2022/06/30/race-capital-150-million-second-fund?utm_source=substack&amp;utm_medium=email" xlink:type="simple">https://www.axios.com/pro/fintech-deals/2022/06/30/race-capital-150-million-second-fund?utm_source=substack&amp;utm_medium=emai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59" calcext:value-type="float">
            <text:p>159</text:p>
          </table:table-cell>
          <table:table-cell table:style-name="ce13" office:value-type="string" calcext:value-type="string">
            <text:p>Lorimer Ventures</text:p>
          </table:table-cell>
          <table:table-cell table:style-name="ce23" office:value-type="float" office:value="10" calcext:value-type="float">
            <text:p>$10</text:p>
          </table:table-cell>
          <table:table-cell table:style-name="ce36" office:value-type="date" office:date-value="2022-07-01" calcext:value-type="date">
            <text:p>7/1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60" calcext:value-type="float">
            <text:p>160</text:p>
          </table:table-cell>
          <table:table-cell table:style-name="ce13" office:value-type="string" calcext:value-type="string">
            <text:p>Recripocal Ventures</text:p>
          </table:table-cell>
          <table:table-cell table:style-name="ce23" office:value-type="float" office:value="70" calcext:value-type="float">
            <text:p>$70</text:p>
          </table:table-cell>
          <table:table-cell table:style-name="ce36" office:value-type="date" office:date-value="2022-06-28" calcext:value-type="date">
            <text:p>6/28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56" office:value-type="string" calcext:value-type="string">
            <text:p><text:a xlink:href="https://www.theblock.co/post/154743/early-stage-solana-backer-reciprocal-ventures-launches-70-million-fund" xlink:type="simple">https://www.theblock.co/post/154743/early-stage-solana-backer-reciprocal-ventures-launches-70-million-fund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table:style-name="ce13" office:value-type="string" calcext:value-type="string">
            <text:p>True Wealth Ventures</text:p>
          </table:table-cell>
          <table:table-cell table:style-name="ce23" office:value-type="float" office:value="35" calcext:value-type="float">
            <text:p>$35</text:p>
          </table:table-cell>
          <table:table-cell table:style-name="ce36" office:value-type="date" office:date-value="2022-06-27" calcext:value-type="date">
            <text:p>6/27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Austin</text:p>
          </table:table-cell>
          <table:table-cell table:style-name="ce56" office:value-type="string" calcext:value-type="string">
            <text:p><text:a xlink:href="https://techcrunch.com/2022/06/27/austin-true-wealth-ventures-raises-second-fund-female-women-startups-founders-entrepreneurs/?guccounter=1&amp;guce_referrer=aHR0cHM6Ly93d3cubGlua2VkaW4uY29tLw&amp;guce_referrer_sig=AQAAALFo8IWrxnyhlKiEVVpgizAmIeGfX8AiQY-LwNT64pOjLj-P1Cak0D7hsUohznnQ1kWdBor6OFHdBmypRHwQZzCg4wvSIDbkqKofw7X29tVLKbcedXIMpK5xx2lKaPWvBbyZOcaiIHS9aYGqbKi_aMYu8spQqgP2sbsyJt4IXYYc" xlink:type="simple">https://techcrunch.com/2022/06/27/austin-true-wealth-ventures-raises-second-fund-female-women-startups-founders-entrepreneurs/?guccounter=1&amp;guce_referrer=aHR0cHM6Ly93d3cubGlua2VkaW4uY29tLw&amp;guce_referrer_sig=AQAAALFo8IWrxnyhlKiEVVpgizAmIeGfX8AiQY-LwNT64pOjLj-P1Cak0D7hsUohznnQ1kWdBor6OFHdBmypRHwQZzCg4wvSIDbkqKofw7X29tVLKbcedXIMpK5xx2lKaPWvBbyZOcaiIHS9aYGqbKi_aMYu8spQqgP2sbsyJt4IXYYc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style-name="ce13" office:value-type="string" calcext:value-type="string">
            <text:p>Shine Capital</text:p>
          </table:table-cell>
          <table:table-cell table:style-name="ce23" office:value-type="float" office:value="200" calcext:value-type="float">
            <text:p>$200</text:p>
          </table:table-cell>
          <table:table-cell table:style-name="ce36" office:value-type="date" office:date-value="2022-06-02" calcext:value-type="date">
            <text:p>6/2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style-name="ce13" office:value-type="string" calcext:value-type="string">
            <text:p>Exceptional Capital</text:p>
          </table:table-cell>
          <table:table-cell table:style-name="ce23" office:value-type="float" office:value="30" calcext:value-type="float">
            <text:p>$30</text:p>
          </table:table-cell>
          <table:table-cell table:style-name="ce36" office:value-type="date" office:date-value="2022-06-02" calcext:value-type="date">
            <text:p>6/2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Miami</text:p>
          </table:table-cell>
          <table:table-cell table:style-name="ce56" office:value-type="string" calcext:value-type="string">
            <text:p><text:a xlink:href="https://www.forbes.com/sites/rebeccaszkutak/2022/02/15/solo-black-gp-marell-evans-launches-exceptional-capital-to-focus-on-b2b-software/?sh=4041ab2a58e4" xlink:type="simple">https://www.forbes.com/sites/rebeccaszkutak/2022/02/15/solo-black-gp-marell-evans-launches-exceptional-capital-to-focus-on-b2b-software/?sh=4041ab2a58e4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64" calcext:value-type="float">
            <text:p>164</text:p>
          </table:table-cell>
          <table:table-cell table:style-name="ce13" office:value-type="string" calcext:value-type="string">
            <text:p>Canonical Ventures</text:p>
          </table:table-cell>
          <table:table-cell table:style-name="ce23" office:value-type="float" office:value="20" calcext:value-type="float">
            <text:p>$20</text:p>
          </table:table-cell>
          <table:table-cell table:style-name="ce36" office:value-type="date" office:date-value="2022-06-02" calcext:value-type="date">
            <text:p>6/2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56" office:value-type="string" calcext:value-type="string">
            <text:p><text:a xlink:href="https://techcrunch.com/2022/06/02/microsoft-web3-solo-gp-venture-fund-backs-crypto-developer-tools-infrastructure/" xlink:type="simple">https://techcrunch.com/2022/06/02/microsoft-web3-solo-gp-venture-fund-backs-crypto-developer-tools-infrastructure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65" calcext:value-type="float">
            <text:p>165</text:p>
          </table:table-cell>
          <table:table-cell table:style-name="ce13" office:value-type="string" calcext:value-type="string">
            <text:p>Hannah Grey</text:p>
          </table:table-cell>
          <table:table-cell table:style-name="ce23" office:value-type="float" office:value="51.6" calcext:value-type="float">
            <text:p>$52</text:p>
          </table:table-cell>
          <table:table-cell table:style-name="ce36" office:value-type="date" office:date-value="2022-05-31" calcext:value-type="date">
            <text:p>5/31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 and Denver</text:p>
          </table:table-cell>
          <table:table-cell table:style-name="ce55" office:value-type="string" calcext:value-type="string">
            <text:p><text:a xlink:href="https://techcrunch.com/2022/05/31/hannah-grey-debut-fund/" xlink:type="simple">https://techcrunch.com/2022/05/31/hannah-grey-debut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table:style-name="ce13" office:value-type="string" calcext:value-type="string">
            <text:p>Great North Ventures</text:p>
          </table:table-cell>
          <table:table-cell table:style-name="ce23" office:value-type="float" office:value="40" calcext:value-type="float">
            <text:p>$40</text:p>
          </table:table-cell>
          <table:table-cell table:style-name="ce36" office:value-type="date" office:date-value="2022-05-23" calcext:value-type="date">
            <text:p>5/23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Minneapolis</text:p>
          </table:table-cell>
          <table:table-cell table:style-name="ce56" office:value-type="string" calcext:value-type="string">
            <text:p><text:a xlink:href="https://greatnorthventures.com/great-north-ventures-raises-40-million-fund-ii/" xlink:type="simple">https://greatnorthventures.com/great-north-ventures-raises-40-million-fund-ii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67" calcext:value-type="float">
            <text:p>167</text:p>
          </table:table-cell>
          <table:table-cell table:style-name="ce13" office:value-type="string" calcext:value-type="string">
            <text:p>GreenPoint Partners</text:p>
          </table:table-cell>
          <table:table-cell table:style-name="ce23" office:value-type="float" office:value="134" calcext:value-type="float">
            <text:p>$134</text:p>
          </table:table-cell>
          <table:table-cell table:style-name="ce36" office:value-type="date" office:date-value="2022-05-19" calcext:value-type="date">
            <text:p>5/19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6" office:value-type="string" calcext:value-type="string">
            <text:p><text:a xlink:href="https://www.prnewswire.com/news-releases/greenpoint-announces-global-platform-investing-at-the-intersection-of-real-assets-technology-and-sustainability-301550252.html?tc=eml_cleartime" xlink:type="simple">https://www.prnewswire.com/news-releases/greenpoint-announces-global-platform-investing-at-the-intersection-of-real-assets-technology-and-sustainability-301550252.html?tc=eml_cleartime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68" calcext:value-type="float">
            <text:p>168</text:p>
          </table:table-cell>
          <table:table-cell table:style-name="ce13" office:value-type="string" calcext:value-type="string">
            <text:p>Tusk Ventures</text:p>
          </table:table-cell>
          <table:table-cell table:style-name="ce23" office:value-type="float" office:value="140" calcext:value-type="float">
            <text:p>$140</text:p>
          </table:table-cell>
          <table:table-cell table:style-name="ce36" office:value-type="date" office:date-value="2022-05-17" calcext:value-type="date">
            <text:p>5/17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NYC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69" calcext:value-type="float">
            <text:p>169</text:p>
          </table:table-cell>
          <table:table-cell table:style-name="ce13" office:value-type="string" calcext:value-type="string">
            <text:p>6th Man Ventures</text:p>
          </table:table-cell>
          <table:table-cell table:style-name="ce23" office:value-type="float" office:value="145" calcext:value-type="float">
            <text:p>$145</text:p>
          </table:table-cell>
          <table:table-cell table:style-name="ce36" office:value-type="date" office:date-value="2022-05-12" calcext:value-type="date">
            <text:p>5/12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56" office:value-type="string" calcext:value-type="string">
            <text:p><text:a xlink:href="https://www.coindesk.com/business/2022/05/12/6th-man-ventures-raises-145m-for-crypto-fund-report/" xlink:type="simple">https://www.coindesk.com/business/2022/05/12/6th-man-ventures-raises-145m-for-crypto-fund-report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70" calcext:value-type="float">
            <text:p>170</text:p>
          </table:table-cell>
          <table:table-cell table:style-name="ce13" office:value-type="string" calcext:value-type="string">
            <text:p>Chingona Ventures</text:p>
          </table:table-cell>
          <table:table-cell table:style-name="ce23" office:value-type="float" office:value="53" calcext:value-type="float">
            <text:p>$53</text:p>
          </table:table-cell>
          <table:table-cell table:style-name="ce36" office:value-type="date" office:date-value="2022-05-06" calcext:value-type="date">
            <text:p>5/6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Chicago</text:p>
          </table:table-cell>
          <table:table-cell table:style-name="ce56" office:value-type="string" calcext:value-type="string">
            <text:p><text:a xlink:href="https://techcrunch.com/2022/05/06/chingona-ventures-lands-52m-to-fund-overlooked-founders-in-massive-markets/" xlink:type="simple">https://techcrunch.com/2022/05/06/chingona-ventures-lands-52m-to-fund-overlooked-founders-in-massive-markets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71" calcext:value-type="float">
            <text:p>171</text:p>
          </table:table-cell>
          <table:table-cell table:style-name="ce13" office:value-type="string" calcext:value-type="string">
            <text:p>Valia Ventures</text:p>
          </table:table-cell>
          <table:table-cell table:style-name="ce23" office:value-type="float" office:value="50" calcext:value-type="float">
            <text:p>$50</text:p>
          </table:table-cell>
          <table:table-cell table:style-name="ce36" office:value-type="date" office:date-value="2022-05-05" calcext:value-type="date">
            <text:p>5/5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56" office:value-type="string" calcext:value-type="string">
            <text:p><text:a xlink:href="https://techcrunch.com/2022/05/05/meet-valia-an-early-stage-vc-firm-backed-by-tiger-that-wants-to-back-founders-who-are-breaking-the-mold/" xlink:type="simple">https://techcrunch.com/2022/05/05/meet-valia-an-early-stage-vc-firm-backed-by-tiger-that-wants-to-back-founders-who-are-breaking-the-mol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72" calcext:value-type="float">
            <text:p>172</text:p>
          </table:table-cell>
          <table:table-cell table:style-name="ce13" office:value-type="string" calcext:value-type="string">
            <text:p>Bull City Venture Partners</text:p>
          </table:table-cell>
          <table:table-cell table:style-name="ce23" office:value-type="float" office:value="50" calcext:value-type="float">
            <text:p>$50</text:p>
          </table:table-cell>
          <table:table-cell table:style-name="ce36" office:value-type="date" office:date-value="2022-05-04" calcext:value-type="date">
            <text:p>5/4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Durahm, North Carolina</text:p>
          </table:table-cell>
          <table:table-cell table:style-name="ce56" office:value-type="string" calcext:value-type="string">
            <text:p><text:a xlink:href="https://techcrunch.com/2022/05/04/bull-city-venture-partners-is-the-opposite-of-flashy-and-its-backers-approve/" xlink:type="simple">https://techcrunch.com/2022/05/04/bull-city-venture-partners-is-the-opposite-of-flashy-and-its-backers-approve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73" calcext:value-type="float">
            <text:p>173</text:p>
          </table:table-cell>
          <table:table-cell table:style-name="ce13" office:value-type="string" calcext:value-type="string">
            <text:p>Hetz Ventures</text:p>
          </table:table-cell>
          <table:table-cell table:style-name="ce23" office:value-type="float" office:value="123" calcext:value-type="float">
            <text:p>$123</text:p>
          </table:table-cell>
          <table:table-cell table:style-name="ce36" office:value-type="date" office:date-value="2022-05-03" calcext:value-type="date">
            <text:p>5/3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Israel</text:p>
          </table:table-cell>
          <table:table-cell table:style-name="ce56" office:value-type="string" calcext:value-type="string">
            <text:p><text:a xlink:href="https://techcrunch.com/2022/05/03/hetz-ventures-closes-third-fund-of-123m-to-focus-on-devops-tools-open-source-fintech-and-cyber/" xlink:type="simple">https://techcrunch.com/2022/05/03/hetz-ventures-closes-third-fund-of-123m-to-focus-on-devops-tools-open-source-fintech-and-cyber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74" calcext:value-type="float">
            <text:p>174</text:p>
          </table:table-cell>
          <table:table-cell table:style-name="ce13" office:value-type="string" calcext:value-type="string">
            <text:p>January Ventures</text:p>
          </table:table-cell>
          <table:table-cell table:style-name="ce23" office:value-type="float" office:value="21" calcext:value-type="float">
            <text:p>$21</text:p>
          </table:table-cell>
          <table:table-cell table:style-name="ce36" office:value-type="date" office:date-value="2022-04-29" calcext:value-type="date">
            <text:p>4/29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oston and London</text:p>
          </table:table-cell>
          <table:table-cell table:style-name="ce56" office:value-type="string" calcext:value-type="string">
            <text:p><text:a xlink:href="https://techcrunch.com/2022/04/28/january-ventures-fund-3-early-stage/" xlink:type="simple">https://techcrunch.com/2022/04/28/january-ventures-fund-3-early-stage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75" calcext:value-type="float">
            <text:p>175</text:p>
          </table:table-cell>
          <table:table-cell table:style-name="ce13" office:value-type="string" calcext:value-type="string">
            <text:p>Divergent Capital</text:p>
          </table:table-cell>
          <table:table-cell table:style-name="ce23" office:value-type="float" office:value="30" calcext:value-type="float">
            <text:p>$30</text:p>
          </table:table-cell>
          <table:table-cell table:style-name="ce36" office:value-type="date" office:date-value="2022-04-01" calcext:value-type="date">
            <text:p>4/1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76" calcext:value-type="float">
            <text:p>176</text:p>
          </table:table-cell>
          <table:table-cell table:style-name="ce13" office:value-type="string" calcext:value-type="string">
            <text:p>Expa</text:p>
          </table:table-cell>
          <table:table-cell table:style-name="ce23" office:value-type="float" office:value="200" calcext:value-type="float">
            <text:p>$200</text:p>
          </table:table-cell>
          <table:table-cell table:style-name="ce36" office:value-type="date" office:date-value="2022-04-01" calcext:value-type="date">
            <text:p>4/1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SF, NYC</text:p>
          </table:table-cell>
          <table:table-cell table:style-name="ce56" office:value-type="string" calcext:value-type="string">
            <text:p><text:a xlink:href="https://www.expa.com/news/200m" xlink:type="simple">https://www.expa.com/news/200m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77" calcext:value-type="float">
            <text:p>177</text:p>
          </table:table-cell>
          <table:table-cell table:style-name="ce13" office:value-type="string" calcext:value-type="string">
            <text:p>Freesytle</text:p>
          </table:table-cell>
          <table:table-cell table:style-name="ce23" office:value-type="float" office:value="130" calcext:value-type="float">
            <text:p>$130</text:p>
          </table:table-cell>
          <table:table-cell table:style-name="ce36" office:value-type="date" office:date-value="2022-03-31" calcext:value-type="date">
            <text:p>3/31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VI</text:p>
          </table:table-cell>
          <table:table-cell table:style-name="ce9" office:value-type="string" calcext:value-type="string">
            <text:p>Bay Area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78" calcext:value-type="float">
            <text:p>178</text:p>
          </table:table-cell>
          <table:table-cell table:style-name="ce13" office:value-type="string" calcext:value-type="string">
            <text:p>SteelSky Ventures</text:p>
          </table:table-cell>
          <table:table-cell table:style-name="ce23" office:value-type="float" office:value="72" calcext:value-type="float">
            <text:p>$72</text:p>
          </table:table-cell>
          <table:table-cell table:style-name="ce36" office:value-type="date" office:date-value="2022-03-23" calcext:value-type="date">
            <text:p>3/23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Atlanta</text:p>
          </table:table-cell>
          <table:table-cell table:style-name="ce56" office:value-type="string" calcext:value-type="string">
            <text:p><text:a xlink:href="https://femtechinsider.com/steelsky-ventures-fund-i/" xlink:type="simple">https://femtechinsider.com/steelsky-ventures-fund-i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79" calcext:value-type="float">
            <text:p>179</text:p>
          </table:table-cell>
          <table:table-cell table:style-name="ce13" office:value-type="string" calcext:value-type="string">
            <text:p>Serena Ventures</text:p>
          </table:table-cell>
          <table:table-cell table:style-name="ce23" office:value-type="float" office:value="111" calcext:value-type="float">
            <text:p>$111</text:p>
          </table:table-cell>
          <table:table-cell table:style-name="ce36" office:value-type="date" office:date-value="2022-03-01" calcext:value-type="date">
            <text:p>3/1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S. Florida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80" calcext:value-type="float">
            <text:p>180</text:p>
          </table:table-cell>
          <table:table-cell table:style-name="ce13" office:value-type="string" calcext:value-type="string">
            <text:p>186 Ventures</text:p>
          </table:table-cell>
          <table:table-cell table:style-name="ce23" office:value-type="float" office:value="37" calcext:value-type="float">
            <text:p>$37</text:p>
          </table:table-cell>
          <table:table-cell table:style-name="ce36" office:value-type="date" office:date-value="2022-02-28" calcext:value-type="date">
            <text:p>2/28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oston</text:p>
          </table:table-cell>
          <table:table-cell table:style-name="ce56" office:value-type="string" calcext:value-type="string">
            <text:p><text:a xlink:href="https://www.bizjournals.com/boston/news/2022/02/28/heres-how-two-draftkings-alumni-came-to-launch-18.html" xlink:type="simple">https://www.bizjournals.com/boston/news/2022/02/28/heres-how-two-draftkings-alumni-came-to-launch-18.ht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81" calcext:value-type="float">
            <text:p>181</text:p>
          </table:table-cell>
          <table:table-cell table:style-name="ce13" office:value-type="string" calcext:value-type="string">
            <text:p>SRB Ventures</text:p>
          </table:table-cell>
          <table:table-cell table:style-name="ce23" office:value-type="float" office:value="10" calcext:value-type="float">
            <text:p>$10</text:p>
          </table:table-cell>
          <table:table-cell table:style-name="ce36" office:value-type="date" office:date-value="2022-02-25" calcext:value-type="date">
            <text:p>2/25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82" calcext:value-type="float">
            <text:p>182</text:p>
          </table:table-cell>
          <table:table-cell table:style-name="ce13" office:value-type="string" calcext:value-type="string">
            <text:p>Better Tomorrow Ventures</text:p>
          </table:table-cell>
          <table:table-cell table:style-name="ce23" office:value-type="float" office:value="150" calcext:value-type="float">
            <text:p>$150</text:p>
          </table:table-cell>
          <table:table-cell table:style-name="ce36" office:value-type="date" office:date-value="2022-02-16" calcext:value-type="date">
            <text:p>2/16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56" office:value-type="string" calcext:value-type="string">
            <text:p><text:a xlink:href="https://techcrunch.com/2022/02/15/better-tomorrow-ventures-closes-on-225m-fintech-focused-fund-which-is-triple-the-size-of-its-last-fund/?guccounter=1&amp;guce_referrer=aHR0cHM6Ly90LmNvLw&amp;guce_referrer_sig=AQAAAC2Eo_zTEvHK9ao-bglbuJAdvI8KQjaDpt7zN8wvCGrWDivyMVn2wBpMNxryMSmmdWJm6EB5iW0cHfc0Hdr4hcTwy_XMCUk275ImDk3YiuKsfa3aiwvhV4dLWqokp6rpANrMVzkMPreTYfQiDMvqbJNeCv69WQcwmU5Mg2vFNdh7" xlink:type="simple">https://techcrunch.com/2022/02/15/better-tomorrow-ventures-closes-on-225m-fintech-focused-fund-which-is-triple-the-size-of-its-last-fund/?guccounter=1&amp;guce_referrer=aHR0cHM6Ly90LmNvLw&amp;guce_referrer_sig=AQAAAC2Eo_zTEvHK9ao-bglbuJAdvI8KQjaDpt7zN8wvCGrWDivyMVn2wBpMNxryMSmmdWJm6EB5iW0cHfc0Hdr4hcTwy_XMCUk275ImDk3YiuKsfa3aiwvhV4dLWqokp6rpANrMVzkMPreTYfQiDMvqbJNeCv69WQcwmU5Mg2vFNdh7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83" calcext:value-type="float">
            <text:p>183</text:p>
          </table:table-cell>
          <table:table-cell table:style-name="ce13" office:value-type="string" calcext:value-type="string">
            <text:p>Burnt Island Ventrues</text:p>
          </table:table-cell>
          <table:table-cell table:style-name="ce23" office:value-type="float" office:value="30" calcext:value-type="float">
            <text:p>$30</text:p>
          </table:table-cell>
          <table:table-cell table:style-name="ce36" office:value-type="date" office:date-value="2022-02-11" calcext:value-type="date">
            <text:p>2/11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6" office:value-type="string" calcext:value-type="string">
            <text:p><text:a xlink:href="https://www.forbes.com/sites/rebeccaszkutak/2022/02/17/burnt-island-ventures-raises-30-million-for-early-stage-water-startups/?sh=1710b56044f5" xlink:type="simple">https://www.forbes.com/sites/rebeccaszkutak/2022/02/17/burnt-island-ventures-raises-30-million-for-early-stage-water-startups/?sh=1710b56044f5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84" calcext:value-type="float">
            <text:p>184</text:p>
          </table:table-cell>
          <table:table-cell table:style-name="ce13" office:value-type="string" calcext:value-type="string">
            <text:p>NOEMIS Ventures</text:p>
          </table:table-cell>
          <table:table-cell table:style-name="ce23" office:value-type="float" office:value="24" calcext:value-type="float">
            <text:p>$24</text:p>
          </table:table-cell>
          <table:table-cell table:style-name="ce36" office:value-type="date" office:date-value="2022-02-04" calcext:value-type="date">
            <text:p>2/4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85" calcext:value-type="float">
            <text:p>185</text:p>
          </table:table-cell>
          <table:table-cell table:style-name="ce13" office:value-type="string" calcext:value-type="string">
            <text:p>Collider Ventures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22-01-28" calcext:value-type="date">
            <text:p>1/28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Israel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86" calcext:value-type="float">
            <text:p>186</text:p>
          </table:table-cell>
          <table:table-cell table:style-name="ce13" office:value-type="string" calcext:value-type="string">
            <text:p>2048 Ventures</text:p>
          </table:table-cell>
          <table:table-cell table:style-name="ce23" office:value-type="float" office:value="67" calcext:value-type="float">
            <text:p>$67</text:p>
          </table:table-cell>
          <table:table-cell table:style-name="ce36" office:value-type="date" office:date-value="2022-01-18" calcext:value-type="date">
            <text:p>1/18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87" calcext:value-type="float">
            <text:p>187</text:p>
          </table:table-cell>
          <table:table-cell table:style-name="ce9" office:value-type="string" calcext:value-type="string">
            <text:p>Wonder Ventures</text:p>
          </table:table-cell>
          <table:table-cell table:style-name="ce23" office:value-type="float" office:value="31" calcext:value-type="float">
            <text:p>$31</text:p>
          </table:table-cell>
          <table:table-cell table:style-name="ce36" office:value-type="date" office:date-value="2022-01-13" calcext:value-type="date">
            <text:p>1/13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LA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88" calcext:value-type="float">
            <text:p>188</text:p>
          </table:table-cell>
          <table:table-cell table:style-name="ce9" office:value-type="string" calcext:value-type="string">
            <text:p>TMV</text:p>
          </table:table-cell>
          <table:table-cell table:style-name="ce23" office:value-type="float" office:value="64" calcext:value-type="float">
            <text:p>$64</text:p>
          </table:table-cell>
          <table:table-cell table:style-name="ce36" office:value-type="date" office:date-value="2022-01-11" calcext:value-type="date">
            <text:p>1/11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89" calcext:value-type="float">
            <text:p>189</text:p>
          </table:table-cell>
          <table:table-cell table:style-name="ce9" office:value-type="string" calcext:value-type="string">
            <text:p>Not Boring Capital</text:p>
          </table:table-cell>
          <table:table-cell table:style-name="ce23" office:value-type="float" office:value="30" calcext:value-type="float">
            <text:p>$30</text:p>
          </table:table-cell>
          <table:table-cell table:style-name="ce35" office:value-type="date" office:date-value="2022-01-10" calcext:value-type="date">
            <text:p>1/10/2022</text:p>
          </table:table-cell>
          <table:table-cell table:style-name="ce37" office:value-type="float" office:value="2022" calcext:value-type="float">
            <text:p>2022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5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style-name="ce9" office:value-type="string" calcext:value-type="string">
            <text:p>USV Climate Fund</text:p>
          </table:table-cell>
          <table:table-cell table:style-name="ce23" office:value-type="float" office:value="162" calcext:value-type="float">
            <text:p>$162</text:p>
          </table:table-cell>
          <table:table-cell table:style-name="ce36" office:value-type="date" office:date-value="2021-01-08" calcext:value-type="date">
            <text:p>1/8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6" office:value-type="string" calcext:value-type="string">
            <text:p><text:a xlink:href="https://www.usv.com/writing/2021/01/usv-climate-fund/" xlink:type="simple">https://www.usv.com/writing/2021/01/usv-climate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91" calcext:value-type="float">
            <text:p>191</text:p>
          </table:table-cell>
          <table:table-cell table:style-name="ce9" office:value-type="string" calcext:value-type="string">
            <text:p>1982 Ventures</text:p>
          </table:table-cell>
          <table:table-cell table:style-name="ce23" office:value-type="float" office:value="12.5" calcext:value-type="float">
            <text:p>$13</text:p>
          </table:table-cell>
          <table:table-cell table:style-name="ce35" office:value-type="date" office:date-value="2021-12-25" calcext:value-type="date">
            <text:p>12/25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Singapore</text:p>
          </table:table-cell>
          <table:table-cell table:style-name="ce54" office:value-type="string" calcext:value-type="string">
            <text:p><text:a xlink:href="https://aithority.com/technology/financial-services/singapore-1982-ventures-raises-us12-5million-in-the-first-close-of-seed-fund/" xlink:type="simple">https://aithority.com/technology/financial-services/singapore-1982-ventures-raises-us12-5million-in-the-first-close-of-seed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92" calcext:value-type="float">
            <text:p>192</text:p>
          </table:table-cell>
          <table:table-cell table:style-name="ce9" office:value-type="string" calcext:value-type="string">
            <text:p>Array Ventures</text:p>
          </table:table-cell>
          <table:table-cell table:style-name="ce23" office:value-type="float" office:value="56" calcext:value-type="float">
            <text:p>$56</text:p>
          </table:table-cell>
          <table:table-cell table:style-name="ce35" office:value-type="date" office:date-value="2021-12-21" calcext:value-type="date">
            <text:p>12/21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</text:p>
          </table:table-cell>
          <table:table-cell table:style-name="ce52" office:value-type="string" calcext:value-type="string">
            <text:p><text:a xlink:href="https://techcrunch.com/2021/12/21/array-ventures-raises-56m-to-back-tech-heavy-enterprise-software/" xlink:type="simple">https://techcrunch.com/2021/12/21/array-ventures-raises-56m-to-back-tech-heavy-enterprise-software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93" calcext:value-type="float">
            <text:p>193</text:p>
          </table:table-cell>
          <table:table-cell table:style-name="ce9" office:value-type="string" calcext:value-type="string">
            <text:p>Crossbeam Venture Partners</text:p>
          </table:table-cell>
          <table:table-cell table:style-name="ce23" office:value-type="float" office:value="70" calcext:value-type="float">
            <text:p>$70</text:p>
          </table:table-cell>
          <table:table-cell table:style-name="ce35" office:value-type="date" office:date-value="2021-12-20" calcext:value-type="date">
            <text:p>12/20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5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Chapter One</text:p>
          </table:table-cell>
          <table:table-cell table:style-name="ce23" office:value-type="float" office:value="50" calcext:value-type="float">
            <text:p>$50</text:p>
          </table:table-cell>
          <table:table-cell table:style-name="ce35" office:value-type="date" office:date-value="2021-12-15" calcext:value-type="date">
            <text:p>12/15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/>
          <table:table-cell table:style-name="ce54" office:value-type="string" calcext:value-type="string">
            <text:p><text:a xlink:href="https://mirror.xyz/chapterone.eth/vRrTabwSY_0z5GqPF5piVGIdUuHIPtv41v5VIZKl848" xlink:type="simple">https://mirror.xyz/chapterone.eth/vRrTabwSY_0z5GqPF5piVGIdUuHIPtv41v5VIZKl848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style-name="ce9" office:value-type="string" calcext:value-type="string">
            <text:p>Torch Capital</text:p>
          </table:table-cell>
          <table:table-cell table:style-name="ce23" office:value-type="float" office:value="116" calcext:value-type="float">
            <text:p>$116</text:p>
          </table:table-cell>
          <table:table-cell table:style-name="ce35" office:value-type="date" office:date-value="2021-12-01" calcext:value-type="date">
            <text:p>12/1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5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96" calcext:value-type="float">
            <text:p>196</text:p>
          </table:table-cell>
          <table:table-cell table:style-name="ce9" office:value-type="string" calcext:value-type="string">
            <text:p>Script Capital</text:p>
          </table:table-cell>
          <table:table-cell table:style-name="ce23" office:value-type="float" office:value="38" calcext:value-type="float">
            <text:p>$38</text:p>
          </table:table-cell>
          <table:table-cell table:style-name="ce35" office:value-type="date" office:date-value="2021-12-13" calcext:value-type="date">
            <text:p>12/13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/>
          <table:table-cell table:style-name="ce5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97" calcext:value-type="float">
            <text:p>197</text:p>
          </table:table-cell>
          <table:table-cell table:style-name="ce9" office:value-type="string" calcext:value-type="string">
            <text:p>UpWest</text:p>
          </table:table-cell>
          <table:table-cell table:style-name="ce23" office:value-type="float" office:value="70" calcext:value-type="float">
            <text:p>$70</text:p>
          </table:table-cell>
          <table:table-cell table:style-name="ce35" office:value-type="date" office:date-value="2021-11-04" calcext:value-type="date">
            <text:p>11/4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Israel, Bay Area</text:p>
          </table:table-cell>
          <table:table-cell table:style-name="ce54" office:value-type="string" calcext:value-type="string">
            <text:p><text:a xlink:href="https://techcrunch.com/2021/11/04/upwest-raises-70-million-for-fund-iv-investing-in-israeli-founders-looking-to-tackle-u-s-market/" xlink:type="simple">https://techcrunch.com/2021/11/04/upwest-raises-70-million-for-fund-iv-investing-in-israeli-founders-looking-to-tackle-u-s-market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98" calcext:value-type="float">
            <text:p>198</text:p>
          </table:table-cell>
          <table:table-cell table:style-name="ce9" office:value-type="string" calcext:value-type="string">
            <text:p>Fifty Years</text:p>
          </table:table-cell>
          <table:table-cell table:style-name="ce23" office:value-type="float" office:value="90" calcext:value-type="float">
            <text:p>$90</text:p>
          </table:table-cell>
          <table:table-cell table:style-name="ce35" office:value-type="date" office:date-value="2021-10-28" calcext:value-type="date">
            <text:p>10/28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</text:p>
          </table:table-cell>
          <table:table-cell table:style-name="ce5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199" calcext:value-type="float">
            <text:p>199</text:p>
          </table:table-cell>
          <table:table-cell table:style-name="ce9" office:value-type="string" calcext:value-type="string">
            <text:p>Sino Global Capital, Liquid Value Fund</text:p>
          </table:table-cell>
          <table:table-cell table:style-name="ce23" office:value-type="float" office:value="200" calcext:value-type="float">
            <text:p>$200</text:p>
          </table:table-cell>
          <table:table-cell table:style-name="ce35" office:value-type="date" office:date-value="2021-10-25" calcext:value-type="date">
            <text:p>10/25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China</text:p>
          </table:table-cell>
          <table:table-cell table:style-name="ce5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00" calcext:value-type="float">
            <text:p>200</text:p>
          </table:table-cell>
          <table:table-cell table:style-name="ce9" office:value-type="string" calcext:value-type="string">
            <text:p>Variant</text:p>
          </table:table-cell>
          <table:table-cell table:style-name="ce23" office:value-type="float" office:value="110" calcext:value-type="float">
            <text:p>$110</text:p>
          </table:table-cell>
          <table:table-cell table:style-name="ce35" office:value-type="date" office:date-value="2021-10-19" calcext:value-type="date">
            <text:p>10/19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54" office:value-type="string" calcext:value-type="string">
            <text:p><text:a xlink:href="https://variant.fund/writing/fund-ii-announcement" xlink:type="simple">https://variant.fund/writing/fund-ii-announcement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01" calcext:value-type="float">
            <text:p>201</text:p>
          </table:table-cell>
          <table:table-cell table:style-name="ce9" office:value-type="string" calcext:value-type="string">
            <text:p>8-Bit Capital</text:p>
          </table:table-cell>
          <table:table-cell table:style-name="ce23" office:value-type="float" office:value="40" calcext:value-type="float">
            <text:p>$40</text:p>
          </table:table-cell>
          <table:table-cell table:style-name="ce35" office:value-type="date" office:date-value="2021-10-19" calcext:value-type="date">
            <text:p>10/19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54" office:value-type="string" calcext:value-type="string">
            <text:p><text:a xlink:href="https://techcrunch.com/2021/10/04/8-bit-capital-co-led-by-jonathan-abrams-has-closed-its-first-fund-with-40-million/" xlink:type="simple">https://techcrunch.com/2021/10/04/8-bit-capital-co-led-by-jonathan-abrams-has-closed-its-first-fund-with-40-million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02" calcext:value-type="float">
            <text:p>202</text:p>
          </table:table-cell>
          <table:table-cell table:style-name="ce9" office:value-type="string" calcext:value-type="string">
            <text:p>Patron</text:p>
          </table:table-cell>
          <table:table-cell table:style-name="ce23" office:value-type="float" office:value="90" calcext:value-type="float">
            <text:p>$90</text:p>
          </table:table-cell>
          <table:table-cell table:style-name="ce35" office:value-type="date" office:date-value="2021-10-19" calcext:value-type="date">
            <text:p>10/19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LA</text:p>
          </table:table-cell>
          <table:table-cell table:style-name="ce56" office:value-type="string" calcext:value-type="string">
            <text:p><text:a xlink:href="https://patron.xyz/" xlink:type="simple">https://patron.xyz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03" calcext:value-type="float">
            <text:p>203</text:p>
          </table:table-cell>
          <table:table-cell table:style-name="ce9" office:value-type="string" calcext:value-type="string">
            <text:p>Riot Ventures</text:p>
          </table:table-cell>
          <table:table-cell table:style-name="ce23" office:value-type="float" office:value="90" calcext:value-type="float">
            <text:p>$90</text:p>
          </table:table-cell>
          <table:table-cell table:style-name="ce35" office:value-type="date" office:date-value="2021-09-27" calcext:value-type="date">
            <text:p>9/27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LA</text:p>
          </table:table-cell>
          <table:table-cell table:style-name="ce55" office:value-type="string" calcext:value-type="string">
            <text:p><text:a xlink:href="https://www.riot.vc/" xlink:type="simple">https://www.riot.vc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04" calcext:value-type="float">
            <text:p>204</text:p>
          </table:table-cell>
          <table:table-cell table:style-name="ce9" office:value-type="string" calcext:value-type="string">
            <text:p>500 Global</text:p>
          </table:table-cell>
          <table:table-cell table:style-name="ce23" office:value-type="float" office:value="140" calcext:value-type="float">
            <text:p>$140</text:p>
          </table:table-cell>
          <table:table-cell table:style-name="ce35" office:value-type="date" office:date-value="2021-09-17" calcext:value-type="date">
            <text:p>9/17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/>
          <table:table-cell table:style-name="ce9" office:value-type="string" calcext:value-type="string">
            <text:p>Global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05" calcext:value-type="float">
            <text:p>205</text:p>
          </table:table-cell>
          <table:table-cell table:style-name="ce9" office:value-type="string" calcext:value-type="string">
            <text:p>Gateway Capital</text:p>
          </table:table-cell>
          <table:table-cell table:style-name="ce23" office:value-type="float" office:value="13.5" calcext:value-type="float">
            <text:p>$14</text:p>
          </table:table-cell>
          <table:table-cell table:style-name="ce35" office:value-type="date" office:date-value="2021-08-09" calcext:value-type="date">
            <text:p>8/9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Milwaukee, WI</text:p>
          </table:table-cell>
          <table:table-cell table:style-name="ce56" office:value-type="string" calcext:value-type="string">
            <text:p><text:a xlink:href="https://www.bizjournals.com/milwaukee/inno/stories/news/2021/08/09/gateway-capital-fund-close-13-5-m.html" xlink:type="simple">https://www.bizjournals.com/milwaukee/inno/stories/news/2021/08/09/gateway-capital-fund-close-13-5-m.ht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06" calcext:value-type="float">
            <text:p>206</text:p>
          </table:table-cell>
          <table:table-cell table:style-name="ce9" office:value-type="string" calcext:value-type="string">
            <text:p>Techstars</text:p>
          </table:table-cell>
          <table:table-cell table:style-name="ce23" office:value-type="float" office:value="150" calcext:value-type="float">
            <text:p>$150</text:p>
          </table:table-cell>
          <table:table-cell table:style-name="ce35" office:value-type="date" office:date-value="2021-08-06" calcext:value-type="date">
            <text:p>8/6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/>
          <table:table-cell table:style-name="ce9" office:value-type="string" calcext:value-type="string">
            <text:p>Multiple cities</text:p>
          </table:table-cell>
          <table:table-cell table:style-name="ce56" office:value-type="string" calcext:value-type="string">
            <text:p><text:a xlink:href="https://www.techstars.com/newsroom/techstars-closes-oversubscribed-usd150m-fund-to-support-accelerators-high?_hsenc=p2ANqtz-_3xacgGF8-QmlN-z3lXaFIJDXmgepAFn3wrgOpmOUije4150ZQrPEGaBvPgalqvulPHjSsxn-KF6Ae6RFNMAtrZsJGR6LTTMTM6fedIIpkogHsNAU&amp;_hsmi=146337128&amp;utm_campaign=Techstars%20TSA%202021%20Announcement%20to%20investors&amp;utm_content=146333637&amp;utm_medium=email&amp;utm_source=hs_email" xlink:type="simple">https://www.techstars.com/newsroom/techstars-closes-oversubscribed-usd150m-fund-to-support-accelerators-high?_hsenc=p2ANqtz-_3xacgGF8-QmlN-z3lXaFIJDXmgepAFn3wrgOpmOUije4150ZQrPEGaBvPgalqvulPHjSsxn-KF6Ae6RFNMAtrZsJGR6LTTMTM6fedIIpkogHsNAU&amp;_hsmi=146337128&amp;utm_campaign=Techstars%20TSA%202021%20Announcement%20to%20investors&amp;utm_content=146333637&amp;utm_medium=email&amp;utm_source=hs_emai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07" calcext:value-type="float">
            <text:p>207</text:p>
          </table:table-cell>
          <table:table-cell table:style-name="ce9" office:value-type="string" calcext:value-type="string">
            <text:p>Stage 2 Capital</text:p>
          </table:table-cell>
          <table:table-cell table:style-name="ce23" office:value-type="float" office:value="80" calcext:value-type="float">
            <text:p>$80</text:p>
          </table:table-cell>
          <table:table-cell table:style-name="ce35" office:value-type="date" office:date-value="2021-08-06" calcext:value-type="date">
            <text:p>8/6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Multiple cities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08" calcext:value-type="float">
            <text:p>208</text:p>
          </table:table-cell>
          <table:table-cell table:style-name="ce9" office:value-type="string" calcext:value-type="string">
            <text:p>Work-Bench</text:p>
          </table:table-cell>
          <table:table-cell table:style-name="ce23" office:value-type="float" office:value="100" calcext:value-type="float">
            <text:p>$100</text:p>
          </table:table-cell>
          <table:table-cell table:style-name="ce35" office:value-type="date" office:date-value="2021-08-04" calcext:value-type="date">
            <text:p>8/4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NYC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09" calcext:value-type="float">
            <text:p>209</text:p>
          </table:table-cell>
          <table:table-cell table:style-name="ce9" office:value-type="string" calcext:value-type="string">
            <text:p>True Beauty</text:p>
          </table:table-cell>
          <table:table-cell table:style-name="ce23" office:value-type="float" office:value="42" calcext:value-type="float">
            <text:p>$42</text:p>
          </table:table-cell>
          <table:table-cell table:style-name="ce35" office:value-type="date" office:date-value="2021-07-30" calcext:value-type="date">
            <text:p>7/30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6" office:value-type="string" calcext:value-type="string">
            <text:p><text:a xlink:href="https://www.prnewswire.com/news-releases/true-beauty-ventures-raises-debut-fund-in-excess-of-42-million-backed-by-beauty-founders-and-executives-to-grow-emerging-beauty-and-wellness-brands-301344829.html?tc=eml_cleartime" xlink:type="simple">https://www.prnewswire.com/news-releases/true-beauty-ventures-raises-debut-fund-in-excess-of-42-million-backed-by-beauty-founders-and-executives-to-grow-emerging-beauty-and-wellness-brands-301344829.html?tc=eml_cleartime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10" calcext:value-type="float">
            <text:p>210</text:p>
          </table:table-cell>
          <table:table-cell table:style-name="ce9" office:value-type="string" calcext:value-type="string">
            <text:p>Aperature</text:p>
          </table:table-cell>
          <table:table-cell table:style-name="ce23" office:value-type="float" office:value="75" calcext:value-type="float">
            <text:p>$75</text:p>
          </table:table-cell>
          <table:table-cell table:style-name="ce35" office:value-type="date" office:date-value="2021-07-27" calcext:value-type="date">
            <text:p>7/27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, LA, Philly</text:p>
          </table:table-cell>
          <table:table-cell table:style-name="ce56" office:value-type="string" calcext:value-type="string">
            <text:p><text:a xlink:href="https://www.prnewswire.com/news-releases/aperture-venture-capital-closes-first-round-of-75m-corporate-diversity-fund-301337448.html" xlink:type="simple">https://www.prnewswire.com/news-releases/aperture-venture-capital-closes-first-round-of-75m-corporate-diversity-fund-301337448.ht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11" calcext:value-type="float">
            <text:p>211</text:p>
          </table:table-cell>
          <table:table-cell table:style-name="ce9" office:value-type="string" calcext:value-type="string">
            <text:p>Ocean Azul</text:p>
          </table:table-cell>
          <table:table-cell table:style-name="ce23" office:value-type="float" office:value="40" calcext:value-type="float">
            <text:p>$40</text:p>
          </table:table-cell>
          <table:table-cell table:style-name="ce35" office:value-type="date" office:date-value="2021-07-23" calcext:value-type="date">
            <text:p>7/23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Miami</text:p>
          </table:table-cell>
          <table:table-cell table:style-name="ce56" office:value-type="string" calcext:value-type="string">
            <text:p><text:a xlink:href="https://www.refreshmiami.com/ocean-azul-closes-fund-2-at-over-40-million-with-a-south-florida-commitment/" xlink:type="simple">https://www.refreshmiami.com/ocean-azul-closes-fund-2-at-over-40-million-with-a-south-florida-commitment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12" calcext:value-type="float">
            <text:p>212</text:p>
          </table:table-cell>
          <table:table-cell table:style-name="ce9" office:value-type="string" calcext:value-type="string">
            <text:p>Moxxie Ventures</text:p>
          </table:table-cell>
          <table:table-cell table:style-name="ce23" office:value-type="float" office:value="85" calcext:value-type="float">
            <text:p>$85</text:p>
          </table:table-cell>
          <table:table-cell table:style-name="ce35" office:value-type="date" office:date-value="2021-07-19" calcext:value-type="date">
            <text:p>7/19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/>
          <table:table-cell table:style-name="ce56" office:value-type="string" calcext:value-type="string">
            <text:p><text:a xlink:href="https://moxxie.substack.com/p/moxxie2" xlink:type="simple">https://moxxie.substack.com/p/moxxie2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13" calcext:value-type="float">
            <text:p>213</text:p>
          </table:table-cell>
          <table:table-cell table:style-name="ce9" office:value-type="string" calcext:value-type="string">
            <text:p>Vine Ventures</text:p>
          </table:table-cell>
          <table:table-cell table:style-name="ce23" office:value-type="float" office:value="50" calcext:value-type="float">
            <text:p>$50</text:p>
          </table:table-cell>
          <table:table-cell table:style-name="ce35" office:value-type="date" office:date-value="2021-07-13" calcext:value-type="date">
            <text:p>7/13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6" office:value-type="string" calcext:value-type="string">
            <text:p><text:a xlink:href="https://ericreinervine.medium.com/vine-ventures-i-lp-2f52279eca57" xlink:type="simple">https://ericreinervine.medium.com/vine-ventures-i-lp-2f52279eca57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14" calcext:value-type="float">
            <text:p>214</text:p>
          </table:table-cell>
          <table:table-cell table:style-name="ce9" office:value-type="string" calcext:value-type="string">
            <text:p>Female Founders Fund</text:p>
          </table:table-cell>
          <table:table-cell table:style-name="ce23" office:value-type="float" office:value="57" calcext:value-type="float">
            <text:p>$57</text:p>
          </table:table-cell>
          <table:table-cell table:style-name="ce35" office:value-type="date" office:date-value="2021-07-13" calcext:value-type="date">
            <text:p>7/13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15" calcext:value-type="float">
            <text:p>215</text:p>
          </table:table-cell>
          <table:table-cell table:style-name="ce9" office:value-type="string" calcext:value-type="string">
            <text:p>Zeal Capital Partners</text:p>
          </table:table-cell>
          <table:table-cell table:style-name="ce23" office:value-type="float" office:value="62.1" calcext:value-type="float">
            <text:p>$62</text:p>
          </table:table-cell>
          <table:table-cell table:style-name="ce35" office:value-type="date" office:date-value="2021-07-12" calcext:value-type="date">
            <text:p>7/12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Washington D.C.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16" calcext:value-type="float">
            <text:p>216</text:p>
          </table:table-cell>
          <table:table-cell table:style-name="ce9" office:value-type="string" calcext:value-type="string">
            <text:p>Not Boring Capital</text:p>
          </table:table-cell>
          <table:table-cell table:style-name="ce23" office:value-type="float" office:value="8" calcext:value-type="float">
            <text:p>$8</text:p>
          </table:table-cell>
          <table:table-cell table:style-name="ce35" office:value-type="date" office:date-value="2021-07-12" calcext:value-type="date">
            <text:p>7/12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6" office:value-type="string" calcext:value-type="string">
            <text:p><text:a xlink:href="https://www.notboring.co/p/introducing-not-boring-capital" xlink:type="simple">https://www.notboring.co/p/introducing-not-boring-capita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17" calcext:value-type="float">
            <text:p>217</text:p>
          </table:table-cell>
          <table:table-cell table:style-name="ce9" office:value-type="string" calcext:value-type="string">
            <text:p>H Ventures Partners</text:p>
          </table:table-cell>
          <table:table-cell table:style-name="ce23" office:value-type="float" office:value="10" calcext:value-type="float">
            <text:p>$10</text:p>
          </table:table-cell>
          <table:table-cell table:style-name="ce35" office:value-type="date" office:date-value="2021-07-08" calcext:value-type="date">
            <text:p>7/8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Cincinnati, Oho</text:p>
          </table:table-cell>
          <table:table-cell table:style-name="ce56" office:value-type="string" calcext:value-type="string">
            <text:p><text:a xlink:href="https://techcrunch.com/2021/07/08/h-venture-partners-closes-10m-debut-fund-targeting-science-based-brands/" xlink:type="simple">https://techcrunch.com/2021/07/08/h-venture-partners-closes-10m-debut-fund-targeting-science-based-brands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18" calcext:value-type="float">
            <text:p>218</text:p>
          </table:table-cell>
          <table:table-cell table:style-name="ce9" office:value-type="string" calcext:value-type="string">
            <text:p>Stellation Capital</text:p>
          </table:table-cell>
          <table:table-cell table:style-name="ce23" office:value-type="float" office:value="40" calcext:value-type="float">
            <text:p>$40</text:p>
          </table:table-cell>
          <table:table-cell table:style-name="ce37" office:value-type="string" calcext:value-type="string">
            <text:p>78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6" office:value-type="string" calcext:value-type="string">
            <text:p><text:a xlink:href="https://techcrunch.com/2021/07/08/peter-boyce-stellation-capital/" xlink:type="simple">https://techcrunch.com/2021/07/08/peter-boyce-stellation-capital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19" calcext:value-type="float">
            <text:p>219</text:p>
          </table:table-cell>
          <table:table-cell table:style-name="ce9" office:value-type="string" calcext:value-type="string">
            <text:p>Renegade Partners</text:p>
          </table:table-cell>
          <table:table-cell table:style-name="ce23" office:value-type="float" office:value="100" calcext:value-type="float">
            <text:p>$100</text:p>
          </table:table-cell>
          <table:table-cell table:style-name="ce35" office:value-type="date" office:date-value="2021-07-07" calcext:value-type="date">
            <text:p>7/7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20" calcext:value-type="float">
            <text:p>220</text:p>
          </table:table-cell>
          <table:table-cell table:style-name="ce9" office:value-type="string" calcext:value-type="string">
            <text:p>Acrylic</text:p>
          </table:table-cell>
          <table:table-cell table:style-name="ce23" office:value-type="float" office:value="55" calcext:value-type="float">
            <text:p>$55</text:p>
          </table:table-cell>
          <table:table-cell table:style-name="ce35" office:value-type="date" office:date-value="2021-07-07" calcext:value-type="date">
            <text:p>7/7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6" office:value-type="string" calcext:value-type="string">
            <text:p><text:a xlink:href="https://medium.com/@acrylic_/announcing-acrylic-c17878bc897" xlink:type="simple">https://medium.com/@acrylic_/announcing-acrylic-c17878bc897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21" calcext:value-type="float">
            <text:p>221</text:p>
          </table:table-cell>
          <table:table-cell table:style-name="ce9" office:value-type="string" calcext:value-type="string">
            <text:p>ATX Ventures</text:p>
          </table:table-cell>
          <table:table-cell table:style-name="ce23" office:value-type="float" office:value="150" calcext:value-type="float">
            <text:p>$150</text:p>
          </table:table-cell>
          <table:table-cell table:style-name="ce35" office:value-type="date" office:date-value="2021-07-05" calcext:value-type="date">
            <text:p>7/5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Austin, Texas</text:p>
          </table:table-cell>
          <table:table-cell table:style-name="ce56" office:value-type="string" calcext:value-type="string">
            <text:p><text:a xlink:href="https://www.bizjournals.com/austin/news/2021/06/30/atx-venture-partners-150m-fund.html" xlink:type="simple">https://www.bizjournals.com/austin/news/2021/06/30/atx-venture-partners-150m-fund.ht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22" calcext:value-type="float">
            <text:p>222</text:p>
          </table:table-cell>
          <table:table-cell table:style-name="ce9" office:value-type="string" calcext:value-type="string">
            <text:p>MAGIC Fund</text:p>
          </table:table-cell>
          <table:table-cell table:style-name="ce23" office:value-type="float" office:value="30" calcext:value-type="float">
            <text:p>$30</text:p>
          </table:table-cell>
          <table:table-cell table:style-name="ce35" office:value-type="date" office:date-value="2021-07-06" calcext:value-type="date">
            <text:p>7/6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, Miami</text:p>
          </table:table-cell>
          <table:table-cell table:style-name="ce56" office:value-type="string" calcext:value-type="string">
            <text:p><text:a xlink:href="https://techcrunch.com/2021/07/06/magic-fund-raises-30m-to-scale-its-global-founders-backing-founders-fund/?guccounter=1" xlink:type="simple">https://techcrunch.com/2021/07/06/magic-fund-raises-30m-to-scale-its-global-founders-backing-founders-fund/?guccounter=1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23" calcext:value-type="float">
            <text:p>223</text:p>
          </table:table-cell>
          <table:table-cell table:style-name="ce9" office:value-type="string" calcext:value-type="string">
            <text:p>Comeback Capital</text:p>
          </table:table-cell>
          <table:table-cell table:style-name="ce23" office:value-type="float" office:value="12" calcext:value-type="float">
            <text:p>$12</text:p>
          </table:table-cell>
          <table:table-cell table:style-name="ce35" office:value-type="date" office:date-value="2021-07-01" calcext:value-type="date">
            <text:p>7/1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Ohio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24" calcext:value-type="float">
            <text:p>224</text:p>
          </table:table-cell>
          <table:table-cell table:style-name="ce9" office:value-type="string" calcext:value-type="string">
            <text:p>Infity Ventures</text:p>
          </table:table-cell>
          <table:table-cell table:style-name="ce23" office:value-type="float" office:value="158" calcext:value-type="float">
            <text:p>$158</text:p>
          </table:table-cell>
          <table:table-cell table:style-name="ce35" office:value-type="date" office:date-value="2021-06-30" calcext:value-type="date">
            <text:p>6/30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, NYC</text:p>
          </table:table-cell>
          <table:table-cell table:style-name="ce56" office:value-type="string" calcext:value-type="string">
            <text:p><text:a xlink:href="https://www.businesswire.com/news/home/20220516005165/en/Infinity-Ventures-Launches-Inaugural-158-Million-Fund-Dedicated-to-Global-Fintech-Investing" xlink:type="simple">https://www.businesswire.com/news/home/20220516005165/en/Infinity-Ventures-Launches-Inaugural-158-Million-Fund-Dedicated-to-Global-Fintech-Investing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25" calcext:value-type="float">
            <text:p>225</text:p>
          </table:table-cell>
          <table:table-cell table:style-name="ce9" office:value-type="string" calcext:value-type="string">
            <text:p>Rackhouse VC</text:p>
          </table:table-cell>
          <table:table-cell table:style-name="ce23" office:value-type="float" office:value="15" calcext:value-type="float">
            <text:p>$15</text:p>
          </table:table-cell>
          <table:table-cell table:style-name="ce35" office:value-type="date" office:date-value="2021-06-30" calcext:value-type="date">
            <text:p>6/30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55" office:value-type="string" calcext:value-type="string">
            <text:p><text:a xlink:href="https://techcrunch.com/2021/06/30/ubers-first-head-of-data-science-just-launched-a-new-venture-fund-to-back-nascent-ai-startups/" xlink:type="simple">https://techcrunch.com/2021/06/30/ubers-first-head-of-data-science-just-launched-a-new-venture-fund-to-back-nascent-ai-startups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26" calcext:value-type="float">
            <text:p>226</text:p>
          </table:table-cell>
          <table:table-cell table:style-name="ce9" office:value-type="string" calcext:value-type="string">
            <text:p>Dynamo Ventures</text:p>
          </table:table-cell>
          <table:table-cell table:style-name="ce23" office:value-type="float" office:value="43" calcext:value-type="float">
            <text:p>$43</text:p>
          </table:table-cell>
          <table:table-cell table:style-name="ce35" office:value-type="date" office:date-value="2021-06-24" calcext:value-type="date">
            <text:p>6/24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Chattanooga, Tennessee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27" calcext:value-type="float">
            <text:p>227</text:p>
          </table:table-cell>
          <table:table-cell table:style-name="ce9" office:value-type="string" calcext:value-type="string">
            <text:p>Ubiquity Ventures</text:p>
          </table:table-cell>
          <table:table-cell table:style-name="ce23" office:value-type="float" office:value="50" calcext:value-type="float">
            <text:p>$50</text:p>
          </table:table-cell>
          <table:table-cell table:style-name="ce35" office:value-type="date" office:date-value="2021-06-23" calcext:value-type="date">
            <text:p>6/23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28" calcext:value-type="float">
            <text:p>228</text:p>
          </table:table-cell>
          <table:table-cell table:style-name="ce9" office:value-type="string" calcext:value-type="string">
            <text:p>Golden Ventures</text:p>
          </table:table-cell>
          <table:table-cell table:style-name="ce23" office:value-type="float" office:value="100" calcext:value-type="float">
            <text:p>$100</text:p>
          </table:table-cell>
          <table:table-cell table:style-name="ce35" office:value-type="date" office:date-value="2021-06-23" calcext:value-type="date">
            <text:p>6/23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Toronto, Canada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29" calcext:value-type="float">
            <text:p>229</text:p>
          </table:table-cell>
          <table:table-cell table:style-name="ce9" office:value-type="string" calcext:value-type="string">
            <text:p>MetaProp</text:p>
          </table:table-cell>
          <table:table-cell table:style-name="ce23" office:value-type="float" office:value="100" calcext:value-type="float">
            <text:p>$100</text:p>
          </table:table-cell>
          <table:table-cell table:style-name="ce35" office:value-type="date" office:date-value="2021-06-22" calcext:value-type="date">
            <text:p>6/22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NYC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30" calcext:value-type="float">
            <text:p>230</text:p>
          </table:table-cell>
          <table:table-cell table:style-name="ce9" office:value-type="string" calcext:value-type="string">
            <text:p>Commerce Ventures</text:p>
          </table:table-cell>
          <table:table-cell table:style-name="ce23" office:value-type="float" office:value="150" calcext:value-type="float">
            <text:p>$150</text:p>
          </table:table-cell>
          <table:table-cell table:style-name="ce35" office:value-type="date" office:date-value="2021-06-18" calcext:value-type="date">
            <text:p>6/18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Bay Area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31" calcext:value-type="float">
            <text:p>231</text:p>
          </table:table-cell>
          <table:table-cell table:style-name="ce9" office:value-type="string" calcext:value-type="string">
            <text:p>20VC</text:p>
          </table:table-cell>
          <table:table-cell table:style-name="ce23" office:value-type="float" office:value="33" calcext:value-type="float">
            <text:p>$33</text:p>
          </table:table-cell>
          <table:table-cell table:style-name="ce35" office:value-type="date" office:date-value="2021-06-16" calcext:value-type="date">
            <text:p>6/16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London, UK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32" calcext:value-type="float">
            <text:p>232</text:p>
          </table:table-cell>
          <table:table-cell table:style-name="ce9" office:value-type="string" calcext:value-type="string">
            <text:p>Seven Seven Six</text:p>
          </table:table-cell>
          <table:table-cell table:style-name="ce23" office:value-type="float" office:value="150" calcext:value-type="float">
            <text:p>$150</text:p>
          </table:table-cell>
          <table:table-cell table:style-name="ce35" office:value-type="date" office:date-value="2021-06-10" calcext:value-type="date">
            <text:p>6/10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Miami, Florida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33" calcext:value-type="float">
            <text:p>233</text:p>
          </table:table-cell>
          <table:table-cell table:style-name="ce9" office:value-type="string" calcext:value-type="string">
            <text:p>Version One</text:p>
          </table:table-cell>
          <table:table-cell table:style-name="ce23" office:value-type="float" office:value="70" calcext:value-type="float">
            <text:p>$70</text:p>
          </table:table-cell>
          <table:table-cell table:style-name="ce35" office:value-type="date" office:date-value="2021-06-08" calcext:value-type="date">
            <text:p>6/8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Bay Area, Canada</text:p>
          </table:table-cell>
          <table:table-cell table:style-name="ce56" office:value-type="string" calcext:value-type="string">
            <text:p><text:a xlink:href="https://techcrunch.com/2021/06/08/version-one-launches-70m-fund-iv-and-30m-opportunities-fund-ii/" xlink:type="simple">https://techcrunch.com/2021/06/08/version-one-launches-70m-fund-iv-and-30m-opportunities-fund-ii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34" calcext:value-type="float">
            <text:p>234</text:p>
          </table:table-cell>
          <table:table-cell table:style-name="ce9" office:value-type="string" calcext:value-type="string">
            <text:p>Brooklyn Bridge Ventures</text:p>
          </table:table-cell>
          <table:table-cell table:style-name="ce23" office:value-type="float" office:value="15" calcext:value-type="float">
            <text:p>$15</text:p>
          </table:table-cell>
          <table:table-cell table:style-name="ce35" office:value-type="date" office:date-value="2021-06-08" calcext:value-type="date">
            <text:p>6/8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6" office:value-type="string" calcext:value-type="string">
            <text:p><text:a xlink:href="https://www.brooklynbridge.vc/bbv-raises-third-fund/" xlink:type="simple">https://www.brooklynbridge.vc/bbv-raises-third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35" calcext:value-type="float">
            <text:p>235</text:p>
          </table:table-cell>
          <table:table-cell table:style-name="ce9" office:value-type="string" calcext:value-type="string">
            <text:p>Firstminute Capital</text:p>
          </table:table-cell>
          <table:table-cell table:style-name="ce23" office:value-type="float" office:value="160" calcext:value-type="float">
            <text:p>$160</text:p>
          </table:table-cell>
          <table:table-cell table:style-name="ce35" office:value-type="date" office:date-value="2021-06-04" calcext:value-type="date">
            <text:p>6/4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London, UK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36" calcext:value-type="float">
            <text:p>236</text:p>
          </table:table-cell>
          <table:table-cell table:style-name="ce9" office:value-type="string" calcext:value-type="string">
            <text:p>Refactor Capital</text:p>
          </table:table-cell>
          <table:table-cell table:style-name="ce23" office:value-type="float" office:value="50" calcext:value-type="float">
            <text:p>$50</text:p>
          </table:table-cell>
          <table:table-cell table:style-name="ce35" office:value-type="date" office:date-value="2021-06-03" calcext:value-type="date">
            <text:p>6/3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37" calcext:value-type="float">
            <text:p>237</text:p>
          </table:table-cell>
          <table:table-cell table:style-name="ce9" office:value-type="string" calcext:value-type="string">
            <text:p>Propel Venture Partners</text:p>
          </table:table-cell>
          <table:table-cell table:style-name="ce23" office:value-type="float" office:value="50" calcext:value-type="float">
            <text:p>$50</text:p>
          </table:table-cell>
          <table:table-cell table:style-name="ce35" office:value-type="date" office:date-value="2021-06-01" calcext:value-type="date">
            <text:p>6/1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38" calcext:value-type="float">
            <text:p>238</text:p>
          </table:table-cell>
          <table:table-cell table:style-name="ce9" office:value-type="string" calcext:value-type="string">
            <text:p>Collab Capital</text:p>
          </table:table-cell>
          <table:table-cell table:style-name="ce23" office:value-type="float" office:value="50" calcext:value-type="float">
            <text:p>$50</text:p>
          </table:table-cell>
          <table:table-cell table:style-name="ce35" office:value-type="date" office:date-value="2021-05-26" calcext:value-type="date">
            <text:p>5/26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Atlanta</text:p>
          </table:table-cell>
          <table:table-cell table:style-name="ce56" office:value-type="string" calcext:value-type="string">
            <text:p><text:a xlink:href="https://medium.com/capital-innovation/collab-capital-closes-50m-first-fund-to-invest-in-black-innovators-22896db11ae8" xlink:type="simple">https://medium.com/capital-innovation/collab-capital-closes-50m-first-fund-to-invest-in-black-innovators-22896db11ae8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39" calcext:value-type="float">
            <text:p>239</text:p>
          </table:table-cell>
          <table:table-cell table:style-name="ce9" office:value-type="string" calcext:value-type="string">
            <text:p>Overlooked Ventures</text:p>
          </table:table-cell>
          <table:table-cell table:style-name="ce23" office:value-type="float" office:value="50" calcext:value-type="float">
            <text:p>$50</text:p>
          </table:table-cell>
          <table:table-cell table:style-name="ce35" office:value-type="date" office:date-value="2021-05-19" calcext:value-type="date">
            <text:p>5/19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Columbus, Ohio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40" calcext:value-type="float">
            <text:p>240</text:p>
          </table:table-cell>
          <table:table-cell table:style-name="ce9" office:value-type="string" calcext:value-type="string">
            <text:p>Ulu Ventures</text:p>
          </table:table-cell>
          <table:table-cell table:style-name="ce23" office:value-type="float" office:value="138" calcext:value-type="float">
            <text:p>$138</text:p>
          </table:table-cell>
          <table:table-cell table:style-name="ce35" office:value-type="date" office:date-value="2021-05-18" calcext:value-type="date">
            <text:p>5/18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41" calcext:value-type="float">
            <text:p>241</text:p>
          </table:table-cell>
          <table:table-cell table:style-name="ce9" office:value-type="string" calcext:value-type="string">
            <text:p>Framework Ventures</text:p>
          </table:table-cell>
          <table:table-cell table:style-name="ce23" office:value-type="float" office:value="100" calcext:value-type="float">
            <text:p>$100</text:p>
          </table:table-cell>
          <table:table-cell table:style-name="ce35" office:value-type="date" office:date-value="2021-05-14" calcext:value-type="date">
            <text:p>5/14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56" office:value-type="string" calcext:value-type="string">
            <text:p><text:a xlink:href="https://www.wsj.com/articles/crypto-venture-firm-framework-draws-institutional-support-11620990002?st=bzp0tw29d4ijwwh&amp;reflink=article_copyURL_share" xlink:type="simple">https://www.wsj.com/articles/crypto-venture-firm-framework-draws-institutional-support-11620990002?st=bzp0tw29d4ijwwh&amp;reflink=article_copyURL_share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42" calcext:value-type="float">
            <text:p>242</text:p>
          </table:table-cell>
          <table:table-cell table:style-name="ce9" office:value-type="string" calcext:value-type="string">
            <text:p>LDV Capital</text:p>
          </table:table-cell>
          <table:table-cell table:style-name="ce23" office:value-type="float" office:value="21" calcext:value-type="float">
            <text:p>$21</text:p>
          </table:table-cell>
          <table:table-cell table:style-name="ce35" office:value-type="date" office:date-value="2021-05-04" calcext:value-type="date">
            <text:p>5/4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NYC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43" calcext:value-type="float">
            <text:p>243</text:p>
          </table:table-cell>
          <table:table-cell table:style-name="ce9" office:value-type="string" calcext:value-type="string">
            <text:p>Multicoin Capital</text:p>
          </table:table-cell>
          <table:table-cell table:style-name="ce23" office:value-type="float" office:value="100" calcext:value-type="float">
            <text:p>$100</text:p>
          </table:table-cell>
          <table:table-cell table:style-name="ce35" office:value-type="date" office:date-value="2021-05-04" calcext:value-type="date">
            <text:p>5/4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Austin, TX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44" calcext:value-type="float">
            <text:p>244</text:p>
          </table:table-cell>
          <table:table-cell table:style-name="ce9" office:value-type="string" calcext:value-type="string">
            <text:p>Banana Capital</text:p>
          </table:table-cell>
          <table:table-cell table:style-name="ce23" office:value-type="float" office:value="10" calcext:value-type="float">
            <text:p>$10</text:p>
          </table:table-cell>
          <table:table-cell table:style-name="ce35" office:value-type="date" office:date-value="2021-04-27" calcext:value-type="date">
            <text:p>4/27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Ann Arbor, MI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45" calcext:value-type="float">
            <text:p>245</text:p>
          </table:table-cell>
          <table:table-cell table:style-name="ce9" office:value-type="string" calcext:value-type="string">
            <text:p>Basis Set Ventures</text:p>
          </table:table-cell>
          <table:table-cell table:style-name="ce23" office:value-type="float" office:value="165" calcext:value-type="float">
            <text:p>$165</text:p>
          </table:table-cell>
          <table:table-cell table:style-name="ce35" office:value-type="date" office:date-value="2021-04-22" calcext:value-type="date">
            <text:p>4/22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46" calcext:value-type="float">
            <text:p>246</text:p>
          </table:table-cell>
          <table:table-cell table:style-name="ce9" office:value-type="string" calcext:value-type="string">
            <text:p>BrandProject</text:p>
          </table:table-cell>
          <table:table-cell table:style-name="ce23" office:value-type="float" office:value="43" calcext:value-type="float">
            <text:p>$43</text:p>
          </table:table-cell>
          <table:table-cell table:style-name="ce35" office:value-type="date" office:date-value="2021-04-16" calcext:value-type="date">
            <text:p>4/16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47" calcext:value-type="float">
            <text:p>247</text:p>
          </table:table-cell>
          <table:table-cell table:style-name="ce9" office:value-type="string" calcext:value-type="string">
            <text:p>Footwork</text:p>
          </table:table-cell>
          <table:table-cell table:style-name="ce23" office:value-type="float" office:value="175" calcext:value-type="float">
            <text:p>$175</text:p>
          </table:table-cell>
          <table:table-cell table:style-name="ce35" office:value-type="date" office:date-value="2021-04-15" calcext:value-type="date">
            <text:p>4/15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56" office:value-type="string" calcext:value-type="string">
            <text:p><text:a xlink:href="https://nbt.substack.com/p/footwork" xlink:type="simple">https://nbt.substack.com/p/footwork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48" calcext:value-type="float">
            <text:p>248</text:p>
          </table:table-cell>
          <table:table-cell table:style-name="ce9" office:value-type="string" calcext:value-type="string">
            <text:p>Harlem Capital</text:p>
          </table:table-cell>
          <table:table-cell table:style-name="ce23" office:value-type="float" office:value="134" calcext:value-type="float">
            <text:p>$134</text:p>
          </table:table-cell>
          <table:table-cell table:style-name="ce35" office:value-type="date" office:date-value="2021-03-31" calcext:value-type="date">
            <text:p>3/31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49" calcext:value-type="float">
            <text:p>249</text:p>
          </table:table-cell>
          <table:table-cell table:style-name="ce9" office:value-type="string" calcext:value-type="string">
            <text:p>Starting Line</text:p>
          </table:table-cell>
          <table:table-cell table:style-name="ce23" office:value-type="float" office:value="30" calcext:value-type="float">
            <text:p>$30</text:p>
          </table:table-cell>
          <table:table-cell table:style-name="ce35" office:value-type="date" office:date-value="2021-04-12" calcext:value-type="date">
            <text:p>4/12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Chicago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50" calcext:value-type="float">
            <text:p>250</text:p>
          </table:table-cell>
          <table:table-cell table:style-name="ce9" office:value-type="string" calcext:value-type="string">
            <text:p>MaC Venture Capital</text:p>
          </table:table-cell>
          <table:table-cell table:style-name="ce23" office:value-type="float" office:value="110" calcext:value-type="float">
            <text:p>$110</text:p>
          </table:table-cell>
          <table:table-cell table:style-name="ce35" office:value-type="date" office:date-value="2021-03-25" calcext:value-type="date">
            <text:p>3/25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Los Angeles</text:p>
          </table:table-cell>
          <table:table-cell table:style-name="ce56" office:value-type="string" calcext:value-type="string">
            <text:p><text:a xlink:href="https://macventurecapital.com/mac-venture-capital-raises-a-110m-inaugural-fund-to-invest-in-founders-building-the-future-we-want-to-see/" xlink:type="simple">https://macventurecapital.com/mac-venture-capital-raises-a-110m-inaugural-fund-to-invest-in-founders-building-the-future-we-want-to-see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51" calcext:value-type="float">
            <text:p>251</text:p>
          </table:table-cell>
          <table:table-cell table:style-name="ce9" office:value-type="string" calcext:value-type="string">
            <text:p>BBG Ventures</text:p>
          </table:table-cell>
          <table:table-cell table:style-name="ce23" office:value-type="float" office:value="50" calcext:value-type="float">
            <text:p>$50</text:p>
          </table:table-cell>
          <table:table-cell table:style-name="ce35" office:value-type="date" office:date-value="2021-03-24" calcext:value-type="date">
            <text:p>3/24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NYC</text:p>
          </table:table-cell>
          <table:table-cell table:style-name="ce56" office:value-type="string" calcext:value-type="string">
            <text:p><text:a xlink:href="https://www.forbes.com/sites/elizahaverstock/2021/03/24/bbg-ventures-closes-50-million-early-stage-fund-for-female-founders/?sh=30c974b67826" xlink:type="simple">https://www.forbes.com/sites/elizahaverstock/2021/03/24/bbg-ventures-closes-50-million-early-stage-fund-for-female-founders/?sh=30c974b67826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52" calcext:value-type="float">
            <text:p>252</text:p>
          </table:table-cell>
          <table:table-cell table:style-name="ce9" office:value-type="string" calcext:value-type="string">
            <text:p>Bowery Capital</text:p>
          </table:table-cell>
          <table:table-cell table:style-name="ce23" office:value-type="float" office:value="70" calcext:value-type="float">
            <text:p>$70</text:p>
          </table:table-cell>
          <table:table-cell table:style-name="ce35" office:value-type="date" office:date-value="2021-03-22" calcext:value-type="date">
            <text:p>3/22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NYC, Bay Area</text:p>
          </table:table-cell>
          <table:table-cell table:style-name="ce56" office:value-type="string" calcext:value-type="string">
            <text:p><text:a xlink:href="https://www.forbes.com/sites/rebeccaszkutak/2021/03/22/bowery-capital-sets-its-sights-on-san-francisco-with-a-fresh-70-million-fund-and-a-new-partner/?sh=5c51c617cdce" xlink:type="simple">https://www.forbes.com/sites/rebeccaszkutak/2021/03/22/bowery-capital-sets-its-sights-on-san-francisco-with-a-fresh-70-million-fund-and-a-new-partner/?sh=5c51c617cdce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53" calcext:value-type="float">
            <text:p>253</text:p>
          </table:table-cell>
          <table:table-cell table:style-name="ce9" office:value-type="string" calcext:value-type="string">
            <text:p>Village Global</text:p>
          </table:table-cell>
          <table:table-cell table:style-name="ce23" office:value-type="float" office:value="125" calcext:value-type="float">
            <text:p>$125</text:p>
          </table:table-cell>
          <table:table-cell table:style-name="ce35" office:value-type="date" office:date-value="2021-03-15" calcext:value-type="date">
            <text:p>3/15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54" calcext:value-type="float">
            <text:p>254</text:p>
          </table:table-cell>
          <table:table-cell table:style-name="ce9" office:value-type="string" calcext:value-type="string">
            <text:p>Future Value Fund</text:p>
          </table:table-cell>
          <table:table-cell table:style-name="ce23" office:value-type="float" office:value="10" calcext:value-type="float">
            <text:p>$10</text:p>
          </table:table-cell>
          <table:table-cell table:style-name="ce35" office:value-type="date" office:date-value="2021-03-11" calcext:value-type="date">
            <text:p>3/11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" calcext:value-type="float">
            <text:p>1</text:p>
          </table:table-cell>
          <table:table-cell table:style-name="ce9" office:value-type="string" calcext:value-type="string">
            <text:p>Columbus, Ohio</text:p>
          </table:table-cell>
          <table:table-cell table:style-name="ce56" office:value-type="string" calcext:value-type="string">
            <text:p><text:a xlink:href="https://www.rev1ventures.com/blog/rev1-ventures-launches-10mm-pre-seed-fund-with-osu-ohio-third-frontier/?utm_campaign=coschedule&amp;utm_source=twitter&amp;utm_medium=Rev1Ventures&amp;utm_content=Rev1%20Ventures%20Launches%20$10MM%20Pre-Seed%20Fund%20with%20OSU%20and%20Ohio%20Third%20Frontier%20-%20Rev1%20Ventures" xlink:type="simple">https://www.rev1ventures.com/blog/rev1-ventures-launches-10mm-pre-seed-fund-with-osu-ohio-third-frontier/?utm_campaign=coschedule&amp;utm_source=twitter&amp;utm_medium=Rev1Ventures&amp;utm_content=Rev1%20Ventures%20Launches%20$10MM%20Pre-Seed%20Fund%20with%20OSU%20and%20Ohio%20Third%20Frontier%20-%20Rev1%20Ventures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55" calcext:value-type="float">
            <text:p>255</text:p>
          </table:table-cell>
          <table:table-cell table:style-name="ce9" office:value-type="string" calcext:value-type="string">
            <text:p>Savannah Fund</text:p>
          </table:table-cell>
          <table:table-cell table:style-name="ce23" office:value-type="float" office:value="35" calcext:value-type="float">
            <text:p>$35</text:p>
          </table:table-cell>
          <table:table-cell table:style-name="ce35" office:value-type="date" office:date-value="2021-03-10" calcext:value-type="date">
            <text:p>3/10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Kenya, South Africa, Tanzania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56" calcext:value-type="float">
            <text:p>256</text:p>
          </table:table-cell>
          <table:table-cell table:style-name="ce9" office:value-type="string" calcext:value-type="string">
            <text:p>Pioneer Square Labs</text:p>
          </table:table-cell>
          <table:table-cell table:style-name="ce23" office:value-type="float" office:value="100" calcext:value-type="float">
            <text:p>$100</text:p>
          </table:table-cell>
          <table:table-cell table:style-name="ce35" office:value-type="date" office:date-value="2021-03-04" calcext:value-type="date">
            <text:p>3/4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Seattle, Washington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57" calcext:value-type="float">
            <text:p>257</text:p>
          </table:table-cell>
          <table:table-cell table:style-name="ce9" office:value-type="string" calcext:value-type="string">
            <text:p>GSR Ventures</text:p>
          </table:table-cell>
          <table:table-cell table:style-name="ce23" office:value-type="float" office:value="180" calcext:value-type="float">
            <text:p>$180</text:p>
          </table:table-cell>
          <table:table-cell table:style-name="ce35" office:value-type="date" office:date-value="2021-03-04" calcext:value-type="date">
            <text:p>3/4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58" calcext:value-type="float">
            <text:p>258</text:p>
          </table:table-cell>
          <table:table-cell table:style-name="ce9" office:value-type="string" calcext:value-type="string">
            <text:p>Founders' Co-Op</text:p>
          </table:table-cell>
          <table:table-cell table:style-name="ce23" office:value-type="float" office:value="50" calcext:value-type="float">
            <text:p>$50</text:p>
          </table:table-cell>
          <table:table-cell table:style-name="ce35" office:value-type="date" office:date-value="2021-03-01" calcext:value-type="date">
            <text:p>3/1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V</text:p>
          </table:table-cell>
          <table:table-cell table:style-name="ce9" office:value-type="string" calcext:value-type="string">
            <text:p>Seattle, Washington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59" calcext:value-type="float">
            <text:p>259</text:p>
          </table:table-cell>
          <table:table-cell table:style-name="ce9" office:value-type="string" calcext:value-type="string">
            <text:p>Silicon Road Ventures</text:p>
          </table:table-cell>
          <table:table-cell table:style-name="ce23" office:value-type="float" office:value="31" calcext:value-type="float">
            <text:p>$31</text:p>
          </table:table-cell>
          <table:table-cell table:style-name="ce35" office:value-type="date" office:date-value="2021-03-01" calcext:value-type="date">
            <text:p>3/1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Atlanta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60" calcext:value-type="float">
            <text:p>260</text:p>
          </table:table-cell>
          <table:table-cell table:style-name="ce9" office:value-type="string" calcext:value-type="string">
            <text:p>Sequoia Capital Seed Fund</text:p>
          </table:table-cell>
          <table:table-cell table:style-name="ce23" office:value-type="float" office:value="195" calcext:value-type="float">
            <text:p>$195</text:p>
          </table:table-cell>
          <table:table-cell table:style-name="ce35" office:value-type="date" office:date-value="2021-02-26" calcext:value-type="date">
            <text:p>2/26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Bay Area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61" calcext:value-type="float">
            <text:p>261</text:p>
          </table:table-cell>
          <table:table-cell table:style-name="ce9" office:value-type="string" calcext:value-type="string">
            <text:p>Primary Venture Partners</text:p>
          </table:table-cell>
          <table:table-cell table:style-name="ce23" office:value-type="float" office:value="150" calcext:value-type="float">
            <text:p>$150</text:p>
          </table:table-cell>
          <table:table-cell table:style-name="ce35" office:value-type="date" office:date-value="2021-02-24" calcext:value-type="date">
            <text:p>2/24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NYC</text:p>
          </table:table-cell>
          <table:table-cell table:style-name="ce56" office:value-type="string" calcext:value-type="string">
            <text:p><text:a xlink:href="https://medium.com/thoughts-from-primary-venture-partners/longnyc-primary-announces-a-fresh-200mm-commitment-to-nyc-founders-e85d90a45ccf" xlink:type="simple">https://medium.com/thoughts-from-primary-venture-partners/longnyc-primary-announces-a-fresh-200mm-commitment-to-nyc-founders-e85d90a45ccf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62" calcext:value-type="float">
            <text:p>262</text:p>
          </table:table-cell>
          <table:table-cell table:style-name="ce9" office:value-type="string" calcext:value-type="string">
            <text:p>Hustle Fund</text:p>
          </table:table-cell>
          <table:table-cell table:style-name="ce23" office:value-type="float" office:value="33.6" calcext:value-type="float">
            <text:p>$34</text:p>
          </table:table-cell>
          <table:table-cell table:style-name="ce35" office:value-type="date" office:date-value="2021-02-22" calcext:value-type="date">
            <text:p>2/22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63" calcext:value-type="float">
            <text:p>263</text:p>
          </table:table-cell>
          <table:table-cell table:style-name="ce9" office:value-type="string" calcext:value-type="string">
            <text:p>Avid Ventures</text:p>
          </table:table-cell>
          <table:table-cell table:style-name="ce23" office:value-type="float" office:value="72" calcext:value-type="float">
            <text:p>$72</text:p>
          </table:table-cell>
          <table:table-cell table:style-name="ce35" office:value-type="date" office:date-value="2021-02-19" calcext:value-type="date">
            <text:p>2/19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64" calcext:value-type="float">
            <text:p>264</text:p>
          </table:table-cell>
          <table:table-cell table:style-name="ce9" office:value-type="string" calcext:value-type="string">
            <text:p>Atelier Ventures</text:p>
          </table:table-cell>
          <table:table-cell table:style-name="ce23" office:value-type="float" office:value="13" calcext:value-type="float">
            <text:p>$13</text:p>
          </table:table-cell>
          <table:table-cell table:style-name="ce35" office:value-type="date" office:date-value="2021-02-16" calcext:value-type="date">
            <text:p>2/16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USA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65" calcext:value-type="float">
            <text:p>265</text:p>
          </table:table-cell>
          <table:table-cell table:style-name="ce9" office:value-type="string" calcext:value-type="string">
            <text:p>Eniac Ventures</text:p>
          </table:table-cell>
          <table:table-cell table:style-name="ce23" office:value-type="float" office:value="125" calcext:value-type="float">
            <text:p>$125</text:p>
          </table:table-cell>
          <table:table-cell table:style-name="ce35" office:value-type="date" office:date-value="2021-02-09" calcext:value-type="date">
            <text:p>2/9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V</text:p>
          </table:table-cell>
          <table:table-cell table:style-name="ce9" office:value-type="string" calcext:value-type="string">
            <text:p>NYC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66" calcext:value-type="float">
            <text:p>266</text:p>
          </table:table-cell>
          <table:table-cell table:style-name="ce9" office:value-type="string" calcext:value-type="string">
            <text:p>Construct Capital</text:p>
          </table:table-cell>
          <table:table-cell table:style-name="ce23" office:value-type="float" office:value="140" calcext:value-type="float">
            <text:p>$140</text:p>
          </table:table-cell>
          <table:table-cell table:style-name="ce35" office:value-type="date" office:date-value="2021-02-08" calcext:value-type="date">
            <text:p>2/8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Washington D.C.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67" calcext:value-type="float">
            <text:p>267</text:p>
          </table:table-cell>
          <table:table-cell table:style-name="ce9" office:value-type="string" calcext:value-type="string">
            <text:p>Frontline Ventures</text:p>
          </table:table-cell>
          <table:table-cell table:style-name="ce23" office:value-type="float" office:value="84" calcext:value-type="float">
            <text:p>$84</text:p>
          </table:table-cell>
          <table:table-cell table:style-name="ce35" office:value-type="date" office:date-value="2021-02-05" calcext:value-type="date">
            <text:p>2/5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Dublin, Ireland and London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68" calcext:value-type="float">
            <text:p>268</text:p>
          </table:table-cell>
          <table:table-cell table:style-name="ce9" office:value-type="string" calcext:value-type="string">
            <text:p>Halogen Ventures</text:p>
          </table:table-cell>
          <table:table-cell table:style-name="ce23" office:value-type="float" office:value="21" calcext:value-type="float">
            <text:p>$21</text:p>
          </table:table-cell>
          <table:table-cell table:style-name="ce35" office:value-type="date" office:date-value="2021-02-03" calcext:value-type="date">
            <text:p>2/3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Los Angeles</text:p>
          </table:table-cell>
          <table:table-cell table:style-name="ce56" office:value-type="string" calcext:value-type="string">
            <text:p><text:a xlink:href="https://dot.la/halogen-ventures-2650282655.html" xlink:type="simple">https://dot.la/halogen-ventures-2650282655.ht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69" calcext:value-type="float">
            <text:p>269</text:p>
          </table:table-cell>
          <table:table-cell table:style-name="ce9" office:value-type="string" calcext:value-type="string">
            <text:p>Scribble Ventures</text:p>
          </table:table-cell>
          <table:table-cell table:style-name="ce23" office:value-type="float" office:value="43" calcext:value-type="float">
            <text:p>$43</text:p>
          </table:table-cell>
          <table:table-cell table:style-name="ce35" office:value-type="date" office:date-value="2021-02-04" calcext:value-type="date">
            <text:p>2/4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56" office:value-type="string" calcext:value-type="string">
            <text:p><text:a xlink:href="https://www.forbes.com/sites/alexkonrad/2021/02/04/twitter-alum-elizabeth-weils-vc-firm-debuts-with-42-million-to-bring-back-old-venture-collaboration/?sh=28c7d14c2a96" xlink:type="simple">https://www.forbes.com/sites/alexkonrad/2021/02/04/twitter-alum-elizabeth-weils-vc-firm-debuts-with-42-million-to-bring-back-old-venture-collaboration/?sh=28c7d14c2a96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70" calcext:value-type="float">
            <text:p>270</text:p>
          </table:table-cell>
          <table:table-cell table:style-name="ce9" office:value-type="string" calcext:value-type="string">
            <text:p>Softbank Miami Fund</text:p>
          </table:table-cell>
          <table:table-cell table:style-name="ce23" office:value-type="float" office:value="100" calcext:value-type="float">
            <text:p>$100</text:p>
          </table:table-cell>
          <table:table-cell table:style-name="ce35" office:value-type="date" office:date-value="2021-01-25" calcext:value-type="date">
            <text:p>1/25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Miami, Florida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71" calcext:value-type="float">
            <text:p>271</text:p>
          </table:table-cell>
          <table:table-cell table:style-name="ce9" office:value-type="string" calcext:value-type="string">
            <text:p>Kindred Ventures</text:p>
          </table:table-cell>
          <table:table-cell table:style-name="ce23" office:value-type="float" office:value="100" calcext:value-type="float">
            <text:p>$100</text:p>
          </table:table-cell>
          <table:table-cell table:style-name="ce35" office:value-type="date" office:date-value="2021-02-01" calcext:value-type="date">
            <text:p>2/1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72" calcext:value-type="float">
            <text:p>272</text:p>
          </table:table-cell>
          <table:table-cell table:style-name="ce9" office:value-type="string" calcext:value-type="string">
            <text:p>NextView</text:p>
          </table:table-cell>
          <table:table-cell table:style-name="ce23" office:value-type="float" office:value="100" calcext:value-type="float">
            <text:p>$100</text:p>
          </table:table-cell>
          <table:table-cell table:style-name="ce35" office:value-type="date" office:date-value="2021-01-27" calcext:value-type="date">
            <text:p>1/27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Boston, NYC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73" calcext:value-type="float">
            <text:p>273</text:p>
          </table:table-cell>
          <table:table-cell table:style-name="ce9" office:value-type="string" calcext:value-type="string">
            <text:p>ISAI</text:p>
          </table:table-cell>
          <table:table-cell table:style-name="ce23" office:value-type="float" office:value="175" calcext:value-type="float">
            <text:p>$175</text:p>
          </table:table-cell>
          <table:table-cell table:style-name="ce35" office:value-type="date" office:date-value="2021-01-24" calcext:value-type="date">
            <text:p>1/24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France</text:p>
          </table:table-cell>
          <table:table-cell table:style-name="ce56" office:value-type="string" calcext:value-type="string">
            <text:p><text:a xlink:href="https://techcrunch.com/2018/07/04/isai-closes-new-175-million-fund/" xlink:type="simple">https://techcrunch.com/2018/07/04/isai-closes-new-175-million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74" calcext:value-type="float">
            <text:p>274</text:p>
          </table:table-cell>
          <table:table-cell table:style-name="ce9" office:value-type="string" calcext:value-type="string">
            <text:p>Ludlow Ventures</text:p>
          </table:table-cell>
          <table:table-cell table:style-name="ce23" office:value-type="float" office:value="60" calcext:value-type="float">
            <text:p>$60</text:p>
          </table:table-cell>
          <table:table-cell table:style-name="ce36" office:value-type="date" office:date-value="2021-01-22" calcext:value-type="date">
            <text:p>1/22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Detroit, Michigan</text:p>
          </table:table-cell>
          <table:table-cell table:style-name="ce1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75" calcext:value-type="float">
            <text:p>275</text:p>
          </table:table-cell>
          <table:table-cell table:style-name="ce9" office:value-type="string" calcext:value-type="string">
            <text:p>Define Ventures</text:p>
          </table:table-cell>
          <table:table-cell table:style-name="ce23" office:value-type="float" office:value="87" calcext:value-type="float">
            <text:p>$87</text:p>
          </table:table-cell>
          <table:table-cell table:style-name="ce36" office:value-type="date" office:date-value="2021-01-13" calcext:value-type="date">
            <text:p>1/13/2021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1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76" calcext:value-type="float">
            <text:p>276</text:p>
          </table:table-cell>
          <table:table-cell table:style-name="ce9" office:value-type="string" calcext:value-type="string">
            <text:p>Haystack Ventures</text:p>
          </table:table-cell>
          <table:table-cell table:style-name="ce23" office:value-type="float" office:value="50" calcext:value-type="float">
            <text:p>$50</text:p>
          </table:table-cell>
          <table:table-cell table:style-name="ce36" office:value-type="date" office:date-value="2020-02-02" calcext:value-type="date">
            <text:p>2/2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V</text:p>
          </table:table-cell>
          <table:table-cell table:style-name="ce9" office:value-type="string" calcext:value-type="string">
            <text:p>Bay Area</text:p>
          </table:table-cell>
          <table:table-cell table:style-name="ce55" office:value-type="string" calcext:value-type="string">
            <text:p><text:a xlink:href="https://twitter.com/semil/status/1224026347602755584" xlink:type="simple">https://twitter.com/semil/status/1224026347602755584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77" calcext:value-type="float">
            <text:p>277</text:p>
          </table:table-cell>
          <table:table-cell table:style-name="ce9" office:value-type="string" calcext:value-type="string">
            <text:p>Overton Venture Capital</text:p>
          </table:table-cell>
          <table:table-cell table:style-name="ce23" office:value-type="float" office:value="9" calcext:value-type="float">
            <text:p>$9</text:p>
          </table:table-cell>
          <table:table-cell table:style-name="ce35" office:value-type="date" office:date-value="2020-12-31" calcext:value-type="date">
            <text:p>12/31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78" calcext:value-type="float">
            <text:p>278</text:p>
          </table:table-cell>
          <table:table-cell table:style-name="ce9" office:value-type="string" calcext:value-type="string">
            <text:p>XYZ Venture Capital</text:p>
          </table:table-cell>
          <table:table-cell table:style-name="ce23" office:value-type="float" office:value="80" calcext:value-type="float">
            <text:p>$80</text:p>
          </table:table-cell>
          <table:table-cell table:style-name="ce35" office:value-type="date" office:date-value="2020-12-15" calcext:value-type="date">
            <text:p>12/15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56" office:value-type="string" calcext:value-type="string">
            <text:p><text:a xlink:href="https://news.crunchbase.com/news/xyz-venture-capital-unveils-80m-second-fund/" xlink:type="simple">https://news.crunchbase.com/news/xyz-venture-capital-unveils-80m-second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79" calcext:value-type="float">
            <text:p>279</text:p>
          </table:table-cell>
          <table:table-cell table:style-name="ce9" office:value-type="string" calcext:value-type="string">
            <text:p>Ada Ventures</text:p>
          </table:table-cell>
          <table:table-cell table:style-name="ce23" office:value-type="float" office:value="50" calcext:value-type="float">
            <text:p>$50</text:p>
          </table:table-cell>
          <table:table-cell table:style-name="ce35" office:value-type="date" office:date-value="2020-12-08" calcext:value-type="date">
            <text:p>12/8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UK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80" calcext:value-type="float">
            <text:p>280</text:p>
          </table:table-cell>
          <table:table-cell table:style-name="ce9" office:value-type="string" calcext:value-type="string">
            <text:p>Bling Capital</text:p>
          </table:table-cell>
          <table:table-cell table:style-name="ce23" office:value-type="float" office:value="113" calcext:value-type="float">
            <text:p>$113</text:p>
          </table:table-cell>
          <table:table-cell table:style-name="ce35" office:value-type="date" office:date-value="2020-12-03" calcext:value-type="date">
            <text:p>12/3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San Francisco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81" calcext:value-type="float">
            <text:p>281</text:p>
          </table:table-cell>
          <table:table-cell table:style-name="ce9" office:value-type="string" calcext:value-type="string">
            <text:p>Union Labs</text:p>
          </table:table-cell>
          <table:table-cell table:style-name="ce23" office:value-type="float" office:value="29" calcext:value-type="float">
            <text:p>$29</text:p>
          </table:table-cell>
          <table:table-cell table:style-name="ce35" office:value-type="date" office:date-value="2020-11-30" calcext:value-type="date">
            <text:p>11/30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56" office:value-type="string" calcext:value-type="string">
            <text:p><text:a xlink:href="https://techcrunch.com/2020/11/30/union-labs-believes-uniting-vc-and-corporate-expertise-can-help-startups-solve-hard-tech-problems/" xlink:type="simple">https://techcrunch.com/2020/11/30/union-labs-believes-uniting-vc-and-corporate-expertise-can-help-startups-solve-hard-tech-problems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82" calcext:value-type="float">
            <text:p>282</text:p>
          </table:table-cell>
          <table:table-cell table:style-name="ce9" office:value-type="string" calcext:value-type="string">
            <text:p>Seedcamp</text:p>
          </table:table-cell>
          <table:table-cell table:style-name="ce23" office:value-type="float" office:value="103.2" calcext:value-type="float">
            <text:p>$103</text:p>
          </table:table-cell>
          <table:table-cell table:style-name="ce35" office:value-type="date" office:date-value="2020-10-11" calcext:value-type="date">
            <text:p>10/11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V</text:p>
          </table:table-cell>
          <table:table-cell table:style-name="ce9" office:value-type="string" calcext:value-type="string">
            <text:p>UK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83" calcext:value-type="float">
            <text:p>283</text:p>
          </table:table-cell>
          <table:table-cell table:style-name="ce9" office:value-type="string" calcext:value-type="string">
            <text:p>Oceans Ventures</text:p>
          </table:table-cell>
          <table:table-cell table:style-name="ce23" office:value-type="float" office:value="11" calcext:value-type="float">
            <text:p>$11</text:p>
          </table:table-cell>
          <table:table-cell table:style-name="ce35" office:value-type="date" office:date-value="2020-11-03" calcext:value-type="date">
            <text:p>11/3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84" calcext:value-type="float">
            <text:p>284</text:p>
          </table:table-cell>
          <table:table-cell table:style-name="ce9" office:value-type="string" calcext:value-type="string">
            <text:p>645 Ventures</text:p>
          </table:table-cell>
          <table:table-cell table:style-name="ce23" office:value-type="float" office:value="160" calcext:value-type="float">
            <text:p>$160</text:p>
          </table:table-cell>
          <table:table-cell table:style-name="ce35" office:value-type="date" office:date-value="2020-10-28" calcext:value-type="date">
            <text:p>10/28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NYC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85" calcext:value-type="float">
            <text:p>285</text:p>
          </table:table-cell>
          <table:table-cell table:style-name="ce9" office:value-type="string" calcext:value-type="string">
            <text:p>Impact America Fund</text:p>
          </table:table-cell>
          <table:table-cell table:style-name="ce23" office:value-type="float" office:value="55" calcext:value-type="float">
            <text:p>$55</text:p>
          </table:table-cell>
          <table:table-cell table:style-name="ce37" office:value-type="string" calcext:value-type="string">
            <text:p>10/27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I</text:p>
          </table:table-cell>
          <table:table-cell table:style-name="ce9"/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86" calcext:value-type="float">
            <text:p>286</text:p>
          </table:table-cell>
          <table:table-cell table:style-name="ce9" office:value-type="string" calcext:value-type="string">
            <text:p>Bullpen Capital</text:p>
          </table:table-cell>
          <table:table-cell table:style-name="ce23" office:value-type="float" office:value="130" calcext:value-type="float">
            <text:p>$130</text:p>
          </table:table-cell>
          <table:table-cell table:style-name="ce36" office:value-type="date" office:date-value="2020-10-01" calcext:value-type="date">
            <text:p>10/1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V</text:p>
          </table:table-cell>
          <table:table-cell table:style-name="ce9" office:value-type="string" calcext:value-type="string">
            <text:p>Bay Area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87" calcext:value-type="float">
            <text:p>287</text:p>
          </table:table-cell>
          <table:table-cell table:style-name="ce9" office:value-type="string" calcext:value-type="string">
            <text:p>Conductive Ventures</text:p>
          </table:table-cell>
          <table:table-cell table:style-name="ce23" office:value-type="float" office:value="150" calcext:value-type="float">
            <text:p>$150</text:p>
          </table:table-cell>
          <table:table-cell table:style-name="ce36" office:value-type="date" office:date-value="2020-09-14" calcext:value-type="date">
            <text:p>9/14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88" calcext:value-type="float">
            <text:p>288</text:p>
          </table:table-cell>
          <table:table-cell table:style-name="ce9" office:value-type="string" calcext:value-type="string">
            <text:p>Point Nine Capital</text:p>
          </table:table-cell>
          <table:table-cell table:style-name="ce23" office:value-type="float" office:value="117" calcext:value-type="float">
            <text:p>$117</text:p>
          </table:table-cell>
          <table:table-cell table:style-name="ce36" office:value-type="date" office:date-value="2020-09-22" calcext:value-type="date">
            <text:p>9/22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V</text:p>
          </table:table-cell>
          <table:table-cell table:style-name="ce9" office:value-type="string" calcext:value-type="string">
            <text:p>Germany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89" calcext:value-type="float">
            <text:p>289</text:p>
          </table:table-cell>
          <table:table-cell table:style-name="ce9" office:value-type="string" calcext:value-type="string">
            <text:p>Mantis</text:p>
          </table:table-cell>
          <table:table-cell table:style-name="ce23" office:value-type="float" office:value="35" calcext:value-type="float">
            <text:p>$35</text:p>
          </table:table-cell>
          <table:table-cell table:style-name="ce36" office:value-type="date" office:date-value="2020-09-15" calcext:value-type="date">
            <text:p>9/15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</text:p>
          </table:table-cell>
          <table:table-cell table:style-name="ce9"/>
          <table:table-cell table:style-name="ce56" office:value-type="string" calcext:value-type="string">
            <text:p><text:a xlink:href="https://techcrunch.com/2020/09/15/the-chainsmokers-just-closed-their-debut-venture-fund-mantis-with-35-million/?tpcc=ECTW2020" xlink:type="simple">https://techcrunch.com/2020/09/15/the-chainsmokers-just-closed-their-debut-venture-fund-mantis-with-35-million/?tpcc=ECTW2020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90" calcext:value-type="float">
            <text:p>290</text:p>
          </table:table-cell>
          <table:table-cell table:style-name="ce9" office:value-type="string" calcext:value-type="string">
            <text:p>Xfund</text:p>
          </table:table-cell>
          <table:table-cell table:style-name="ce23" office:value-type="float" office:value="120" calcext:value-type="float">
            <text:p>$120</text:p>
          </table:table-cell>
          <table:table-cell table:style-name="ce36" office:value-type="date" office:date-value="2020-09-04" calcext:value-type="date">
            <text:p>9/4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osto, Bay Area</text:p>
          </table:table-cell>
          <table:table-cell table:style-name="ce56" office:value-type="string" calcext:value-type="string">
            <text:p><text:a xlink:href="https://www.seas.harvard.edu/news/2020/09/xfund-celebrates-launch-new-fund" xlink:type="simple">https://www.seas.harvard.edu/news/2020/09/xfund-celebrates-launch-new-fund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91" calcext:value-type="float">
            <text:p>291</text:p>
          </table:table-cell>
          <table:table-cell table:style-name="ce9" office:value-type="string" calcext:value-type="string">
            <text:p>La Famiglia</text:p>
          </table:table-cell>
          <table:table-cell table:style-name="ce23" office:value-type="float" office:value="59" calcext:value-type="float">
            <text:p>$59</text:p>
          </table:table-cell>
          <table:table-cell table:style-name="ce36" office:value-type="date" office:date-value="2020-08-12" calcext:value-type="date">
            <text:p>8/12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erlin, Germany</text:p>
          </table:table-cell>
          <table:table-cell table:style-name="ce56" office:value-type="string" calcext:value-type="string">
            <text:p><text:a xlink:href="https://techcrunch.com/2020/08/11/la-famiglia/" xlink:type="simple">https://techcrunch.com/2020/08/11/la-famiglia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92" calcext:value-type="float">
            <text:p>292</text:p>
          </table:table-cell>
          <table:table-cell table:style-name="ce9" office:value-type="string" calcext:value-type="string">
            <text:p>Better Tomorrow Ventures</text:p>
          </table:table-cell>
          <table:table-cell table:style-name="ce23" office:value-type="float" office:value="75" calcext:value-type="float">
            <text:p>$75</text:p>
          </table:table-cell>
          <table:table-cell table:style-name="ce36" office:value-type="date" office:date-value="2020-08-12" calcext:value-type="date">
            <text:p>8/12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56" office:value-type="string" calcext:value-type="string">
            <text:p><text:a xlink:href="https://twitter.com/pitdesi/status/1293926698681954305" xlink:type="simple">https://twitter.com/pitdesi/status/1293926698681954305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93" calcext:value-type="float">
            <text:p>293</text:p>
          </table:table-cell>
          <table:table-cell table:style-name="ce9" office:value-type="string" calcext:value-type="string">
            <text:p>Electric Capital</text:p>
          </table:table-cell>
          <table:table-cell table:style-name="ce23" office:value-type="float" office:value="110" calcext:value-type="float">
            <text:p>$110</text:p>
          </table:table-cell>
          <table:table-cell table:style-name="ce36" office:value-type="date" office:date-value="2020-08-03" calcext:value-type="date">
            <text:p>8/3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56" office:value-type="string" calcext:value-type="string">
            <text:p>crypto focused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94" calcext:value-type="float">
            <text:p>294</text:p>
          </table:table-cell>
          <table:table-cell table:style-name="ce9" office:value-type="string" calcext:value-type="string">
            <text:p>Notation Capital</text:p>
          </table:table-cell>
          <table:table-cell table:style-name="ce23" office:value-type="float" office:value="42" calcext:value-type="float">
            <text:p>$42</text:p>
          </table:table-cell>
          <table:table-cell table:style-name="ce36" office:value-type="date" office:date-value="2020-07-30" calcext:value-type="date">
            <text:p>7/30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NYC</text:p>
          </table:table-cell>
          <table:table-cell table:style-name="ce56" office:value-type="string" calcext:value-type="string">
            <text:p><text:a xlink:href="https://medium.com/notation-capital/notation-iii-notation-moonlight-e31f5332c8d8" xlink:type="simple">https://medium.com/notation-capital/notation-iii-notation-moonlight-e31f5332c8d8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95" calcext:value-type="float">
            <text:p>295</text:p>
          </table:table-cell>
          <table:table-cell table:style-name="ce9" office:value-type="string" calcext:value-type="string">
            <text:p>20VC Fund</text:p>
          </table:table-cell>
          <table:table-cell table:style-name="ce23" office:value-type="float" office:value="8.3" calcext:value-type="float">
            <text:p>$8</text:p>
          </table:table-cell>
          <table:table-cell table:style-name="ce36" office:value-type="date" office:date-value="2020-07-17" calcext:value-type="date">
            <text:p>7/17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UK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96" calcext:value-type="float">
            <text:p>296</text:p>
          </table:table-cell>
          <table:table-cell table:style-name="ce9" office:value-type="string" calcext:value-type="string">
            <text:p>Coelius Capital</text:p>
          </table:table-cell>
          <table:table-cell table:style-name="ce23" office:value-type="float" office:value="45" calcext:value-type="float">
            <text:p>$45</text:p>
          </table:table-cell>
          <table:table-cell table:style-name="ce36" office:value-type="date" office:date-value="2020-07-15" calcext:value-type="date">
            <text:p>7/15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56" office:value-type="string" calcext:value-type="string">
            <text:p><text:a xlink:href="https://www.wsj.com/articles/coelius-capital-founder-is-latest-angellist-investor-to-graduate-to-vc-fund-11594805402" xlink:type="simple">https://www.wsj.com/articles/coelius-capital-founder-is-latest-angellist-investor-to-graduate-to-vc-fund-11594805402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97" calcext:value-type="float">
            <text:p>297</text:p>
          </table:table-cell>
          <table:table-cell table:style-name="ce9" office:value-type="string" calcext:value-type="string">
            <text:p>Concrete Rose Capital</text:p>
          </table:table-cell>
          <table:table-cell table:style-name="ce23" office:value-type="float" office:value="15" calcext:value-type="float">
            <text:p>$15</text:p>
          </table:table-cell>
          <table:table-cell table:style-name="ce36" office:value-type="date" office:date-value="2020-07-10" calcext:value-type="date">
            <text:p>7/10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56" office:value-type="string" calcext:value-type="string">
            <text:p><text:a xlink:href="https://www.bloomberg.com/news/articles/2020-07-07/investing-in-vc-funds-for-diverse-founders-is-getting-competitive?sref=iFePAYMn" xlink:type="simple">https://www.bloomberg.com/news/articles/2020-07-07/investing-in-vc-funds-for-diverse-founders-is-getting-competitive?sref=iFePAYMn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98" calcext:value-type="float">
            <text:p>298</text:p>
          </table:table-cell>
          <table:table-cell table:style-name="ce9" office:value-type="string" calcext:value-type="string">
            <text:p>Rethink Impact</text:p>
          </table:table-cell>
          <table:table-cell table:style-name="ce23" office:value-type="float" office:value="182" calcext:value-type="float">
            <text:p>$182</text:p>
          </table:table-cell>
          <table:table-cell table:style-name="ce36" office:value-type="date" office:date-value="2020-07-09" calcext:value-type="date">
            <text:p>7/9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, DC, Bay Area</text:p>
          </table:table-cell>
          <table:table-cell table:style-name="ce56" office:value-type="string" calcext:value-type="string">
            <text:p><text:a xlink:href="https://www.nytimes.com/2020/07/09/business/dealbook/venture-capital-women.html" xlink:type="simple">https://www.nytimes.com/2020/07/09/business/dealbook/venture-capital-women.ht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299" calcext:value-type="float">
            <text:p>299</text:p>
          </table:table-cell>
          <table:table-cell table:style-name="ce9" office:value-type="string" calcext:value-type="string">
            <text:p>Engineering Capital</text:p>
          </table:table-cell>
          <table:table-cell table:style-name="ce23" office:value-type="float" office:value="60" calcext:value-type="float">
            <text:p>$60</text:p>
          </table:table-cell>
          <table:table-cell table:style-name="ce36" office:value-type="date" office:date-value="2020-07-08" calcext:value-type="date">
            <text:p>7/8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</text:p>
          </table:table-cell>
          <table:table-cell table:style-name="ce56" office:value-type="string" calcext:value-type="string">
            <text:p><text:a xlink:href="https://techcrunch.com/2020/07/08/this-vc-just-closed-on-60-million-to-fund-technical-risk-saying-other-vcs-rarely-do-the-same/" xlink:type="simple">https://techcrunch.com/2020/07/08/this-vc-just-closed-on-60-million-to-fund-technical-risk-saying-other-vcs-rarely-do-the-same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00" calcext:value-type="float">
            <text:p>300</text:p>
          </table:table-cell>
          <table:table-cell table:style-name="ce9" office:value-type="string" calcext:value-type="string">
            <text:p>Victress Capital</text:p>
          </table:table-cell>
          <table:table-cell table:style-name="ce23" office:value-type="float" office:value="21.7" calcext:value-type="float">
            <text:p>$22</text:p>
          </table:table-cell>
          <table:table-cell table:style-name="ce36" office:value-type="date" office:date-value="2020-07-07" calcext:value-type="date">
            <text:p>7/7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oston, MA</text:p>
          </table:table-cell>
          <table:table-cell table:style-name="ce56" office:value-type="string" calcext:value-type="string">
            <text:p><text:a xlink:href="https://medium.com/@VictressCapital/announcing-victress-capital-fund-ii-a-women-led-vc-fund-focused-on-investing-in-early-stage-c448bc643193" xlink:type="simple">https://medium.com/@VictressCapital/announcing-victress-capital-fund-ii-a-women-led-vc-fund-focused-on-investing-in-early-stage-c448bc643193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01" calcext:value-type="float">
            <text:p>301</text:p>
          </table:table-cell>
          <table:table-cell table:style-name="ce9" office:value-type="string" calcext:value-type="string">
            <text:p>Tech Square Ventures</text:p>
          </table:table-cell>
          <table:table-cell table:style-name="ce23" office:value-type="float" office:value="25" calcext:value-type="float">
            <text:p>$25</text:p>
          </table:table-cell>
          <table:table-cell table:style-name="ce36" office:value-type="date" office:date-value="2020-07-03" calcext:value-type="date">
            <text:p>7/3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Atlanta, GA</text:p>
          </table:table-cell>
          <table:table-cell table:style-name="ce56" office:value-type="string" calcext:value-type="string">
            <text:p><text:a xlink:href="https://www.bizjournals.com/atlanta/news/2020/07/03/tech-square-ventures-second-investment-fund.html" xlink:type="simple">https://www.bizjournals.com/atlanta/news/2020/07/03/tech-square-ventures-second-investment-fund.ht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02" calcext:value-type="float">
            <text:p>302</text:p>
          </table:table-cell>
          <table:table-cell table:style-name="ce9" office:value-type="string" calcext:value-type="string">
            <text:p>Lightship Capital</text:p>
          </table:table-cell>
          <table:table-cell table:style-name="ce23" office:value-type="float" office:value="22" calcext:value-type="float">
            <text:p>$22</text:p>
          </table:table-cell>
          <table:table-cell table:style-name="ce36" office:value-type="date" office:date-value="2020-06-26" calcext:value-type="date">
            <text:p>6/26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Cincinnati, Ohio</text:p>
          </table:table-cell>
          <table:table-cell table:style-name="ce56" office:value-type="string" calcext:value-type="string">
            <text:p><text:a xlink:href="https://www.wsj.com/articles/lightship-capital-launches-fund-for-underrepresented-founders-in-the-midwest-11593165601" xlink:type="simple">https://www.wsj.com/articles/lightship-capital-launches-fund-for-underrepresented-founders-in-the-midwest-11593165601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03" calcext:value-type="float">
            <text:p>303</text:p>
          </table:table-cell>
          <table:table-cell table:style-name="ce9" office:value-type="string" calcext:value-type="string">
            <text:p>Hoxton Ventures</text:p>
          </table:table-cell>
          <table:table-cell table:style-name="ce23" office:value-type="float" office:value="99" calcext:value-type="float">
            <text:p>$99</text:p>
          </table:table-cell>
          <table:table-cell table:style-name="ce36" office:value-type="date" office:date-value="2020-06-18" calcext:value-type="date">
            <text:p>6/18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London, UK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04" calcext:value-type="float">
            <text:p>304</text:p>
          </table:table-cell>
          <table:table-cell table:style-name="ce9" office:value-type="string" calcext:value-type="string">
            <text:p>Fly Ventures</text:p>
          </table:table-cell>
          <table:table-cell table:style-name="ce23" office:value-type="float" office:value="59" calcext:value-type="float">
            <text:p>$59</text:p>
          </table:table-cell>
          <table:table-cell table:style-name="ce36" office:value-type="date" office:date-value="2020-06-18" calcext:value-type="date">
            <text:p>6/18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erlin, Germany</text:p>
          </table:table-cell>
          <table:table-cell table:style-name="ce56" office:value-type="string" calcext:value-type="string">
            <text:p><text:a xlink:href="https://techcrunch.com/2020/06/17/fly-ventures-ii/" xlink:type="simple">https://techcrunch.com/2020/06/17/fly-ventures-ii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05" calcext:value-type="float">
            <text:p>305</text:p>
          </table:table-cell>
          <table:table-cell table:style-name="ce9" office:value-type="string" calcext:value-type="string">
            <text:p>Pale Blue Dot</text:p>
          </table:table-cell>
          <table:table-cell table:style-name="ce23" office:value-type="float" office:value="63" calcext:value-type="float">
            <text:p>$63</text:p>
          </table:table-cell>
          <table:table-cell table:style-name="ce36" office:value-type="date" office:date-value="2020-06-16" calcext:value-type="date">
            <text:p>6/16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Sweden</text:p>
          </table:table-cell>
          <table:table-cell table:style-name="ce56" office:value-type="string" calcext:value-type="string">
            <text:p><text:a xlink:href="https://techcrunch.com/2020/06/16/pale-blue-dot/" xlink:type="simple">https://techcrunch.com/2020/06/16/pale-blue-dot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06" calcext:value-type="float">
            <text:p>306</text:p>
          </table:table-cell>
          <table:table-cell table:style-name="ce9" office:value-type="string" calcext:value-type="string">
            <text:p>Founder Collective</text:p>
          </table:table-cell>
          <table:table-cell table:style-name="ce23" office:value-type="float" office:value="75" calcext:value-type="float">
            <text:p>$75</text:p>
          </table:table-cell>
          <table:table-cell table:style-name="ce36" office:value-type="date" office:date-value="2020-05-21" calcext:value-type="date">
            <text:p>5/21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Boston, NYC</text:p>
          </table:table-cell>
          <table:table-cell table:style-name="ce56" office:value-type="string" calcext:value-type="string">
            <text:p><text:a xlink:href="https://medium.com/@foundercollective/announcing-founder-collective-iv-77f31095482d" xlink:type="simple">previous fund was $75M, so assumption is that it is a similar size https://medium.com/@foundercollective/announcing-founder-collective-iv-77f31095482d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07" calcext:value-type="float">
            <text:p>307</text:p>
          </table:table-cell>
          <table:table-cell table:style-name="ce9" office:value-type="string" calcext:value-type="string">
            <text:p>Kickstart</text:p>
          </table:table-cell>
          <table:table-cell table:style-name="ce23" office:value-type="float" office:value="110" calcext:value-type="float">
            <text:p>$110</text:p>
          </table:table-cell>
          <table:table-cell table:style-name="ce36" office:value-type="date" office:date-value="2020-05-01" calcext:value-type="date">
            <text:p>5/1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V</text:p>
          </table:table-cell>
          <table:table-cell table:style-name="ce9" office:value-type="string" calcext:value-type="string">
            <text:p>Utah</text:p>
          </table:table-cell>
          <table:table-cell table:style-name="ce55" office:value-type="string" calcext:value-type="string">
            <text:p><text:a xlink:href="https://techcrunch.com/2020/04/29/utah-based-seed-fund-kickstart-closes-fifth-fund-worth-110m/" xlink:type="simple">https://techcrunch.com/2020/04/29/utah-based-seed-fund-kickstart-closes-fifth-fund-worth-110m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08" calcext:value-type="float">
            <text:p>308</text:p>
          </table:table-cell>
          <table:table-cell table:style-name="ce9" office:value-type="string" calcext:value-type="string">
            <text:p>TheFund</text:p>
          </table:table-cell>
          <table:table-cell table:style-name="ce23" office:value-type="float" office:value="9" calcext:value-type="float">
            <text:p>$9</text:p>
          </table:table-cell>
          <table:table-cell table:style-name="ce36" office:value-type="date" office:date-value="2020-05-01" calcext:value-type="date">
            <text:p>5/1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, LA, London</text:p>
          </table:table-cell>
          <table:table-cell table:style-name="ce55" office:value-type="string" calcext:value-type="string">
            <text:p><text:a xlink:href="https://techcrunch.com/2020/04/30/the-fund-la-london/" xlink:type="simple">https://techcrunch.com/2020/04/30/the-fund-la-london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09" calcext:value-type="float">
            <text:p>309</text:p>
          </table:table-cell>
          <table:table-cell table:style-name="ce9" office:value-type="string" calcext:value-type="string">
            <text:p>BoostVC</text:p>
          </table:table-cell>
          <table:table-cell table:style-name="ce23" office:value-type="float" office:value="40" calcext:value-type="float">
            <text:p>$40</text:p>
          </table:table-cell>
          <table:table-cell table:style-name="ce36" office:value-type="date" office:date-value="2020-04-21" calcext:value-type="date">
            <text:p>4/21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Bay Area</text:p>
          </table:table-cell>
          <table:table-cell table:style-name="ce55" office:value-type="string" calcext:value-type="string">
            <text:p><text:a xlink:href="https://techcrunch.com/2020/04/21/boostvc-closes-40m-fund-as-revamped-sci-fi-accelerator-preps-for-digital-demo-day/" xlink:type="simple">https://techcrunch.com/2020/04/21/boostvc-closes-40m-fund-as-revamped-sci-fi-accelerator-preps-for-digital-demo-day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10" calcext:value-type="float">
            <text:p>310</text:p>
          </table:table-cell>
          <table:table-cell table:style-name="ce9" office:value-type="string" calcext:value-type="string">
            <text:p>Corigin Ventures</text:p>
          </table:table-cell>
          <table:table-cell table:style-name="ce23" office:value-type="float" office:value="36" calcext:value-type="float">
            <text:p>$36</text:p>
          </table:table-cell>
          <table:table-cell table:style-name="ce36" office:value-type="date" office:date-value="2020-04-14" calcext:value-type="date">
            <text:p>4/14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5" office:value-type="string" calcext:value-type="string">
            <text:p><text:a xlink:href="https://techcrunch.com/2020/04/14/corigin-ventures-raises-36m-debut-fund-to-invest-in-startups-that-help-with-99-of-daily-life/" xlink:type="simple">https://techcrunch.com/2020/04/14/corigin-ventures-raises-36m-debut-fund-to-invest-in-startups-that-help-with-99-of-daily-life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11" calcext:value-type="float">
            <text:p>311</text:p>
          </table:table-cell>
          <table:table-cell table:style-name="ce9" office:value-type="string" calcext:value-type="string">
            <text:p>Zetta Ventures</text:p>
          </table:table-cell>
          <table:table-cell table:style-name="ce23" office:value-type="float" office:value="180" calcext:value-type="float">
            <text:p>$180</text:p>
          </table:table-cell>
          <table:table-cell table:style-name="ce36" office:value-type="date" office:date-value="2020-04-14" calcext:value-type="date">
            <text:p>4/14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</text:p>
          </table:table-cell>
          <table:table-cell table:style-name="ce55" office:value-type="string" calcext:value-type="string">
            <text:p><text:a xlink:href="https://www-bloomberg-com.cdn.ampproject.org/c/s/www.bloomberg.com/amp/news/articles/2020-04-14/zetta-venture-partners-clears-pandemic-hurdles-for-biggest-fund" xlink:type="simple">https://www-bloomberg-com.cdn.ampproject.org/c/s/www.bloomberg.com/amp/news/articles/2020-04-14/zetta-venture-partners-clears-pandemic-hurdles-for-biggest-fund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12" calcext:value-type="float">
            <text:p>312</text:p>
          </table:table-cell>
          <table:table-cell table:style-name="ce9" office:value-type="string" calcext:value-type="string">
            <text:p>TheVentureCity</text:p>
          </table:table-cell>
          <table:table-cell table:style-name="ce23" office:value-type="float" office:value="75" calcext:value-type="float">
            <text:p>$75</text:p>
          </table:table-cell>
          <table:table-cell table:style-name="ce36" office:value-type="date" office:date-value="2020-04-01" calcext:value-type="date">
            <text:p>4/1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Miami, Madrid</text:p>
          </table:table-cell>
          <table:table-cell table:style-name="ce1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13" calcext:value-type="float">
            <text:p>313</text:p>
          </table:table-cell>
          <table:table-cell table:style-name="ce9" office:value-type="string" calcext:value-type="string">
            <text:p>Coeffecient Capital</text:p>
          </table:table-cell>
          <table:table-cell table:style-name="ce23" office:value-type="float" office:value="170" calcext:value-type="float">
            <text:p>$170</text:p>
          </table:table-cell>
          <table:table-cell table:style-name="ce36" office:value-type="date" office:date-value="2020-04-02" calcext:value-type="date">
            <text:p>4/2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5" office:value-type="string" calcext:value-type="string">
            <text:p><text:a xlink:href="https://www.bevnet.com/news/2020/new-fund-coefficient-capital-to-back-omnichannel-businesses" xlink:type="simple">https://www.bevnet.com/news/2020/new-fund-coefficient-capital-to-back-omnichannel-businesses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14" calcext:value-type="float">
            <text:p>314</text:p>
          </table:table-cell>
          <table:table-cell table:style-name="ce9" office:value-type="string" calcext:value-type="string">
            <text:p>Shrug Capital</text:p>
          </table:table-cell>
          <table:table-cell table:style-name="ce23" office:value-type="float" office:value="15" calcext:value-type="float">
            <text:p>$15</text:p>
          </table:table-cell>
          <table:table-cell table:style-name="ce36" office:value-type="date" office:date-value="2020-03-11" calcext:value-type="date">
            <text:p>3/11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55" office:value-type="string" calcext:value-type="string">
            <text:p><text:a xlink:href="https://twitter.com/ShrugCap/status/1237441346148786176" xlink:type="simple">https://twitter.com/ShrugCap/status/1237441346148786176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15" calcext:value-type="float">
            <text:p>315</text:p>
          </table:table-cell>
          <table:table-cell table:style-name="ce9" office:value-type="string" calcext:value-type="string">
            <text:p>Equal Ventures</text:p>
          </table:table-cell>
          <table:table-cell table:style-name="ce23" office:value-type="float" office:value="56" calcext:value-type="float">
            <text:p>$56</text:p>
          </table:table-cell>
          <table:table-cell table:style-name="ce36" office:value-type="date" office:date-value="2020-02-11" calcext:value-type="date">
            <text:p>2/11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5" office:value-type="string" calcext:value-type="string">
            <text:p><text:a xlink:href="https://techcrunch.com/2020/02/11/equal-ventures-raises-debut-56m-fund-to-double-down-on-thesis-driven-seed/" xlink:type="simple">https://techcrunch.com/2020/02/11/equal-ventures-raises-debut-56m-fund-to-double-down-on-thesis-driven-see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16" calcext:value-type="float">
            <text:p>316</text:p>
          </table:table-cell>
          <table:table-cell table:style-name="ce9" office:value-type="string" calcext:value-type="string">
            <text:p>TLV Ventures</text:p>
          </table:table-cell>
          <table:table-cell table:style-name="ce23" office:value-type="float" office:value="150" calcext:value-type="float">
            <text:p>$150</text:p>
          </table:table-cell>
          <table:table-cell table:style-name="ce36" office:value-type="date" office:date-value="2020-02-09" calcext:value-type="date">
            <text:p>2/9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Israel</text:p>
          </table:table-cell>
          <table:table-cell table:style-name="ce55" office:value-type="string" calcext:value-type="string">
            <text:p><text:a xlink:href="https://nocamels.com/2020/02/venture-capital-firm-israel-tlv-partners-fund/" xlink:type="simple">https://nocamels.com/2020/02/venture-capital-firm-israel-tlv-partners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17" calcext:value-type="float">
            <text:p>317</text:p>
          </table:table-cell>
          <table:table-cell table:style-name="ce9" office:value-type="string" calcext:value-type="string">
            <text:p>Royal Street Ventures</text:p>
          </table:table-cell>
          <table:table-cell table:style-name="ce23" office:value-type="float" office:value="20" calcext:value-type="float">
            <text:p>$20</text:p>
          </table:table-cell>
          <table:table-cell table:style-name="ce36" office:value-type="date" office:date-value="2020-01-01" calcext:value-type="date">
            <text:p>1/1/2020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Kansas City, Missouri</text:p>
          </table:table-cell>
          <table:table-cell table:style-name="ce1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18" calcext:value-type="float">
            <text:p>318</text:p>
          </table:table-cell>
          <table:table-cell table:style-name="ce9" office:value-type="string" calcext:value-type="string">
            <text:p>Union Square Ventures</text:p>
          </table:table-cell>
          <table:table-cell table:style-name="ce23" office:value-type="float" office:value="190" calcext:value-type="float">
            <text:p>$190</text:p>
          </table:table-cell>
          <table:table-cell table:style-name="ce36" office:value-type="date" office:date-value="2019-01-02" calcext:value-type="date">
            <text:p>1/2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V</text:p>
          </table:table-cell>
          <table:table-cell table:style-name="ce9" office:value-type="string" calcext:value-type="string">
            <text:p>NYC </text:p>
          </table:table-cell>
          <table:table-cell table:style-name="ce15" office:value-type="string" calcext:value-type="string">
            <text:p><text:a xlink:href="https://techcrunch.com/2019/01/02/union-square-ventures-secures-429m-across-two-new-funds/" xlink:type="simple">https://techcrunch.com/2019/01/02/union-square-ventures-secures-429m-across-two-new-funds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19" calcext:value-type="float">
            <text:p>319</text:p>
          </table:table-cell>
          <table:table-cell table:style-name="ce9" office:value-type="string" calcext:value-type="string">
            <text:p>Plexo Capital</text:p>
          </table:table-cell>
          <table:table-cell table:style-name="ce23" office:value-type="float" office:value="42.5" calcext:value-type="float">
            <text:p>$43</text:p>
          </table:table-cell>
          <table:table-cell table:style-name="ce36" office:value-type="date" office:date-value="2019-12-05" calcext:value-type="date">
            <text:p>12/5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55" office:value-type="string" calcext:value-type="string">
            <text:p><text:a xlink:href="https://techcrunch.com/2019/12/05/gv-spinout-plexo-capital-closes-42-5-million-fund/" xlink:type="simple">https://techcrunch.com/2019/12/05/gv-spinout-plexo-capital-closes-42-5-million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20" calcext:value-type="float">
            <text:p>320</text:p>
          </table:table-cell>
          <table:table-cell table:style-name="ce9" office:value-type="string" calcext:value-type="string">
            <text:p>Tusk Ventures</text:p>
          </table:table-cell>
          <table:table-cell table:style-name="ce23" office:value-type="float" office:value="70" calcext:value-type="float">
            <text:p>$70</text:p>
          </table:table-cell>
          <table:table-cell table:style-name="ce36" office:value-type="date" office:date-value="2019-12-18" calcext:value-type="date">
            <text:p>12/18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1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21" calcext:value-type="float">
            <text:p>321</text:p>
          </table:table-cell>
          <table:table-cell table:style-name="ce9" office:value-type="string" calcext:value-type="string">
            <text:p>Moxxie Ventures</text:p>
          </table:table-cell>
          <table:table-cell table:style-name="ce23" office:value-type="float" office:value="25" calcext:value-type="float">
            <text:p>$25</text:p>
          </table:table-cell>
          <table:table-cell table:style-name="ce36" office:value-type="date" office:date-value="2019-12-18" calcext:value-type="date">
            <text:p>12/18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SF</text:p>
          </table:table-cell>
          <table:table-cell table:style-name="ce55" office:value-type="string" calcext:value-type="string">
            <text:p><text:a xlink:href="https://medium.com/@KatieS/introducing-moxxie-ventures-8e4a73bb6477" xlink:type="simple">https://medium.com/@KatieS/introducing-moxxie-ventures-8e4a73bb6477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22" calcext:value-type="float">
            <text:p>322</text:p>
          </table:table-cell>
          <table:table-cell table:style-name="ce9" office:value-type="string" calcext:value-type="string">
            <text:p>Aleph</text:p>
          </table:table-cell>
          <table:table-cell table:style-name="ce23" office:value-type="float" office:value="200" calcext:value-type="float">
            <text:p>$200</text:p>
          </table:table-cell>
          <table:table-cell table:style-name="ce36" office:value-type="date" office:date-value="2019-12-17" calcext:value-type="date">
            <text:p>12/17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Israel</text:p>
          </table:table-cell>
          <table:table-cell table:style-name="ce1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23" calcext:value-type="float">
            <text:p>323</text:p>
          </table:table-cell>
          <table:table-cell table:style-name="ce9" office:value-type="string" calcext:value-type="string">
            <text:p>Harlem Capital</text:p>
          </table:table-cell>
          <table:table-cell table:style-name="ce23" office:value-type="float" office:value="40.3" calcext:value-type="float">
            <text:p>$40</text:p>
          </table:table-cell>
          <table:table-cell table:style-name="ce36" office:value-type="date" office:date-value="2019-12-02" calcext:value-type="date">
            <text:p>12/2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5" office:value-type="string" calcext:value-type="string">
            <text:p><text:a xlink:href="https://medium.com/@harlemcapitalpartners/harlem-capital-closes-40mm-inaugural-fund-6cb754600330" xlink:type="simple">https://medium.com/@harlemcapitalpartners/harlem-capital-closes-40mm-inaugural-fund-6cb754600330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24" calcext:value-type="float">
            <text:p>324</text:p>
          </table:table-cell>
          <table:table-cell table:style-name="ce9" office:value-type="string" calcext:value-type="string">
            <text:p>House Fund</text:p>
          </table:table-cell>
          <table:table-cell table:style-name="ce23" office:value-type="float" office:value="44" calcext:value-type="float">
            <text:p>$44</text:p>
          </table:table-cell>
          <table:table-cell table:style-name="ce36" office:value-type="date" office:date-value="2019-11-18" calcext:value-type="date">
            <text:p>11/18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55" office:value-type="string" calcext:value-type="string">
            <text:p><text:a xlink:href="https://techcrunch.com/2019/11/18/the-house-fund-closes-its-second-fund-with-44-million-to-pour-into-uc-berkeley-grads-alums-and-faculty/" xlink:type="simple">https://techcrunch.com/2019/11/18/the-house-fund-closes-its-second-fund-with-44-million-to-pour-into-uc-berkeley-grads-alums-and-faculty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25" calcext:value-type="float">
            <text:p>325</text:p>
          </table:table-cell>
          <table:table-cell table:style-name="ce9" office:value-type="string" calcext:value-type="string">
            <text:p>Kindred Ventures</text:p>
          </table:table-cell>
          <table:table-cell table:style-name="ce23" office:value-type="float" office:value="56" calcext:value-type="float">
            <text:p>$56</text:p>
          </table:table-cell>
          <table:table-cell table:style-name="ce36" office:value-type="date" office:date-value="2019-11-18" calcext:value-type="date">
            <text:p>11/18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55" office:value-type="string" calcext:value-type="string">
            <text:p><text:a xlink:href="https://twitter.com/km/status/1196505067899064321" xlink:type="simple">https://twitter.com/km/status/1196505067899064321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26" calcext:value-type="float">
            <text:p>326</text:p>
          </table:table-cell>
          <table:table-cell table:style-name="ce9" office:value-type="string" calcext:value-type="string">
            <text:p>Motivate Ventures</text:p>
          </table:table-cell>
          <table:table-cell table:style-name="ce23" office:value-type="float" office:value="43" calcext:value-type="float">
            <text:p>$43</text:p>
          </table:table-cell>
          <table:table-cell table:style-name="ce36" office:value-type="date" office:date-value="2019-11-15" calcext:value-type="date">
            <text:p>11/15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Chicago</text:p>
          </table:table-cell>
          <table:table-cell table:style-name="ce56" office:value-type="string" calcext:value-type="string">
            <text:p><text:a xlink:href="https://motivate.vc/" xlink:type="simple">https://motivate.vc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27" calcext:value-type="float">
            <text:p>327</text:p>
          </table:table-cell>
          <table:table-cell table:style-name="ce9" office:value-type="string" calcext:value-type="string">
            <text:p>BoldStart Ventures</text:p>
          </table:table-cell>
          <table:table-cell table:style-name="ce23" office:value-type="float" office:value="112" calcext:value-type="float">
            <text:p>$112</text:p>
          </table:table-cell>
          <table:table-cell table:style-name="ce36" office:value-type="date" office:date-value="2019-11-14" calcext:value-type="date">
            <text:p>11/14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NYC</text:p>
          </table:table-cell>
          <table:table-cell table:style-name="ce55" office:value-type="string" calcext:value-type="string">
            <text:p><text:a xlink:href="https://pitchbook.com/newsletter/boldstart-ventures-snags-157m-across-two-funds" xlink:type="simple">https://pitchbook.com/newsletter/boldstart-ventures-snags-157m-across-two-funds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28" calcext:value-type="float">
            <text:p>328</text:p>
          </table:table-cell>
          <table:table-cell table:style-name="ce9" office:value-type="string" calcext:value-type="string">
            <text:p>BoldStart Ventures Opportunity Fund</text:p>
          </table:table-cell>
          <table:table-cell table:style-name="ce23" office:value-type="float" office:value="45" calcext:value-type="float">
            <text:p>$45</text:p>
          </table:table-cell>
          <table:table-cell table:style-name="ce36" office:value-type="date" office:date-value="2019-11-14" calcext:value-type="date">
            <text:p>11/14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1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29" calcext:value-type="float">
            <text:p>329</text:p>
          </table:table-cell>
          <table:table-cell table:style-name="ce9" office:value-type="string" calcext:value-type="string">
            <text:p>ScaleX Ventures</text:p>
          </table:table-cell>
          <table:table-cell table:style-name="ce23" office:value-type="float" office:value="20" calcext:value-type="float">
            <text:p>$20</text:p>
          </table:table-cell>
          <table:table-cell table:style-name="ce36" office:value-type="date" office:date-value="2019-11-06" calcext:value-type="date">
            <text:p>11/6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Turkey</text:p>
          </table:table-cell>
          <table:table-cell table:style-name="ce1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30" calcext:value-type="float">
            <text:p>330</text:p>
          </table:table-cell>
          <table:table-cell table:style-name="ce9" office:value-type="string" calcext:value-type="string">
            <text:p>Chingona Ventures</text:p>
          </table:table-cell>
          <table:table-cell table:style-name="ce23" office:value-type="float" office:value="6" calcext:value-type="float">
            <text:p>$6</text:p>
          </table:table-cell>
          <table:table-cell table:style-name="ce36" office:value-type="date" office:date-value="2019-10-15" calcext:value-type="date">
            <text:p>10/15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Chicago</text:p>
          </table:table-cell>
          <table:table-cell table:style-name="ce1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31" calcext:value-type="float">
            <text:p>331</text:p>
          </table:table-cell>
          <table:table-cell table:style-name="ce9" office:value-type="string" calcext:value-type="string">
            <text:p>Refactor Capital</text:p>
          </table:table-cell>
          <table:table-cell table:style-name="ce23" office:value-type="float" office:value="30" calcext:value-type="float">
            <text:p>$30</text:p>
          </table:table-cell>
          <table:table-cell table:style-name="ce36" office:value-type="date" office:date-value="2019-10-21" calcext:value-type="date">
            <text:p>10/21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11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32" calcext:value-type="float">
            <text:p>332</text:p>
          </table:table-cell>
          <table:table-cell table:style-name="ce9" office:value-type="string" calcext:value-type="string">
            <text:p>Rise of the Rest</text:p>
          </table:table-cell>
          <table:table-cell table:style-name="ce23" office:value-type="float" office:value="150" calcext:value-type="float">
            <text:p>$150</text:p>
          </table:table-cell>
          <table:table-cell table:style-name="ce36" office:value-type="date" office:date-value="2019-10-28" calcext:value-type="date">
            <text:p>10/28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Washington DC</text:p>
          </table:table-cell>
          <table:table-cell table:style-name="ce55" office:value-type="string" calcext:value-type="string">
            <text:p><text:a xlink:href="https://www.forbes.com/sites/alexkonrad/2019/10/28/steve-case-launches-second-rise-of-rest-fund-at-under-30-summit/#5fc397fd6632" xlink:type="simple">https://www.forbes.com/sites/alexkonrad/2019/10/28/steve-case-launches-second-rise-of-rest-fund-at-under-30-summit/#5fc397fd6632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33" calcext:value-type="float">
            <text:p>333</text:p>
          </table:table-cell>
          <table:table-cell table:style-name="ce9" office:value-type="string" calcext:value-type="string">
            <text:p>Base10 Partners</text:p>
          </table:table-cell>
          <table:table-cell table:style-name="ce23" office:value-type="float" office:value="180" calcext:value-type="float">
            <text:p>$180</text:p>
          </table:table-cell>
          <table:table-cell table:style-name="ce36" office:value-type="date" office:date-value="2019-10-21" calcext:value-type="date">
            <text:p>10/21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55" office:value-type="string" calcext:value-type="string">
            <text:p><text:a xlink:href="https://www.pehub.com/vc-journal/emerging-manager-base10-quickly-raises-sophomore-fund/" xlink:type="simple">https://www.pehub.com/vc-journal/emerging-manager-base10-quickly-raises-sophomore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34" calcext:value-type="float">
            <text:p>334</text:p>
          </table:table-cell>
          <table:table-cell table:style-name="ce9" office:value-type="string" calcext:value-type="string">
            <text:p>Bloomberg Beta</text:p>
          </table:table-cell>
          <table:table-cell table:style-name="ce23" office:value-type="float" office:value="75" calcext:value-type="float">
            <text:p>$75</text:p>
          </table:table-cell>
          <table:table-cell table:style-name="ce36" office:value-type="date" office:date-value="2019-10-01" calcext:value-type="date">
            <text:p>10/1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NYC, Bay Area</text:p>
          </table:table-cell>
          <table:table-cell table:style-name="ce1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35" calcext:value-type="float">
            <text:p>335</text:p>
          </table:table-cell>
          <table:table-cell table:style-name="ce9" office:value-type="string" calcext:value-type="string">
            <text:p>Indicator Ventures</text:p>
          </table:table-cell>
          <table:table-cell table:style-name="ce23" office:value-type="float" office:value="25" calcext:value-type="float">
            <text:p>$25</text:p>
          </table:table-cell>
          <table:table-cell table:style-name="ce36" office:value-type="date" office:date-value="2019-09-30" calcext:value-type="date">
            <text:p>9/30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, Boston</text:p>
          </table:table-cell>
          <table:table-cell table:style-name="ce1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36" calcext:value-type="float">
            <text:p>336</text:p>
          </table:table-cell>
          <table:table-cell table:style-name="ce9" office:value-type="string" calcext:value-type="string">
            <text:p>Remagine Ventures</text:p>
          </table:table-cell>
          <table:table-cell table:style-name="ce23" office:value-type="float" office:value="35" calcext:value-type="float">
            <text:p>$35</text:p>
          </table:table-cell>
          <table:table-cell table:style-name="ce36" office:value-type="date" office:date-value="2019-09-17" calcext:value-type="date">
            <text:p>9/17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UK</text:p>
          </table:table-cell>
          <table:table-cell table:style-name="ce55" office:value-type="string" calcext:value-type="string">
            <text:p><text:a xlink:href="https://techcrunch.com/2019/09/17/remagine-secures-35m-fund-backed-by-media-giants-to-focus-on-entertainment-and-media-tech/" xlink:type="simple">https://techcrunch.com/2019/09/17/remagine-secures-35m-fund-backed-by-media-giants-to-focus-on-entertainment-and-media-tech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37" calcext:value-type="float">
            <text:p>337</text:p>
          </table:table-cell>
          <table:table-cell table:style-name="ce9" office:value-type="string" calcext:value-type="string">
            <text:p>F2 Venture Capital</text:p>
          </table:table-cell>
          <table:table-cell table:style-name="ce23" office:value-type="float" office:value="75" calcext:value-type="float">
            <text:p>$75</text:p>
          </table:table-cell>
          <table:table-cell table:style-name="ce36" office:value-type="date" office:date-value="2019-09-01" calcext:value-type="date">
            <text:p>9/1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Israel</text:p>
          </table:table-cell>
          <table:table-cell table:style-name="ce14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38" calcext:value-type="float">
            <text:p>338</text:p>
          </table:table-cell>
          <table:table-cell table:style-name="ce9" office:value-type="string" calcext:value-type="string">
            <text:p>Cleo Capital</text:p>
          </table:table-cell>
          <table:table-cell table:style-name="ce23" office:value-type="float" office:value="3.5" calcext:value-type="float">
            <text:p>$4</text:p>
          </table:table-cell>
          <table:table-cell table:style-name="ce36" office:value-type="date" office:date-value="2019-08-19" calcext:value-type="date">
            <text:p>8/19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17" office:value-type="string" calcext:value-type="string">
            <text:p><text:a xlink:href="https://www.marieclaire.com/career-advice/a28713005/sarah-kunst-cleo-capital-fund/" xlink:type="simple">https://www.marieclaire.com/career-advice/a28713005/sarah-kunst-cleo-capital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39" calcext:value-type="float">
            <text:p>339</text:p>
          </table:table-cell>
          <table:table-cell table:style-name="ce9" office:value-type="string" calcext:value-type="string">
            <text:p>Uncork Capital</text:p>
          </table:table-cell>
          <table:table-cell table:style-name="ce23" office:value-type="float" office:value="200" calcext:value-type="float">
            <text:p>$200</text:p>
          </table:table-cell>
          <table:table-cell table:style-name="ce36" office:value-type="date" office:date-value="2019-08-19" calcext:value-type="date">
            <text:p>8/19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VI</text:p>
          </table:table-cell>
          <table:table-cell table:style-name="ce9" office:value-type="string" calcext:value-type="string">
            <text:p>Bay Area</text:p>
          </table:table-cell>
          <table:table-cell table:style-name="ce17" office:value-type="string" calcext:value-type="string">
            <text:p><text:a xlink:href="https://techcrunch.com/2019/08/19/uncork-uncorks-two-new-funds/" xlink:type="simple">https://techcrunch.com/2019/08/19/uncork-uncorks-two-new-funds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40" calcext:value-type="float">
            <text:p>340</text:p>
          </table:table-cell>
          <table:table-cell table:style-name="ce9" office:value-type="string" calcext:value-type="string">
            <text:p>YL Ventures</text:p>
          </table:table-cell>
          <table:table-cell table:style-name="ce23" office:value-type="float" office:value="120" calcext:value-type="float">
            <text:p>$120</text:p>
          </table:table-cell>
          <table:table-cell table:style-name="ce36" office:value-type="date" office:date-value="2019-07-10" calcext:value-type="date">
            <text:p>7/10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Israel</text:p>
          </table:table-cell>
          <table:table-cell table:style-name="ce11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41" calcext:value-type="float">
            <text:p>341</text:p>
          </table:table-cell>
          <table:table-cell table:style-name="ce9" office:value-type="string" calcext:value-type="string">
            <text:p>Haystack Ventures</text:p>
          </table:table-cell>
          <table:table-cell table:style-name="ce23" office:value-type="float" office:value="50" calcext:value-type="float">
            <text:p>$50</text:p>
          </table:table-cell>
          <table:table-cell table:style-name="ce36" office:value-type="date" office:date-value="2019-07-05" calcext:value-type="date">
            <text:p>7/5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V</text:p>
          </table:table-cell>
          <table:table-cell table:style-name="ce9" office:value-type="string" calcext:value-type="string">
            <text:p>Bay Area</text:p>
          </table:table-cell>
          <table:table-cell table:style-name="ce17" office:value-type="string" calcext:value-type="string">
            <text:p><text:a xlink:href="https://news.crunchbase.com/news/sec-filing-haystack-ventures-closed-50-million-for-oversubscribed-fifth-flagship-fund/" xlink:type="simple">https://news.crunchbase.com/news/sec-filing-haystack-ventures-closed-50-million-for-oversubscribed-fifth-flagship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42" calcext:value-type="float">
            <text:p>342</text:p>
          </table:table-cell>
          <table:table-cell table:style-name="ce9" office:value-type="string" calcext:value-type="string">
            <text:p>Fifty Years</text:p>
          </table:table-cell>
          <table:table-cell table:style-name="ce23" office:value-type="float" office:value="50" calcext:value-type="float">
            <text:p>$50</text:p>
          </table:table-cell>
          <table:table-cell table:style-name="ce36" office:value-type="date" office:date-value="2019-07-01" calcext:value-type="date">
            <text:p>7/1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17" office:value-type="string" calcext:value-type="string">
            <text:p><text:a xlink:href="https://www.wsj.com/articles/fifty-years-raises-second-fund-focused-on-biotech-startups-11562007704?emailToken=72d9e0eda1281af90f956c5a3070266bVAI1USypz/h7ZsnPwJlJqtaB3urT83%2B9NlhAIcLzde8SQNDkCmUnbBqPd7a%2BVUvPxQYLilJ4Lm8hTz4qKbN%2B2haASh7mCcoowBqynXI640i23DEI5JVAh//JTB4jr2XA" xlink:type="simple">https://www.wsj.com/articles/fifty-years-raises-second-fund-focused-on-biotech-startups-11562007704?emailToken=72d9e0eda1281af90f956c5a3070266bVAI1USypz/h7ZsnPwJlJqtaB3urT83%2B9NlhAIcLzde8SQNDkCmUnbBqPd7a%2BVUvPxQYLilJ4Lm8hTz4qKbN%2B2haASh7mCcoowBqynXI640i23DEI5JVAh//JTB4jr2XA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43" calcext:value-type="float">
            <text:p>343</text:p>
          </table:table-cell>
          <table:table-cell table:style-name="ce9" office:value-type="string" calcext:value-type="string">
            <text:p>Susa Ventures</text:p>
          </table:table-cell>
          <table:table-cell table:style-name="ce23" office:value-type="float" office:value="90" calcext:value-type="float">
            <text:p>$90</text:p>
          </table:table-cell>
          <table:table-cell table:style-name="ce36" office:value-type="date" office:date-value="2019-07-01" calcext:value-type="date">
            <text:p>7/1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</text:p>
          </table:table-cell>
          <table:table-cell table:style-name="ce17" office:value-type="string" calcext:value-type="string">
            <text:p><text:a xlink:href="https://techcrunch.com/2019/07/01/susa-ventures-a-young-vc-firm-with-some-high-flying-bets-just-closed-on-140-million-in-new-capital/" xlink:type="simple">https://techcrunch.com/2019/07/01/susa-ventures-a-young-vc-firm-with-some-high-flying-bets-just-closed-on-140-million-in-new-capital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44" calcext:value-type="float">
            <text:p>344</text:p>
          </table:table-cell>
          <table:table-cell table:style-name="ce9" office:value-type="string" calcext:value-type="string">
            <text:p>XFactor Ventures</text:p>
          </table:table-cell>
          <table:table-cell table:style-name="ce23" office:value-type="float" office:value="8.6" calcext:value-type="float">
            <text:p>$9</text:p>
          </table:table-cell>
          <table:table-cell table:style-name="ce36" office:value-type="date" office:date-value="2019-05-31" calcext:value-type="date">
            <text:p>5/31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45" calcext:value-type="float">
            <text:p>345</text:p>
          </table:table-cell>
          <table:table-cell table:style-name="ce9" office:value-type="string" calcext:value-type="string">
            <text:p>Maveron</text:p>
          </table:table-cell>
          <table:table-cell table:style-name="ce23" office:value-type="float" office:value="194" calcext:value-type="float">
            <text:p>$194</text:p>
          </table:table-cell>
          <table:table-cell table:style-name="ce36" office:value-type="date" office:date-value="2019-05-29" calcext:value-type="date">
            <text:p>5/29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VII</text:p>
          </table:table-cell>
          <table:table-cell table:style-name="ce9" office:value-type="string" calcext:value-type="string">
            <text:p>Seattle, 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46" calcext:value-type="float">
            <text:p>346</text:p>
          </table:table-cell>
          <table:table-cell table:style-name="ce9" office:value-type="string" calcext:value-type="string">
            <text:p>Ludlow Ventures</text:p>
          </table:table-cell>
          <table:table-cell table:style-name="ce23" office:value-type="float" office:value="45" calcext:value-type="float">
            <text:p>$45</text:p>
          </table:table-cell>
          <table:table-cell table:style-name="ce36" office:value-type="date" office:date-value="2019-03-21" calcext:value-type="date">
            <text:p>3/21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Detroit, Michigan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47" calcext:value-type="float">
            <text:p>347</text:p>
          </table:table-cell>
          <table:table-cell table:style-name="ce9" office:value-type="string" calcext:value-type="string">
            <text:p>Plexo Capital</text:p>
          </table:table-cell>
          <table:table-cell table:style-name="ce23" office:value-type="float" office:value="35.1" calcext:value-type="float">
            <text:p>$35</text:p>
          </table:table-cell>
          <table:table-cell table:style-name="ce36" office:value-type="date" office:date-value="2019-03-12" calcext:value-type="date">
            <text:p>3/12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48" calcext:value-type="float">
            <text:p>348</text:p>
          </table:table-cell>
          <table:table-cell table:style-name="ce9" office:value-type="string" calcext:value-type="string">
            <text:p>Precursor Ventures</text:p>
          </table:table-cell>
          <table:table-cell table:style-name="ce23" office:value-type="float" office:value="31" calcext:value-type="float">
            <text:p>$31</text:p>
          </table:table-cell>
          <table:table-cell table:style-name="ce36" office:value-type="date" office:date-value="2019-02-28" calcext:value-type="date">
            <text:p>2/28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49" calcext:value-type="float">
            <text:p>349</text:p>
          </table:table-cell>
          <table:table-cell table:style-name="ce9" office:value-type="string" calcext:value-type="string">
            <text:p>ATX Seed Ventrues</text:p>
          </table:table-cell>
          <table:table-cell table:style-name="ce23" office:value-type="float" office:value="32" calcext:value-type="float">
            <text:p>$32</text:p>
          </table:table-cell>
          <table:table-cell table:style-name="ce36" office:value-type="date" office:date-value="2019-02-28" calcext:value-type="date">
            <text:p>2/28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Austin, Texas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50" calcext:value-type="float">
            <text:p>350</text:p>
          </table:table-cell>
          <table:table-cell table:style-name="ce9" office:value-type="string" calcext:value-type="string">
            <text:p>Human Ventures</text:p>
          </table:table-cell>
          <table:table-cell table:style-name="ce23" office:value-type="float" office:value="50" calcext:value-type="float">
            <text:p>$50</text:p>
          </table:table-cell>
          <table:table-cell table:style-name="ce36" office:value-type="date" office:date-value="2019-02-28" calcext:value-type="date">
            <text:p>2/28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51" calcext:value-type="float">
            <text:p>351</text:p>
          </table:table-cell>
          <table:table-cell table:style-name="ce9" office:value-type="string" calcext:value-type="string">
            <text:p>Sorenson Capital Ventues</text:p>
          </table:table-cell>
          <table:table-cell table:style-name="ce23" office:value-type="float" office:value="110" calcext:value-type="float">
            <text:p>$110</text:p>
          </table:table-cell>
          <table:table-cell table:style-name="ce36" office:value-type="date" office:date-value="2019-02-28" calcext:value-type="date">
            <text:p>2/28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Utah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52" calcext:value-type="float">
            <text:p>352</text:p>
          </table:table-cell>
          <table:table-cell table:style-name="ce9" office:value-type="string" calcext:value-type="string">
            <text:p>Blossom Capial</text:p>
          </table:table-cell>
          <table:table-cell table:style-name="ce23" office:value-type="float" office:value="85" calcext:value-type="float">
            <text:p>$85</text:p>
          </table:table-cell>
          <table:table-cell table:style-name="ce36" office:value-type="date" office:date-value="2019-02-26" calcext:value-type="date">
            <text:p>2/26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London, UK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53" calcext:value-type="float">
            <text:p>353</text:p>
          </table:table-cell>
          <table:table-cell table:style-name="ce9" office:value-type="string" calcext:value-type="string">
            <text:p>Boulder Food Group</text:p>
          </table:table-cell>
          <table:table-cell table:style-name="ce23" office:value-type="float" office:value="103.25" calcext:value-type="float">
            <text:p>$103</text:p>
          </table:table-cell>
          <table:table-cell table:style-name="ce36" office:value-type="date" office:date-value="2019-02-27" calcext:value-type="date">
            <text:p>2/27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oulder, Colorado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54" calcext:value-type="float">
            <text:p>354</text:p>
          </table:table-cell>
          <table:table-cell table:style-name="ce9" office:value-type="string" calcext:value-type="string">
            <text:p>iNovia Capital</text:p>
          </table:table-cell>
          <table:table-cell table:style-name="ce23" office:value-type="float" office:value="200" calcext:value-type="float">
            <text:p>$200</text:p>
          </table:table-cell>
          <table:table-cell table:style-name="ce36" office:value-type="date" office:date-value="2019-02-19" calcext:value-type="date">
            <text:p>2/19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V</text:p>
          </table:table-cell>
          <table:table-cell table:style-name="ce9" office:value-type="string" calcext:value-type="string">
            <text:p>Montreal, Toronto, Bay Area, London</text:p>
          </table:table-cell>
          <table:table-cell table:style-name="ce15" office:value-type="string" calcext:value-type="string">
            <text:p><text:a xlink:href="https://blog.inovia.vc/crafting-our-own-venture-model-as-a-full-stack-venture-firm-82325888a496" xlink:type="simple">https://blog.inovia.vc/crafting-our-own-venture-model-as-a-full-stack-venture-firm-82325888a496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55" calcext:value-type="float">
            <text:p>355</text:p>
          </table:table-cell>
          <table:table-cell table:style-name="ce9" office:value-type="string" calcext:value-type="string">
            <text:p>Partech Africa Fund</text:p>
          </table:table-cell>
          <table:table-cell table:style-name="ce23" office:value-type="float" office:value="143" calcext:value-type="float">
            <text:p>$143</text:p>
          </table:table-cell>
          <table:table-cell table:style-name="ce36" office:value-type="date" office:date-value="2019-01-31" calcext:value-type="date">
            <text:p>1/31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Paris, Bay Area, Berlin, Nairobi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56" calcext:value-type="float">
            <text:p>356</text:p>
          </table:table-cell>
          <table:table-cell table:style-name="ce9" office:value-type="string" calcext:value-type="string">
            <text:p>Active Capital</text:p>
          </table:table-cell>
          <table:table-cell table:style-name="ce23" office:value-type="float" office:value="21.5" calcext:value-type="float">
            <text:p>$22</text:p>
          </table:table-cell>
          <table:table-cell table:style-name="ce36" office:value-type="date" office:date-value="2019-02-01" calcext:value-type="date">
            <text:p>2/1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San Antonio, Texas</text:p>
          </table:table-cell>
          <table:table-cell table:style-name="ce15" office:value-type="string" calcext:value-type="string">
            <text:p><text:a xlink:href="https://therivardreport.com/local-vc-firm-active-capital-announces-debut-fund-of-20-million/" xlink:type="simple">https://therivardreport.com/local-vc-firm-active-capital-announces-debut-fund-of-20-million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57" calcext:value-type="float">
            <text:p>357</text:p>
          </table:table-cell>
          <table:table-cell table:style-name="ce9" office:value-type="string" calcext:value-type="string">
            <text:p>Ubiquity Ventures</text:p>
          </table:table-cell>
          <table:table-cell table:style-name="ce23" office:value-type="float" office:value="30" calcext:value-type="float">
            <text:p>$30</text:p>
          </table:table-cell>
          <table:table-cell table:style-name="ce36" office:value-type="date" office:date-value="2019-01-23" calcext:value-type="date">
            <text:p>1/23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58" calcext:value-type="float">
            <text:p>358</text:p>
          </table:table-cell>
          <table:table-cell table:style-name="ce9" office:value-type="string" calcext:value-type="string">
            <text:p>BlueRun Ventures </text:p>
          </table:table-cell>
          <table:table-cell table:style-name="ce23" office:value-type="float" office:value="130" calcext:value-type="float">
            <text:p>$130</text:p>
          </table:table-cell>
          <table:table-cell table:style-name="ce36" office:value-type="date" office:date-value="2019-01-17" calcext:value-type="date">
            <text:p>1/17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V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59" calcext:value-type="float">
            <text:p>359</text:p>
          </table:table-cell>
          <table:table-cell table:style-name="ce9" office:value-type="string" calcext:value-type="string">
            <text:p>BlueYard Capital</text:p>
          </table:table-cell>
          <table:table-cell table:style-name="ce23" office:value-type="float" office:value="126.54" calcext:value-type="float">
            <text:p>$127</text:p>
          </table:table-cell>
          <table:table-cell table:style-name="ce36" office:value-type="date" office:date-value="2019-01-15" calcext:value-type="date">
            <text:p>1/15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erlin, Germany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60" calcext:value-type="float">
            <text:p>360</text:p>
          </table:table-cell>
          <table:table-cell table:style-name="ce9" office:value-type="string" calcext:value-type="string">
            <text:p>Resolute Ventures</text:p>
          </table:table-cell>
          <table:table-cell table:style-name="ce23" office:value-type="float" office:value="75" calcext:value-type="float">
            <text:p>$75</text:p>
          </table:table-cell>
          <table:table-cell table:style-name="ce36" office:value-type="date" office:date-value="2019-01-16" calcext:value-type="date">
            <text:p>1/16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Boston, 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61" calcext:value-type="float">
            <text:p>361</text:p>
          </table:table-cell>
          <table:table-cell table:style-name="ce9" office:value-type="string" calcext:value-type="string">
            <text:p>Providence Ventures</text:p>
          </table:table-cell>
          <table:table-cell table:style-name="ce23" office:value-type="float" office:value="150" calcext:value-type="float">
            <text:p>$150</text:p>
          </table:table-cell>
          <table:table-cell table:style-name="ce36" office:value-type="date" office:date-value="2019-01-09" calcext:value-type="date">
            <text:p>1/9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Seattle, 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62" calcext:value-type="float">
            <text:p>362</text:p>
          </table:table-cell>
          <table:table-cell table:style-name="ce9" office:value-type="string" calcext:value-type="string">
            <text:p>Motley Fool Ventures</text:p>
          </table:table-cell>
          <table:table-cell table:style-name="ce23" office:value-type="float" office:value="146" calcext:value-type="float">
            <text:p>$146</text:p>
          </table:table-cell>
          <table:table-cell table:style-name="ce36" office:value-type="date" office:date-value="2019-01-09" calcext:value-type="date">
            <text:p>1/9/2019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Virginia, USA</text:p>
          </table:table-cell>
          <table:table-cell table:style-name="ce15" office:value-type="string" calcext:value-type="string">
            <text:p><text:a xlink:href="http://www.finsmes.com/2019/01/motley-fool-closes-first-venture-capital-fund-at-145-73m.html" xlink:type="simple">http://www.finsmes.com/2019/01/motley-fool-closes-first-venture-capital-fund-at-145-73m.ht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63" calcext:value-type="float">
            <text:p>363</text:p>
          </table:table-cell>
          <table:table-cell table:style-name="ce9" office:value-type="string" calcext:value-type="string">
            <text:p>Aspect Ventures</text:p>
          </table:table-cell>
          <table:table-cell table:style-name="ce23" office:value-type="float" office:value="181" calcext:value-type="float">
            <text:p>$181</text:p>
          </table:table-cell>
          <table:table-cell table:style-name="ce36" office:value-type="date" office:date-value="2018-01-23" calcext:value-type="date">
            <text:p>1/23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64" calcext:value-type="float">
            <text:p>364</text:p>
          </table:table-cell>
          <table:table-cell table:style-name="ce9" office:value-type="string" calcext:value-type="string">
            <text:p>Heron Rock Fund</text:p>
          </table:table-cell>
          <table:table-cell table:style-name="ce23" office:value-type="float" office:value="25" calcext:value-type="float">
            <text:p>$25</text:p>
          </table:table-cell>
          <table:table-cell table:style-name="ce36" office:value-type="date" office:date-value="2018-12-03" calcext:value-type="date">
            <text:p>12/3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Ontario, Canad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65" calcext:value-type="float">
            <text:p>365</text:p>
          </table:table-cell>
          <table:table-cell table:style-name="ce9" office:value-type="string" calcext:value-type="string">
            <text:p>Zigg Capital</text:p>
          </table:table-cell>
          <table:table-cell table:style-name="ce23" office:value-type="float" office:value="108" calcext:value-type="float">
            <text:p>$108</text:p>
          </table:table-cell>
          <table:table-cell table:style-name="ce36" office:value-type="date" office:date-value="2018-12-20" calcext:value-type="date">
            <text:p>12/20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66" calcext:value-type="float">
            <text:p>366</text:p>
          </table:table-cell>
          <table:table-cell table:style-name="ce9" office:value-type="string" calcext:value-type="string">
            <text:p>Work-Bench</text:p>
          </table:table-cell>
          <table:table-cell table:style-name="ce23" office:value-type="float" office:value="47" calcext:value-type="float">
            <text:p>$47</text:p>
          </table:table-cell>
          <table:table-cell table:style-name="ce36" office:value-type="date" office:date-value="2018-12-13" calcext:value-type="date">
            <text:p>12/13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15" office:value-type="string" calcext:value-type="string">
            <text:p><text:a xlink:href="https://techcrunch.com/2018/12/13/nycs-work-bench-announces-47m-enterprise-investment-fund/" xlink:type="simple">https://techcrunch.com/2018/12/13/nycs-work-bench-announces-47m-enterprise-investment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67" calcext:value-type="float">
            <text:p>367</text:p>
          </table:table-cell>
          <table:table-cell table:style-name="ce13" office:value-type="float" office:value="212" calcext:value-type="float">
            <text:p>212</text:p>
          </table:table-cell>
          <table:table-cell table:style-name="ce23" office:value-type="float" office:value="34" calcext:value-type="float">
            <text:p>$34</text:p>
          </table:table-cell>
          <table:table-cell table:style-name="ce36" office:value-type="date" office:date-value="2018-12-13" calcext:value-type="date">
            <text:p>12/13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Turkey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68" calcext:value-type="float">
            <text:p>368</text:p>
          </table:table-cell>
          <table:table-cell table:style-name="ce9" office:value-type="string" calcext:value-type="string">
            <text:p>One Way Ventures</text:p>
          </table:table-cell>
          <table:table-cell table:style-name="ce23" office:value-type="float" office:value="28" calcext:value-type="float">
            <text:p>$28</text:p>
          </table:table-cell>
          <table:table-cell table:style-name="ce36" office:value-type="date" office:date-value="2018-11-18" calcext:value-type="date">
            <text:p>11/18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oston</text:p>
          </table:table-cell>
          <table:table-cell table:style-name="ce55" office:value-type="string" calcext:value-type="string">
            <text:p><text:a xlink:href="https://www.wsj.com/articles/new-funds-aim-to-help-immigrant-founders-1510948911" xlink:type="simple">https://www.wsj.com/articles/new-funds-aim-to-help-immigrant-founders-1510948911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69" calcext:value-type="float">
            <text:p>369</text:p>
          </table:table-cell>
          <table:table-cell table:style-name="ce9" office:value-type="string" calcext:value-type="string">
            <text:p>500 Startups Vietname</text:p>
          </table:table-cell>
          <table:table-cell table:style-name="ce23" office:value-type="float" office:value="14" calcext:value-type="float">
            <text:p>$14</text:p>
          </table:table-cell>
          <table:table-cell table:style-name="ce36" office:value-type="date" office:date-value="2018-11-18" calcext:value-type="date">
            <text:p>11/18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Vietnam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70" calcext:value-type="float">
            <text:p>370</text:p>
          </table:table-cell>
          <table:table-cell table:style-name="ce9" office:value-type="string" calcext:value-type="string">
            <text:p>Wonder Ventures</text:p>
          </table:table-cell>
          <table:table-cell table:style-name="ce23" office:value-type="float" office:value="15" calcext:value-type="float">
            <text:p>$15</text:p>
          </table:table-cell>
          <table:table-cell table:style-name="ce36" office:value-type="date" office:date-value="2018-11-15" calcext:value-type="date">
            <text:p>11/15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LA</text:p>
          </table:table-cell>
          <table:table-cell table:style-name="ce15" office:value-type="string" calcext:value-type="string">
            <text:p><text:a xlink:href="https://medium.com/@duro/announcing-wonder-ventures-fund-ii-15m-pre-seed-fund-focused-on-la-3ace050e8ea2" xlink:type="simple">https://medium.com/@duro/announcing-wonder-ventures-fund-ii-15m-pre-seed-fund-focused-on-la-3ace050e8ea2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71" calcext:value-type="float">
            <text:p>371</text:p>
          </table:table-cell>
          <table:table-cell table:style-name="ce9" office:value-type="string" calcext:value-type="string">
            <text:p>Comeback Capital </text:p>
          </table:table-cell>
          <table:table-cell table:style-name="ce23" office:value-type="float" office:value="2.35" calcext:value-type="float">
            <text:p>$2</text:p>
          </table:table-cell>
          <table:table-cell table:style-name="ce36" office:value-type="date" office:date-value="2018-10-17" calcext:value-type="date">
            <text:p>10/17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Ohio</text:p>
          </table:table-cell>
          <table:table-cell table:style-name="ce15" office:value-type="string" calcext:value-type="string">
            <text:p><text:a xlink:href="https://businessjournaldaily.com/fund-connects-regional-startups-with-national-investment/" xlink:type="simple">https://businessjournaldaily.com/fund-connects-regional-startups-with-national-investment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72" calcext:value-type="float">
            <text:p>372</text:p>
          </table:table-cell>
          <table:table-cell table:style-name="ce9" office:value-type="string" calcext:value-type="string">
            <text:p>Version One Ventures</text:p>
          </table:table-cell>
          <table:table-cell table:style-name="ce23" office:value-type="float" office:value="45" calcext:value-type="float">
            <text:p>$45</text:p>
          </table:table-cell>
          <table:table-cell table:style-name="ce36" office:value-type="date" office:date-value="2018-10-17" calcext:value-type="date">
            <text:p>10/17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Vancover, Canada and Bay Area</text:p>
          </table:table-cell>
          <table:table-cell table:style-name="ce15" office:value-type="string" calcext:value-type="string">
            <text:p><text:a xlink:href="https://www.geekwire.com/2018/version-one-ventures-raises-45m-third-fund-keeps-close-eye-seattle-ecosystem/" xlink:type="simple">https://www.geekwire.com/2018/version-one-ventures-raises-45m-third-fund-keeps-close-eye-seattle-ecosystem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73" calcext:value-type="float">
            <text:p>373</text:p>
          </table:table-cell>
          <table:table-cell table:style-name="ce9" office:value-type="string" calcext:value-type="string">
            <text:p>Atomic</text:p>
          </table:table-cell>
          <table:table-cell table:style-name="ce23" office:value-type="float" office:value="150" calcext:value-type="float">
            <text:p>$150</text:p>
          </table:table-cell>
          <table:table-cell table:style-name="ce36" office:value-type="date" office:date-value="2018-10-10" calcext:value-type="date">
            <text:p>10/10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15" office:value-type="string" calcext:value-type="string">
            <text:p><text:a xlink:href="https://www.forbes.com/sites/alexkonrad/2018/10/10/atomic-startup-studio-new-fund/#4ccee372e570" xlink:type="simple">https://www.forbes.com/sites/alexkonrad/2018/10/10/atomic-startup-studio-new-fund/#4ccee372e570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74" calcext:value-type="float">
            <text:p>374</text:p>
          </table:table-cell>
          <table:table-cell table:style-name="ce9" office:value-type="string" calcext:value-type="string">
            <text:p>Base10 Partners</text:p>
          </table:table-cell>
          <table:table-cell table:style-name="ce23" office:value-type="float" office:value="137" calcext:value-type="float">
            <text:p>$137</text:p>
          </table:table-cell>
          <table:table-cell table:style-name="ce36" office:value-type="date" office:date-value="2018-09-17" calcext:value-type="date">
            <text:p>9/17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15" office:value-type="string" calcext:value-type="string">
            <text:p><text:a xlink:href="https://venturebeat.com/2018/09/17/base10-partners-launches-137-million-early-stage-ai-startup-fund/amp/" xlink:type="simple">https://venturebeat.com/2018/09/17/base10-partners-launches-137-million-early-stage-ai-startup-fund/amp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75" calcext:value-type="float">
            <text:p>375</text:p>
          </table:table-cell>
          <table:table-cell table:style-name="ce9" office:value-type="string" calcext:value-type="string">
            <text:p>Seven Peaks Ventures</text:p>
          </table:table-cell>
          <table:table-cell table:style-name="ce23" office:value-type="float" office:value="28" calcext:value-type="float">
            <text:p>$28</text:p>
          </table:table-cell>
          <table:table-cell table:style-name="ce36" office:value-type="date" office:date-value="2018-09-13" calcext:value-type="date">
            <text:p>9/13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Oregon</text:p>
          </table:table-cell>
          <table:table-cell table:style-name="ce15" office:value-type="string" calcext:value-type="string">
            <text:p><text:a xlink:href="https://www.geekwire.com/2018/seven-peaks-ventures-raises-28m-fund-will-invest-25-early-stage-startups-across-pacific-northwest/" xlink:type="simple">https://www.geekwire.com/2018/seven-peaks-ventures-raises-28m-fund-will-invest-25-early-stage-startups-across-pacific-northwest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76" calcext:value-type="float">
            <text:p>376</text:p>
          </table:table-cell>
          <table:table-cell table:style-name="ce9" office:value-type="string" calcext:value-type="string">
            <text:p>645 Ventures</text:p>
          </table:table-cell>
          <table:table-cell table:style-name="ce23" office:value-type="float" office:value="40.62" calcext:value-type="float">
            <text:p>$41</text:p>
          </table:table-cell>
          <table:table-cell table:style-name="ce36" office:value-type="date" office:date-value="2018-08-23" calcext:value-type="date">
            <text:p>8/23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77" calcext:value-type="float">
            <text:p>377</text:p>
          </table:table-cell>
          <table:table-cell table:style-name="ce9" office:value-type="string" calcext:value-type="string">
            <text:p>Corigin Ventures</text:p>
          </table:table-cell>
          <table:table-cell table:style-name="ce23" office:value-type="float" office:value="22" calcext:value-type="float">
            <text:p>$22</text:p>
          </table:table-cell>
          <table:table-cell table:style-name="ce36" office:value-type="date" office:date-value="2018-08-20" calcext:value-type="date">
            <text:p>8/20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15" office:value-type="string" calcext:value-type="string">
            <text:p><text:a xlink:href="https://therealdeal.com/2018/08/20/corigin-ventures-raises-22m-in-second-fund/" xlink:type="simple">https://therealdeal.com/2018/08/20/corigin-ventures-raises-22m-in-second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78" calcext:value-type="float">
            <text:p>378</text:p>
          </table:table-cell>
          <table:table-cell table:style-name="ce9" office:value-type="string" calcext:value-type="string">
            <text:p>Cowboy Ventures</text:p>
          </table:table-cell>
          <table:table-cell table:style-name="ce23" office:value-type="float" office:value="95" calcext:value-type="float">
            <text:p>$95</text:p>
          </table:table-cell>
          <table:table-cell table:style-name="ce36" office:value-type="date" office:date-value="2018-08-07" calcext:value-type="date">
            <text:p>8/7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79" calcext:value-type="float">
            <text:p>379</text:p>
          </table:table-cell>
          <table:table-cell table:style-name="ce9" office:value-type="string" calcext:value-type="string">
            <text:p>Company Ventures</text:p>
          </table:table-cell>
          <table:table-cell table:style-name="ce23" office:value-type="float" office:value="35" calcext:value-type="float">
            <text:p>$35</text:p>
          </table:table-cell>
          <table:table-cell table:style-name="ce36" office:value-type="date" office:date-value="2018-08-01" calcext:value-type="date">
            <text:p>8/1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56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80" calcext:value-type="float">
            <text:p>380</text:p>
          </table:table-cell>
          <table:table-cell table:style-name="ce9" office:value-type="string" calcext:value-type="string">
            <text:p>Health Enterprise Partners</text:p>
          </table:table-cell>
          <table:table-cell table:style-name="ce23" office:value-type="float" office:value="188" calcext:value-type="float">
            <text:p>$188</text:p>
          </table:table-cell>
          <table:table-cell table:style-name="ce36" office:value-type="date" office:date-value="2018-08-09" calcext:value-type="date">
            <text:p>8/9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NYC</text:p>
          </table:table-cell>
          <table:table-cell table:style-name="ce15" office:value-type="string" calcext:value-type="string">
            <text:p><text:a xlink:href="https://www.prnewswire.com/news-releases/health-enterprise-partners-raises-188-million-in-oversubscribed-third-fund-300676848.html" xlink:type="simple">https://www.prnewswire.com/news-releases/health-enterprise-partners-raises-188-million-in-oversubscribed-third-fund-300676848.ht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81" calcext:value-type="float">
            <text:p>381</text:p>
          </table:table-cell>
          <table:table-cell table:style-name="ce9" office:value-type="string" calcext:value-type="string">
            <text:p>RevTech Ventures</text:p>
          </table:table-cell>
          <table:table-cell table:style-name="ce23" office:value-type="float" office:value="40" calcext:value-type="float">
            <text:p>$40</text:p>
          </table:table-cell>
          <table:table-cell table:style-name="ce36" office:value-type="date" office:date-value="2018-07-30" calcext:value-type="date">
            <text:p>7/30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VII</text:p>
          </table:table-cell>
          <table:table-cell table:style-name="ce9" office:value-type="string" calcext:value-type="string">
            <text:p>Dallas, Texas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82" calcext:value-type="float">
            <text:p>382</text:p>
          </table:table-cell>
          <table:table-cell table:style-name="ce9" office:value-type="string" calcext:value-type="string">
            <text:p>Eos Venture Partners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18-07-12" calcext:value-type="date">
            <text:p>7/12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Philadelphia and London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83" calcext:value-type="float">
            <text:p>383</text:p>
          </table:table-cell>
          <table:table-cell table:style-name="ce9" office:value-type="string" calcext:value-type="string">
            <text:p>New Voices Fund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18-07-06" calcext:value-type="date">
            <text:p>7/6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/>
          <table:table-cell table:style-name="ce15" office:value-type="string" calcext:value-type="string">
            <text:p><text:a xlink:href="https://newvoicesfund.com/about/" xlink:type="simple">https://newvoicesfund.com/about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84" calcext:value-type="float">
            <text:p>384</text:p>
          </table:table-cell>
          <table:table-cell table:style-name="ce9" office:value-type="string" calcext:value-type="string">
            <text:p>ANIMO Ventures</text:p>
          </table:table-cell>
          <table:table-cell table:style-name="ce23" office:value-type="float" office:value="60" calcext:value-type="float">
            <text:p>$60</text:p>
          </table:table-cell>
          <table:table-cell table:style-name="ce36" office:value-type="date" office:date-value="2018-07-01" calcext:value-type="date">
            <text:p>7/1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SF, NY, Miami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85" calcext:value-type="float">
            <text:p>385</text:p>
          </table:table-cell>
          <table:table-cell table:style-name="ce9" office:value-type="string" calcext:value-type="string">
            <text:p>Wave Capital</text:p>
          </table:table-cell>
          <table:table-cell table:style-name="ce23" office:value-type="float" office:value="53" calcext:value-type="float">
            <text:p>$53</text:p>
          </table:table-cell>
          <table:table-cell table:style-name="ce36" office:value-type="date" office:date-value="2018-06-26" calcext:value-type="date">
            <text:p>6/26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L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86" calcext:value-type="float">
            <text:p>386</text:p>
          </table:table-cell>
          <table:table-cell table:style-name="ce9" office:value-type="string" calcext:value-type="string">
            <text:p>Primary Venure Partners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18-06-12" calcext:value-type="date">
            <text:p>6/12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15" office:value-type="string" calcext:value-type="string">
            <text:p><text:a xlink:href="https://techcrunch.com/2018/06/12/primary-venture-partnrs-fund-ii/" xlink:type="simple">https://techcrunch.com/2018/06/12/primary-venture-partnrs-fund-ii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87" calcext:value-type="float">
            <text:p>387</text:p>
          </table:table-cell>
          <table:table-cell table:style-name="ce9" office:value-type="string" calcext:value-type="string">
            <text:p>White Star Capital </text:p>
          </table:table-cell>
          <table:table-cell table:style-name="ce23" office:value-type="float" office:value="180" calcext:value-type="float">
            <text:p>$180</text:p>
          </table:table-cell>
          <table:table-cell table:style-name="ce36" office:value-type="date" office:date-value="2018-06-04" calcext:value-type="date">
            <text:p>6/4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London, New York, Montreal, Paris, Tokyo 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88" calcext:value-type="float">
            <text:p>388</text:p>
          </table:table-cell>
          <table:table-cell table:style-name="ce9" office:value-type="string" calcext:value-type="string">
            <text:p>Torch Capital</text:p>
          </table:table-cell>
          <table:table-cell table:style-name="ce23" office:value-type="float" office:value="67" calcext:value-type="float">
            <text:p>$67</text:p>
          </table:table-cell>
          <table:table-cell table:style-name="ce36" office:value-type="date" office:date-value="2018-06-04" calcext:value-type="date">
            <text:p>6/4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89" calcext:value-type="float">
            <text:p>389</text:p>
          </table:table-cell>
          <table:table-cell table:style-name="ce9" office:value-type="string" calcext:value-type="string">
            <text:p>Stride</text:p>
          </table:table-cell>
          <table:table-cell table:style-name="ce23" office:value-type="float" office:value="53" calcext:value-type="float">
            <text:p>$53</text:p>
          </table:table-cell>
          <table:table-cell table:style-name="ce36" office:value-type="date" office:date-value="2018-06-04" calcext:value-type="date">
            <text:p>6/4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UK</text:p>
          </table:table-cell>
          <table:table-cell table:style-name="ce15" office:value-type="string" calcext:value-type="string">
            <text:p><text:a xlink:href="https://techcrunch.com/2018/06/04/stride-vc/" xlink:type="simple">https://techcrunch.com/2018/06/04/stride-vc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90" calcext:value-type="float">
            <text:p>390</text:p>
          </table:table-cell>
          <table:table-cell table:style-name="ce9" office:value-type="string" calcext:value-type="string">
            <text:p>Huobi Partners</text:p>
          </table:table-cell>
          <table:table-cell table:style-name="ce23" office:value-type="float" office:value="93" calcext:value-type="float">
            <text:p>$93</text:p>
          </table:table-cell>
          <table:table-cell table:style-name="ce36" office:value-type="date" office:date-value="2018-06-01" calcext:value-type="date">
            <text:p>6/1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South Korea</text:p>
          </table:table-cell>
          <table:table-cell table:style-name="ce15" office:value-type="string" calcext:value-type="string">
            <text:p><text:a xlink:href="https://www.coindesk.com/huobi-partners-on-93-million-china-south-korea-blockchain-fund/?utm_content=bufferff85d&amp;utm_medium=social&amp;utm_source=twitter.com&amp;utm_campaign=buffer" xlink:type="simple">https://www.coindesk.com/huobi-partners-on-93-million-china-south-korea-blockchain-fund/?utm_content=bufferff85d&amp;utm_medium=social&amp;utm_source=twitter.com&amp;utm_campaign=buffer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91" calcext:value-type="float">
            <text:p>391</text:p>
          </table:table-cell>
          <table:table-cell table:style-name="ce9" office:value-type="string" calcext:value-type="string">
            <text:p>Collaborative Fund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18-05-29" calcext:value-type="date">
            <text:p>5/29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NYC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92" calcext:value-type="float">
            <text:p>392</text:p>
          </table:table-cell>
          <table:table-cell table:style-name="ce9" office:value-type="string" calcext:value-type="string">
            <text:p>Contrary Captal</text:p>
          </table:table-cell>
          <table:table-cell table:style-name="ce23" office:value-type="float" office:value="2.2" calcext:value-type="float">
            <text:p>$2</text:p>
          </table:table-cell>
          <table:table-cell table:style-name="ce36" office:value-type="date" office:date-value="2018-05-24" calcext:value-type="date">
            <text:p>5/24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Midwest</text:p>
          </table:table-cell>
          <table:table-cell table:style-name="ce15" office:value-type="string" calcext:value-type="string">
            <text:p><text:a xlink:href="https://medium.com/@contrarycapital/announcing-fund-i-365e8ea66f78" xlink:type="simple">https://medium.com/@contrarycapital/announcing-fund-i-365e8ea66f78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93" calcext:value-type="float">
            <text:p>393</text:p>
          </table:table-cell>
          <table:table-cell table:style-name="ce9" office:value-type="string" calcext:value-type="string">
            <text:p>Underscore</text:p>
          </table:table-cell>
          <table:table-cell table:style-name="ce23" office:value-type="float" office:value="115" calcext:value-type="float">
            <text:p>$115</text:p>
          </table:table-cell>
          <table:table-cell table:style-name="ce36" office:value-type="date" office:date-value="2018-05-30" calcext:value-type="date">
            <text:p>5/30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oston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94" calcext:value-type="float">
            <text:p>394</text:p>
          </table:table-cell>
          <table:table-cell table:style-name="ce9" office:value-type="string" calcext:value-type="string">
            <text:p>Silverton Partners</text:p>
          </table:table-cell>
          <table:table-cell table:style-name="ce23" office:value-type="float" office:value="108" calcext:value-type="float">
            <text:p>$108</text:p>
          </table:table-cell>
          <table:table-cell table:style-name="ce36" office:value-type="date" office:date-value="2018-05-11" calcext:value-type="date">
            <text:p>5/11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V</text:p>
          </table:table-cell>
          <table:table-cell table:style-name="ce9" office:value-type="string" calcext:value-type="string">
            <text:p>Austin, Texas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95" calcext:value-type="float">
            <text:p>395</text:p>
          </table:table-cell>
          <table:table-cell table:style-name="ce9" office:value-type="string" calcext:value-type="string">
            <text:p>Female Founders Fund</text:p>
          </table:table-cell>
          <table:table-cell table:style-name="ce23" office:value-type="float" office:value="27" calcext:value-type="float">
            <text:p>$27</text:p>
          </table:table-cell>
          <table:table-cell table:style-name="ce36" office:value-type="date" office:date-value="2018-05-08" calcext:value-type="date">
            <text:p>5/8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96" calcext:value-type="float">
            <text:p>396</text:p>
          </table:table-cell>
          <table:table-cell table:style-name="ce9" office:value-type="string" calcext:value-type="string">
            <text:p>Backstage Capital</text:p>
          </table:table-cell>
          <table:table-cell table:style-name="ce23" office:value-type="float" office:value="36" calcext:value-type="float">
            <text:p>$36</text:p>
          </table:table-cell>
          <table:table-cell table:style-name="ce36" office:value-type="date" office:date-value="2018-05-04" calcext:value-type="date">
            <text:p>5/4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Los Angeles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97" calcext:value-type="float">
            <text:p>397</text:p>
          </table:table-cell>
          <table:table-cell table:style-name="ce9" office:value-type="string" calcext:value-type="string">
            <text:p>Salesforce Ventures - Canadian Trailblazer Fund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18-05-03" calcext:value-type="date">
            <text:p>5/3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98" calcext:value-type="float">
            <text:p>398</text:p>
          </table:table-cell>
          <table:table-cell table:style-name="ce9" office:value-type="string" calcext:value-type="string">
            <text:p>Hustle Fund</text:p>
          </table:table-cell>
          <table:table-cell table:style-name="ce23" office:value-type="float" office:value="11.5" calcext:value-type="float">
            <text:p>$12</text:p>
          </table:table-cell>
          <table:table-cell table:style-name="ce36" office:value-type="date" office:date-value="2018-05-01" calcext:value-type="date">
            <text:p>5/1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399" calcext:value-type="float">
            <text:p>399</text:p>
          </table:table-cell>
          <table:table-cell table:style-name="ce9" office:value-type="string" calcext:value-type="string">
            <text:p>Golden Ventures</text:p>
          </table:table-cell>
          <table:table-cell table:style-name="ce23" office:value-type="float" office:value="57.5" calcext:value-type="float">
            <text:p>$58</text:p>
          </table:table-cell>
          <table:table-cell table:style-name="ce36" office:value-type="date" office:date-value="22018-05-02" calcext:value-type="date">
            <text:p>5/2/2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Toronto, Canad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00" calcext:value-type="float">
            <text:p>400</text:p>
          </table:table-cell>
          <table:table-cell table:style-name="ce9" office:value-type="string" calcext:value-type="string">
            <text:p>South Park Commons</text:p>
          </table:table-cell>
          <table:table-cell table:style-name="ce23" office:value-type="float" office:value="40" calcext:value-type="float">
            <text:p>$40</text:p>
          </table:table-cell>
          <table:table-cell table:style-name="ce36" office:value-type="date" office:date-value="2018-04-26" calcext:value-type="date">
            <text:p>4/26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01" calcext:value-type="float">
            <text:p>401</text:p>
          </table:table-cell>
          <table:table-cell table:style-name="ce9" office:value-type="string" calcext:value-type="string">
            <text:p>Imaginary Ventures</text:p>
          </table:table-cell>
          <table:table-cell table:style-name="ce23" office:value-type="float" office:value="75" calcext:value-type="float">
            <text:p>$75</text:p>
          </table:table-cell>
          <table:table-cell table:style-name="ce36" office:value-type="date" office:date-value="2018-04-17" calcext:value-type="date">
            <text:p>4/17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, UK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02" calcext:value-type="float">
            <text:p>402</text:p>
          </table:table-cell>
          <table:table-cell table:style-name="ce9" office:value-type="string" calcext:value-type="string">
            <text:p>Shrug Capital</text:p>
          </table:table-cell>
          <table:table-cell table:style-name="ce23" office:value-type="float" office:value="3" calcext:value-type="float">
            <text:p>$3</text:p>
          </table:table-cell>
          <table:table-cell table:style-name="ce36" office:value-type="date" office:date-value="2018-04-16" calcext:value-type="date">
            <text:p>4/16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03" calcext:value-type="float">
            <text:p>403</text:p>
          </table:table-cell>
          <table:table-cell table:style-name="ce9" office:value-type="string" calcext:value-type="string">
            <text:p>Cyberstarts VC</text:p>
          </table:table-cell>
          <table:table-cell table:style-name="ce23" office:value-type="float" office:value="54" calcext:value-type="float">
            <text:p>$54</text:p>
          </table:table-cell>
          <table:table-cell table:style-name="ce36" office:value-type="date" office:date-value="2018-04-16" calcext:value-type="date">
            <text:p>4/16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Israel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04" calcext:value-type="float">
            <text:p>404</text:p>
          </table:table-cell>
          <table:table-cell table:style-name="ce9" office:value-type="string" calcext:value-type="string">
            <text:p>Lerer Hippeau</text:p>
          </table:table-cell>
          <table:table-cell table:style-name="ce23" office:value-type="float" office:value="150" calcext:value-type="float">
            <text:p>$150</text:p>
          </table:table-cell>
          <table:table-cell table:style-name="ce36" office:value-type="date" office:date-value="2018-04-13" calcext:value-type="date">
            <text:p>4/13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VI</text:p>
          </table:table-cell>
          <table:table-cell table:style-name="ce9" office:value-type="string" calcext:value-type="string">
            <text:p>NYC</text:p>
          </table:table-cell>
          <table:table-cell table:style-name="ce15" office:value-type="string" calcext:value-type="string">
            <text:p><text:a xlink:href="https://www.sec.gov/Archives/edgar/data/1725661/000172566118000001/xslFormDX01/primary_doc.xml" xlink:type="simple">https://www.sec.gov/Archives/edgar/data/1725661/000172566118000001/xslFormDX01/primary_doc.x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05" calcext:value-type="float">
            <text:p>405</text:p>
          </table:table-cell>
          <table:table-cell table:style-name="ce9" office:value-type="string" calcext:value-type="string">
            <text:p>Background Capital</text:p>
          </table:table-cell>
          <table:table-cell table:style-name="ce23" office:value-type="float" office:value="8.75" calcext:value-type="float">
            <text:p>$9</text:p>
          </table:table-cell>
          <table:table-cell table:style-name="ce36" office:value-type="date" office:date-value="2018-04-10" calcext:value-type="date">
            <text:p>4/10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06" calcext:value-type="float">
            <text:p>406</text:p>
          </table:table-cell>
          <table:table-cell table:style-name="ce9" office:value-type="string" calcext:value-type="string">
            <text:p>Conductive Ventures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18-04-10" calcext:value-type="date">
            <text:p>4/10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07" calcext:value-type="float">
            <text:p>407</text:p>
          </table:table-cell>
          <table:table-cell table:style-name="ce9" office:value-type="string" calcext:value-type="string">
            <text:p>Unusual Ventures</text:p>
          </table:table-cell>
          <table:table-cell table:style-name="ce23" office:value-type="float" office:value="150" calcext:value-type="float">
            <text:p>$150</text:p>
          </table:table-cell>
          <table:table-cell table:style-name="ce36" office:value-type="date" office:date-value="2018-04-10" calcext:value-type="date">
            <text:p>4/10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08" calcext:value-type="float">
            <text:p>408</text:p>
          </table:table-cell>
          <table:table-cell table:style-name="ce9" office:value-type="string" calcext:value-type="string">
            <text:p>Makers Fund</text:p>
          </table:table-cell>
          <table:table-cell table:style-name="ce23" office:value-type="float" office:value="180" calcext:value-type="float">
            <text:p>$180</text:p>
          </table:table-cell>
          <table:table-cell table:style-name="ce36" office:value-type="date" office:date-value="2018-04-04" calcext:value-type="date">
            <text:p>4/4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Hong Kong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09" calcext:value-type="float">
            <text:p>409</text:p>
          </table:table-cell>
          <table:table-cell table:style-name="ce9" office:value-type="string" calcext:value-type="string">
            <text:p>Congruent Ventures</text:p>
          </table:table-cell>
          <table:table-cell table:style-name="ce23" office:value-type="float" office:value="92" calcext:value-type="float">
            <text:p>$92</text:p>
          </table:table-cell>
          <table:table-cell table:style-name="ce36" office:value-type="date" office:date-value="2018-04-05" calcext:value-type="date">
            <text:p>4/5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10" calcext:value-type="float">
            <text:p>410</text:p>
          </table:table-cell>
          <table:table-cell table:style-name="ce9" office:value-type="string" calcext:value-type="string">
            <text:p>Firebrand Ventures</text:p>
          </table:table-cell>
          <table:table-cell table:style-name="ce23" office:value-type="float" office:value="17.7" calcext:value-type="float">
            <text:p>$18</text:p>
          </table:table-cell>
          <table:table-cell table:style-name="ce36" office:value-type="date" office:date-value="2018-04-03" calcext:value-type="date">
            <text:p>4/3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Kansas City, Missouri</text:p>
          </table:table-cell>
          <table:table-cell table:style-name="ce15" office:value-type="string" calcext:value-type="string">
            <text:p><text:a xlink:href="https://www.firebrandvc.com/news-announcing-close-of-firebrand" xlink:type="simple">https://www.firebrandvc.com/news-announcing-close-of-firebrand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11" calcext:value-type="float">
            <text:p>411</text:p>
          </table:table-cell>
          <table:table-cell table:style-name="ce9" office:value-type="string" calcext:value-type="string">
            <text:p>Unitus Seed Fund</text:p>
          </table:table-cell>
          <table:table-cell table:style-name="ce23" office:value-type="float" office:value="12.9" calcext:value-type="float">
            <text:p>$13</text:p>
          </table:table-cell>
          <table:table-cell table:style-name="ce36" office:value-type="date" office:date-value="2018-04-02" calcext:value-type="date">
            <text:p>4/2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Seattle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12" calcext:value-type="float">
            <text:p>412</text:p>
          </table:table-cell>
          <table:table-cell table:style-name="ce9" office:value-type="string" calcext:value-type="string">
            <text:p>AngelPad</text:p>
          </table:table-cell>
          <table:table-cell table:style-name="ce23" office:value-type="float" office:value="35" calcext:value-type="float">
            <text:p>$35</text:p>
          </table:table-cell>
          <table:table-cell table:style-name="ce36" office:value-type="date" office:date-value="2018-04-02" calcext:value-type="date">
            <text:p>4/2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, NYC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13" calcext:value-type="float">
            <text:p>413</text:p>
          </table:table-cell>
          <table:table-cell table:style-name="ce9" office:value-type="string" calcext:value-type="string">
            <text:p>Ground Up Ventures</text:p>
          </table:table-cell>
          <table:table-cell table:style-name="ce23" office:value-type="float" office:value="19" calcext:value-type="float">
            <text:p>$19</text:p>
          </table:table-cell>
          <table:table-cell table:style-name="ce36" office:value-type="date" office:date-value="2018-03-30" calcext:value-type="date">
            <text:p>3/30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, Israel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14" calcext:value-type="float">
            <text:p>414</text:p>
          </table:table-cell>
          <table:table-cell table:style-name="ce9" office:value-type="string" calcext:value-type="string">
            <text:p>Bedrock Capital</text:p>
          </table:table-cell>
          <table:table-cell table:style-name="ce23" office:value-type="float" office:value="122" calcext:value-type="float">
            <text:p>$122</text:p>
          </table:table-cell>
          <table:table-cell table:style-name="ce36" office:value-type="date" office:date-value="2018-03-27" calcext:value-type="date">
            <text:p>3/27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15" calcext:value-type="float">
            <text:p>415</text:p>
          </table:table-cell>
          <table:table-cell table:style-name="ce9" office:value-type="string" calcext:value-type="string">
            <text:p>Harrison Metal Capital</text:p>
          </table:table-cell>
          <table:table-cell table:style-name="ce23" office:value-type="float" office:value="68" calcext:value-type="float">
            <text:p>$68</text:p>
          </table:table-cell>
          <table:table-cell table:style-name="ce36" office:value-type="date" office:date-value="2018-03-26" calcext:value-type="date">
            <text:p>3/26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V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16" calcext:value-type="float">
            <text:p>416</text:p>
          </table:table-cell>
          <table:table-cell table:style-name="ce9" office:value-type="string" calcext:value-type="string">
            <text:p>Blockchain Capital</text:p>
          </table:table-cell>
          <table:table-cell table:style-name="ce23" office:value-type="float" office:value="250" calcext:value-type="float">
            <text:p>$250</text:p>
          </table:table-cell>
          <table:table-cell table:style-name="ce36" office:value-type="date" office:date-value="2018-03-22" calcext:value-type="date">
            <text:p>3/22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Bay Area</text:p>
          </table:table-cell>
          <table:table-cell table:style-name="ce15" office:value-type="string" calcext:value-type="string">
            <text:p><text:a xlink:href="https://www.axios.com/blockchain-capital-1521650515-db901233-2c86-42f8-b21a-1d1d323e658a.html" xlink:type="simple">https://www.axios.com/blockchain-capital-1521650515-db901233-2c86-42f8-b21a-1d1d323e658a.ht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17" calcext:value-type="float">
            <text:p>417</text:p>
          </table:table-cell>
          <table:table-cell table:style-name="ce9" office:value-type="string" calcext:value-type="string">
            <text:p>Casa Verde Capital </text:p>
          </table:table-cell>
          <table:table-cell table:style-name="ce23" office:value-type="float" office:value="45" calcext:value-type="float">
            <text:p>$45</text:p>
          </table:table-cell>
          <table:table-cell table:style-name="ce36" office:value-type="date" office:date-value="2018-03-13" calcext:value-type="date">
            <text:p>3/13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Los Angeles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18" calcext:value-type="float">
            <text:p>418</text:p>
          </table:table-cell>
          <table:table-cell table:style-name="ce9" office:value-type="string" calcext:value-type="string">
            <text:p>Anterra Capital</text:p>
          </table:table-cell>
          <table:table-cell table:style-name="ce23" office:value-type="float" office:value="200" calcext:value-type="float">
            <text:p>$200</text:p>
          </table:table-cell>
          <table:table-cell table:style-name="ce36" office:value-type="date" office:date-value="2018-03-21" calcext:value-type="date">
            <text:p>3/21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oston, Amsterdan 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19" calcext:value-type="float">
            <text:p>419</text:p>
          </table:table-cell>
          <table:table-cell table:style-name="ce9" office:value-type="string" calcext:value-type="string">
            <text:p>S Capital</text:p>
          </table:table-cell>
          <table:table-cell table:style-name="ce23" office:value-type="float" office:value="94" calcext:value-type="float">
            <text:p>$94</text:p>
          </table:table-cell>
          <table:table-cell table:style-name="ce36" office:value-type="date" office:date-value="2018-03-20" calcext:value-type="date">
            <text:p>3/20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Israel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20" calcext:value-type="float">
            <text:p>420</text:p>
          </table:table-cell>
          <table:table-cell table:style-name="ce9" office:value-type="string" calcext:value-type="string">
            <text:p>VentureFriends</text:p>
          </table:table-cell>
          <table:table-cell table:style-name="ce23" office:value-type="float" office:value="55.5" calcext:value-type="float">
            <text:p>$56</text:p>
          </table:table-cell>
          <table:table-cell table:style-name="ce36" office:value-type="date" office:date-value="2018-03-19" calcext:value-type="date">
            <text:p>3/19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Greece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21" calcext:value-type="float">
            <text:p>421</text:p>
          </table:table-cell>
          <table:table-cell table:style-name="ce9" office:value-type="string" calcext:value-type="string">
            <text:p>Sofinnova Partners</text:p>
          </table:table-cell>
          <table:table-cell table:style-name="ce23" office:value-type="float" office:value="154" calcext:value-type="float">
            <text:p>$154</text:p>
          </table:table-cell>
          <table:table-cell table:style-name="ce36" office:value-type="date" office:date-value="2018-03-12" calcext:value-type="date">
            <text:p>3/12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X</text:p>
          </table:table-cell>
          <table:table-cell table:style-name="ce9" office:value-type="string" calcext:value-type="string">
            <text:p>Paris, France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22" calcext:value-type="float">
            <text:p>422</text:p>
          </table:table-cell>
          <table:table-cell table:style-name="ce9" office:value-type="string" calcext:value-type="string">
            <text:p>Companion Fund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18-03-09" calcext:value-type="date">
            <text:p>3/9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, LA, SF</text:p>
          </table:table-cell>
          <table:table-cell table:style-name="ce15" office:value-type="string" calcext:value-type="string">
            <text:p><text:a xlink:href="https://companionfund.com/" xlink:type="simple">https://companionfund.com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23" calcext:value-type="float">
            <text:p>423</text:p>
          </table:table-cell>
          <table:table-cell table:style-name="ce9" office:value-type="string" calcext:value-type="string">
            <text:p>Allegion Ventures</text:p>
          </table:table-cell>
          <table:table-cell table:style-name="ce23" office:value-type="float" office:value="50" calcext:value-type="float">
            <text:p>$50</text:p>
          </table:table-cell>
          <table:table-cell table:style-name="ce36" office:value-type="date" office:date-value="2018-03-09" calcext:value-type="date">
            <text:p>3/9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Ireland </text:p>
          </table:table-cell>
          <table:table-cell table:style-name="ce15" office:value-type="string" calcext:value-type="string">
            <text:p><text:a xlink:href="https://www.allegion.com/corp/en/news/2018/allegion-ventures-launch.html" xlink:type="simple">https://www.allegion.com/corp/en/news/2018/allegion-ventures-launch.ht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24" calcext:value-type="float">
            <text:p>424</text:p>
          </table:table-cell>
          <table:table-cell table:style-name="ce9" office:value-type="string" calcext:value-type="string">
            <text:p>VitalizeVC</text:p>
          </table:table-cell>
          <table:table-cell table:style-name="ce23" office:value-type="float" office:value="16" calcext:value-type="float">
            <text:p>$16</text:p>
          </table:table-cell>
          <table:table-cell table:style-name="ce36" office:value-type="date" office:date-value="2018-03-01" calcext:value-type="date">
            <text:p>3/1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Chicago</text:p>
          </table:table-cell>
          <table:table-cell table:style-name="ce57" office:value-type="string" calcext:value-type="string">
            <text:p><text:a xlink:href="https://t.co/yDIeoH3fFi?amp=1" xlink:type="simple">https://t.co/yDIeoH3fFi?amp=1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25" calcext:value-type="float">
            <text:p>425</text:p>
          </table:table-cell>
          <table:table-cell table:style-name="ce9" office:value-type="string" calcext:value-type="string">
            <text:p>Spero Ventures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18-03-01" calcext:value-type="date">
            <text:p>3/1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15" office:value-type="string" calcext:value-type="string">
            <text:p><text:a xlink:href="https://www.forbes.com/sites/alexkonrad/2018/03/21/omidyar-networks-spins-out-for-profit-spero-ventures" xlink:type="simple">https://www.forbes.com/sites/alexkonrad/2018/03/21/omidyar-networks-spins-out-for-profit-spero-ventures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26" calcext:value-type="float">
            <text:p>426</text:p>
          </table:table-cell>
          <table:table-cell table:style-name="ce9" office:value-type="string" calcext:value-type="string">
            <text:p>Heuristic Capital Partners</text:p>
          </table:table-cell>
          <table:table-cell table:style-name="ce23" office:value-type="float" office:value="34" calcext:value-type="float">
            <text:p>$34</text:p>
          </table:table-cell>
          <table:table-cell table:style-name="ce36" office:value-type="date" office:date-value="2018-02-28" calcext:value-type="date">
            <text:p>2/28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27" calcext:value-type="float">
            <text:p>427</text:p>
          </table:table-cell>
          <table:table-cell table:style-name="ce9" office:value-type="string" calcext:value-type="string">
            <text:p>Root Ventures</text:p>
          </table:table-cell>
          <table:table-cell table:style-name="ce23" office:value-type="float" office:value="76.7" calcext:value-type="float">
            <text:p>$77</text:p>
          </table:table-cell>
          <table:table-cell table:style-name="ce36" office:value-type="date" office:date-value="2018-03-01" calcext:value-type="date">
            <text:p>3/1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, L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28" calcext:value-type="float">
            <text:p>428</text:p>
          </table:table-cell>
          <table:table-cell table:style-name="ce9" office:value-type="string" calcext:value-type="string">
            <text:p>Berkeley SkyDeck</text:p>
          </table:table-cell>
          <table:table-cell table:style-name="ce23" office:value-type="float" office:value="24" calcext:value-type="float">
            <text:p>$24</text:p>
          </table:table-cell>
          <table:table-cell table:style-name="ce36" office:value-type="date" office:date-value="2018-02-23" calcext:value-type="date">
            <text:p>2/23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29" calcext:value-type="float">
            <text:p>429</text:p>
          </table:table-cell>
          <table:table-cell table:style-name="ce9" office:value-type="string" calcext:value-type="string">
            <text:p>Boost VC</text:p>
          </table:table-cell>
          <table:table-cell table:style-name="ce23" office:value-type="float" office:value="38.6" calcext:value-type="float">
            <text:p>$39</text:p>
          </table:table-cell>
          <table:table-cell table:style-name="ce36" office:value-type="date" office:date-value="2018-02-14" calcext:value-type="date">
            <text:p>2/14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</text:p>
          </table:table-cell>
          <table:table-cell table:style-name="ce15" office:value-type="string" calcext:value-type="string">
            <text:p><text:a xlink:href="https://venturebeat.com/2018/02/13/adam-drapers-boost-vc-closes-new-fund-to-become-the-y-combinator-of-sci-fi-startups/" xlink:type="simple">https://venturebeat.com/2018/02/13/adam-drapers-boost-vc-closes-new-fund-to-become-the-y-combinator-of-sci-fi-startups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30" calcext:value-type="float">
            <text:p>430</text:p>
          </table:table-cell>
          <table:table-cell table:style-name="ce9" office:value-type="string" calcext:value-type="string">
            <text:p>True Wealth Ventures</text:p>
          </table:table-cell>
          <table:table-cell table:style-name="ce23" office:value-type="float" office:value="19.1" calcext:value-type="float">
            <text:p>$19</text:p>
          </table:table-cell>
          <table:table-cell table:style-name="ce36" office:value-type="date" office:date-value="2018-02-14" calcext:value-type="date">
            <text:p>2/14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Austin, Texas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31" calcext:value-type="float">
            <text:p>431</text:p>
          </table:table-cell>
          <table:table-cell table:style-name="ce9" office:value-type="string" calcext:value-type="string">
            <text:p>UpWest</text:p>
          </table:table-cell>
          <table:table-cell table:style-name="ce23" office:value-type="float" office:value="18" calcext:value-type="float">
            <text:p>$18</text:p>
          </table:table-cell>
          <table:table-cell table:style-name="ce36" office:value-type="date" office:date-value="2018-02-14" calcext:value-type="date">
            <text:p>2/14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, Israel</text:p>
          </table:table-cell>
          <table:table-cell table:style-name="ce15" office:value-type="string" calcext:value-type="string">
            <text:p><text:a xlink:href="https://medium.com/upwest-labs/announcing-our-new-fund-upwest-fund-iii-99ab25a4cad9" xlink:type="simple">https://medium.com/upwest-labs/announcing-our-new-fund-upwest-fund-iii-99ab25a4cad9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32" calcext:value-type="float">
            <text:p>432</text:p>
          </table:table-cell>
          <table:table-cell table:style-name="ce9" office:value-type="string" calcext:value-type="string">
            <text:p>Homebrew</text:p>
          </table:table-cell>
          <table:table-cell table:style-name="ce23" office:value-type="float" office:value="90" calcext:value-type="float">
            <text:p>$90</text:p>
          </table:table-cell>
          <table:table-cell table:style-name="ce36" office:value-type="date" office:date-value="2018-02-12" calcext:value-type="date">
            <text:p>2/12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</text:p>
          </table:table-cell>
          <table:table-cell table:style-name="ce15" office:value-type="string" calcext:value-type="string">
            <text:p><text:a xlink:href="https://homebrewvc.tumblr.com/post/170809955053/announcing-homebrew-iii-finding-our" xlink:type="simple">https://homebrewvc.tumblr.com/post/170809955053/announcing-homebrew-iii-finding-our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33" calcext:value-type="float">
            <text:p>433</text:p>
          </table:table-cell>
          <table:table-cell table:style-name="ce9" office:value-type="string" calcext:value-type="string">
            <text:p>Notation</text:p>
          </table:table-cell>
          <table:table-cell table:style-name="ce23" office:value-type="float" office:value="27" calcext:value-type="float">
            <text:p>$27</text:p>
          </table:table-cell>
          <table:table-cell table:style-name="ce36" office:value-type="date" office:date-value="2018-02-07" calcext:value-type="date">
            <text:p>2/7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15" office:value-type="string" calcext:value-type="string">
            <text:p><text:a xlink:href="https://techcrunch.com/2018/02/07/nyc-based-notation-capital-raises-27-million-for-second-fund/" xlink:type="simple">https://techcrunch.com/2018/02/07/nyc-based-notation-capital-raises-27-million-for-second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34" calcext:value-type="float">
            <text:p>434</text:p>
          </table:table-cell>
          <table:table-cell table:style-name="ce9" office:value-type="string" calcext:value-type="string">
            <text:p>Science Ventures</text:p>
          </table:table-cell>
          <table:table-cell table:style-name="ce23" office:value-type="float" office:value="75" calcext:value-type="float">
            <text:p>$75</text:p>
          </table:table-cell>
          <table:table-cell table:style-name="ce36" office:value-type="date" office:date-value="2018-02-01" calcext:value-type="date">
            <text:p>2/1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Los Angeles</text:p>
          </table:table-cell>
          <table:table-cell table:style-name="ce15" office:value-type="string" calcext:value-type="string">
            <text:p><text:a xlink:href="https://www.sec.gov/Archives/edgar/data/1698567/000169856718000001/xslFormDX01/primary_doc.xml" xlink:type="simple">https://www.sec.gov/Archives/edgar/data/1698567/000169856718000001/xslFormDX01/primary_doc.x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35" calcext:value-type="float">
            <text:p>435</text:p>
          </table:table-cell>
          <table:table-cell table:style-name="ce9" office:value-type="string" calcext:value-type="string">
            <text:p>LDV Capital</text:p>
          </table:table-cell>
          <table:table-cell table:style-name="ce23" office:value-type="float" office:value="10" calcext:value-type="float">
            <text:p>$10</text:p>
          </table:table-cell>
          <table:table-cell table:style-name="ce36" office:value-type="date" office:date-value="2018-02-01" calcext:value-type="date">
            <text:p>2/1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15" office:value-type="string" calcext:value-type="string">
            <text:p><text:a xlink:href="https://www.wsj.com/articles/ldv-capital-raises-seed-fund-for-visual-tech-1517488201" xlink:type="simple">https://www.wsj.com/articles/ldv-capital-raises-seed-fund-for-visual-tech-1517488201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36" calcext:value-type="float">
            <text:p>436</text:p>
          </table:table-cell>
          <table:table-cell table:style-name="ce9" office:value-type="string" calcext:value-type="string">
            <text:p>Haystack</text:p>
          </table:table-cell>
          <table:table-cell table:style-name="ce23" office:value-type="float" office:value="23" calcext:value-type="float">
            <text:p>$23</text:p>
          </table:table-cell>
          <table:table-cell table:style-name="ce36" office:value-type="date" office:date-value="2018-01-31" calcext:value-type="date">
            <text:p>1/31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37" calcext:value-type="float">
            <text:p>437</text:p>
          </table:table-cell>
          <table:table-cell table:style-name="ce9" office:value-type="string" calcext:value-type="string">
            <text:p>Bonfire Ventures</text:p>
          </table:table-cell>
          <table:table-cell table:style-name="ce23" office:value-type="float" office:value="60" calcext:value-type="float">
            <text:p>$60</text:p>
          </table:table-cell>
          <table:table-cell table:style-name="ce36" office:value-type="date" office:date-value="2018-01-30" calcext:value-type="date">
            <text:p>1/30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Los Angeles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38" calcext:value-type="float">
            <text:p>438</text:p>
          </table:table-cell>
          <table:table-cell table:style-name="ce9" office:value-type="string" calcext:value-type="string">
            <text:p>LRVHealth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18-01-30" calcext:value-type="date">
            <text:p>1/30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Boston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39" calcext:value-type="float">
            <text:p>439</text:p>
          </table:table-cell>
          <table:table-cell table:style-name="ce9" office:value-type="string" calcext:value-type="string">
            <text:p>AI Fund</text:p>
          </table:table-cell>
          <table:table-cell table:style-name="ce23" office:value-type="float" office:value="175" calcext:value-type="float">
            <text:p>$175</text:p>
          </table:table-cell>
          <table:table-cell table:style-name="ce36" office:value-type="date" office:date-value="2018-01-30" calcext:value-type="date">
            <text:p>1/30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40" calcext:value-type="float">
            <text:p>440</text:p>
          </table:table-cell>
          <table:table-cell table:style-name="ce9" office:value-type="string" calcext:value-type="string">
            <text:p>Loup Ventures</text:p>
          </table:table-cell>
          <table:table-cell table:style-name="ce23" office:value-type="float" office:value="25" calcext:value-type="float">
            <text:p>$25</text:p>
          </table:table-cell>
          <table:table-cell table:style-name="ce36" office:value-type="date" office:date-value="2018-01-23" calcext:value-type="date">
            <text:p>1/23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Minneapolis, US</text:p>
          </table:table-cell>
          <table:table-cell table:style-name="ce15" office:value-type="string" calcext:value-type="string">
            <text:p><text:a xlink:href="https://www.americaninno.com/minne/inno-news-minne/ai-focused-firm-loup-ventures-closes-first-fund-at-25m/" xlink:type="simple">https://www.americaninno.com/minne/inno-news-minne/ai-focused-firm-loup-ventures-closes-first-fund-at-25m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41" calcext:value-type="float">
            <text:p>441</text:p>
          </table:table-cell>
          <table:table-cell table:style-name="ce9" office:value-type="string" calcext:value-type="string">
            <text:p>Sinai Ventures</text:p>
          </table:table-cell>
          <table:table-cell table:style-name="ce23" office:value-type="float" office:value="90" calcext:value-type="float">
            <text:p>$90</text:p>
          </table:table-cell>
          <table:table-cell table:style-name="ce36" office:value-type="date" office:date-value="2018-01-22" calcext:value-type="date">
            <text:p>1/22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, NYC, Israel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42" calcext:value-type="float">
            <text:p>442</text:p>
          </table:table-cell>
          <table:table-cell table:style-name="ce9" office:value-type="string" calcext:value-type="string">
            <text:p>Catapult</text:p>
          </table:table-cell>
          <table:table-cell table:style-name="ce23" office:value-type="float" office:value="55" calcext:value-type="float">
            <text:p>$55</text:p>
          </table:table-cell>
          <table:table-cell table:style-name="ce36" office:value-type="date" office:date-value="2018-01-18" calcext:value-type="date">
            <text:p>1/18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43" calcext:value-type="float">
            <text:p>443</text:p>
          </table:table-cell>
          <table:table-cell table:style-name="ce9" office:value-type="string" calcext:value-type="string">
            <text:p>Social Leverage Capital</text:p>
          </table:table-cell>
          <table:table-cell table:style-name="ce23" office:value-type="float" office:value="39" calcext:value-type="float">
            <text:p>$39</text:p>
          </table:table-cell>
          <table:table-cell table:style-name="ce36" office:value-type="date" office:date-value="2018-01-10" calcext:value-type="date">
            <text:p>1/10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San Diego, 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44" calcext:value-type="float">
            <text:p>444</text:p>
          </table:table-cell>
          <table:table-cell table:style-name="ce9" office:value-type="string" calcext:value-type="string">
            <text:p>Sequoia Ventues - Scout Fund</text:p>
          </table:table-cell>
          <table:table-cell table:style-name="ce23" office:value-type="float" office:value="180" calcext:value-type="float">
            <text:p>$180</text:p>
          </table:table-cell>
          <table:table-cell table:style-name="ce36" office:value-type="date" office:date-value="2018-01-18" calcext:value-type="date">
            <text:p>1/18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45" calcext:value-type="float">
            <text:p>445</text:p>
          </table:table-cell>
          <table:table-cell table:style-name="ce9" office:value-type="string" calcext:value-type="string">
            <text:p>Basis Set Ventures</text:p>
          </table:table-cell>
          <table:table-cell table:style-name="ce23" office:value-type="float" office:value="140" calcext:value-type="float">
            <text:p>$140</text:p>
          </table:table-cell>
          <table:table-cell table:style-name="ce36" office:value-type="date" office:date-value="2017-12-01" calcext:value-type="date">
            <text:p>12/1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46" calcext:value-type="float">
            <text:p>446</text:p>
          </table:table-cell>
          <table:table-cell table:style-name="ce9" office:value-type="string" calcext:value-type="string">
            <text:p>Precursor Ventures</text:p>
          </table:table-cell>
          <table:table-cell table:style-name="ce23" office:value-type="float" office:value="15" calcext:value-type="float">
            <text:p>$15</text:p>
          </table:table-cell>
          <table:table-cell table:style-name="ce36" office:value-type="date" office:date-value="2017-01-12" calcext:value-type="date">
            <text:p>1/12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15" office:value-type="string" calcext:value-type="string">
            <text:p><text:a xlink:href="https://techcrunch.com/2017/01/11/precursor-ventures-is-a-classic-seed-stage-fund-with-a-refreshing-new-twist/" xlink:type="simple">https://techcrunch.com/2017/01/11/precursor-ventures-is-a-classic-seed-stage-fund-with-a-refreshing-new-twist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47" calcext:value-type="float">
            <text:p>447</text:p>
          </table:table-cell>
          <table:table-cell table:style-name="ce9" office:value-type="string" calcext:value-type="string">
            <text:p>1confirmation</text:p>
          </table:table-cell>
          <table:table-cell table:style-name="ce23" office:value-type="float" office:value="36" calcext:value-type="float">
            <text:p>$36</text:p>
          </table:table-cell>
          <table:table-cell table:style-name="ce36" office:value-type="date" office:date-value="2017-12-27" calcext:value-type="date">
            <text:p>12/27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15" office:value-type="string" calcext:value-type="string">
            <text:p><text:a xlink:href="https://thecontrol.co/introducing-1confirmation-5fed4099fdc3" xlink:type="simple">https://thecontrol.co/introducing-1confirmation-5fed4099fdc3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48" calcext:value-type="float">
            <text:p>448</text:p>
          </table:table-cell>
          <table:table-cell table:style-name="ce9" office:value-type="string" calcext:value-type="string">
            <text:p>Fly Ventures</text:p>
          </table:table-cell>
          <table:table-cell table:style-name="ce23" office:value-type="float" office:value="41" calcext:value-type="float">
            <text:p>$41</text:p>
          </table:table-cell>
          <table:table-cell table:style-name="ce36" office:value-type="date" office:date-value="2017-12-21" calcext:value-type="date">
            <text:p>12/21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erlin, Germany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49" calcext:value-type="float">
            <text:p>449</text:p>
          </table:table-cell>
          <table:table-cell table:style-name="ce9" office:value-type="string" calcext:value-type="string">
            <text:p>Hadean Ventures</text:p>
          </table:table-cell>
          <table:table-cell table:style-name="ce23" office:value-type="float" office:value="118" calcext:value-type="float">
            <text:p>$118</text:p>
          </table:table-cell>
          <table:table-cell table:style-name="ce36" office:value-type="date" office:date-value="2017-12-20" calcext:value-type="date">
            <text:p>12/20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orway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50" calcext:value-type="float">
            <text:p>450</text:p>
          </table:table-cell>
          <table:table-cell table:style-name="ce9" office:value-type="string" calcext:value-type="string">
            <text:p>Halogen Ventures</text:p>
          </table:table-cell>
          <table:table-cell table:style-name="ce23" office:value-type="float" office:value="10" calcext:value-type="float">
            <text:p>$10</text:p>
          </table:table-cell>
          <table:table-cell table:style-name="ce36" office:value-type="date" office:date-value="2017-12-20" calcext:value-type="date">
            <text:p>12/20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51" calcext:value-type="float">
            <text:p>451</text:p>
          </table:table-cell>
          <table:table-cell table:style-name="ce9" office:value-type="string" calcext:value-type="string">
            <text:p>Inventure</text:p>
          </table:table-cell>
          <table:table-cell table:style-name="ce23" office:value-type="float" office:value="130" calcext:value-type="float">
            <text:p>$130</text:p>
          </table:table-cell>
          <table:table-cell table:style-name="ce36" office:value-type="date" office:date-value="2017-12-19" calcext:value-type="date">
            <text:p>12/19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Finland</text:p>
          </table:table-cell>
          <table:table-cell table:style-name="ce15" office:value-type="string" calcext:value-type="string">
            <text:p><text:a xlink:href="https://techcrunch.com/2017/12/19/inventure-2/" xlink:type="simple">https://techcrunch.com/2017/12/19/inventure-2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52" calcext:value-type="float">
            <text:p>452</text:p>
          </table:table-cell>
          <table:table-cell table:style-name="ce9" office:value-type="string" calcext:value-type="string">
            <text:p>SeventySix Capital</text:p>
          </table:table-cell>
          <table:table-cell table:style-name="ce23" office:value-type="float" office:value="10" calcext:value-type="float">
            <text:p>$10</text:p>
          </table:table-cell>
          <table:table-cell table:style-name="ce36" office:value-type="date" office:date-value="2017-12-17" calcext:value-type="date">
            <text:p>12/17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Conshohocken, PA, US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53" calcext:value-type="float">
            <text:p>453</text:p>
          </table:table-cell>
          <table:table-cell table:style-name="ce9" office:value-type="string" calcext:value-type="string">
            <text:p>Anzu Partners</text:p>
          </table:table-cell>
          <table:table-cell table:style-name="ce23" office:value-type="float" office:value="128.4" calcext:value-type="float">
            <text:p>$128</text:p>
          </table:table-cell>
          <table:table-cell table:style-name="ce36" office:value-type="date" office:date-value="2017-12-12" calcext:value-type="date">
            <text:p>12/12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San Diego, C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54" calcext:value-type="float">
            <text:p>454</text:p>
          </table:table-cell>
          <table:table-cell table:style-name="ce9" office:value-type="string" calcext:value-type="string">
            <text:p>Hanaco Venture Capital</text:p>
          </table:table-cell>
          <table:table-cell table:style-name="ce23" office:value-type="float" office:value="80" calcext:value-type="float">
            <text:p>$80</text:p>
          </table:table-cell>
          <table:table-cell table:style-name="ce36" office:value-type="date" office:date-value="2017-12-12" calcext:value-type="date">
            <text:p>12/12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Israel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55" calcext:value-type="float">
            <text:p>455</text:p>
          </table:table-cell>
          <table:table-cell table:style-name="ce9" office:value-type="string" calcext:value-type="string">
            <text:p>TMT Crypto Fund </text:p>
          </table:table-cell>
          <table:table-cell table:style-name="ce23" office:value-type="float" office:value="60" calcext:value-type="float">
            <text:p>$60</text:p>
          </table:table-cell>
          <table:table-cell table:style-name="ce36" office:value-type="date" office:date-value="2017-12-06" calcext:value-type="date">
            <text:p>12/6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UK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56" calcext:value-type="float">
            <text:p>456</text:p>
          </table:table-cell>
          <table:table-cell table:style-name="ce9" office:value-type="string" calcext:value-type="string">
            <text:p>Acceleprise</text:p>
          </table:table-cell>
          <table:table-cell table:style-name="ce23" office:value-type="float" office:value="7" calcext:value-type="float">
            <text:p>$7</text:p>
          </table:table-cell>
          <table:table-cell table:style-name="ce36" office:value-type="date" office:date-value="2017-12-06" calcext:value-type="date">
            <text:p>12/6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57" calcext:value-type="float">
            <text:p>457</text:p>
          </table:table-cell>
          <table:table-cell table:style-name="ce9" office:value-type="string" calcext:value-type="string">
            <text:p>Viola Fintech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17-12-06" calcext:value-type="date">
            <text:p>12/6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Tel Aviv</text:p>
          </table:table-cell>
          <table:table-cell table:style-name="ce15" office:value-type="string" calcext:value-type="string">
            <text:p><text:a xlink:href="https://techcrunch.com/2017/12/06/viola-fintech/" xlink:type="simple">https://techcrunch.com/2017/12/06/viola-fintech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58" calcext:value-type="float">
            <text:p>458</text:p>
          </table:table-cell>
          <table:table-cell table:style-name="ce9" office:value-type="string" calcext:value-type="string">
            <text:p>CrossCut</text:p>
          </table:table-cell>
          <table:table-cell table:style-name="ce23" office:value-type="float" office:value="125" calcext:value-type="float">
            <text:p>$125</text:p>
          </table:table-cell>
          <table:table-cell table:style-name="ce36" office:value-type="date" office:date-value="2017-12-06" calcext:value-type="date">
            <text:p>12/6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Los Angeles</text:p>
          </table:table-cell>
          <table:table-cell table:style-name="ce15" office:value-type="string" calcext:value-type="string">
            <text:p><text:a xlink:href="https://techcrunch.com/2017/12/06/with-the-los-angeles-tech-scene-exploding-crosscut-ventures-raises-125-million-to-invest/" xlink:type="simple">https://techcrunch.com/2017/12/06/with-the-los-angeles-tech-scene-exploding-crosscut-ventures-raises-125-million-to-invest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59" calcext:value-type="float">
            <text:p>459</text:p>
          </table:table-cell>
          <table:table-cell table:style-name="ce9" office:value-type="string" calcext:value-type="string">
            <text:p>Real Ventures</text:p>
          </table:table-cell>
          <table:table-cell table:style-name="ce23" office:value-type="float" office:value="180" calcext:value-type="float">
            <text:p>$180</text:p>
          </table:table-cell>
          <table:table-cell table:style-name="ce36" office:value-type="date" office:date-value="2017-11-30" calcext:value-type="date">
            <text:p>11/30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Montreal/Toronto, Canada</text:p>
          </table:table-cell>
          <table:table-cell table:style-name="ce15" office:value-type="string" calcext:value-type="string">
            <text:p><text:a xlink:href="https://www.theglobeandmail.com/technology/foreign-funds-help-real-ventures-raise-180-million-for-two-new-capital-pools/article37130599/" xlink:type="simple">https://www.theglobeandmail.com/technology/foreign-funds-help-real-ventures-raise-180-million-for-two-new-capital-pools/article37130599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60" calcext:value-type="float">
            <text:p>460</text:p>
          </table:table-cell>
          <table:table-cell table:style-name="ce9" office:value-type="string" calcext:value-type="string">
            <text:p>Red &amp; Blue Ventures</text:p>
          </table:table-cell>
          <table:table-cell table:style-name="ce23" office:value-type="float" office:value="13.9" calcext:value-type="float">
            <text:p>$14</text:p>
          </table:table-cell>
          <table:table-cell table:style-name="ce36" office:value-type="date" office:date-value="2017-12-07" calcext:value-type="date">
            <text:p>12/7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Phiiladelphi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61" calcext:value-type="float">
            <text:p>461</text:p>
          </table:table-cell>
          <table:table-cell table:style-name="ce9" office:value-type="string" calcext:value-type="string">
            <text:p>Jump Capital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17-12-07" calcext:value-type="date">
            <text:p>12/7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Chicago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62" calcext:value-type="float">
            <text:p>462</text:p>
          </table:table-cell>
          <table:table-cell table:style-name="ce9" office:value-type="string" calcext:value-type="string">
            <text:p>NeoTribe Ventures</text:p>
          </table:table-cell>
          <table:table-cell table:style-name="ce23" office:value-type="float" office:value="113.5" calcext:value-type="float">
            <text:p>$114</text:p>
          </table:table-cell>
          <table:table-cell table:style-name="ce36" office:value-type="date" office:date-value="2017-11-28" calcext:value-type="date">
            <text:p>11/28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63" calcext:value-type="float">
            <text:p>463</text:p>
          </table:table-cell>
          <table:table-cell table:style-name="ce9" office:value-type="string" calcext:value-type="string">
            <text:p>NFX</text:p>
          </table:table-cell>
          <table:table-cell table:style-name="ce23" office:value-type="float" office:value="150" calcext:value-type="float">
            <text:p>$150</text:p>
          </table:table-cell>
          <table:table-cell table:style-name="ce36" office:value-type="date" office:date-value="2017-11-28" calcext:value-type="date">
            <text:p>11/28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, Israel</text:p>
          </table:table-cell>
          <table:table-cell table:style-name="ce15" office:value-type="string" calcext:value-type="string">
            <text:p><text:a xlink:href="https://www.nfx.com/post/announcing-the-new-nfx" xlink:type="simple">https://www.nfx.com/post/announcing-the-new-nfx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64" calcext:value-type="float">
            <text:p>464</text:p>
          </table:table-cell>
          <table:table-cell table:style-name="ce9" office:value-type="string" calcext:value-type="string">
            <text:p>Engineering Capital</text:p>
          </table:table-cell>
          <table:table-cell table:style-name="ce23" office:value-type="float" office:value="47.5" calcext:value-type="float">
            <text:p>$48</text:p>
          </table:table-cell>
          <table:table-cell table:style-name="ce36" office:value-type="date" office:date-value="2017-11-16" calcext:value-type="date">
            <text:p>11/16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65" calcext:value-type="float">
            <text:p>465</text:p>
          </table:table-cell>
          <table:table-cell table:style-name="ce9" office:value-type="string" calcext:value-type="string">
            <text:p>Defy Ventures</text:p>
          </table:table-cell>
          <table:table-cell table:style-name="ce23" office:value-type="float" office:value="151" calcext:value-type="float">
            <text:p>$151</text:p>
          </table:table-cell>
          <table:table-cell table:style-name="ce36" office:value-type="date" office:date-value="2017-11-16" calcext:value-type="date">
            <text:p>11/16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66" calcext:value-type="float">
            <text:p>466</text:p>
          </table:table-cell>
          <table:table-cell table:style-name="ce9" office:value-type="string" calcext:value-type="string">
            <text:p>Maryland Innovation Opportuniy Fund</text:p>
          </table:table-cell>
          <table:table-cell table:style-name="ce23" office:value-type="float" office:value="25" calcext:value-type="float">
            <text:p>$25</text:p>
          </table:table-cell>
          <table:table-cell table:style-name="ce36" office:value-type="date" office:date-value="2017-11-16" calcext:value-type="date">
            <text:p>11/16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Maryland, US</text:p>
          </table:table-cell>
          <table:table-cell table:style-name="ce15" office:value-type="string" calcext:value-type="string">
            <text:p><text:a xlink:href="https://technical.ly/baltimore/2017/11/14/maryland-venture-fund-closed-25m-invest-tech-companies/?utm_content=bufferae75f&amp;utm_medium=social&amp;utm_source=twitter.com&amp;utm_campaign=buffer" xlink:type="simple">https://technical.ly/baltimore/2017/11/14/maryland-venture-fund-closed-25m-invest-tech-companies/?utm_content=bufferae75f&amp;utm_medium=social&amp;utm_source=twitter.com&amp;utm_campaign=buffer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67" calcext:value-type="float">
            <text:p>467</text:p>
          </table:table-cell>
          <table:table-cell table:style-name="ce9" office:value-type="string" calcext:value-type="string">
            <text:p>Tusk Ventures</text:p>
          </table:table-cell>
          <table:table-cell table:style-name="ce23" office:value-type="float" office:value="36" calcext:value-type="float">
            <text:p>$36</text:p>
          </table:table-cell>
          <table:table-cell table:style-name="ce36" office:value-type="date" office:date-value="2017-11-03" calcext:value-type="date">
            <text:p>11/3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68" calcext:value-type="float">
            <text:p>468</text:p>
          </table:table-cell>
          <table:table-cell table:style-name="ce9" office:value-type="string" calcext:value-type="string">
            <text:p>BioGeneration Ventures</text:p>
          </table:table-cell>
          <table:table-cell table:style-name="ce23" office:value-type="float" office:value="95" calcext:value-type="float">
            <text:p>$95</text:p>
          </table:table-cell>
          <table:table-cell table:style-name="ce36" office:value-type="date" office:date-value="2017-11-02" calcext:value-type="date">
            <text:p>11/2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Netherlands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69" calcext:value-type="float">
            <text:p>469</text:p>
          </table:table-cell>
          <table:table-cell table:style-name="ce9" office:value-type="string" calcext:value-type="string">
            <text:p>Brighteye Ventures</text:p>
          </table:table-cell>
          <table:table-cell table:style-name="ce23" office:value-type="float" office:value="58" calcext:value-type="float">
            <text:p>$58</text:p>
          </table:table-cell>
          <table:table-cell table:style-name="ce36" office:value-type="date" office:date-value="2017-11-02" calcext:value-type="date">
            <text:p>11/2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Luxembourg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70" calcext:value-type="float">
            <text:p>470</text:p>
          </table:table-cell>
          <table:table-cell table:style-name="ce9" office:value-type="string" calcext:value-type="string">
            <text:p>Cypress Growth Capital</text:p>
          </table:table-cell>
          <table:table-cell table:style-name="ce23" office:value-type="float" office:value="42" calcext:value-type="float">
            <text:p>$42</text:p>
          </table:table-cell>
          <table:table-cell table:style-name="ce36" office:value-type="date" office:date-value="2017-11-02" calcext:value-type="date">
            <text:p>11/2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Dallas, TX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71" calcext:value-type="float">
            <text:p>471</text:p>
          </table:table-cell>
          <table:table-cell table:style-name="ce9" office:value-type="string" calcext:value-type="string">
            <text:p>Viola Ventures (fka Carmel Ventures)</text:p>
          </table:table-cell>
          <table:table-cell table:style-name="ce23" office:value-type="float" office:value="200" calcext:value-type="float">
            <text:p>$200</text:p>
          </table:table-cell>
          <table:table-cell table:style-name="ce36" office:value-type="date" office:date-value="2017-11-01" calcext:value-type="date">
            <text:p>11/1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Israel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72" calcext:value-type="float">
            <text:p>472</text:p>
          </table:table-cell>
          <table:table-cell table:style-name="ce9" office:value-type="string" calcext:value-type="string">
            <text:p>CircleUp Growth Partners</text:p>
          </table:table-cell>
          <table:table-cell table:style-name="ce23" office:value-type="float" office:value="125" calcext:value-type="float">
            <text:p>$125</text:p>
          </table:table-cell>
          <table:table-cell table:style-name="ce36" office:value-type="date" office:date-value="2017-10-31" calcext:value-type="date">
            <text:p>10/31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73" calcext:value-type="float">
            <text:p>473</text:p>
          </table:table-cell>
          <table:table-cell table:style-name="ce9" office:value-type="string" calcext:value-type="string">
            <text:p>Grove Ventures</text:p>
          </table:table-cell>
          <table:table-cell table:style-name="ce23" office:value-type="float" office:value="110" calcext:value-type="float">
            <text:p>$110</text:p>
          </table:table-cell>
          <table:table-cell table:style-name="ce36" office:value-type="date" office:date-value="2017-10-31" calcext:value-type="date">
            <text:p>10/31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Israel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74" calcext:value-type="float">
            <text:p>474</text:p>
          </table:table-cell>
          <table:table-cell table:style-name="ce9" office:value-type="string" calcext:value-type="string">
            <text:p>M33 Growth</text:p>
          </table:table-cell>
          <table:table-cell table:style-name="ce23" office:value-type="float" office:value="180" calcext:value-type="float">
            <text:p>$180</text:p>
          </table:table-cell>
          <table:table-cell table:style-name="ce36" office:value-type="date" office:date-value="2017-10-13" calcext:value-type="date">
            <text:p>10/13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oston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75" calcext:value-type="float">
            <text:p>475</text:p>
          </table:table-cell>
          <table:table-cell table:style-name="ce9" office:value-type="string" calcext:value-type="string">
            <text:p>KCRise Fund</text:p>
          </table:table-cell>
          <table:table-cell table:style-name="ce23" office:value-type="float" office:value="19" calcext:value-type="float">
            <text:p>$19</text:p>
          </table:table-cell>
          <table:table-cell table:style-name="ce36" office:value-type="date" office:date-value="2017-09-01" calcext:value-type="date">
            <text:p>9/1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Kansas City, MO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76" calcext:value-type="float">
            <text:p>476</text:p>
          </table:table-cell>
          <table:table-cell table:style-name="ce9" office:value-type="string" calcext:value-type="string">
            <text:p>Village Global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17-10-01" calcext:value-type="date">
            <text:p>10/1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77" calcext:value-type="float">
            <text:p>477</text:p>
          </table:table-cell>
          <table:table-cell table:style-name="ce9" office:value-type="string" calcext:value-type="string">
            <text:p>Weekend Fund</text:p>
          </table:table-cell>
          <table:table-cell table:style-name="ce23" office:value-type="float" office:value="3" calcext:value-type="float">
            <text:p>$3</text:p>
          </table:table-cell>
          <table:table-cell table:style-name="ce36" office:value-type="date" office:date-value="2017-08-29" calcext:value-type="date">
            <text:p>8/29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15" office:value-type="string" calcext:value-type="string">
            <text:p><text:a xlink:href="https://techcrunch.com/2017/08/29/weekend-fund-is-ryan-hoovers-3m-angel-fund/" xlink:type="simple">https://techcrunch.com/2017/08/29/weekend-fund-is-ryan-hoovers-3m-angel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78" calcext:value-type="float">
            <text:p>478</text:p>
          </table:table-cell>
          <table:table-cell table:style-name="ce9" office:value-type="string" calcext:value-type="string">
            <text:p>Arab Angel Fund</text:p>
          </table:table-cell>
          <table:table-cell table:style-name="ce23" office:value-type="float" office:value="25" calcext:value-type="float">
            <text:p>$25</text:p>
          </table:table-cell>
          <table:table-cell table:style-name="ce36" office:value-type="date" office:date-value="2017-09-15" calcext:value-type="date">
            <text:p>9/15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Abu Dhabi, NYC, Washington DC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79" calcext:value-type="float">
            <text:p>479</text:p>
          </table:table-cell>
          <table:table-cell table:style-name="ce9" office:value-type="string" calcext:value-type="string">
            <text:p>Costanoa Ventures</text:p>
          </table:table-cell>
          <table:table-cell table:style-name="ce23" office:value-type="float" office:value="175" calcext:value-type="float">
            <text:p>$175</text:p>
          </table:table-cell>
          <table:table-cell table:style-name="ce36" office:value-type="date" office:date-value="2017-09-14" calcext:value-type="date">
            <text:p>9/14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</text:p>
          </table:table-cell>
          <table:table-cell table:style-name="ce15" office:value-type="string" calcext:value-type="string">
            <text:p><text:a xlink:href="https://techcrunch.com/2017/09/14/costanoa-ventures-raises-175-million-fund/" xlink:type="simple">https://techcrunch.com/2017/09/14/costanoa-ventures-raises-175-million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80" calcext:value-type="float">
            <text:p>480</text:p>
          </table:table-cell>
          <table:table-cell table:style-name="ce9" office:value-type="string" calcext:value-type="string">
            <text:p>Breakout Ventures</text:p>
          </table:table-cell>
          <table:table-cell table:style-name="ce23" office:value-type="float" office:value="60" calcext:value-type="float">
            <text:p>$60</text:p>
          </table:table-cell>
          <table:table-cell table:style-name="ce36" office:value-type="date" office:date-value="2017-09-14" calcext:value-type="date">
            <text:p>9/14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81" calcext:value-type="float">
            <text:p>481</text:p>
          </table:table-cell>
          <table:table-cell table:style-name="ce9" office:value-type="string" calcext:value-type="string">
            <text:p>Point Judith Capital</text:p>
          </table:table-cell>
          <table:table-cell table:style-name="ce23" office:value-type="float" office:value="61" calcext:value-type="float">
            <text:p>$61</text:p>
          </table:table-cell>
          <table:table-cell table:style-name="ce36" office:value-type="date" office:date-value="2017-09-13" calcext:value-type="date">
            <text:p>9/13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Boston</text:p>
          </table:table-cell>
          <table:table-cell table:style-name="ce9" office:value-type="string" calcext:value-type="string">
            <text:p>targeting $100M fund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82" calcext:value-type="float">
            <text:p>482</text:p>
          </table:table-cell>
          <table:table-cell table:style-name="ce9" office:value-type="string" calcext:value-type="string">
            <text:p>Insignia Venture Partners</text:p>
          </table:table-cell>
          <table:table-cell table:style-name="ce23" office:value-type="float" office:value="25" calcext:value-type="float">
            <text:p>$25</text:p>
          </table:table-cell>
          <table:table-cell table:style-name="ce36" office:value-type="date" office:date-value="2017-09-13" calcext:value-type="date">
            <text:p>9/13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Singapore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83" calcext:value-type="float">
            <text:p>483</text:p>
          </table:table-cell>
          <table:table-cell table:style-name="ce9" office:value-type="string" calcext:value-type="string">
            <text:p>Asus</text:p>
          </table:table-cell>
          <table:table-cell table:style-name="ce23" office:value-type="float" office:value="50" calcext:value-type="float">
            <text:p>$50</text:p>
          </table:table-cell>
          <table:table-cell table:style-name="ce36" office:value-type="date" office:date-value="2017-09-13" calcext:value-type="date">
            <text:p>9/13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Taiwanese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84" calcext:value-type="float">
            <text:p>484</text:p>
          </table:table-cell>
          <table:table-cell table:style-name="ce9" office:value-type="string" calcext:value-type="string">
            <text:p>StageOne Ventures</text:p>
          </table:table-cell>
          <table:table-cell table:style-name="ce23" office:value-type="float" office:value="110" calcext:value-type="float">
            <text:p>$110</text:p>
          </table:table-cell>
          <table:table-cell table:style-name="ce36" office:value-type="date" office:date-value="2017-09-05" calcext:value-type="date">
            <text:p>9/5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Israel, 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85" calcext:value-type="float">
            <text:p>485</text:p>
          </table:table-cell>
          <table:table-cell table:style-name="ce9" office:value-type="string" calcext:value-type="string">
            <text:p>Longevity Fund</text:p>
          </table:table-cell>
          <table:table-cell table:style-name="ce23" office:value-type="float" office:value="22" calcext:value-type="float">
            <text:p>$22</text:p>
          </table:table-cell>
          <table:table-cell table:style-name="ce36" office:value-type="date" office:date-value="2017-08-22" calcext:value-type="date">
            <text:p>8/22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15" office:value-type="string" calcext:value-type="string">
            <text:p><text:a xlink:href="https://techcrunch.com/2017/08/22/this-23-year-old-just-closed-her-second-fund-which-is-focused-on-aging-with-22-million/" xlink:type="simple">https://techcrunch.com/2017/08/22/this-23-year-old-just-closed-her-second-fund-which-is-focused-on-aging-with-22-million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86" calcext:value-type="float">
            <text:p>486</text:p>
          </table:table-cell>
          <table:table-cell table:style-name="ce9" office:value-type="string" calcext:value-type="string">
            <text:p>Leap Global Partners</text:p>
          </table:table-cell>
          <table:table-cell table:style-name="ce23" office:value-type="float" office:value="15" calcext:value-type="float">
            <text:p>$15</text:p>
          </table:table-cell>
          <table:table-cell table:style-name="ce36" office:value-type="date" office:date-value="2017-08-18" calcext:value-type="date">
            <text:p>8/18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87" calcext:value-type="float">
            <text:p>487</text:p>
          </table:table-cell>
          <table:table-cell table:style-name="ce9" office:value-type="string" calcext:value-type="string">
            <text:p>Active Capital</text:p>
          </table:table-cell>
          <table:table-cell table:style-name="ce23" office:value-type="float" office:value="13" calcext:value-type="float">
            <text:p>$13</text:p>
          </table:table-cell>
          <table:table-cell table:style-name="ce36" office:value-type="date" office:date-value="2017-08-18" calcext:value-type="date">
            <text:p>8/18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Austin, Texas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88" calcext:value-type="float">
            <text:p>488</text:p>
          </table:table-cell>
          <table:table-cell table:style-name="ce9" office:value-type="string" calcext:value-type="string">
            <text:p>K9 Ventures</text:p>
          </table:table-cell>
          <table:table-cell table:style-name="ce23" office:value-type="float" office:value="42" calcext:value-type="float">
            <text:p>$42</text:p>
          </table:table-cell>
          <table:table-cell table:style-name="ce36" office:value-type="date" office:date-value="2017-08-14" calcext:value-type="date">
            <text:p>8/14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</text:p>
          </table:table-cell>
          <table:table-cell table:style-name="ce15" office:value-type="string" calcext:value-type="string">
            <text:p><text:a xlink:href="https://techcrunch.com/2017/08/14/k9-ventures-sticks-to-its-knitting-closing-its-third-fund-with-42-million/" xlink:type="simple">https://techcrunch.com/2017/08/14/k9-ventures-sticks-to-its-knitting-closing-its-third-fund-with-42-million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89" calcext:value-type="float">
            <text:p>489</text:p>
          </table:table-cell>
          <table:table-cell table:style-name="ce9" office:value-type="string" calcext:value-type="string">
            <text:p>Revel Partners</text:p>
          </table:table-cell>
          <table:table-cell table:style-name="ce23" office:value-type="float" office:value="20.64" calcext:value-type="float">
            <text:p>$21</text:p>
          </table:table-cell>
          <table:table-cell table:style-name="ce36" office:value-type="date" office:date-value="2017-08-03" calcext:value-type="date">
            <text:p>8/3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, Germany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90" calcext:value-type="float">
            <text:p>490</text:p>
          </table:table-cell>
          <table:table-cell table:style-name="ce9" office:value-type="string" calcext:value-type="string">
            <text:p>Rewired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17-08-03" calcext:value-type="date">
            <text:p>8/3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Switzerland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91" calcext:value-type="float">
            <text:p>491</text:p>
          </table:table-cell>
          <table:table-cell table:style-name="ce9" office:value-type="string" calcext:value-type="string">
            <text:p>Tracker</text:p>
          </table:table-cell>
          <table:table-cell table:style-name="ce23" office:value-type="float" office:value="15.6" calcext:value-type="float">
            <text:p>$16</text:p>
          </table:table-cell>
          <table:table-cell table:style-name="ce36" office:value-type="date" office:date-value="2017-08-03" calcext:value-type="date">
            <text:p>8/3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Los Angeles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92" calcext:value-type="float">
            <text:p>492</text:p>
          </table:table-cell>
          <table:table-cell table:style-name="ce9" office:value-type="string" calcext:value-type="string">
            <text:p>NextView</text:p>
          </table:table-cell>
          <table:table-cell table:style-name="ce23" office:value-type="float" office:value="50" calcext:value-type="float">
            <text:p>$50</text:p>
          </table:table-cell>
          <table:table-cell table:style-name="ce36" office:value-type="date" office:date-value="2017-08-02" calcext:value-type="date">
            <text:p>8/2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oston, NYC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93" calcext:value-type="float">
            <text:p>493</text:p>
          </table:table-cell>
          <table:table-cell table:style-name="ce9" office:value-type="string" calcext:value-type="string">
            <text:p>Elevation Innovation Partners</text:p>
          </table:table-cell>
          <table:table-cell table:style-name="ce23" office:value-type="float" office:value="15" calcext:value-type="float">
            <text:p>$15</text:p>
          </table:table-cell>
          <table:table-cell table:style-name="ce36" office:value-type="date" office:date-value="2017-08-02" calcext:value-type="date">
            <text:p>8/2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94" calcext:value-type="float">
            <text:p>494</text:p>
          </table:table-cell>
          <table:table-cell table:style-name="ce9" office:value-type="string" calcext:value-type="string">
            <text:p>Third Prime Capital</text:p>
          </table:table-cell>
          <table:table-cell table:style-name="ce23" office:value-type="float" office:value="36" calcext:value-type="float">
            <text:p>$36</text:p>
          </table:table-cell>
          <table:table-cell table:style-name="ce36" office:value-type="date" office:date-value="2017-08-01" calcext:value-type="date">
            <text:p>8/1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, South Carolin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95" calcext:value-type="float">
            <text:p>495</text:p>
          </table:table-cell>
          <table:table-cell table:style-name="ce14" office:value-type="string" calcext:value-type="string">
            <text:p>Amplo</text:p>
          </table:table-cell>
          <table:table-cell table:style-name="ce24" office:value-type="float" office:value="100" calcext:value-type="float">
            <text:p>$100</text:p>
          </table:table-cell>
          <table:table-cell table:style-name="ce38" office:value-type="date" office:date-value="2017-07-26" calcext:value-type="date">
            <text:p>7/26/2017</text:p>
          </table:table-cell>
          <table:table-cell table:style-name="ce32" office:value-type="float" office:value="2017" calcext:value-type="float">
            <text:p>2017</text:p>
          </table:table-cell>
          <table:table-cell table:style-name="ce32" office:value-type="string" calcext:value-type="string">
            <text:p>I</text:p>
          </table:table-cell>
          <table:table-cell table:style-name="ce18" office:value-type="string" calcext:value-type="string">
            <text:p>Bay Area, NYC, Texas</text:p>
          </table:table-cell>
          <table:table-cell table:style-name="ce18"/>
          <table:table-cell table:number-columns-repeated="1016"/>
        </table:table-row>
        <table:table-row table:style-name="ro1">
          <table:table-cell table:style-name="ce8" office:value-type="float" office:value="496" calcext:value-type="float">
            <text:p>496</text:p>
          </table:table-cell>
          <table:table-cell table:style-name="ce9" office:value-type="string" calcext:value-type="string">
            <text:p>Mangrove Capital Partners</text:p>
          </table:table-cell>
          <table:table-cell table:style-name="ce23" office:value-type="float" office:value="170" calcext:value-type="float">
            <text:p>$170</text:p>
          </table:table-cell>
          <table:table-cell table:style-name="ce36" office:value-type="date" office:date-value="2017-07-19" calcext:value-type="date">
            <text:p>7/19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V</text:p>
          </table:table-cell>
          <table:table-cell table:style-name="ce9" office:value-type="string" calcext:value-type="string">
            <text:p>Luxembourg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97" calcext:value-type="float">
            <text:p>497</text:p>
          </table:table-cell>
          <table:table-cell table:style-name="ce9" office:value-type="string" calcext:value-type="string">
            <text:p>Qumra Capital</text:p>
          </table:table-cell>
          <table:table-cell table:style-name="ce23" office:value-type="float" office:value="115" calcext:value-type="float">
            <text:p>$115</text:p>
          </table:table-cell>
          <table:table-cell table:style-name="ce36" office:value-type="date" office:date-value="2017-07-19" calcext:value-type="date">
            <text:p>7/19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Israel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98" calcext:value-type="float">
            <text:p>498</text:p>
          </table:table-cell>
          <table:table-cell table:style-name="ce9" office:value-type="string" calcext:value-type="string">
            <text:p>Moment Ventures</text:p>
          </table:table-cell>
          <table:table-cell table:style-name="ce23" office:value-type="float" office:value="12.5" calcext:value-type="float">
            <text:p>$13</text:p>
          </table:table-cell>
          <table:table-cell table:style-name="ce36" office:value-type="date" office:date-value="2017-07-18" calcext:value-type="date">
            <text:p>7/18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 office:value-type="string" calcext:value-type="string">
            <text:p>raising $50M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499" calcext:value-type="float">
            <text:p>499</text:p>
          </table:table-cell>
          <table:table-cell table:style-name="ce9" office:value-type="string" calcext:value-type="string">
            <text:p>Evolution Equity Partners</text:p>
          </table:table-cell>
          <table:table-cell table:style-name="ce23" office:value-type="float" office:value="125" calcext:value-type="float">
            <text:p>$125</text:p>
          </table:table-cell>
          <table:table-cell table:style-name="ce36" office:value-type="date" office:date-value="2017-07-17" calcext:value-type="date">
            <text:p>7/17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, Germany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00" calcext:value-type="float">
            <text:p>500</text:p>
          </table:table-cell>
          <table:table-cell table:style-name="ce9" office:value-type="string" calcext:value-type="string">
            <text:p>Babel Ventures</text:p>
          </table:table-cell>
          <table:table-cell table:style-name="ce23" office:value-type="float" office:value="30" calcext:value-type="float">
            <text:p>$30</text:p>
          </table:table-cell>
          <table:table-cell table:style-name="ce36" office:value-type="date" office:date-value="2017-07-11" calcext:value-type="date">
            <text:p>7/11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01" calcext:value-type="float">
            <text:p>501</text:p>
          </table:table-cell>
          <table:table-cell table:style-name="ce9" office:value-type="string" calcext:value-type="string">
            <text:p>Blackhorn Ventures</text:p>
          </table:table-cell>
          <table:table-cell table:style-name="ce23" office:value-type="float" office:value="13" calcext:value-type="float">
            <text:p>$13</text:p>
          </table:table-cell>
          <table:table-cell table:style-name="ce36" office:value-type="date" office:date-value="2017-07-11" calcext:value-type="date">
            <text:p>7/11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oulder, Colorado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02" calcext:value-type="float">
            <text:p>502</text:p>
          </table:table-cell>
          <table:table-cell table:style-name="ce9" office:value-type="string" calcext:value-type="string">
            <text:p>Crowberry Capial</text:p>
          </table:table-cell>
          <table:table-cell table:style-name="ce23" office:value-type="float" office:value="40" calcext:value-type="float">
            <text:p>$40</text:p>
          </table:table-cell>
          <table:table-cell table:style-name="ce36" office:value-type="date" office:date-value="2017-07-07" calcext:value-type="date">
            <text:p>7/7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Iceland</text:p>
          </table:table-cell>
          <table:table-cell table:style-name="ce15" office:value-type="string" calcext:value-type="string">
            <text:p><text:a xlink:href="http://crowberrycapital.com" xlink:type="simple">crowberrycapital.com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03" calcext:value-type="float">
            <text:p>503</text:p>
          </table:table-cell>
          <table:table-cell table:style-name="ce9" office:value-type="string" calcext:value-type="string">
            <text:p>Felix Capital</text:p>
          </table:table-cell>
          <table:table-cell table:style-name="ce23" office:value-type="float" office:value="150" calcext:value-type="float">
            <text:p>$150</text:p>
          </table:table-cell>
          <table:table-cell table:style-name="ce36" office:value-type="date" office:date-value="2017-07-06" calcext:value-type="date">
            <text:p>7/6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UK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04" calcext:value-type="float">
            <text:p>504</text:p>
          </table:table-cell>
          <table:table-cell table:style-name="ce9" office:value-type="string" calcext:value-type="string">
            <text:p>Main Capital Partners</text:p>
          </table:table-cell>
          <table:table-cell table:style-name="ce23" office:value-type="float" office:value="114" calcext:value-type="float">
            <text:p>$114</text:p>
          </table:table-cell>
          <table:table-cell table:style-name="ce36" office:value-type="date" office:date-value="2017-07-06" calcext:value-type="date">
            <text:p>7/6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V</text:p>
          </table:table-cell>
          <table:table-cell table:style-name="ce9" office:value-type="string" calcext:value-type="string">
            <text:p>Netherlands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05" calcext:value-type="float">
            <text:p>505</text:p>
          </table:table-cell>
          <table:table-cell table:style-name="ce9" office:value-type="string" calcext:value-type="string">
            <text:p>Breega Capital</text:p>
          </table:table-cell>
          <table:table-cell table:style-name="ce23" office:value-type="float" office:value="113" calcext:value-type="float">
            <text:p>$113</text:p>
          </table:table-cell>
          <table:table-cell table:style-name="ce35" office:value-type="date" office:date-value="2017-07-05" calcext:value-type="date">
            <text:p>7/5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France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06" calcext:value-type="float">
            <text:p>506</text:p>
          </table:table-cell>
          <table:table-cell table:style-name="ce9" office:value-type="string" calcext:value-type="string">
            <text:p>Cipio Partners</text:p>
          </table:table-cell>
          <table:table-cell table:style-name="ce23" office:value-type="float" office:value="197" calcext:value-type="float">
            <text:p>$197</text:p>
          </table:table-cell>
          <table:table-cell table:style-name="ce36" office:value-type="date" office:date-value="2017-07-05" calcext:value-type="date">
            <text:p>7/5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Germany, Luxembourg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07" calcext:value-type="float">
            <text:p>507</text:p>
          </table:table-cell>
          <table:table-cell table:style-name="ce9" office:value-type="string" calcext:value-type="string">
            <text:p>Growth Street Partners</text:p>
          </table:table-cell>
          <table:table-cell table:style-name="ce23" office:value-type="float" office:value="70" calcext:value-type="float">
            <text:p>$70</text:p>
          </table:table-cell>
          <table:table-cell table:style-name="ce36" office:value-type="date" office:date-value="2017-07-03" calcext:value-type="date">
            <text:p>7/3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08" calcext:value-type="float">
            <text:p>508</text:p>
          </table:table-cell>
          <table:table-cell table:style-name="ce9" office:value-type="string" calcext:value-type="string">
            <text:p>LionBird</text:p>
          </table:table-cell>
          <table:table-cell table:style-name="ce23" office:value-type="float" office:value="35" calcext:value-type="float">
            <text:p>$35</text:p>
          </table:table-cell>
          <table:table-cell table:style-name="ce36" office:value-type="date" office:date-value="2017-06-30" calcext:value-type="date">
            <text:p>6/30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Israel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09" calcext:value-type="float">
            <text:p>509</text:p>
          </table:table-cell>
          <table:table-cell table:style-name="ce9" office:value-type="string" calcext:value-type="string">
            <text:p>Kairos Ventures</text:p>
          </table:table-cell>
          <table:table-cell table:style-name="ce23" office:value-type="float" office:value="25" calcext:value-type="float">
            <text:p>$25</text:p>
          </table:table-cell>
          <table:table-cell table:style-name="ce36" office:value-type="date" office:date-value="2017-06-29" calcext:value-type="date">
            <text:p>6/29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L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10" calcext:value-type="float">
            <text:p>510</text:p>
          </table:table-cell>
          <table:table-cell table:style-name="ce9" office:value-type="string" calcext:value-type="string">
            <text:p>Benhamou Global Ventures</text:p>
          </table:table-cell>
          <table:table-cell table:style-name="ce23" office:value-type="float" office:value="480" calcext:value-type="float">
            <text:p>$480</text:p>
          </table:table-cell>
          <table:table-cell table:style-name="ce36" office:value-type="date" office:date-value="2017-06-28" calcext:value-type="date">
            <text:p>6/28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11" calcext:value-type="float">
            <text:p>511</text:p>
          </table:table-cell>
          <table:table-cell table:style-name="ce9" office:value-type="string" calcext:value-type="string">
            <text:p>Capnamic Ventures</text:p>
          </table:table-cell>
          <table:table-cell table:style-name="ce23" office:value-type="float" office:value="131" calcext:value-type="float">
            <text:p>$131</text:p>
          </table:table-cell>
          <table:table-cell table:style-name="ce36" office:value-type="date" office:date-value="2017-06-27" calcext:value-type="date">
            <text:p>6/27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Germany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12" calcext:value-type="float">
            <text:p>512</text:p>
          </table:table-cell>
          <table:table-cell table:style-name="ce9" office:value-type="string" calcext:value-type="string">
            <text:p>Pantera Capital</text:p>
          </table:table-cell>
          <table:table-cell table:style-name="ce23" office:value-type="float" office:value="23.5" calcext:value-type="float">
            <text:p>$24</text:p>
          </table:table-cell>
          <table:table-cell table:style-name="ce36" office:value-type="date" office:date-value="2017-06-27" calcext:value-type="date">
            <text:p>6/27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13" calcext:value-type="float">
            <text:p>513</text:p>
          </table:table-cell>
          <table:table-cell table:style-name="ce9" office:value-type="string" calcext:value-type="string">
            <text:p>Ludlow Ventures</text:p>
          </table:table-cell>
          <table:table-cell table:style-name="ce23" office:value-type="float" office:value="45" calcext:value-type="float">
            <text:p>$45</text:p>
          </table:table-cell>
          <table:table-cell table:style-name="ce36" office:value-type="date" office:date-value="2017-06-27" calcext:value-type="date">
            <text:p>6/27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Michigan</text:p>
          </table:table-cell>
          <table:table-cell table:style-name="ce15" office:value-type="string" calcext:value-type="string">
            <text:p><text:a xlink:href="https://techcrunch.com/2017/06/27/ludlow-ventures-targets-40-million-for-second-fund/" xlink:type="simple">https://techcrunch.com/2017/06/27/ludlow-ventures-targets-40-million-for-second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14" calcext:value-type="float">
            <text:p>514</text:p>
          </table:table-cell>
          <table:table-cell table:style-name="ce9" office:value-type="string" calcext:value-type="string">
            <text:p>Applied Materials (Korea)</text:p>
          </table:table-cell>
          <table:table-cell table:style-name="ce23" office:value-type="float" office:value="20" calcext:value-type="float">
            <text:p>$20</text:p>
          </table:table-cell>
          <table:table-cell table:style-name="ce36" office:value-type="date" office:date-value="2017-06-26" calcext:value-type="date">
            <text:p>6/26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Ko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15" calcext:value-type="float">
            <text:p>515</text:p>
          </table:table-cell>
          <table:table-cell table:style-name="ce9" office:value-type="string" calcext:value-type="string">
            <text:p>TIDE Africa Fund</text:p>
          </table:table-cell>
          <table:table-cell table:style-name="ce23" office:value-type="float" office:value="40" calcext:value-type="float">
            <text:p>$40</text:p>
          </table:table-cell>
          <table:table-cell table:style-name="ce36" office:value-type="date" office:date-value="2017-06-26" calcext:value-type="date">
            <text:p>6/26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Kenya, UK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16" calcext:value-type="float">
            <text:p>516</text:p>
          </table:table-cell>
          <table:table-cell table:style-name="ce9" office:value-type="string" calcext:value-type="string">
            <text:p>Intudo Ventures</text:p>
          </table:table-cell>
          <table:table-cell table:style-name="ce23" office:value-type="float" office:value="10" calcext:value-type="float">
            <text:p>$10</text:p>
          </table:table-cell>
          <table:table-cell table:style-name="ce36" office:value-type="date" office:date-value="2017-06-13" calcext:value-type="date">
            <text:p>6/13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Indonesi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17" calcext:value-type="float">
            <text:p>517</text:p>
          </table:table-cell>
          <table:table-cell table:style-name="ce9" office:value-type="string" calcext:value-type="string">
            <text:p>500 Startups Japan</text:p>
          </table:table-cell>
          <table:table-cell table:style-name="ce23" office:value-type="float" office:value="35" calcext:value-type="float">
            <text:p>$35</text:p>
          </table:table-cell>
          <table:table-cell table:style-name="ce36" office:value-type="date" office:date-value="2017-06-14" calcext:value-type="date">
            <text:p>6/14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Japan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18" calcext:value-type="float">
            <text:p>518</text:p>
          </table:table-cell>
          <table:table-cell table:style-name="ce9" office:value-type="string" calcext:value-type="string">
            <text:p>Glynn Capital</text:p>
          </table:table-cell>
          <table:table-cell table:style-name="ce23" office:value-type="float" office:value="153" calcext:value-type="float">
            <text:p>$153</text:p>
          </table:table-cell>
          <table:table-cell table:style-name="ce36" office:value-type="date" office:date-value="2017-06-14" calcext:value-type="date">
            <text:p>6/14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V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19" calcext:value-type="float">
            <text:p>519</text:p>
          </table:table-cell>
          <table:table-cell table:style-name="ce9" office:value-type="string" calcext:value-type="string">
            <text:p>Hardware Club</text:p>
          </table:table-cell>
          <table:table-cell table:style-name="ce23" office:value-type="float" office:value="28" calcext:value-type="float">
            <text:p>$28</text:p>
          </table:table-cell>
          <table:table-cell table:style-name="ce36" office:value-type="date" office:date-value="2017-06-14" calcext:value-type="date">
            <text:p>6/14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20" calcext:value-type="float">
            <text:p>520</text:p>
          </table:table-cell>
          <table:table-cell table:style-name="ce9" office:value-type="string" calcext:value-type="string">
            <text:p>MedMen</text:p>
          </table:table-cell>
          <table:table-cell table:style-name="ce23" office:value-type="float" office:value="60" calcext:value-type="float">
            <text:p>$60</text:p>
          </table:table-cell>
          <table:table-cell table:style-name="ce36" office:value-type="date" office:date-value="2017-06-14" calcext:value-type="date">
            <text:p>6/14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Los Angeles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21" calcext:value-type="float">
            <text:p>521</text:p>
          </table:table-cell>
          <table:table-cell table:style-name="ce9" office:value-type="string" calcext:value-type="string">
            <text:p>Ventureast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17-06-14" calcext:value-type="date">
            <text:p>6/14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VI</text:p>
          </table:table-cell>
          <table:table-cell table:style-name="ce9" office:value-type="string" calcext:value-type="string">
            <text:p>Indi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22" calcext:value-type="float">
            <text:p>522</text:p>
          </table:table-cell>
          <table:table-cell table:style-name="ce9" office:value-type="string" calcext:value-type="string">
            <text:p>Palo Alto Networks Fund</text:p>
          </table:table-cell>
          <table:table-cell table:style-name="ce23" office:value-type="float" office:value="20" calcext:value-type="float">
            <text:p>$20</text:p>
          </table:table-cell>
          <table:table-cell table:style-name="ce36" office:value-type="date" office:date-value="2017-06-14" calcext:value-type="date">
            <text:p>6/14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23" calcext:value-type="float">
            <text:p>523</text:p>
          </table:table-cell>
          <table:table-cell table:style-name="ce9" office:value-type="string" calcext:value-type="string">
            <text:p>Firstminute Capital</text:p>
          </table:table-cell>
          <table:table-cell table:style-name="ce23" office:value-type="float" office:value="85" calcext:value-type="float">
            <text:p>$85</text:p>
          </table:table-cell>
          <table:table-cell table:style-name="ce36" office:value-type="date" office:date-value="2017-06-12" calcext:value-type="date">
            <text:p>6/12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UK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24" calcext:value-type="float">
            <text:p>524</text:p>
          </table:table-cell>
          <table:table-cell table:style-name="ce9" office:value-type="string" calcext:value-type="string">
            <text:p>The Geekdom Fund</text:p>
          </table:table-cell>
          <table:table-cell table:style-name="ce23" office:value-type="float" office:value="20" calcext:value-type="float">
            <text:p>$20</text:p>
          </table:table-cell>
          <table:table-cell table:style-name="ce36" office:value-type="date" office:date-value="2017-06-09" calcext:value-type="date">
            <text:p>6/9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Texas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25" calcext:value-type="float">
            <text:p>525</text:p>
          </table:table-cell>
          <table:table-cell table:style-name="ce9" office:value-type="string" calcext:value-type="string">
            <text:p>Radian Capital</text:p>
          </table:table-cell>
          <table:table-cell table:style-name="ce23" office:value-type="float" office:value="150" calcext:value-type="float">
            <text:p>$150</text:p>
          </table:table-cell>
          <table:table-cell table:style-name="ce36" office:value-type="date" office:date-value="2017-04-21" calcext:value-type="date">
            <text:p>4/21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26" calcext:value-type="float">
            <text:p>526</text:p>
          </table:table-cell>
          <table:table-cell table:style-name="ce9" office:value-type="string" calcext:value-type="string">
            <text:p>NRV</text:p>
          </table:table-cell>
          <table:table-cell table:style-name="ce23" office:value-type="float" office:value="33" calcext:value-type="float">
            <text:p>$33</text:p>
          </table:table-cell>
          <table:table-cell table:style-name="ce36" office:value-type="date" office:date-value="2017-06-07" calcext:value-type="date">
            <text:p>6/7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Richmond, Virginia</text:p>
          </table:table-cell>
          <table:table-cell table:style-name="ce15" office:value-type="string" calcext:value-type="string">
            <text:p><text:a xlink:href="http://www.richmond.com/business/local/richmond-venture-capital-firm-nrv-raises-million-in-new-investment/article_f8608bf8-ba7e-596e-a763-dd143a248f4a.html" xlink:type="simple">http://www.richmond.com/business/local/richmond-venture-capital-firm-nrv-raises-million-in-new-investment/article_f8608bf8-ba7e-596e-a763-dd143a248f4a.ht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27" calcext:value-type="float">
            <text:p>527</text:p>
          </table:table-cell>
          <table:table-cell table:style-name="ce9" office:value-type="string" calcext:value-type="string">
            <text:p>Kaszek Ventures</text:p>
          </table:table-cell>
          <table:table-cell table:style-name="ce23" office:value-type="float" office:value="200" calcext:value-type="float">
            <text:p>$200</text:p>
          </table:table-cell>
          <table:table-cell table:style-name="ce36" office:value-type="date" office:date-value="2017-06-05" calcext:value-type="date">
            <text:p>6/5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Argentin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28" calcext:value-type="float">
            <text:p>528</text:p>
          </table:table-cell>
          <table:table-cell table:style-name="ce9" office:value-type="string" calcext:value-type="string">
            <text:p>Orkila Capital</text:p>
          </table:table-cell>
          <table:table-cell table:style-name="ce23" office:value-type="float" office:value="118" calcext:value-type="float">
            <text:p>$118</text:p>
          </table:table-cell>
          <table:table-cell table:style-name="ce36" office:value-type="date" office:date-value="2017-06-05" calcext:value-type="date">
            <text:p>6/5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29" calcext:value-type="float">
            <text:p>529</text:p>
          </table:table-cell>
          <table:table-cell table:style-name="ce9" office:value-type="string" calcext:value-type="string">
            <text:p>Rooks Nest Ventures</text:p>
          </table:table-cell>
          <table:table-cell table:style-name="ce23" office:value-type="float" office:value="26" calcext:value-type="float">
            <text:p>$26</text:p>
          </table:table-cell>
          <table:table-cell table:style-name="ce36" office:value-type="date" office:date-value="2017-06-05" calcext:value-type="date">
            <text:p>6/5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UK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30" calcext:value-type="float">
            <text:p>530</text:p>
          </table:table-cell>
          <table:table-cell table:style-name="ce9" office:value-type="string" calcext:value-type="string">
            <text:p>First Star</text:p>
          </table:table-cell>
          <table:table-cell table:style-name="ce23" office:value-type="float" office:value="25" calcext:value-type="float">
            <text:p>$25</text:p>
          </table:table-cell>
          <table:table-cell table:style-name="ce36" office:value-type="date" office:date-value="2017-03-03" calcext:value-type="date">
            <text:p>3/3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oston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31" calcext:value-type="float">
            <text:p>531</text:p>
          </table:table-cell>
          <table:table-cell table:style-name="ce9" office:value-type="string" calcext:value-type="string">
            <text:p>NextGen Venture Partners</text:p>
          </table:table-cell>
          <table:table-cell table:style-name="ce23" office:value-type="float" office:value="22" calcext:value-type="float">
            <text:p>$22</text:p>
          </table:table-cell>
          <table:table-cell table:style-name="ce36" office:value-type="date" office:date-value="2017-03-03" calcext:value-type="date">
            <text:p>3/3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Washington DC</text:p>
          </table:table-cell>
          <table:table-cell table:style-name="ce15" office:value-type="string" calcext:value-type="string">
            <text:p><text:a xlink:href="https://techcrunch.com/2017/03/03/nextgen-venture-partners-just-raised-a-22-million-fund-from-83-investors/" xlink:type="simple">https://techcrunch.com/2017/03/03/nextgen-venture-partners-just-raised-a-22-million-fund-from-83-investors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32" calcext:value-type="float">
            <text:p>532</text:p>
          </table:table-cell>
          <table:table-cell table:style-name="ce9" office:value-type="string" calcext:value-type="string">
            <text:p>Serra Ventures</text:p>
          </table:table-cell>
          <table:table-cell table:style-name="ce23" office:value-type="float" office:value="32.4" calcext:value-type="float">
            <text:p>$32</text:p>
          </table:table-cell>
          <table:table-cell table:style-name="ce36" office:value-type="date" office:date-value="2017-06-01" calcext:value-type="date">
            <text:p>6/1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Illinois 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33" calcext:value-type="float">
            <text:p>533</text:p>
          </table:table-cell>
          <table:table-cell table:style-name="ce9" office:value-type="string" calcext:value-type="string">
            <text:p>Pentech </text:p>
          </table:table-cell>
          <table:table-cell table:style-name="ce23" office:value-type="float" office:value="114" calcext:value-type="float">
            <text:p>$114</text:p>
          </table:table-cell>
          <table:table-cell table:style-name="ce36" office:value-type="date" office:date-value="2017-05-24" calcext:value-type="date">
            <text:p>5/24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UK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34" calcext:value-type="float">
            <text:p>534</text:p>
          </table:table-cell>
          <table:table-cell table:style-name="ce9" office:value-type="string" calcext:value-type="string">
            <text:p>Afore Capital</text:p>
          </table:table-cell>
          <table:table-cell table:style-name="ce23" office:value-type="float" office:value="47" calcext:value-type="float">
            <text:p>$47</text:p>
          </table:table-cell>
          <table:table-cell table:style-name="ce36" office:value-type="date" office:date-value="2017-05-12" calcext:value-type="date">
            <text:p>5/12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35" calcext:value-type="float">
            <text:p>535</text:p>
          </table:table-cell>
          <table:table-cell table:style-name="ce9" office:value-type="string" calcext:value-type="string">
            <text:p>Peak Ventures</text:p>
          </table:table-cell>
          <table:table-cell table:style-name="ce23" office:value-type="float" office:value="50" calcext:value-type="float">
            <text:p>$50</text:p>
          </table:table-cell>
          <table:table-cell table:style-name="ce36" office:value-type="date" office:date-value="2017-05-09" calcext:value-type="date">
            <text:p>5/9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Utah</text:p>
          </table:table-cell>
          <table:table-cell table:style-name="ce15" office:value-type="string" calcext:value-type="string">
            <text:p><text:a xlink:href="https://techcrunch.com/2017/05/08/peak-ventures-shores-up-its-second-fund-for-50-million/" xlink:type="simple">https://techcrunch.com/2017/05/08/peak-ventures-shores-up-its-second-fund-for-50-million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36" calcext:value-type="float">
            <text:p>536</text:p>
          </table:table-cell>
          <table:table-cell table:style-name="ce9" office:value-type="string" calcext:value-type="string">
            <text:p>Dundee Venture Capital</text:p>
          </table:table-cell>
          <table:table-cell table:style-name="ce23" office:value-type="float" office:value="31" calcext:value-type="float">
            <text:p>$31</text:p>
          </table:table-cell>
          <table:table-cell table:style-name="ce36" office:value-type="date" office:date-value="2017-05-07" calcext:value-type="date">
            <text:p>5/7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Omaha, Nebraska / Minneapolis, MN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37" calcext:value-type="float">
            <text:p>537</text:p>
          </table:table-cell>
          <table:table-cell table:style-name="ce9" office:value-type="string" calcext:value-type="string">
            <text:p>YL Ventures</text:p>
          </table:table-cell>
          <table:table-cell table:style-name="ce23" office:value-type="float" office:value="75" calcext:value-type="float">
            <text:p>$75</text:p>
          </table:table-cell>
          <table:table-cell table:style-name="ce36" office:value-type="date" office:date-value="2017-05-04" calcext:value-type="date">
            <text:p>5/4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, Israel</text:p>
          </table:table-cell>
          <table:table-cell table:style-name="ce15" office:value-type="string" calcext:value-type="string">
            <text:p><text:a xlink:href="https://techcrunch.com/2017/05/04/yl-ventures-closes-75-million-fund-to-bring-israeli-startups-to-the-us/" xlink:type="simple">https://techcrunch.com/2017/05/04/yl-ventures-closes-75-million-fund-to-bring-israeli-startups-to-the-us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38" calcext:value-type="float">
            <text:p>538</text:p>
          </table:table-cell>
          <table:table-cell table:style-name="ce9" office:value-type="string" calcext:value-type="string">
            <text:p>Salesforce AppExchange fund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17-05-03" calcext:value-type="date">
            <text:p>5/3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15" office:value-type="string" calcext:value-type="string">
            <text:p><text:a xlink:href="https://venturebeat.com/2017/05/02/salesforce-launches-appexchange-partner-program-and-100-million-platform-fund/" xlink:type="simple">https://venturebeat.com/2017/05/02/salesforce-launches-appexchange-partner-program-and-100-million-platform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39" calcext:value-type="float">
            <text:p>539</text:p>
          </table:table-cell>
          <table:table-cell table:style-name="ce9" office:value-type="string" calcext:value-type="string">
            <text:p>Origin Ventures</text:p>
          </table:table-cell>
          <table:table-cell table:style-name="ce23" office:value-type="float" office:value="80" calcext:value-type="float">
            <text:p>$80</text:p>
          </table:table-cell>
          <table:table-cell table:style-name="ce36" office:value-type="date" office:date-value="2017-04-27" calcext:value-type="date">
            <text:p>4/27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Chicago, Salt Lake City</text:p>
          </table:table-cell>
          <table:table-cell table:style-name="ce15" office:value-type="string" calcext:value-type="string">
            <text:p><text:a xlink:href="https://techcrunch.com/2017/04/27/chicagos-origin-ventures-just-raised-80-million-for-its-fourth-fund/" xlink:type="simple">https://techcrunch.com/2017/04/27/chicagos-origin-ventures-just-raised-80-million-for-its-fourth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40" calcext:value-type="float">
            <text:p>540</text:p>
          </table:table-cell>
          <table:table-cell table:style-name="ce9" office:value-type="string" calcext:value-type="string">
            <text:p>SeedPlus</text:p>
          </table:table-cell>
          <table:table-cell table:style-name="ce23" office:value-type="float" office:value="18" calcext:value-type="float">
            <text:p>$18</text:p>
          </table:table-cell>
          <table:table-cell table:style-name="ce36" office:value-type="date" office:date-value="2017-04-25" calcext:value-type="date">
            <text:p>4/25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Singapore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41" calcext:value-type="float">
            <text:p>541</text:p>
          </table:table-cell>
          <table:table-cell table:style-name="ce9" office:value-type="string" calcext:value-type="string">
            <text:p>YI Capital</text:p>
          </table:table-cell>
          <table:table-cell table:style-name="ce23" office:value-type="float" office:value="116" calcext:value-type="float">
            <text:p>$116</text:p>
          </table:table-cell>
          <table:table-cell table:style-name="ce36" office:value-type="date" office:date-value="2017-04-24" calcext:value-type="date">
            <text:p>4/24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Chin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42" calcext:value-type="float">
            <text:p>542</text:p>
          </table:table-cell>
          <table:table-cell table:style-name="ce9" office:value-type="string" calcext:value-type="string">
            <text:p>ENIAC Ventures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17-04-13" calcext:value-type="date">
            <text:p>4/13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NYC, 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43" calcext:value-type="float">
            <text:p>543</text:p>
          </table:table-cell>
          <table:table-cell table:style-name="ce9" office:value-type="string" calcext:value-type="string">
            <text:p>Freestyle</text:p>
          </table:table-cell>
          <table:table-cell table:style-name="ce23" office:value-type="float" office:value="90" calcext:value-type="float">
            <text:p>$90</text:p>
          </table:table-cell>
          <table:table-cell table:style-name="ce36" office:value-type="date" office:date-value="2017-04-10" calcext:value-type="date">
            <text:p>4/10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44" calcext:value-type="float">
            <text:p>544</text:p>
          </table:table-cell>
          <table:table-cell table:style-name="ce9" office:value-type="string" calcext:value-type="string">
            <text:p>Felix Capital</text:p>
          </table:table-cell>
          <table:table-cell table:style-name="ce23" office:value-type="float" office:value="55" calcext:value-type="float">
            <text:p>$55</text:p>
          </table:table-cell>
          <table:table-cell table:style-name="ce36" office:value-type="date" office:date-value="2017-04-10" calcext:value-type="date">
            <text:p>4/10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UK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45" calcext:value-type="float">
            <text:p>545</text:p>
          </table:table-cell>
          <table:table-cell table:style-name="ce9" office:value-type="string" calcext:value-type="string">
            <text:p>The Engine</text:p>
          </table:table-cell>
          <table:table-cell table:style-name="ce23" office:value-type="float" office:value="150" calcext:value-type="float">
            <text:p>$150</text:p>
          </table:table-cell>
          <table:table-cell table:style-name="ce36" office:value-type="date" office:date-value="2017-04-06" calcext:value-type="date">
            <text:p>4/6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oston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46" calcext:value-type="float">
            <text:p>546</text:p>
          </table:table-cell>
          <table:table-cell table:style-name="ce9" office:value-type="string" calcext:value-type="string">
            <text:p>Forward Ventures</text:p>
          </table:table-cell>
          <table:table-cell table:style-name="ce23" office:value-type="float" office:value="75" calcext:value-type="float">
            <text:p>$75</text:p>
          </table:table-cell>
          <table:table-cell table:style-name="ce36" office:value-type="date" office:date-value="2017-04-05" calcext:value-type="date">
            <text:p>4/5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UK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47" calcext:value-type="float">
            <text:p>547</text:p>
          </table:table-cell>
          <table:table-cell table:style-name="ce9" office:value-type="string" calcext:value-type="string">
            <text:p>Resolute Ventures</text:p>
          </table:table-cell>
          <table:table-cell table:style-name="ce23" office:value-type="float" office:value="65" calcext:value-type="float">
            <text:p>$65</text:p>
          </table:table-cell>
          <table:table-cell table:style-name="ce36" office:value-type="date" office:date-value="2017-04-04" calcext:value-type="date">
            <text:p>4/4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, Boston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48" calcext:value-type="float">
            <text:p>548</text:p>
          </table:table-cell>
          <table:table-cell table:style-name="ce9" office:value-type="string" calcext:value-type="string">
            <text:p>Israel Secondary Fund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17-04-02" calcext:value-type="date">
            <text:p>4/2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Israel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49" calcext:value-type="float">
            <text:p>549</text:p>
          </table:table-cell>
          <table:table-cell table:style-name="ce9" office:value-type="string" calcext:value-type="string">
            <text:p>Bullish</text:p>
          </table:table-cell>
          <table:table-cell table:style-name="ce23" office:value-type="float" office:value="7" calcext:value-type="float">
            <text:p>$7</text:p>
          </table:table-cell>
          <table:table-cell table:style-name="ce36" office:value-type="date" office:date-value="2017-03-31" calcext:value-type="date">
            <text:p>3/31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, Denver, Conneticut 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50" calcext:value-type="float">
            <text:p>550</text:p>
          </table:table-cell>
          <table:table-cell table:style-name="ce9" office:value-type="string" calcext:value-type="string">
            <text:p>Banyan Capital</text:p>
          </table:table-cell>
          <table:table-cell table:style-name="ce23" office:value-type="float" office:value="25" calcext:value-type="float">
            <text:p>$25</text:p>
          </table:table-cell>
          <table:table-cell table:style-name="ce36" office:value-type="date" office:date-value="2017-03-31" calcext:value-type="date">
            <text:p>3/31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Chin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51" calcext:value-type="float">
            <text:p>551</text:p>
          </table:table-cell>
          <table:table-cell table:style-name="ce9" office:value-type="string" calcext:value-type="string">
            <text:p>Medical Technology Venture Partners</text:p>
          </table:table-cell>
          <table:table-cell table:style-name="ce23" office:value-type="float" office:value="20" calcext:value-type="float">
            <text:p>$20</text:p>
          </table:table-cell>
          <table:table-cell table:style-name="ce36" office:value-type="date" office:date-value="2017-03-27" calcext:value-type="date">
            <text:p>3/27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52" calcext:value-type="float">
            <text:p>552</text:p>
          </table:table-cell>
          <table:table-cell table:style-name="ce15" office:value-type="string" calcext:value-type="string">
            <text:p><text:a xlink:href="http://sap.io" xlink:type="simple">SAP.iO</text:a></text:p>
          </table:table-cell>
          <table:table-cell table:style-name="ce23" office:value-type="float" office:value="35" calcext:value-type="float">
            <text:p>$35</text:p>
          </table:table-cell>
          <table:table-cell table:style-name="ce36" office:value-type="date" office:date-value="2017-03-23" calcext:value-type="date">
            <text:p>3/23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15" office:value-type="string" calcext:value-type="string">
            <text:p><text:a xlink:href="http://sap.io" xlink:type="simple">SAP.io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53" calcext:value-type="float">
            <text:p>553</text:p>
          </table:table-cell>
          <table:table-cell table:style-name="ce9" office:value-type="string" calcext:value-type="string">
            <text:p>Octopus Ventures</text:p>
          </table:table-cell>
          <table:table-cell table:style-name="ce23" office:value-type="float" office:value="150" calcext:value-type="float">
            <text:p>$150</text:p>
          </table:table-cell>
          <table:table-cell table:style-name="ce36" office:value-type="date" office:date-value="2017-03-23" calcext:value-type="date">
            <text:p>3/23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/>
          <table:table-cell table:style-name="ce9" office:value-type="string" calcext:value-type="string">
            <text:p>London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54" calcext:value-type="float">
            <text:p>554</text:p>
          </table:table-cell>
          <table:table-cell table:style-name="ce9" office:value-type="string" calcext:value-type="string">
            <text:p>Biomatics Capital Partners</text:p>
          </table:table-cell>
          <table:table-cell table:style-name="ce23" office:value-type="float" office:value="200" calcext:value-type="float">
            <text:p>$200</text:p>
          </table:table-cell>
          <table:table-cell table:style-name="ce36" office:value-type="date" office:date-value="2017-03-15" calcext:value-type="date">
            <text:p>3/15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Seattle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55" calcext:value-type="float">
            <text:p>555</text:p>
          </table:table-cell>
          <table:table-cell table:style-name="ce9" office:value-type="string" calcext:value-type="string">
            <text:p>Rokk3r Labs</text:p>
          </table:table-cell>
          <table:table-cell table:style-name="ce23" office:value-type="float" office:value="150" calcext:value-type="float">
            <text:p>$150</text:p>
          </table:table-cell>
          <table:table-cell table:style-name="ce36" office:value-type="date" office:date-value="2017-03-14" calcext:value-type="date">
            <text:p>3/14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Miami, Florid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56" calcext:value-type="float">
            <text:p>556</text:p>
          </table:table-cell>
          <table:table-cell table:style-name="ce9" office:value-type="string" calcext:value-type="string">
            <text:p>Floodgate</text:p>
          </table:table-cell>
          <table:table-cell table:style-name="ce23" office:value-type="float" office:value="131" calcext:value-type="float">
            <text:p>$131</text:p>
          </table:table-cell>
          <table:table-cell table:style-name="ce36" office:value-type="date" office:date-value="2017-03-11" calcext:value-type="date">
            <text:p>3/11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V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57" calcext:value-type="float">
            <text:p>557</text:p>
          </table:table-cell>
          <table:table-cell table:style-name="ce9" office:value-type="string" calcext:value-type="string">
            <text:p>Blumberg Capital</text:p>
          </table:table-cell>
          <table:table-cell table:style-name="ce23" office:value-type="float" office:value="200" calcext:value-type="float">
            <text:p>$200</text:p>
          </table:table-cell>
          <table:table-cell table:style-name="ce36" office:value-type="date" office:date-value="2017-03-09" calcext:value-type="date">
            <text:p>3/9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Bay Area, NYC, Israel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58" calcext:value-type="float">
            <text:p>558</text:p>
          </table:table-cell>
          <table:table-cell table:style-name="ce9" office:value-type="string" calcext:value-type="string">
            <text:p>Pioneer Capital</text:p>
          </table:table-cell>
          <table:table-cell table:style-name="ce23" office:value-type="float" office:value="145" calcext:value-type="float">
            <text:p>$145</text:p>
          </table:table-cell>
          <table:table-cell table:style-name="ce36" office:value-type="date" office:date-value="2017-03-13" calcext:value-type="date">
            <text:p>3/13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New Zealand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59" calcext:value-type="float">
            <text:p>559</text:p>
          </table:table-cell>
          <table:table-cell table:style-name="ce9" office:value-type="string" calcext:value-type="string">
            <text:p>Activant Capital</text:p>
          </table:table-cell>
          <table:table-cell table:style-name="ce23" office:value-type="float" office:value="75" calcext:value-type="float">
            <text:p>$75</text:p>
          </table:table-cell>
          <table:table-cell table:style-name="ce36" office:value-type="date" office:date-value="2017-03-13" calcext:value-type="date">
            <text:p>3/13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Connecticut, US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60" calcext:value-type="float">
            <text:p>560</text:p>
          </table:table-cell>
          <table:table-cell table:style-name="ce9" office:value-type="string" calcext:value-type="string">
            <text:p>K2 Global</text:p>
          </table:table-cell>
          <table:table-cell table:style-name="ce23" office:value-type="float" office:value="183" calcext:value-type="float">
            <text:p>$183</text:p>
          </table:table-cell>
          <table:table-cell table:style-name="ce36" office:value-type="date" office:date-value="2017-02-24" calcext:value-type="date">
            <text:p>2/24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15" office:value-type="string" calcext:value-type="string">
            <text:p><text:a xlink:href="https://techcrunch.com/2017/02/23/k2-globals-183-million-fund-aims-to-decentralize-sand-hill-road/" xlink:type="simple">https://techcrunch.com/2017/02/23/k2-globals-183-million-fund-aims-to-decentralize-sand-hill-roa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61" calcext:value-type="float">
            <text:p>561</text:p>
          </table:table-cell>
          <table:table-cell table:style-name="ce9" office:value-type="string" calcext:value-type="string">
            <text:p>Betaworks Ventures</text:p>
          </table:table-cell>
          <table:table-cell table:style-name="ce23" office:value-type="float" office:value="50" calcext:value-type="float">
            <text:p>$50</text:p>
          </table:table-cell>
          <table:table-cell table:style-name="ce36" office:value-type="date" office:date-value="2017-02-22" calcext:value-type="date">
            <text:p>2/22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15" office:value-type="string" calcext:value-type="string">
            <text:p><text:a xlink:href="https://www.axios.com/pro-rata-2276639552.html" xlink:type="simple">https://www.axios.com/pro-rata-2276639552.ht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62" calcext:value-type="float">
            <text:p>562</text:p>
          </table:table-cell>
          <table:table-cell table:style-name="ce9" office:value-type="string" calcext:value-type="string">
            <text:p>Vanedge Capital</text:p>
          </table:table-cell>
          <table:table-cell table:style-name="ce23" office:value-type="float" office:value="161" calcext:value-type="float">
            <text:p>$161</text:p>
          </table:table-cell>
          <table:table-cell table:style-name="ce36" office:value-type="date" office:date-value="2017-02-24" calcext:value-type="date">
            <text:p>2/24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Vancover, Canada</text:p>
          </table:table-cell>
          <table:table-cell table:style-name="ce15" office:value-type="string" calcext:value-type="string">
            <text:p><text:a xlink:href="http://www.theglobeandmail.com/report-on-business/vanedge-capital-closes-largest-bc-venture-capital-fund-in-13-years/article34130224/" xlink:type="simple">http://www.theglobeandmail.com/report-on-business/vanedge-capital-closes-largest-bc-venture-capital-fund-in-13-years/article34130224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63" calcext:value-type="float">
            <text:p>563</text:p>
          </table:table-cell>
          <table:table-cell table:style-name="ce9" office:value-type="string" calcext:value-type="string">
            <text:p>Project A</text:p>
          </table:table-cell>
          <table:table-cell table:style-name="ce23" office:value-type="float" office:value="147" calcext:value-type="float">
            <text:p>$147</text:p>
          </table:table-cell>
          <table:table-cell table:style-name="ce36" office:value-type="date" office:date-value="2017-02-22" calcext:value-type="date">
            <text:p>2/22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Germany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64" calcext:value-type="float">
            <text:p>564</text:p>
          </table:table-cell>
          <table:table-cell table:style-name="ce9" office:value-type="string" calcext:value-type="string">
            <text:p>TrueBridge Capital Partners</text:p>
          </table:table-cell>
          <table:table-cell table:style-name="ce23" office:value-type="float" office:value="125" calcext:value-type="float">
            <text:p>$125</text:p>
          </table:table-cell>
          <table:table-cell table:style-name="ce36" office:value-type="date" office:date-value="2017-02-22" calcext:value-type="date">
            <text:p>2/22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orth Carolina, US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65" calcext:value-type="float">
            <text:p>565</text:p>
          </table:table-cell>
          <table:table-cell table:style-name="ce9" office:value-type="string" calcext:value-type="string">
            <text:p>Cervin Ventures</text:p>
          </table:table-cell>
          <table:table-cell table:style-name="ce23" office:value-type="float" office:value="56" calcext:value-type="float">
            <text:p>$56</text:p>
          </table:table-cell>
          <table:table-cell table:style-name="ce36" office:value-type="date" office:date-value="2017-02-17" calcext:value-type="date">
            <text:p>2/17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15" office:value-type="string" calcext:value-type="string">
            <text:p><text:a xlink:href="https://techcrunch.com/2017/02/16/cervin-ventures-unveils-new-56m-fund-aimed-at-the-future-of-the-enterprise-stack/" xlink:type="simple">https://techcrunch.com/2017/02/16/cervin-ventures-unveils-new-56m-fund-aimed-at-the-future-of-the-enterprise-stack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66" calcext:value-type="float">
            <text:p>566</text:p>
          </table:table-cell>
          <table:table-cell table:style-name="ce9" office:value-type="string" calcext:value-type="string">
            <text:p>Fika Ventures</text:p>
          </table:table-cell>
          <table:table-cell table:style-name="ce23" office:value-type="float" office:value="40" calcext:value-type="float">
            <text:p>$40</text:p>
          </table:table-cell>
          <table:table-cell table:style-name="ce36" office:value-type="date" office:date-value="2017-02-15" calcext:value-type="date">
            <text:p>2/15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Los Angeles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67" calcext:value-type="float">
            <text:p>567</text:p>
          </table:table-cell>
          <table:table-cell table:style-name="ce9" office:value-type="string" calcext:value-type="string">
            <text:p>Green Bay Ventures</text:p>
          </table:table-cell>
          <table:table-cell table:style-name="ce23" office:value-type="float" office:value="130" calcext:value-type="float">
            <text:p>$130</text:p>
          </table:table-cell>
          <table:table-cell table:style-name="ce36" office:value-type="date" office:date-value="2017-02-10" calcext:value-type="date">
            <text:p>2/10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68" calcext:value-type="float">
            <text:p>568</text:p>
          </table:table-cell>
          <table:table-cell table:style-name="ce9" office:value-type="string" calcext:value-type="string">
            <text:p>Frontline Ventures </text:p>
          </table:table-cell>
          <table:table-cell table:style-name="ce23" office:value-type="float" office:value="64" calcext:value-type="float">
            <text:p>$64</text:p>
          </table:table-cell>
          <table:table-cell table:style-name="ce36" office:value-type="date" office:date-value="2017-02-10" calcext:value-type="date">
            <text:p>2/10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London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69" calcext:value-type="float">
            <text:p>569</text:p>
          </table:table-cell>
          <table:table-cell table:style-name="ce9" office:value-type="string" calcext:value-type="string">
            <text:p>Third Kind Ventures</text:p>
          </table:table-cell>
          <table:table-cell table:style-name="ce23" office:value-type="float" office:value="44" calcext:value-type="float">
            <text:p>$44</text:p>
          </table:table-cell>
          <table:table-cell table:style-name="ce36" office:value-type="date" office:date-value="2017-02-10" calcext:value-type="date">
            <text:p>2/10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70" calcext:value-type="float">
            <text:p>570</text:p>
          </table:table-cell>
          <table:table-cell table:style-name="ce9" office:value-type="string" calcext:value-type="string">
            <text:p>FirstTime</text:p>
          </table:table-cell>
          <table:table-cell table:style-name="ce23" office:value-type="float" office:value="40" calcext:value-type="float">
            <text:p>$40</text:p>
          </table:table-cell>
          <table:table-cell table:style-name="ce36" office:value-type="date" office:date-value="2017-02-10" calcext:value-type="date">
            <text:p>2/10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Israel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71" calcext:value-type="float">
            <text:p>571</text:p>
          </table:table-cell>
          <table:table-cell table:style-name="ce9" office:value-type="string" calcext:value-type="string">
            <text:p>Promus Ventures</text:p>
          </table:table-cell>
          <table:table-cell table:style-name="ce23" office:value-type="float" office:value="15" calcext:value-type="float">
            <text:p>$15</text:p>
          </table:table-cell>
          <table:table-cell table:style-name="ce36" office:value-type="date" office:date-value="2017-02-10" calcext:value-type="date">
            <text:p>2/10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Chicago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72" calcext:value-type="float">
            <text:p>572</text:p>
          </table:table-cell>
          <table:table-cell table:style-name="ce9" office:value-type="string" calcext:value-type="string">
            <text:p>Grab Ventures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17-02-10" calcext:value-type="date">
            <text:p>2/10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Singapore</text:p>
          </table:table-cell>
          <table:table-cell table:style-name="ce9" office:value-type="string" calcext:value-type="string">
            <text:p>Corp VC fund of Grab Taxi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73" calcext:value-type="float">
            <text:p>573</text:p>
          </table:table-cell>
          <table:table-cell table:style-name="ce9" office:value-type="string" calcext:value-type="string">
            <text:p>Amplify Ventures</text:p>
          </table:table-cell>
          <table:table-cell table:style-name="ce23" office:value-type="float" office:value="10" calcext:value-type="float">
            <text:p>$10</text:p>
          </table:table-cell>
          <table:table-cell table:style-name="ce36" office:value-type="date" office:date-value="2017-01-30" calcext:value-type="date">
            <text:p>1/30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Los Angeles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74" calcext:value-type="float">
            <text:p>574</text:p>
          </table:table-cell>
          <table:table-cell table:style-name="ce9" office:value-type="string" calcext:value-type="string">
            <text:p>Correlation Ventures</text:p>
          </table:table-cell>
          <table:table-cell table:style-name="ce23" office:value-type="float" office:value="200" calcext:value-type="float">
            <text:p>$200</text:p>
          </table:table-cell>
          <table:table-cell table:style-name="ce36" office:value-type="date" office:date-value="2017-01-11" calcext:value-type="date">
            <text:p>1/11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, San Diego, NYC</text:p>
          </table:table-cell>
          <table:table-cell table:style-name="ce15" office:value-type="string" calcext:value-type="string">
            <text:p><text:a xlink:href="https://www.prnewswire.com/news-releases/correlation-ventures-raises-an-oversubscribed-200m-second-fund-300389254.html" xlink:type="simple">https://www.prnewswire.com/news-releases/correlation-ventures-raises-an-oversubscribed-200m-second-fund-300389254.ht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75" calcext:value-type="float">
            <text:p>575</text:p>
          </table:table-cell>
          <table:table-cell table:style-name="ce9" office:value-type="string" calcext:value-type="string">
            <text:p>Nyca Partners</text:p>
          </table:table-cell>
          <table:table-cell table:style-name="ce23" office:value-type="float" office:value="125" calcext:value-type="float">
            <text:p>$125</text:p>
          </table:table-cell>
          <table:table-cell table:style-name="ce36" office:value-type="date" office:date-value="2017-01-27" calcext:value-type="date">
            <text:p>1/27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15" office:value-type="string" calcext:value-type="string">
            <text:p><text:a xlink:href="http://www.bizjournals.com/newyork/news/2017/01/27/nyca-partners-unveils-details-on-its-latest.html" xlink:type="simple">http://www.bizjournals.com/newyork/news/2017/01/27/nyca-partners-unveils-details-on-its-latest.ht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76" calcext:value-type="float">
            <text:p>576</text:p>
          </table:table-cell>
          <table:table-cell table:style-name="ce9" office:value-type="string" calcext:value-type="string">
            <text:p>Merus Capital</text:p>
          </table:table-cell>
          <table:table-cell table:style-name="ce23" office:value-type="float" office:value="85" calcext:value-type="float">
            <text:p>$85</text:p>
          </table:table-cell>
          <table:table-cell table:style-name="ce36" office:value-type="date" office:date-value="2017-01-24" calcext:value-type="date">
            <text:p>1/24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77" calcext:value-type="float">
            <text:p>577</text:p>
          </table:table-cell>
          <table:table-cell table:style-name="ce9" office:value-type="string" calcext:value-type="string">
            <text:p>Flyover Capital</text:p>
          </table:table-cell>
          <table:table-cell table:style-name="ce23" office:value-type="float" office:value="46" calcext:value-type="float">
            <text:p>$46</text:p>
          </table:table-cell>
          <table:table-cell table:style-name="ce36" office:value-type="date" office:date-value="2017-01-03" calcext:value-type="date">
            <text:p>1/3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Kansas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78" calcext:value-type="float">
            <text:p>578</text:p>
          </table:table-cell>
          <table:table-cell table:style-name="ce9" office:value-type="string" calcext:value-type="string">
            <text:p>Core Innovation Capital</text:p>
          </table:table-cell>
          <table:table-cell table:style-name="ce23" office:value-type="float" office:value="72" calcext:value-type="float">
            <text:p>$72</text:p>
          </table:table-cell>
          <table:table-cell table:style-name="ce36" office:value-type="date" office:date-value="2017-01-03" calcext:value-type="date">
            <text:p>1/3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Los Angeles, 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79" calcext:value-type="float">
            <text:p>579</text:p>
          </table:table-cell>
          <table:table-cell table:style-name="ce9" office:value-type="string" calcext:value-type="string">
            <text:p>Corrleation Ventures</text:p>
          </table:table-cell>
          <table:table-cell table:style-name="ce23" office:value-type="float" office:value="200" calcext:value-type="float">
            <text:p>$200</text:p>
          </table:table-cell>
          <table:table-cell table:style-name="ce36" office:value-type="date" office:date-value="2017-01-12" calcext:value-type="date">
            <text:p>1/12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San Diego, C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80" calcext:value-type="float">
            <text:p>580</text:p>
          </table:table-cell>
          <table:table-cell table:style-name="ce9" office:value-type="string" calcext:value-type="string">
            <text:p>SOSV Investments</text:p>
          </table:table-cell>
          <table:table-cell table:style-name="ce23" office:value-type="float" office:value="150" calcext:value-type="float">
            <text:p>$150</text:p>
          </table:table-cell>
          <table:table-cell table:style-name="ce36" office:value-type="date" office:date-value="2017-01-04" calcext:value-type="date">
            <text:p>1/4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Ireland 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81" calcext:value-type="float">
            <text:p>581</text:p>
          </table:table-cell>
          <table:table-cell table:style-name="ce9" office:value-type="string" calcext:value-type="string">
            <text:p>Eclipse Ventures</text:p>
          </table:table-cell>
          <table:table-cell table:style-name="ce23" office:value-type="float" office:value="184" calcext:value-type="float">
            <text:p>$184</text:p>
          </table:table-cell>
          <table:table-cell table:style-name="ce36" office:value-type="date" office:date-value="2017-01-12" calcext:value-type="date">
            <text:p>1/12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82" calcext:value-type="float">
            <text:p>582</text:p>
          </table:table-cell>
          <table:table-cell table:style-name="ce9" office:value-type="string" calcext:value-type="string">
            <text:p>PivotNorth</text:p>
          </table:table-cell>
          <table:table-cell table:style-name="ce23"/>
          <table:table-cell table:style-name="ce36" office:value-type="date" office:date-value="2017-01-09" calcext:value-type="date">
            <text:p>1/9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</text:p>
          </table:table-cell>
          <table:table-cell table:style-name="ce9" office:value-type="string" calcext:value-type="string">
            <text:p>fund size not disclosed but likely sub $100M based on previous funds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83" calcext:value-type="float">
            <text:p>583</text:p>
          </table:table-cell>
          <table:table-cell table:style-name="ce9" office:value-type="string" calcext:value-type="string">
            <text:p>Hatteras Ventures Partners</text:p>
          </table:table-cell>
          <table:table-cell table:style-name="ce23" office:value-type="float" office:value="150" calcext:value-type="float">
            <text:p>$150</text:p>
          </table:table-cell>
          <table:table-cell table:style-name="ce36" office:value-type="date" office:date-value="2017-01-06" calcext:value-type="date">
            <text:p>1/6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V</text:p>
          </table:table-cell>
          <table:table-cell table:style-name="ce9" office:value-type="string" calcext:value-type="string">
            <text:p>Durham, North Carolin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84" calcext:value-type="float">
            <text:p>584</text:p>
          </table:table-cell>
          <table:table-cell table:style-name="ce9" office:value-type="string" calcext:value-type="string">
            <text:p>Samsung NEXT</text:p>
          </table:table-cell>
          <table:table-cell table:style-name="ce23" office:value-type="float" office:value="150" calcext:value-type="float">
            <text:p>$150</text:p>
          </table:table-cell>
          <table:table-cell table:style-name="ce36" office:value-type="date" office:date-value="2017-01-05" calcext:value-type="date">
            <text:p>1/5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85" calcext:value-type="float">
            <text:p>585</text:p>
          </table:table-cell>
          <table:table-cell table:style-name="ce9" office:value-type="string" calcext:value-type="string">
            <text:p>Digitalis Ventures</text:p>
          </table:table-cell>
          <table:table-cell table:style-name="ce23" office:value-type="float" office:value="100" calcext:value-type="float">
            <text:p>$100</text:p>
          </table:table-cell>
          <table:table-cell table:style-name="ce36" office:value-type="date" office:date-value="2017-01-05" calcext:value-type="date">
            <text:p>1/5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86" calcext:value-type="float">
            <text:p>586</text:p>
          </table:table-cell>
          <table:table-cell table:style-name="ce9" office:value-type="string" calcext:value-type="string">
            <text:p>Marathon Venture Capital</text:p>
          </table:table-cell>
          <table:table-cell table:style-name="ce23" office:value-type="float" office:value="40" calcext:value-type="float">
            <text:p>$40</text:p>
          </table:table-cell>
          <table:table-cell table:style-name="ce36" office:value-type="date" office:date-value="2017-01-01" calcext:value-type="date">
            <text:p>1/1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Greece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87" calcext:value-type="float">
            <text:p>587</text:p>
          </table:table-cell>
          <table:table-cell table:style-name="ce9" office:value-type="string" calcext:value-type="string">
            <text:p>Laconia</text:p>
          </table:table-cell>
          <table:table-cell table:style-name="ce23" office:value-type="float" office:value="13" calcext:value-type="float">
            <text:p>$13</text:p>
          </table:table-cell>
          <table:table-cell table:style-name="ce36" office:value-type="date" office:date-value="2017-01-01" calcext:value-type="date">
            <text:p>1/1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88" calcext:value-type="float">
            <text:p>588</text:p>
          </table:table-cell>
          <table:table-cell table:style-name="ce9" office:value-type="string" calcext:value-type="string">
            <text:p>Firebank Ventures</text:p>
          </table:table-cell>
          <table:table-cell table:style-name="ce23" office:value-type="float" office:value="7" calcext:value-type="float">
            <text:p>$7</text:p>
          </table:table-cell>
          <table:table-cell table:style-name="ce36" office:value-type="date" office:date-value="2017-01-05" calcext:value-type="date">
            <text:p>1/5/2017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Kansas City, MO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89" calcext:value-type="float">
            <text:p>589</text:p>
          </table:table-cell>
          <table:table-cell table:style-name="ce9" office:value-type="string" calcext:value-type="string">
            <text:p>Backstage Capital</text:p>
          </table:table-cell>
          <table:table-cell table:style-name="ce23" office:value-type="float" office:value="5" calcext:value-type="float">
            <text:p>$5</text:p>
          </table:table-cell>
          <table:table-cell table:style-name="ce36" office:value-type="date" office:date-value="2016-12-01" calcext:value-type="date">
            <text:p>12/1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90" calcext:value-type="float">
            <text:p>590</text:p>
          </table:table-cell>
          <table:table-cell table:style-name="ce9" office:value-type="string" calcext:value-type="string">
            <text:p>BlueYard Capital</text:p>
          </table:table-cell>
          <table:table-cell table:style-name="ce23" office:value-type="float" office:value="120" calcext:value-type="float">
            <text:p>$120</text:p>
          </table:table-cell>
          <table:table-cell table:style-name="ce36" office:value-type="date" office:date-value="2016-01-04" calcext:value-type="date">
            <text:p>1/4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erlin, Germany</text:p>
          </table:table-cell>
          <table:table-cell table:style-name="ce15" office:value-type="string" calcext:value-type="string">
            <text:p><text:a xlink:href="http://techcrunch.com/2016/01/04/blueyard-capital/" xlink:type="simple">http://techcrunch.com/2016/01/04/blueyard-capital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91" calcext:value-type="float">
            <text:p>591</text:p>
          </table:table-cell>
          <table:table-cell table:style-name="ce16" office:value-type="string" calcext:value-type="string">
            <text:p>GoAhead Ventures</text:p>
          </table:table-cell>
          <table:table-cell table:style-name="ce25" office:value-type="float" office:value="55" calcext:value-type="float">
            <text:p>$55</text:p>
          </table:table-cell>
          <table:table-cell table:style-name="ce35" office:value-type="date" office:date-value="2016-12-23" calcext:value-type="date">
            <text:p>12/23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92" calcext:value-type="float">
            <text:p>592</text:p>
          </table:table-cell>
          <table:table-cell table:style-name="ce16" office:value-type="string" calcext:value-type="string">
            <text:p>SignalFire</text:p>
          </table:table-cell>
          <table:table-cell table:style-name="ce25" office:value-type="float" office:value="101" calcext:value-type="float">
            <text:p>$101</text:p>
          </table:table-cell>
          <table:table-cell table:style-name="ce35" office:value-type="date" office:date-value="2016-12-23" calcext:value-type="date">
            <text:p>12/23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93" calcext:value-type="float">
            <text:p>593</text:p>
          </table:table-cell>
          <table:table-cell table:style-name="ce16" office:value-type="string" calcext:value-type="string">
            <text:p>Algebra Ventures</text:p>
          </table:table-cell>
          <table:table-cell table:style-name="ce25" office:value-type="float" office:value="40" calcext:value-type="float">
            <text:p>$40</text:p>
          </table:table-cell>
          <table:table-cell table:style-name="ce35" office:value-type="date" office:date-value="2106-12-23" calcext:value-type="date">
            <text:p>12/23/210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Egypt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94" calcext:value-type="float">
            <text:p>594</text:p>
          </table:table-cell>
          <table:table-cell table:style-name="ce16" office:value-type="string" calcext:value-type="string">
            <text:p>Palm Beach Capital</text:p>
          </table:table-cell>
          <table:table-cell table:style-name="ce25" office:value-type="float" office:value="49" calcext:value-type="float">
            <text:p>$49</text:p>
          </table:table-cell>
          <table:table-cell table:style-name="ce35" office:value-type="date" office:date-value="2016-12-09" calcext:value-type="date">
            <text:p>12/9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Palm Beach, Fl</text:p>
          </table:table-cell>
          <table:table-cell table:style-name="ce15" office:value-type="string" calcext:value-type="string">
            <text:p><text:a xlink:href="https://www.sec.gov/Archives/edgar/data/1660491/000166049116000002/xslFormDX01/primary_doc.xml" xlink:type="simple">https://www.sec.gov/Archives/edgar/data/1660491/000166049116000002/xslFormDX01/primary_doc.x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95" calcext:value-type="float">
            <text:p>595</text:p>
          </table:table-cell>
          <table:table-cell table:style-name="ce16" office:value-type="string" calcext:value-type="string">
            <text:p>Domain Associates</text:p>
          </table:table-cell>
          <table:table-cell table:style-name="ce25" office:value-type="float" office:value="163" calcext:value-type="float">
            <text:p>$163</text:p>
          </table:table-cell>
          <table:table-cell table:style-name="ce35" office:value-type="date" office:date-value="2016-12-09" calcext:value-type="date">
            <text:p>12/9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X</text:p>
          </table:table-cell>
          <table:table-cell table:style-name="ce9" office:value-type="string" calcext:value-type="string">
            <text:p>San Diego, CA</text:p>
          </table:table-cell>
          <table:table-cell table:style-name="ce15" office:value-type="string" calcext:value-type="string">
            <text:p><text:a xlink:href="https://www.sec.gov/Archives/edgar/data/1628864/000162886416000002/xslFormDX01/primary_doc.xml" xlink:type="simple">https://www.sec.gov/Archives/edgar/data/1628864/000162886416000002/xslFormDX01/primary_doc.x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96" calcext:value-type="float">
            <text:p>596</text:p>
          </table:table-cell>
          <table:table-cell table:style-name="ce16" office:value-type="string" calcext:value-type="string">
            <text:p>Bullpen Capital</text:p>
          </table:table-cell>
          <table:table-cell table:style-name="ce25" office:value-type="float" office:value="75" calcext:value-type="float">
            <text:p>$75</text:p>
          </table:table-cell>
          <table:table-cell table:style-name="ce35" office:value-type="date" office:date-value="2016-12-02" calcext:value-type="date">
            <text:p>12/2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97" calcext:value-type="float">
            <text:p>597</text:p>
          </table:table-cell>
          <table:table-cell table:style-name="ce16" office:value-type="string" calcext:value-type="string">
            <text:p>Founder Collective</text:p>
          </table:table-cell>
          <table:table-cell table:style-name="ce25" office:value-type="float" office:value="75" calcext:value-type="float">
            <text:p>$75</text:p>
          </table:table-cell>
          <table:table-cell table:style-name="ce35" office:value-type="date" office:date-value="2016-11-30" calcext:value-type="date">
            <text:p>11/30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, Boston</text:p>
          </table:table-cell>
          <table:table-cell table:style-name="ce15" office:value-type="string" calcext:value-type="string">
            <text:p><text:a xlink:href="https://medium.com/@foundercollective/announcing-founder-collective-iii-6fad299bb2b1#.f6zxrrf79" xlink:type="simple">https://medium.com/@foundercollective/announcing-founder-collective-iii-6fad299bb2b1#.f6zxrrf79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98" calcext:value-type="float">
            <text:p>598</text:p>
          </table:table-cell>
          <table:table-cell table:style-name="ce16" office:value-type="string" calcext:value-type="string">
            <text:p>Draper Nexus</text:p>
          </table:table-cell>
          <table:table-cell table:style-name="ce25" office:value-type="float" office:value="175" calcext:value-type="float">
            <text:p>$175</text:p>
          </table:table-cell>
          <table:table-cell table:style-name="ce35" office:value-type="date" office:date-value="2016-11-23" calcext:value-type="date">
            <text:p>11/23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, Japan</text:p>
          </table:table-cell>
          <table:table-cell table:style-name="ce9" office:value-type="string" calcext:value-type="string">
            <text:p>per Term Sheet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599" calcext:value-type="float">
            <text:p>599</text:p>
          </table:table-cell>
          <table:table-cell table:style-name="ce16" office:value-type="string" calcext:value-type="string">
            <text:p>Caffeinated Capital</text:p>
          </table:table-cell>
          <table:table-cell table:style-name="ce25" office:value-type="float" office:value="17" calcext:value-type="float">
            <text:p>$17</text:p>
          </table:table-cell>
          <table:table-cell table:style-name="ce35" office:value-type="date" office:date-value="2016-11-23" calcext:value-type="date">
            <text:p>11/23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 office:value-type="string" calcext:value-type="string">
            <text:p>$75M target - per Term Sheet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00" calcext:value-type="float">
            <text:p>600</text:p>
          </table:table-cell>
          <table:table-cell table:style-name="ce16" office:value-type="string" calcext:value-type="string">
            <text:p>SV Angel</text:p>
          </table:table-cell>
          <table:table-cell table:style-name="ce25" office:value-type="float" office:value="53" calcext:value-type="float">
            <text:p>$53</text:p>
          </table:table-cell>
          <table:table-cell table:style-name="ce35" office:value-type="date" office:date-value="2016-11-23" calcext:value-type="date">
            <text:p>11/23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VI</text:p>
          </table:table-cell>
          <table:table-cell table:style-name="ce9" office:value-type="string" calcext:value-type="string">
            <text:p>Bay Area</text:p>
          </table:table-cell>
          <table:table-cell table:style-name="ce9" office:value-type="string" calcext:value-type="string">
            <text:p>SEC filing - per Term Sheet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01" calcext:value-type="float">
            <text:p>601</text:p>
          </table:table-cell>
          <table:table-cell table:style-name="ce16" office:value-type="string" calcext:value-type="string">
            <text:p>Slow Ventures</text:p>
          </table:table-cell>
          <table:table-cell table:style-name="ce25" office:value-type="float" office:value="145" calcext:value-type="float">
            <text:p>$145</text:p>
          </table:table-cell>
          <table:table-cell table:style-name="ce35" office:value-type="date" office:date-value="2016-11-18" calcext:value-type="date">
            <text:p>11/18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</text:p>
          </table:table-cell>
          <table:table-cell table:style-name="ce15" office:value-type="string" calcext:value-type="string">
            <text:p><text:a xlink:href="https://techcrunch.com/2016/11/17/slow-ventures-launches-a-new-145m-fund-and-adds-scott-marlette-as-a-partner/" xlink:type="simple">https://techcrunch.com/2016/11/17/slow-ventures-launches-a-new-145m-fund-and-adds-scott-marlette-as-a-partner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02" calcext:value-type="float">
            <text:p>602</text:p>
          </table:table-cell>
          <table:table-cell table:style-name="ce16" office:value-type="string" calcext:value-type="string">
            <text:p>The House Fund</text:p>
          </table:table-cell>
          <table:table-cell table:style-name="ce25" office:value-type="float" office:value="6" calcext:value-type="float">
            <text:p>$6</text:p>
          </table:table-cell>
          <table:table-cell table:style-name="ce35" office:value-type="date" office:date-value="2016-11-16" calcext:value-type="date">
            <text:p>11/16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erkeley, California</text:p>
          </table:table-cell>
          <table:table-cell table:style-name="ce15" office:value-type="string" calcext:value-type="string">
            <text:p><text:a xlink:href="http://www.7x7.com/uc-berkeleys-the-house-raises-6m-to-incubate-student-start-ups-2078250174.html" xlink:type="simple">http://www.7x7.com/uc-berkeleys-the-house-raises-6m-to-incubate-student-start-ups-2078250174.ht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03" calcext:value-type="float">
            <text:p>603</text:p>
          </table:table-cell>
          <table:table-cell table:style-name="ce16" office:value-type="string" calcext:value-type="string">
            <text:p>BoldStart Ventures </text:p>
          </table:table-cell>
          <table:table-cell table:style-name="ce25" office:value-type="float" office:value="47" calcext:value-type="float">
            <text:p>$47</text:p>
          </table:table-cell>
          <table:table-cell table:style-name="ce35" office:value-type="date" office:date-value="2016-11-15" calcext:value-type="date">
            <text:p>11/15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NYC</text:p>
          </table:table-cell>
          <table:table-cell table:style-name="ce15" office:value-type="string" calcext:value-type="string">
            <text:p><text:a xlink:href="https://techcrunch.com/2016/11/15/boldstart-ventures-locks-down-47-million-for-fund-three/" xlink:type="simple">https://techcrunch.com/2016/11/15/boldstart-ventures-locks-down-47-million-for-fund-three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04" calcext:value-type="float">
            <text:p>604</text:p>
          </table:table-cell>
          <table:table-cell table:style-name="ce16" office:value-type="string" calcext:value-type="string">
            <text:p>WME Ventures</text:p>
          </table:table-cell>
          <table:table-cell table:style-name="ce25" office:value-type="float" office:value="50" calcext:value-type="float">
            <text:p>$50</text:p>
          </table:table-cell>
          <table:table-cell table:style-name="ce35" office:value-type="date" office:date-value="2016-11-14" calcext:value-type="date">
            <text:p>11/14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15" office:value-type="string" calcext:value-type="string">
            <text:p><text:a xlink:href="http://www.forbes.com/sites/alexkonrad/2016/11/14/beth-ferreira-and-wme-ventures-match-startups-with-talent/#529d612437dd" xlink:type="simple">http://www.forbes.com/sites/alexkonrad/2016/11/14/beth-ferreira-and-wme-ventures-match-startups-with-talent/#529d612437dd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05" calcext:value-type="float">
            <text:p>605</text:p>
          </table:table-cell>
          <table:table-cell table:style-name="ce16" office:value-type="string" calcext:value-type="string">
            <text:p>SJF Ventures</text:p>
          </table:table-cell>
          <table:table-cell table:style-name="ce25" office:value-type="float" office:value="74" calcext:value-type="float">
            <text:p>$74</text:p>
          </table:table-cell>
          <table:table-cell table:style-name="ce35" office:value-type="date" office:date-value="2016-11-04" calcext:value-type="date">
            <text:p>11/4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Durham, North Carolin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06" calcext:value-type="float">
            <text:p>606</text:p>
          </table:table-cell>
          <table:table-cell table:style-name="ce16" office:value-type="string" calcext:value-type="string">
            <text:p>Relay Ventures</text:p>
          </table:table-cell>
          <table:table-cell table:style-name="ce25" office:value-type="float" office:value="150" calcext:value-type="float">
            <text:p>$150</text:p>
          </table:table-cell>
          <table:table-cell table:style-name="ce36" office:value-type="date" office:date-value="2016-11-04" calcext:value-type="date">
            <text:p>11/4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, Toronto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07" calcext:value-type="float">
            <text:p>607</text:p>
          </table:table-cell>
          <table:table-cell table:style-name="ce16" office:value-type="string" calcext:value-type="string">
            <text:p>Campire Capital</text:p>
          </table:table-cell>
          <table:table-cell table:style-name="ce25" office:value-type="float" office:value="41" calcext:value-type="float">
            <text:p>$41</text:p>
          </table:table-cell>
          <table:table-cell table:style-name="ce36" office:value-type="date" office:date-value="2016-10-31" calcext:value-type="date">
            <text:p>10/31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Vancover, Canada</text:p>
          </table:table-cell>
          <table:table-cell table:style-name="ce15" office:value-type="string" calcext:value-type="string">
            <text:p><text:a xlink:href="http://www.bctechnology.com/news/2016/10/21/Vancouver-based-Venture-Capital-Firm-Campfire-Capital-Closes-41.1-Million-Venture-Capital-Fund.cfm?id=36669" xlink:type="simple">http://www.bctechnology.com/news/2016/10/21/Vancouver-based-Venture-Capital-Firm-Campfire-Capital-Closes-41.1-Million-Venture-Capital-Fund.cfm?id=36669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08" calcext:value-type="float">
            <text:p>608</text:p>
          </table:table-cell>
          <table:table-cell table:style-name="ce16" office:value-type="string" calcext:value-type="string">
            <text:p>Chicago Ventues</text:p>
          </table:table-cell>
          <table:table-cell table:style-name="ce25" office:value-type="float" office:value="66" calcext:value-type="float">
            <text:p>$66</text:p>
          </table:table-cell>
          <table:table-cell table:style-name="ce36" office:value-type="date" office:date-value="2016-10-31" calcext:value-type="date">
            <text:p>10/31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Chicago</text:p>
          </table:table-cell>
          <table:table-cell table:style-name="ce15" office:value-type="string" calcext:value-type="string">
            <text:p><text:a xlink:href="http://www.chicagotribune.com/bluesky/originals/ct-chicago-ventures-66-million-second-fund-bsi-20161031-story.html" xlink:type="simple">http://www.chicagotribune.com/bluesky/originals/ct-chicago-ventures-66-million-second-fund-bsi-20161031-story.html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09" calcext:value-type="float">
            <text:p>609</text:p>
          </table:table-cell>
          <table:table-cell table:style-name="ce16" office:value-type="string" calcext:value-type="string">
            <text:p>Javelin Venture Partners</text:p>
          </table:table-cell>
          <table:table-cell table:style-name="ce25" office:value-type="float" office:value="125" calcext:value-type="float">
            <text:p>$125</text:p>
          </table:table-cell>
          <table:table-cell table:style-name="ce36" office:value-type="date" office:date-value="2016-10-26" calcext:value-type="date">
            <text:p>10/26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Bay Area</text:p>
          </table:table-cell>
          <table:table-cell table:style-name="ce15" office:value-type="string" calcext:value-type="string">
            <text:p><text:a xlink:href="https://techcrunch.com/2016/10/26/javelin-venture-partners-just-closed-its-fourth-fund-with-125-million/" xlink:type="simple">https://techcrunch.com/2016/10/26/javelin-venture-partners-just-closed-its-fourth-fund-with-125-million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10" calcext:value-type="float">
            <text:p>610</text:p>
          </table:table-cell>
          <table:table-cell table:style-name="ce16" office:value-type="string" calcext:value-type="string">
            <text:p>Questa Capital</text:p>
          </table:table-cell>
          <table:table-cell table:style-name="ce25" office:value-type="float" office:value="100" calcext:value-type="float">
            <text:p>$100</text:p>
          </table:table-cell>
          <table:table-cell table:style-name="ce36" office:value-type="date" office:date-value="2016-10-24" calcext:value-type="date">
            <text:p>10/24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9" office:value-type="string" calcext:value-type="string">
            <text:p>1st close was $100M, target is $250M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11" calcext:value-type="float">
            <text:p>611</text:p>
          </table:table-cell>
          <table:table-cell table:style-name="ce16" office:value-type="string" calcext:value-type="string">
            <text:p>Initialized Capital</text:p>
          </table:table-cell>
          <table:table-cell table:style-name="ce25" office:value-type="float" office:value="115" calcext:value-type="float">
            <text:p>$115</text:p>
          </table:table-cell>
          <table:table-cell table:style-name="ce36" office:value-type="date" office:date-value="2016-10-24" calcext:value-type="date">
            <text:p>10/24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ay Area</text:p>
          </table:table-cell>
          <table:table-cell table:style-name="ce15" office:value-type="string" calcext:value-type="string">
            <text:p><text:a xlink:href="http://initialized.com/initializing-initialized-capital-dot-dot-dot" xlink:type="simple">http://initialized.com/initializing-initialized-capital-dot-dot-dot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12" calcext:value-type="float">
            <text:p>612</text:p>
          </table:table-cell>
          <table:table-cell table:style-name="ce16" office:value-type="string" calcext:value-type="string">
            <text:p>HealthX Ventures</text:p>
          </table:table-cell>
          <table:table-cell table:style-name="ce25" office:value-type="float" office:value="20" calcext:value-type="float">
            <text:p>$20</text:p>
          </table:table-cell>
          <table:table-cell table:style-name="ce36" office:value-type="date" office:date-value="2016-10-21" calcext:value-type="date">
            <text:p>10/21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Wisconsin, US</text:p>
          </table:table-cell>
          <table:table-cell table:style-name="ce15" office:value-type="string" calcext:value-type="string">
            <text:p><text:a xlink:href="http://www.healthxventures.com/news/2016/10/2/healthx-ventures-closes-flagship-fund-of-more-than-20-million" xlink:type="simple">http://www.healthxventures.com/news/2016/10/2/healthx-ventures-closes-flagship-fund-of-more-than-20-million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13" calcext:value-type="float">
            <text:p>613</text:p>
          </table:table-cell>
          <table:table-cell table:style-name="ce16" office:value-type="string" calcext:value-type="string">
            <text:p>Sound Ventures</text:p>
          </table:table-cell>
          <table:table-cell table:style-name="ce25" office:value-type="float" office:value="130" calcext:value-type="float">
            <text:p>$130</text:p>
          </table:table-cell>
          <table:table-cell table:style-name="ce36" office:value-type="date" office:date-value="2016-10-19" calcext:value-type="date">
            <text:p>10/19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LA</text:p>
          </table:table-cell>
          <table:table-cell table:style-name="ce9" office:value-type="string" calcext:value-type="string">
            <text:p>via Recode (early and growth stage funds, early stage fund is single LP Live Nation and growth stage fund is single LP Liberty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14" calcext:value-type="float">
            <text:p>614</text:p>
          </table:table-cell>
          <table:table-cell table:style-name="ce16" office:value-type="string" calcext:value-type="string">
            <text:p>Bowery Capital</text:p>
          </table:table-cell>
          <table:table-cell table:style-name="ce25" office:value-type="float" office:value="60" calcext:value-type="float">
            <text:p>$60</text:p>
          </table:table-cell>
          <table:table-cell table:style-name="ce36" office:value-type="date" office:date-value="2016-10-19" calcext:value-type="date">
            <text:p>10/19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NYC</text:p>
          </table:table-cell>
          <table:table-cell table:style-name="ce9" office:value-type="string" calcext:value-type="string">
            <text:p>via Term Sheet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15" calcext:value-type="float">
            <text:p>615</text:p>
          </table:table-cell>
          <table:table-cell table:style-name="ce16" office:value-type="string" calcext:value-type="string">
            <text:p>BioVentures Investors</text:p>
          </table:table-cell>
          <table:table-cell table:style-name="ce25" office:value-type="float" office:value="87" calcext:value-type="float">
            <text:p>$87</text:p>
          </table:table-cell>
          <table:table-cell table:style-name="ce36" office:value-type="date" office:date-value="2016-10-10" calcext:value-type="date">
            <text:p>10/10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V</text:p>
          </table:table-cell>
          <table:table-cell table:style-name="ce9" office:value-type="string" calcext:value-type="string">
            <text:p>Boston</text:p>
          </table:table-cell>
          <table:table-cell table:style-name="ce15" office:value-type="string" calcext:value-type="string">
            <text:p><text:a xlink:href="http://www.businesswire.com/news/home/20161007005588/en/BioVentures-Investors-LLC-Closes-Fund-IV-87" xlink:type="simple">http://www.businesswire.com/news/home/20161007005588/en/BioVentures-Investors-LLC-Closes-Fund-IV-87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16" calcext:value-type="float">
            <text:p>616</text:p>
          </table:table-cell>
          <table:table-cell table:style-name="ce16" office:value-type="string" calcext:value-type="string">
            <text:p>Compound</text:p>
          </table:table-cell>
          <table:table-cell table:style-name="ce25" office:value-type="float" office:value="50" calcext:value-type="float">
            <text:p>$50</text:p>
          </table:table-cell>
          <table:table-cell table:style-name="ce36" office:value-type="date" office:date-value="2016-10-05" calcext:value-type="date">
            <text:p>10/5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</text:p>
          </table:table-cell>
          <table:table-cell table:style-name="ce15" office:value-type="string" calcext:value-type="string">
            <text:p><text:a xlink:href="http://www.forbes.com/sites/alexkonrad/2016/10/05/metamorphic-ventures-rebrands-as-compound-with-new-fund/" xlink:type="simple">http://www.forbes.com/sites/alexkonrad/2016/10/05/metamorphic-ventures-rebrands-as-compound-with-new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17" calcext:value-type="float">
            <text:p>617</text:p>
          </table:table-cell>
          <table:table-cell table:style-name="ce16" office:value-type="string" calcext:value-type="string">
            <text:p>Zetta Venture Partners</text:p>
          </table:table-cell>
          <table:table-cell table:style-name="ce25" office:value-type="float" office:value="100" calcext:value-type="float">
            <text:p>$100</text:p>
          </table:table-cell>
          <table:table-cell table:style-name="ce36" office:value-type="date" office:date-value="2016-10-05" calcext:value-type="date">
            <text:p>10/5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Bay Area</text:p>
          </table:table-cell>
          <table:table-cell table:style-name="ce15" office:value-type="string" calcext:value-type="string">
            <text:p><text:a xlink:href="http://www.forbes.com/sites/alexkonrad/2016/10/04/zetta-venture-partners-raises-100-million-for-intelligent-enterprise-software/#133c9096ca28" xlink:type="simple">http://www.forbes.com/sites/alexkonrad/2016/10/04/zetta-venture-partners-raises-100-million-for-intelligent-enterprise-software/#133c9096ca28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18" calcext:value-type="float">
            <text:p>618</text:p>
          </table:table-cell>
          <table:table-cell table:style-name="ce16" office:value-type="string" calcext:value-type="string">
            <text:p>Information Venture Partners</text:p>
          </table:table-cell>
          <table:table-cell table:style-name="ce25" office:value-type="float" office:value="81.6" calcext:value-type="float">
            <text:p>$82</text:p>
          </table:table-cell>
          <table:table-cell table:style-name="ce36" office:value-type="date" office:date-value="2016-10-01" calcext:value-type="date">
            <text:p>10/1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Toronto, Canada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19" calcext:value-type="float">
            <text:p>619</text:p>
          </table:table-cell>
          <table:table-cell table:style-name="ce16" office:value-type="string" calcext:value-type="string">
            <text:p>Aleph</text:p>
          </table:table-cell>
          <table:table-cell table:style-name="ce25" office:value-type="float" office:value="180" calcext:value-type="float">
            <text:p>$180</text:p>
          </table:table-cell>
          <table:table-cell table:style-name="ce36" office:value-type="date" office:date-value="2016-09-26" calcext:value-type="date">
            <text:p>9/26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Israel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20" calcext:value-type="float">
            <text:p>620</text:p>
          </table:table-cell>
          <table:table-cell table:style-name="ce16" office:value-type="string" calcext:value-type="string">
            <text:p>Benhamou Global Ventures</text:p>
          </table:table-cell>
          <table:table-cell table:style-name="ce25" office:value-type="float" office:value="38" calcext:value-type="float">
            <text:p>$38</text:p>
          </table:table-cell>
          <table:table-cell table:style-name="ce36" office:value-type="date" office:date-value="2016-09-16" calcext:value-type="date">
            <text:p>9/16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II</text:p>
          </table:table-cell>
          <table:table-cell table:style-name="ce9" office:value-type="string" calcext:value-type="string">
            <text:p>Bay Area</text:p>
          </table:table-cell>
          <table:table-cell table:style-name="ce15" office:value-type="string" calcext:value-type="string">
            <text:p><text:a xlink:href="https://www.pehub.com/2016/09/benhamou-global-ventures-has-first-close-on-75-mln-third-fund/" xlink:type="simple">https://www.pehub.com/2016/09/benhamou-global-ventures-has-first-close-on-75-mln-third-fund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21" calcext:value-type="float">
            <text:p>621</text:p>
          </table:table-cell>
          <table:table-cell table:style-name="ce9" office:value-type="string" calcext:value-type="string">
            <text:p>Rittenhouse Ventures</text:p>
          </table:table-cell>
          <table:table-cell table:style-name="ce25" office:value-type="float" office:value="18" calcext:value-type="float">
            <text:p>$18</text:p>
          </table:table-cell>
          <table:table-cell table:style-name="ce36" office:value-type="date" office:date-value="2016-09-22" calcext:value-type="date">
            <text:p>9/22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I</text:p>
          </table:table-cell>
          <table:table-cell table:style-name="ce9" office:value-type="string" calcext:value-type="string">
            <text:p>Philadelphia, USA</text:p>
          </table:table-cell>
          <table:table-cell table:style-name="ce15" office:value-type="string" calcext:value-type="string">
            <text:p><text:a xlink:href="http://technical.ly/philly/2016/09/22/rittenhouse-ventures-closed-fund-ii" xlink:type="simple">http://technical.ly/philly/2016/09/22/rittenhouse-ventures-closed-fund-ii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22" calcext:value-type="float">
            <text:p>622</text:p>
          </table:table-cell>
          <table:table-cell table:style-name="ce9" office:value-type="string" calcext:value-type="string">
            <text:p>Elephant Partners</text:p>
          </table:table-cell>
          <table:table-cell table:style-name="ce25" office:value-type="float" office:value="156" calcext:value-type="float">
            <text:p>$156</text:p>
          </table:table-cell>
          <table:table-cell table:style-name="ce36" office:value-type="date" office:date-value="2016-09-22" calcext:value-type="date">
            <text:p>9/22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NYC, Boston</text:p>
          </table:table-cell>
          <table:table-cell table:style-name="ce15" office:value-type="string" calcext:value-type="string">
            <text:p><text:a xlink:href="https://www.pehub.com/2016/09/elephant-partners-closes-initial-fund-at-over-156-mln/" xlink:type="simple">https://www.pehub.com/2016/09/elephant-partners-closes-initial-fund-at-over-156-mln/</text:a></text:p>
          </table:table-cell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23" calcext:value-type="float">
            <text:p>623</text:p>
          </table:table-cell>
          <table:table-cell table:style-name="ce11" office:value-type="string" calcext:value-type="string">
            <text:p>s28 Capital</text:p>
          </table:table-cell>
          <table:table-cell table:style-name="ce24" office:value-type="float" office:value="170" calcext:value-type="float">
            <text:p>$170</text:p>
          </table:table-cell>
          <table:table-cell table:style-name="ce39" office:value-type="date" office:date-value="2016-09-20" calcext:value-type="date">
            <text:p>9/20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24" calcext:value-type="float">
            <text:p>624</text:p>
          </table:table-cell>
          <table:table-cell table:style-name="ce11" office:value-type="string" calcext:value-type="string">
            <text:p>First Round Capital</text:p>
          </table:table-cell>
          <table:table-cell table:style-name="ce24" office:value-type="float" office:value="175" calcext:value-type="float">
            <text:p>$175</text:p>
          </table:table-cell>
          <table:table-cell table:style-name="ce39" office:value-type="date" office:date-value="2016-09-08" calcext:value-type="date">
            <text:p>9/8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VI</text:p>
          </table:table-cell>
          <table:table-cell table:style-name="ce11" office:value-type="string" calcext:value-type="string">
            <text:p>Bay Area, NYC, Philly</text:p>
          </table:table-cell>
          <table:table-cell table:style-name="ce17" office:value-type="string" calcext:value-type="string">
            <text:p><text:a xlink:href="http://fortune.com/2016/09/08/first-round-capital-says-goodbye-to-co-founder-hello-to-new-fund/" xlink:type="simple">http://fortune.com/2016/09/08/first-round-capital-says-goodbye-to-co-founder-hello-to-new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25" calcext:value-type="float">
            <text:p>625</text:p>
          </table:table-cell>
          <table:table-cell table:style-name="ce11" office:value-type="string" calcext:value-type="string">
            <text:p>MissionOG</text:p>
          </table:table-cell>
          <table:table-cell table:style-name="ce24" office:value-type="float" office:value="35" calcext:value-type="float">
            <text:p>$35</text:p>
          </table:table-cell>
          <table:table-cell table:style-name="ce39" office:value-type="date" office:date-value="2016-02-09" calcext:value-type="date">
            <text:p>2/9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Philadelphia, USA</text:p>
          </table:table-cell>
          <table:table-cell table:style-name="ce17" office:value-type="string" calcext:value-type="string">
            <text:p><text:a xlink:href="http://www.phillymag.com/business/2016/02/09/missionog-35-million/" xlink:type="simple">http://www.phillymag.com/business/2016/02/09/missionog-35-million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26" calcext:value-type="float">
            <text:p>626</text:p>
          </table:table-cell>
          <table:table-cell table:style-name="ce11" office:value-type="string" calcext:value-type="string">
            <text:p>Long Ventures Partners</text:p>
          </table:table-cell>
          <table:table-cell table:style-name="ce24" office:value-type="float" office:value="20" calcext:value-type="float">
            <text:p>$20</text:p>
          </table:table-cell>
          <table:table-cell table:style-name="ce39" office:value-type="date" office:date-value="2016-09-05" calcext:value-type="date">
            <text:p>9/5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 office:value-type="string" calcext:value-type="string">
            <text:p>targeting $50M, have $20M already commited - http://fortune.com/2016/09/06/theres-a-new-ai-focused-vc-fund-in-silicon-valley/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27" calcext:value-type="float">
            <text:p>627</text:p>
          </table:table-cell>
          <table:table-cell table:style-name="ce11" office:value-type="string" calcext:value-type="string">
            <text:p>Bryant Stibel</text:p>
          </table:table-cell>
          <table:table-cell table:style-name="ce24" office:value-type="float" office:value="100" calcext:value-type="float">
            <text:p>$100</text:p>
          </table:table-cell>
          <table:table-cell table:style-name="ce39" office:value-type="date" office:date-value="2016-08-22" calcext:value-type="date">
            <text:p>8/22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LA</text:p>
          </table:table-cell>
          <table:table-cell table:style-name="ce17" office:value-type="string" calcext:value-type="string">
            <text:p><text:a xlink:href="http://www.wsj.com/articles/kobe-bryant-and-jeff-stibel-unveil-100-million-venture-capital-fund-1471838403" xlink:type="simple">http://www.wsj.com/articles/kobe-bryant-and-jeff-stibel-unveil-100-million-venture-capital-fund-1471838403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28" calcext:value-type="float">
            <text:p>628</text:p>
          </table:table-cell>
          <table:table-cell table:style-name="ce11" office:value-type="string" calcext:value-type="string">
            <text:p>Brooklyn Bridge Ventures</text:p>
          </table:table-cell>
          <table:table-cell table:style-name="ce24" office:value-type="float" office:value="15" calcext:value-type="float">
            <text:p>$15</text:p>
          </table:table-cell>
          <table:table-cell table:style-name="ce39" office:value-type="date" office:date-value="2016-08-22" calcext:value-type="date">
            <text:p>8/22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NYC</text:p>
          </table:table-cell>
          <table:table-cell table:style-name="ce17" office:value-type="string" calcext:value-type="string">
            <text:p><text:a xlink:href="http://www.forbes.com/sites/alexkonrad/2016/08/22/charlie-odonnell-raises-15-million-fund/#338023466dab" xlink:type="simple">http://www.forbes.com/sites/alexkonrad/2016/08/22/charlie-odonnell-raises-15-million-fund/#338023466dab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29" calcext:value-type="float">
            <text:p>629</text:p>
          </table:table-cell>
          <table:table-cell table:style-name="ce11" office:value-type="string" calcext:value-type="string">
            <text:p>Pear</text:p>
          </table:table-cell>
          <table:table-cell table:style-name="ce24" office:value-type="float" office:value="75" calcext:value-type="float">
            <text:p>$75</text:p>
          </table:table-cell>
          <table:table-cell table:style-name="ce39" office:value-type="date" office:date-value="2016-08-16" calcext:value-type="date">
            <text:p>8/16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s://techcrunch.com/2016/08/16/pejman-mar-rebrands-as-it-unveils-a-75-million-new-fund/" xlink:type="simple">https://techcrunch.com/2016/08/16/pejman-mar-rebrands-as-it-unveils-a-75-million-new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30" calcext:value-type="float">
            <text:p>630</text:p>
          </table:table-cell>
          <table:table-cell table:style-name="ce11" office:value-type="string" calcext:value-type="string">
            <text:p>KEC Ventures</text:p>
          </table:table-cell>
          <table:table-cell table:style-name="ce24" office:value-type="float" office:value="65" calcext:value-type="float">
            <text:p>$65</text:p>
          </table:table-cell>
          <table:table-cell table:style-name="ce39" office:value-type="date" office:date-value="2016-08-16" calcext:value-type="date">
            <text:p>8/16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NYC</text:p>
          </table:table-cell>
          <table:table-cell table:style-name="ce17" office:value-type="string" calcext:value-type="string">
            <text:p><text:a xlink:href="http://www.wsj.com/articles/kec-ventures-closes-on-65m-early-stage-fund-1471037718" xlink:type="simple">http://www.wsj.com/articles/kec-ventures-closes-on-65m-early-stage-fund-1471037718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31" calcext:value-type="float">
            <text:p>631</text:p>
          </table:table-cell>
          <table:table-cell table:style-name="ce11" office:value-type="string" calcext:value-type="string">
            <text:p>Susa Ventures</text:p>
          </table:table-cell>
          <table:table-cell table:style-name="ce24" office:value-type="float" office:value="50" calcext:value-type="float">
            <text:p>$50</text:p>
          </table:table-cell>
          <table:table-cell table:style-name="ce39" office:value-type="date" office:date-value="2016-08-16" calcext:value-type="date">
            <text:p>8/16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www.businesswire.com/news/home/20160816005355/en/Susa-Ventures-Closes-50M-Fund" xlink:type="simple">http://www.businesswire.com/news/home/20160816005355/en/Susa-Ventures-Closes-50M-Fund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32" calcext:value-type="float">
            <text:p>632</text:p>
          </table:table-cell>
          <table:table-cell table:style-name="ce11" office:value-type="string" calcext:value-type="string">
            <text:p>Binary Capital</text:p>
          </table:table-cell>
          <table:table-cell table:style-name="ce24" office:value-type="float" office:value="175" calcext:value-type="float">
            <text:p>$175</text:p>
          </table:table-cell>
          <table:table-cell table:style-name="ce39" office:value-type="date" office:date-value="2016-08-01" calcext:value-type="date">
            <text:p>8/1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s://techcrunch.com/2016/08/01/binary-capital/?ncid=rss" xlink:type="simple">https://techcrunch.com/2016/08/01/binary-capital/?ncid=rss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33" calcext:value-type="float">
            <text:p>633</text:p>
          </table:table-cell>
          <table:table-cell table:style-name="ce9" office:value-type="string" calcext:value-type="string">
            <text:p>500 Istanbul</text:p>
          </table:table-cell>
          <table:table-cell table:style-name="ce23" office:value-type="float" office:value="15" calcext:value-type="float">
            <text:p>$15</text:p>
          </table:table-cell>
          <table:table-cell table:style-name="ce36" office:value-type="date" office:date-value="2016-07-21" calcext:value-type="date">
            <text:p>7/21/2016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Turkey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634" calcext:value-type="float">
            <text:p>634</text:p>
          </table:table-cell>
          <table:table-cell table:style-name="ce11" office:value-type="string" calcext:value-type="string">
            <text:p>Liquid 2 Ventures</text:p>
          </table:table-cell>
          <table:table-cell table:style-name="ce24" office:value-type="float" office:value="40" calcext:value-type="float">
            <text:p>$40</text:p>
          </table:table-cell>
          <table:table-cell table:style-name="ce39" office:value-type="date" office:date-value="2016-07-06" calcext:value-type="date">
            <text:p>7/6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s://www.pehub.com/2016/07/nfl-hall-of-famer-joe-montanas-inaugural-venture-fund-targets-40-mln/" xlink:type="simple">https://www.pehub.com/2016/07/nfl-hall-of-famer-joe-montanas-inaugural-venture-fund-targets-40-mln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35" calcext:value-type="float">
            <text:p>635</text:p>
          </table:table-cell>
          <table:table-cell table:style-name="ce11" office:value-type="string" calcext:value-type="string">
            <text:p>Forerunner Ventures</text:p>
          </table:table-cell>
          <table:table-cell table:style-name="ce24" office:value-type="float" office:value="122" calcext:value-type="float">
            <text:p>$122</text:p>
          </table:table-cell>
          <table:table-cell table:style-name="ce39" office:value-type="date" office:date-value="2016-07-05" calcext:value-type="date">
            <text:p>7/5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s://www.sec.gov/Archives/edgar/data/1677697/000167769716000001/xslFormDX01/primary_doc.xml" xlink:type="simple">https://www.sec.gov/Archives/edgar/data/1677697/000167769716000001/xslFormDX01/primary_doc.xml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36" calcext:value-type="float">
            <text:p>636</text:p>
          </table:table-cell>
          <table:table-cell table:style-name="ce11" office:value-type="string" calcext:value-type="string">
            <text:p>Bloomberg Beta</text:p>
          </table:table-cell>
          <table:table-cell table:style-name="ce24" office:value-type="float" office:value="75" calcext:value-type="float">
            <text:p>$75</text:p>
          </table:table-cell>
          <table:table-cell table:style-name="ce39" office:value-type="date" office:date-value="2016-07-01" calcext:value-type="date">
            <text:p>7/1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NYC, 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37" calcext:value-type="float">
            <text:p>637</text:p>
          </table:table-cell>
          <table:table-cell table:style-name="ce11" office:value-type="string" calcext:value-type="string">
            <text:p>SaaStr Fund</text:p>
          </table:table-cell>
          <table:table-cell table:style-name="ce24" office:value-type="string" calcext:value-type="string">
            <text:p>$70</text:p>
          </table:table-cell>
          <table:table-cell table:style-name="ce39" office:value-type="date" office:date-value="2016-06-28" calcext:value-type="date">
            <text:p>6/28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38" calcext:value-type="float">
            <text:p>638</text:p>
          </table:table-cell>
          <table:table-cell table:style-name="ce11" office:value-type="string" calcext:value-type="string">
            <text:p>Bee Partners</text:p>
          </table:table-cell>
          <table:table-cell table:style-name="ce24" office:value-type="string" calcext:value-type="string">
            <text:p>$30</text:p>
          </table:table-cell>
          <table:table-cell table:style-name="ce39" office:value-type="date" office:date-value="2016-06-28" calcext:value-type="date">
            <text:p>6/28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39" calcext:value-type="float">
            <text:p>639</text:p>
          </table:table-cell>
          <table:table-cell table:style-name="ce11" office:value-type="string" calcext:value-type="string">
            <text:p>Union Square Ventures</text:p>
          </table:table-cell>
          <table:table-cell table:style-name="ce26" office:value-type="float" office:value="175" calcext:value-type="float">
            <text:p>$175</text:p>
          </table:table-cell>
          <table:table-cell table:style-name="ce39" office:value-type="date" office:date-value="2016-06-22" calcext:value-type="date">
            <text:p>6/22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V</text:p>
          </table:table-cell>
          <table:table-cell table:style-name="ce11" office:value-type="string" calcext:value-type="string">
            <text:p>NYC</text:p>
          </table:table-cell>
          <table:table-cell table:style-name="ce17" office:value-type="string" calcext:value-type="string">
            <text:p><text:a xlink:href="http://avc.com/2016/06/usv-2016/" xlink:type="simple">http://avc.com/2016/06/usv-2016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40" calcext:value-type="float">
            <text:p>640</text:p>
          </table:table-cell>
          <table:table-cell table:style-name="ce11" office:value-type="string" calcext:value-type="string">
            <text:p>Commerce Ventures</text:p>
          </table:table-cell>
          <table:table-cell table:style-name="ce26" office:value-type="float" office:value="25.6" calcext:value-type="float">
            <text:p>$26</text:p>
          </table:table-cell>
          <table:table-cell table:style-name="ce39" office:value-type="date" office:date-value="2016-06-13" calcext:value-type="date">
            <text:p>6/13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1" office:value-type="string" calcext:value-type="string">
            <text:p>1st close per SEC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41" calcext:value-type="float">
            <text:p>641</text:p>
          </table:table-cell>
          <table:table-cell table:style-name="ce11" office:value-type="string" calcext:value-type="string">
            <text:p>Underscore</text:p>
          </table:table-cell>
          <table:table-cell table:style-name="ce26" office:value-type="float" office:value="85" calcext:value-type="float">
            <text:p>$85</text:p>
          </table:table-cell>
          <table:table-cell table:style-name="ce39" office:value-type="date" office:date-value="2016-06-09" calcext:value-type="date">
            <text:p>6/9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oston</text:p>
          </table:table-cell>
          <table:table-cell table:style-name="ce17" office:value-type="string" calcext:value-type="string">
            <text:p><text:a xlink:href="http://www.xconomy.com/boston/2016/06/06/underscore-vc-looks-to-align-boston-tech-community-with-startups/" xlink:type="simple">http://www.xconomy.com/boston/2016/06/06/underscore-vc-looks-to-align-boston-tech-community-with-startups/#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42" calcext:value-type="float">
            <text:p>642</text:p>
          </table:table-cell>
          <table:table-cell table:style-name="ce11" office:value-type="string" calcext:value-type="string">
            <text:p>Sherpa Ventures</text:p>
          </table:table-cell>
          <table:table-cell table:style-name="ce26" office:value-type="float" office:value="172" calcext:value-type="float">
            <text:p>$172</text:p>
          </table:table-cell>
          <table:table-cell table:style-name="ce39" office:value-type="date" office:date-value="2016-06-09" calcext:value-type="date">
            <text:p>6/9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43" calcext:value-type="float">
            <text:p>643</text:p>
          </table:table-cell>
          <table:table-cell table:style-name="ce11" office:value-type="string" calcext:value-type="string">
            <text:p>Softtech VC</text:p>
          </table:table-cell>
          <table:table-cell table:style-name="ce26" office:value-type="float" office:value="100" calcext:value-type="float">
            <text:p>$100</text:p>
          </table:table-cell>
          <table:table-cell table:style-name="ce39" office:value-type="date" office:date-value="2016-06-08" calcext:value-type="date">
            <text:p>6/8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V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techcrunch.com/2016/06/08/softtech-vc-closes-its-fifth-fund-with-100-million-raises-50-million-opportunity-fund/" xlink:type="simple">http://techcrunch.com/2016/06/08/softtech-vc-closes-its-fifth-fund-with-100-million-raises-50-million-opportunity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44" calcext:value-type="float">
            <text:p>644</text:p>
          </table:table-cell>
          <table:table-cell table:style-name="ce11" office:value-type="string" calcext:value-type="string">
            <text:p>Softtech VC "breakout" </text:p>
          </table:table-cell>
          <table:table-cell table:style-name="ce26" office:value-type="float" office:value="50" calcext:value-type="float">
            <text:p>$50</text:p>
          </table:table-cell>
          <table:table-cell table:style-name="ce39" office:value-type="date" office:date-value="2016-06-08" calcext:value-type="date">
            <text:p>6/8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techcrunch.com/2016/06/08/softtech-vc-closes-its-fifth-fund-with-100-million-raises-50-million-opportunity-fund/" xlink:type="simple">http://techcrunch.com/2016/06/08/softtech-vc-closes-its-fifth-fund-with-100-million-raises-50-million-opportunity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45" calcext:value-type="float">
            <text:p>645</text:p>
          </table:table-cell>
          <table:table-cell table:style-name="ce11" office:value-type="string" calcext:value-type="string">
            <text:p>Greenspring Associates</text:p>
          </table:table-cell>
          <table:table-cell table:style-name="ce26" office:value-type="float" office:value="200" calcext:value-type="float">
            <text:p>$200</text:p>
          </table:table-cell>
          <table:table-cell table:style-name="ce39" office:value-type="date" office:date-value="2016-06-03" calcext:value-type="date">
            <text:p>6/3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Maryland, US</text:p>
          </table:table-cell>
          <table:table-cell table:style-name="ce17" office:value-type="string" calcext:value-type="string">
            <text:p><text:a xlink:href="http://finance.yahoo.com/news/greenspring-associates-raises-200-million-110000236.html" xlink:type="simple">http://finance.yahoo.com/news/greenspring-associates-raises-200-million-110000236.html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46" calcext:value-type="float">
            <text:p>646</text:p>
          </table:table-cell>
          <table:table-cell table:style-name="ce11" office:value-type="string" calcext:value-type="string">
            <text:p>Moneta Ventures</text:p>
          </table:table-cell>
          <table:table-cell table:style-name="ce26" office:value-type="float" office:value="25" calcext:value-type="float">
            <text:p>$25</text:p>
          </table:table-cell>
          <table:table-cell table:style-name="ce39" office:value-type="date" office:date-value="2016-06-02" calcext:value-type="date">
            <text:p>6/2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Sacramento, CA, US</text:p>
          </table:table-cell>
          <table:table-cell table:style-name="ce17" office:value-type="string" calcext:value-type="string">
            <text:p><text:a xlink:href="http://techcrunch.com/2016/06/02/a-micro-vc-firm-in-sacramento-raises-a-fast-second-fund/" xlink:type="simple">http://techcrunch.com/2016/06/02/a-micro-vc-firm-in-sacramento-raises-a-fast-second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47" calcext:value-type="float">
            <text:p>647</text:p>
          </table:table-cell>
          <table:table-cell table:style-name="ce11" office:value-type="string" calcext:value-type="string">
            <text:p>Romulus Capital</text:p>
          </table:table-cell>
          <table:table-cell table:style-name="ce26" office:value-type="float" office:value="75" calcext:value-type="float">
            <text:p>$75</text:p>
          </table:table-cell>
          <table:table-cell table:style-name="ce39" office:value-type="date" office:date-value="2016-06-01" calcext:value-type="date">
            <text:p>6/1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Boston</text:p>
          </table:table-cell>
          <table:table-cell table:style-name="ce17" office:value-type="string" calcext:value-type="string">
            <text:p><text:a xlink:href="http://www.forbes.com/sites/alexkonrad/2016/06/01/how-romulus-capital-built-a-150-million-firm/#535ebd0126d1" xlink:type="simple">http://www.forbes.com/sites/alexkonrad/2016/06/01/how-romulus-capital-built-a-150-million-firm/#535ebd0126d1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48" calcext:value-type="float">
            <text:p>648</text:p>
          </table:table-cell>
          <table:table-cell table:style-name="ce11" office:value-type="string" calcext:value-type="string">
            <text:p>Clear Ventures</text:p>
          </table:table-cell>
          <table:table-cell table:style-name="ce26" office:value-type="float" office:value="120" calcext:value-type="float">
            <text:p>$120</text:p>
          </table:table-cell>
          <table:table-cell table:style-name="ce39" office:value-type="date" office:date-value="2016-06-01" calcext:value-type="date">
            <text:p>6/1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techcrunch.com/2016/06/01/clear-ventures-run-by-veteran-investors-launches-debut-fund-with-120-million/" xlink:type="simple">http://techcrunch.com/2016/06/01/clear-ventures-run-by-veteran-investors-launches-debut-fund-with-120-million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49" calcext:value-type="float">
            <text:p>649</text:p>
          </table:table-cell>
          <table:table-cell table:style-name="ce11" office:value-type="string" calcext:value-type="string">
            <text:p>Chrysalix Venture Capital</text:p>
          </table:table-cell>
          <table:table-cell table:style-name="ce26" office:value-type="float" office:value="111" calcext:value-type="float">
            <text:p>$111</text:p>
          </table:table-cell>
          <table:table-cell table:style-name="ce39" office:value-type="date" office:date-value="2016-05-31" calcext:value-type="date">
            <text:p>5/31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Canada</text:p>
          </table:table-cell>
          <table:table-cell table:style-name="ce17" office:value-type="string" calcext:value-type="string">
            <text:p><text:a xlink:href="https://www.biv.com/article/2016/5/chrysalix-focusing-robots-new-146-million-fund/" xlink:type="simple">https://www.biv.com/article/2016/5/chrysalix-focusing-robots-new-146-million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50" calcext:value-type="float">
            <text:p>650</text:p>
          </table:table-cell>
          <table:table-cell table:style-name="ce11" office:value-type="string" calcext:value-type="string">
            <text:p>iNovia</text:p>
          </table:table-cell>
          <table:table-cell table:style-name="ce26" office:value-type="float" office:value="120" calcext:value-type="float">
            <text:p>$120</text:p>
          </table:table-cell>
          <table:table-cell table:style-name="ce39" office:value-type="date" office:date-value="2016-01-20" calcext:value-type="date">
            <text:p>1/20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V</text:p>
          </table:table-cell>
          <table:table-cell table:style-name="ce11" office:value-type="string" calcext:value-type="string">
            <text:p>Canada</text:p>
          </table:table-cell>
          <table:table-cell table:style-name="ce17" office:value-type="string" calcext:value-type="string">
            <text:p><text:a xlink:href="http://www.wsj.com/articles/canadas-inovia-capital-raises-c-175-million-for-new-venture-capital-fund-1453319996" xlink:type="simple">http://www.wsj.com/articles/canadas-inovia-capital-raises-c-175-million-for-new-venture-capital-fund-1453319996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51" calcext:value-type="float">
            <text:p>651</text:p>
          </table:table-cell>
          <table:table-cell table:style-name="ce17" office:value-type="string" calcext:value-type="string">
            <text:p><text:a xlink:href="http://indie.vc" xlink:type="simple">Indie.vc</text:a></text:p>
          </table:table-cell>
          <table:table-cell table:style-name="ce26" office:value-type="float" office:value="30" calcext:value-type="float">
            <text:p>$30</text:p>
          </table:table-cell>
          <table:table-cell table:style-name="ce39" office:value-type="date" office:date-value="2016-05-31" calcext:value-type="date">
            <text:p>5/31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Utah</text:p>
          </table:table-cell>
          <table:table-cell table:style-name="ce17" office:value-type="string" calcext:value-type="string">
            <text:p><text:a xlink:href="http://www.wsj.com/articles/venture-capital-and-its-discontents-1464667261" xlink:type="simple">http://www.wsj.com/articles/venture-capital-and-its-discontents-1464667261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52" calcext:value-type="float">
            <text:p>652</text:p>
          </table:table-cell>
          <table:table-cell table:style-name="ce11" office:value-type="string" calcext:value-type="string">
            <text:p>State of Mind Ventures</text:p>
          </table:table-cell>
          <table:table-cell table:style-name="ce26" office:value-type="float" office:value="75" calcext:value-type="float">
            <text:p>$75</text:p>
          </table:table-cell>
          <table:table-cell table:style-name="ce39" office:value-type="date" office:date-value="2016-05-27" calcext:value-type="date">
            <text:p>5/27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Israe</text:p>
          </table:table-cell>
          <table:table-cell table:style-name="ce17" office:value-type="string" calcext:value-type="string">
            <text:p><text:a xlink:href="http://www.haaretz.com/israel-news/business/1.721164" xlink:type="simple">http://www.haaretz.com/israel-news/business/1.721164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53" calcext:value-type="float">
            <text:p>653</text:p>
          </table:table-cell>
          <table:table-cell table:style-name="ce11" office:value-type="string" calcext:value-type="string">
            <text:p>Data Collective</text:p>
          </table:table-cell>
          <table:table-cell table:style-name="ce26" office:value-type="float" office:value="175" calcext:value-type="float">
            <text:p>$175</text:p>
          </table:table-cell>
          <table:table-cell table:style-name="ce39" office:value-type="date" office:date-value="2016-05-27" calcext:value-type="date">
            <text:p>5/27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V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54" calcext:value-type="float">
            <text:p>654</text:p>
          </table:table-cell>
          <table:table-cell table:style-name="ce11" office:value-type="string" calcext:value-type="string">
            <text:p>Backed</text:p>
          </table:table-cell>
          <table:table-cell table:style-name="ce26" office:value-type="float" office:value="60" calcext:value-type="float">
            <text:p>$60</text:p>
          </table:table-cell>
          <table:table-cell table:style-name="ce39" office:value-type="date" office:date-value="2016-05-25" calcext:value-type="date">
            <text:p>5/25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UK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55" calcext:value-type="float">
            <text:p>655</text:p>
          </table:table-cell>
          <table:table-cell table:style-name="ce11" office:value-type="string" calcext:value-type="string">
            <text:p>WI Harper</text:p>
          </table:table-cell>
          <table:table-cell table:style-name="ce26" office:value-type="float" office:value="175" calcext:value-type="float">
            <text:p>$175</text:p>
          </table:table-cell>
          <table:table-cell table:style-name="ce39" office:value-type="date" office:date-value="2016-05-17" calcext:value-type="date">
            <text:p>5/17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VIII</text:p>
          </table:table-cell>
          <table:table-cell table:style-name="ce11" office:value-type="string" calcext:value-type="string">
            <text:p>Bay Area, Chin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56" calcext:value-type="float">
            <text:p>656</text:p>
          </table:table-cell>
          <table:table-cell table:style-name="ce11" office:value-type="string" calcext:value-type="string">
            <text:p>Refactor Capital</text:p>
          </table:table-cell>
          <table:table-cell table:style-name="ce26" office:value-type="float" office:value="50" calcext:value-type="float">
            <text:p>$50</text:p>
          </table:table-cell>
          <table:table-cell table:style-name="ce39" office:value-type="date" office:date-value="2016-05-10" calcext:value-type="date">
            <text:p>5/10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s://www.crunchbase.com/organization/refactor-capital" xlink:type="simple">https://www.crunchbase.com/organization/refactor-capital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57" calcext:value-type="float">
            <text:p>657</text:p>
          </table:table-cell>
          <table:table-cell table:style-name="ce11" office:value-type="string" calcext:value-type="string">
            <text:p>Designer Fund</text:p>
          </table:table-cell>
          <table:table-cell table:style-name="ce26" office:value-type="float" office:value="20" calcext:value-type="float">
            <text:p>$20</text:p>
          </table:table-cell>
          <table:table-cell table:style-name="ce39" office:value-type="date" office:date-value="2016-05-03" calcext:value-type="date">
            <text:p>5/3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techcrunch.com/2016/05/03/designer-fund-which-backs-startups-with-designers-on-their-founding-teams-has-raised-20-million/" xlink:type="simple">http://techcrunch.com/2016/05/03/designer-fund-which-backs-startups-with-designers-on-their-founding-teams-has-raised-20-million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58" calcext:value-type="float">
            <text:p>658</text:p>
          </table:table-cell>
          <table:table-cell table:style-name="ce11" office:value-type="string" calcext:value-type="string">
            <text:p>Felicis Ventures</text:p>
          </table:table-cell>
          <table:table-cell table:style-name="ce26" office:value-type="float" office:value="200" calcext:value-type="float">
            <text:p>$200</text:p>
          </table:table-cell>
          <table:table-cell table:style-name="ce39" office:value-type="date" office:date-value="2016-04-21" calcext:value-type="date">
            <text:p>4/21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V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techcrunch.com/2016/04/21/felicis-ventures-closes-on-200-million-roughly-double-its-last-fund/" xlink:type="simple">http://techcrunch.com/2016/04/21/felicis-ventures-closes-on-200-million-roughly-double-its-last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59" calcext:value-type="float">
            <text:p>659</text:p>
          </table:table-cell>
          <table:table-cell table:style-name="ce11" office:value-type="string" calcext:value-type="string">
            <text:p>Draper Associates</text:p>
          </table:table-cell>
          <table:table-cell table:style-name="ce26" office:value-type="float" office:value="190" calcext:value-type="float">
            <text:p>$190</text:p>
          </table:table-cell>
          <table:table-cell table:style-name="ce39" office:value-type="date" office:date-value="2016-04-11" calcext:value-type="date">
            <text:p>4/11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60" calcext:value-type="float">
            <text:p>660</text:p>
          </table:table-cell>
          <table:table-cell table:style-name="ce11" office:value-type="string" calcext:value-type="string">
            <text:p>Altos Ventures Korea Fund</text:p>
          </table:table-cell>
          <table:table-cell table:style-name="ce26" office:value-type="float" office:value="110" calcext:value-type="float">
            <text:p>$110</text:p>
          </table:table-cell>
          <table:table-cell table:style-name="ce39" office:value-type="date" office:date-value="2016-03-24" calcext:value-type="date">
            <text:p>3/24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, Ko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61" calcext:value-type="float">
            <text:p>661</text:p>
          </table:table-cell>
          <table:table-cell table:style-name="ce11" office:value-type="string" calcext:value-type="string">
            <text:p>Upside Partnership</text:p>
          </table:table-cell>
          <table:table-cell table:style-name="ce26" office:value-type="float" office:value="44" calcext:value-type="float">
            <text:p>$44</text:p>
          </table:table-cell>
          <table:table-cell table:style-name="ce39" office:value-type="date" office:date-value="2016-03-21" calcext:value-type="date">
            <text:p>3/21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62" calcext:value-type="float">
            <text:p>662</text:p>
          </table:table-cell>
          <table:table-cell table:style-name="ce11" office:value-type="string" calcext:value-type="string">
            <text:p>Union Square Ventures</text:p>
          </table:table-cell>
          <table:table-cell table:style-name="ce26" office:value-type="float" office:value="175" calcext:value-type="float">
            <text:p>$175</text:p>
          </table:table-cell>
          <table:table-cell table:style-name="ce39" office:value-type="date" office:date-value="2016-03-18" calcext:value-type="date">
            <text:p>3/18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V</text:p>
          </table:table-cell>
          <table:table-cell table:style-name="ce11" office:value-type="string" calcext:value-type="string">
            <text:p>NYC</text:p>
          </table:table-cell>
          <table:table-cell table:style-name="ce11" office:value-type="string" calcext:value-type="string">
            <text:p>per SEC and Fortune 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63" calcext:value-type="float">
            <text:p>663</text:p>
          </table:table-cell>
          <table:table-cell table:style-name="ce11" office:value-type="string" calcext:value-type="string">
            <text:p>Contour Venture Partners</text:p>
          </table:table-cell>
          <table:table-cell table:style-name="ce26" office:value-type="float" office:value="56" calcext:value-type="float">
            <text:p>$56</text:p>
          </table:table-cell>
          <table:table-cell table:style-name="ce39" office:value-type="date" office:date-value="2016-03-16" calcext:value-type="date">
            <text:p>3/16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NYC</text:p>
          </table:table-cell>
          <table:table-cell table:style-name="ce17" office:value-type="string" calcext:value-type="string">
            <text:p><text:a xlink:href="https://www.pehub.com/2016/03/new-york-based-contour-raises-81-mln-for-two-funds/" xlink:type="simple">https://www.pehub.com/2016/03/new-york-based-contour-raises-81-mln-for-two-funds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64" calcext:value-type="float">
            <text:p>664</text:p>
          </table:table-cell>
          <table:table-cell table:style-name="ce11" office:value-type="string" calcext:value-type="string">
            <text:p>Mucker Capital</text:p>
          </table:table-cell>
          <table:table-cell table:style-name="ce26" office:value-type="float" office:value="45" calcext:value-type="float">
            <text:p>$45</text:p>
          </table:table-cell>
          <table:table-cell table:style-name="ce39" office:value-type="date" office:date-value="2016-03-09" calcext:value-type="date">
            <text:p>3/9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Los Angeles</text:p>
          </table:table-cell>
          <table:table-cell table:style-name="ce17" office:value-type="string" calcext:value-type="string">
            <text:p><text:a xlink:href="http://techcrunch.com/2016/03/09/mucker-capital-closes-on-45-million-for-an-early-stage-la-based-fund/" xlink:type="simple">http://techcrunch.com/2016/03/09/mucker-capital-closes-on-45-million-for-an-early-stage-la-based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65" calcext:value-type="float">
            <text:p>665</text:p>
          </table:table-cell>
          <table:table-cell table:style-name="ce11" office:value-type="string" calcext:value-type="string">
            <text:p>Tribeca Venture Partners</text:p>
          </table:table-cell>
          <table:table-cell table:style-name="ce26" office:value-type="float" office:value="117" calcext:value-type="float">
            <text:p>$117</text:p>
          </table:table-cell>
          <table:table-cell table:style-name="ce39" office:value-type="date" office:date-value="2016-02-26" calcext:value-type="date">
            <text:p>2/26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NYC</text:p>
          </table:table-cell>
          <table:table-cell table:style-name="ce17" office:value-type="string" calcext:value-type="string">
            <text:p><text:a xlink:href="http://tribecavp.com/announcing-tribeca-venture-partners-fund-ii/" xlink:type="simple">http://tribecavp.com/announcing-tribeca-venture-partners-fund-ii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66" calcext:value-type="float">
            <text:p>666</text:p>
          </table:table-cell>
          <table:table-cell table:style-name="ce11" office:value-type="string" calcext:value-type="string">
            <text:p>TLV Partners</text:p>
          </table:table-cell>
          <table:table-cell table:style-name="ce26" office:value-type="float" office:value="115" calcext:value-type="float">
            <text:p>$115</text:p>
          </table:table-cell>
          <table:table-cell table:style-name="ce39" office:value-type="date" office:date-value="2016-02-24" calcext:value-type="date">
            <text:p>2/24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Tel Aviv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67" calcext:value-type="float">
            <text:p>667</text:p>
          </table:table-cell>
          <table:table-cell table:style-name="ce11" office:value-type="string" calcext:value-type="string">
            <text:p>1955 Capital</text:p>
          </table:table-cell>
          <table:table-cell table:style-name="ce26" office:value-type="float" office:value="200" calcext:value-type="float">
            <text:p>$200</text:p>
          </table:table-cell>
          <table:table-cell table:style-name="ce39" office:value-type="date" office:date-value="2016-02-24" calcext:value-type="date">
            <text:p>2/24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68" calcext:value-type="float">
            <text:p>668</text:p>
          </table:table-cell>
          <table:table-cell table:style-name="ce11" office:value-type="string" calcext:value-type="string">
            <text:p>Super Ventures</text:p>
          </table:table-cell>
          <table:table-cell table:style-name="ce26" office:value-type="float" office:value="10" calcext:value-type="float">
            <text:p>$10</text:p>
          </table:table-cell>
          <table:table-cell table:style-name="ce39" office:value-type="date" office:date-value="2016-02-15" calcext:value-type="date">
            <text:p>2/15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 office:value-type="string" calcext:value-type="string">
            <text:p>VR focused fund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69" calcext:value-type="float">
            <text:p>669</text:p>
          </table:table-cell>
          <table:table-cell table:style-name="ce11" office:value-type="string" calcext:value-type="string">
            <text:p>Courtside Ventures</text:p>
          </table:table-cell>
          <table:table-cell table:style-name="ce26" office:value-type="float" office:value="35" calcext:value-type="float">
            <text:p>$35</text:p>
          </table:table-cell>
          <table:table-cell table:style-name="ce39" office:value-type="date" office:date-value="2016-01-11" calcext:value-type="date">
            <text:p>1/11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NYC, Detroit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70" calcext:value-type="float">
            <text:p>670</text:p>
          </table:table-cell>
          <table:table-cell table:style-name="ce11" office:value-type="string" calcext:value-type="string">
            <text:p>Sierra Ventures</text:p>
          </table:table-cell>
          <table:table-cell table:style-name="ce26" office:value-type="float" office:value="170" calcext:value-type="float">
            <text:p>$170</text:p>
          </table:table-cell>
          <table:table-cell table:style-name="ce39" office:value-type="date" office:date-value="2016-01-04" calcext:value-type="date">
            <text:p>1/4/2016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string" calcext:value-type="string">
            <text:p>X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71" calcext:value-type="float">
            <text:p>671</text:p>
          </table:table-cell>
          <table:table-cell table:style-name="ce11" office:value-type="string" calcext:value-type="string">
            <text:p>White Star Capital</text:p>
          </table:table-cell>
          <table:table-cell table:style-name="ce26" office:value-type="float" office:value="70" calcext:value-type="float">
            <text:p>$70</text:p>
          </table:table-cell>
          <table:table-cell table:style-name="ce39" office:value-type="date" office:date-value="2015-11-01" calcext:value-type="date">
            <text:p>11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NYC, UK, Montreal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72" calcext:value-type="float">
            <text:p>672</text:p>
          </table:table-cell>
          <table:table-cell table:style-name="ce11" office:value-type="string" calcext:value-type="string">
            <text:p>Greycroft Partners</text:p>
          </table:table-cell>
          <table:table-cell table:style-name="ce26" office:value-type="float" office:value="200" calcext:value-type="float">
            <text:p>$200</text:p>
          </table:table-cell>
          <table:table-cell table:style-name="ce39" office:value-type="date" office:date-value="2015-11-01" calcext:value-type="date">
            <text:p>11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V</text:p>
          </table:table-cell>
          <table:table-cell table:style-name="ce11" office:value-type="string" calcext:value-type="string">
            <text:p>NYC, LA</text:p>
          </table:table-cell>
          <table:table-cell table:style-name="ce17" office:value-type="string" calcext:value-type="string">
            <text:p><text:a xlink:href="https://medium.com/@greycroftvc/ten-years-and-counting-51b7901b8a1c#.t0n04flef" xlink:type="simple">https://medium.com/@greycroftvc/ten-years-and-counting-51b7901b8a1c#.t0n04flef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73" calcext:value-type="float">
            <text:p>673</text:p>
          </table:table-cell>
          <table:table-cell table:style-name="ce11" office:value-type="string" calcext:value-type="string">
            <text:p>Lerer Hippeau Ventures</text:p>
          </table:table-cell>
          <table:table-cell table:style-name="ce26" office:value-type="float" office:value="113" calcext:value-type="float">
            <text:p>$113</text:p>
          </table:table-cell>
          <table:table-cell table:style-name="ce39" office:value-type="date" office:date-value="2015-11-01" calcext:value-type="date">
            <text:p>11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V</text:p>
          </table:table-cell>
          <table:table-cell table:style-name="ce11" office:value-type="string" calcext:value-type="string">
            <text:p>NYC</text:p>
          </table:table-cell>
          <table:table-cell table:style-name="ce17" office:value-type="string" calcext:value-type="string">
            <text:p><text:a xlink:href="http://blogs.wsj.com/venturecapital/2015/11/19/lerer-hippeau-fund-v-hits-113m-as-new-york-tech-heats/" xlink:type="simple">http://blogs.wsj.com/venturecapital/2015/11/19/lerer-hippeau-fund-v-hits-113m-as-new-york-tech-heats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74" calcext:value-type="float">
            <text:p>674</text:p>
          </table:table-cell>
          <table:table-cell table:style-name="ce11" office:value-type="string" calcext:value-type="string">
            <text:p>AH Bio Fund</text:p>
          </table:table-cell>
          <table:table-cell table:style-name="ce26" office:value-type="float" office:value="200" calcext:value-type="float">
            <text:p>$200</text:p>
          </table:table-cell>
          <table:table-cell table:style-name="ce39" office:value-type="date" office:date-value="2015-11-01" calcext:value-type="date">
            <text:p>11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techcrunch.com/2015/11/18/andreessen-horowitz-gets-a-new-gp-and-a-new-fund/" xlink:type="simple">http://techcrunch.com/2015/11/18/andreessen-horowitz-gets-a-new-gp-and-a-new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75" calcext:value-type="float">
            <text:p>675</text:p>
          </table:table-cell>
          <table:table-cell table:style-name="ce11" office:value-type="string" calcext:value-type="string">
            <text:p>Ameba Capital</text:p>
          </table:table-cell>
          <table:table-cell table:style-name="ce26" office:value-type="float" office:value="157" calcext:value-type="float">
            <text:p>$157</text:p>
          </table:table-cell>
          <table:table-cell table:style-name="ce39" office:value-type="date" office:date-value="2015-11-01" calcext:value-type="date">
            <text:p>11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Chin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76" calcext:value-type="float">
            <text:p>676</text:p>
          </table:table-cell>
          <table:table-cell table:style-name="ce11" office:value-type="string" calcext:value-type="string">
            <text:p>Router Ventures</text:p>
          </table:table-cell>
          <table:table-cell table:style-name="ce26" office:value-type="float" office:value="1" calcext:value-type="float">
            <text:p>$1</text:p>
          </table:table-cell>
          <table:table-cell table:style-name="ce39" office:value-type="date" office:date-value="2015-11-01" calcext:value-type="date">
            <text:p>11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Omaha, Nebraska, USA</text:p>
          </table:table-cell>
          <table:table-cell table:style-name="ce17" office:value-type="string" calcext:value-type="string">
            <text:p><text:a xlink:href="http://siliconprairienews.com/2015/11/router-ventures-has-raised-a-1-million-fund-so-far/" xlink:type="simple">http://siliconprairienews.com/2015/11/router-ventures-has-raised-a-1-million-fund-so-far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77" calcext:value-type="float">
            <text:p>677</text:p>
          </table:table-cell>
          <table:table-cell table:style-name="ce11" office:value-type="string" calcext:value-type="string">
            <text:p>Brooklyn Bridge Ventures</text:p>
          </table:table-cell>
          <table:table-cell table:style-name="ce26" office:value-type="float" office:value="13" calcext:value-type="float">
            <text:p>$13</text:p>
          </table:table-cell>
          <table:table-cell table:style-name="ce39" office:value-type="date" office:date-value="2015-11-01" calcext:value-type="date">
            <text:p>11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NYC</text:p>
          </table:table-cell>
          <table:table-cell table:style-name="ce17" office:value-type="string" calcext:value-type="string">
            <text:p><text:a xlink:href="http://techcrunch.com/2015/11/15/brooklyn-bridge-ventures-approaches-15-million-target-for-second-fund/" xlink:type="simple">http://techcrunch.com/2015/11/15/brooklyn-bridge-ventures-approaches-15-million-target-for-second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78" calcext:value-type="float">
            <text:p>678</text:p>
          </table:table-cell>
          <table:table-cell table:style-name="ce11" office:value-type="string" calcext:value-type="string">
            <text:p>Open Ocean</text:p>
          </table:table-cell>
          <table:table-cell table:style-name="ce26" office:value-type="float" office:value="100" calcext:value-type="float">
            <text:p>$100</text:p>
          </table:table-cell>
          <table:table-cell table:style-name="ce39" office:value-type="date" office:date-value="2015-11-01" calcext:value-type="date">
            <text:p>11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Finland</text:p>
          </table:table-cell>
          <table:table-cell table:style-name="ce17" office:value-type="string" calcext:value-type="string">
            <text:p><text:a xlink:href="http://techcrunch.com/2015/11/10/open-ocean-fund/" xlink:type="simple">http://techcrunch.com/2015/11/10/open-ocean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79" calcext:value-type="float">
            <text:p>679</text:p>
          </table:table-cell>
          <table:table-cell table:style-name="ce11" office:value-type="string" calcext:value-type="string">
            <text:p>B-to-v Partners</text:p>
          </table:table-cell>
          <table:table-cell table:style-name="ce26" office:value-type="float" office:value="70" calcext:value-type="float">
            <text:p>$70</text:p>
          </table:table-cell>
          <table:table-cell table:style-name="ce39" office:value-type="date" office:date-value="2015-10-01" calcext:value-type="date">
            <text:p>10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Germany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80" calcext:value-type="float">
            <text:p>680</text:p>
          </table:table-cell>
          <table:table-cell table:style-name="ce11" office:value-type="string" calcext:value-type="string">
            <text:p>Acton Capital Partners</text:p>
          </table:table-cell>
          <table:table-cell table:style-name="ce26" office:value-type="float" office:value="200" calcext:value-type="float">
            <text:p>$200</text:p>
          </table:table-cell>
          <table:table-cell table:style-name="ce39" office:value-type="date" office:date-value="2015-10-01" calcext:value-type="date">
            <text:p>10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Germany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81" calcext:value-type="float">
            <text:p>681</text:p>
          </table:table-cell>
          <table:table-cell table:style-name="ce11" office:value-type="string" calcext:value-type="string">
            <text:p>Reach Capital</text:p>
          </table:table-cell>
          <table:table-cell table:style-name="ce26" office:value-type="float" office:value="53" calcext:value-type="float">
            <text:p>$53</text:p>
          </table:table-cell>
          <table:table-cell table:style-name="ce39" office:value-type="date" office:date-value="2015-10-01" calcext:value-type="date">
            <text:p>10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82" calcext:value-type="float">
            <text:p>682</text:p>
          </table:table-cell>
          <table:table-cell table:style-name="ce11" office:value-type="string" calcext:value-type="string">
            <text:p>Progress Ventures</text:p>
          </table:table-cell>
          <table:table-cell table:style-name="ce26" office:value-type="float" office:value="20" calcext:value-type="float">
            <text:p>$20</text:p>
          </table:table-cell>
          <table:table-cell table:style-name="ce39" office:value-type="date" office:date-value="2015-10-01" calcext:value-type="date">
            <text:p>10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Boston, M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83" calcext:value-type="float">
            <text:p>683</text:p>
          </table:table-cell>
          <table:table-cell table:style-name="ce11" office:value-type="string" calcext:value-type="string">
            <text:p>S2G Ventures</text:p>
          </table:table-cell>
          <table:table-cell table:style-name="ce26" office:value-type="float" office:value="125" calcext:value-type="float">
            <text:p>$125</text:p>
          </table:table-cell>
          <table:table-cell table:style-name="ce39" office:value-type="date" office:date-value="2015-10-01" calcext:value-type="date">
            <text:p>10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Chicago</text:p>
          </table:table-cell>
          <table:table-cell table:style-name="ce17" office:value-type="string" calcext:value-type="string">
            <text:p><text:a xlink:href="http://blogs.wsj.com/venturecapital/2015/10/20/new-food-and-agriculture-fund-s2g-ventures-launches-with-125-million/" xlink:type="simple">http://blogs.wsj.com/venturecapital/2015/10/20/new-food-and-agriculture-fund-s2g-ventures-launches-with-125-million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84" calcext:value-type="float">
            <text:p>684</text:p>
          </table:table-cell>
          <table:table-cell table:style-name="ce11" office:value-type="string" calcext:value-type="string">
            <text:p>Cloud Apps Capital Partners</text:p>
          </table:table-cell>
          <table:table-cell table:style-name="ce26" office:value-type="float" office:value="53.7" calcext:value-type="float">
            <text:p>$54</text:p>
          </table:table-cell>
          <table:table-cell table:style-name="ce39" office:value-type="date" office:date-value="2015-09-01" calcext:value-type="date">
            <text:p>9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85" calcext:value-type="float">
            <text:p>685</text:p>
          </table:table-cell>
          <table:table-cell table:style-name="ce11" office:value-type="string" calcext:value-type="string">
            <text:p>TenOneTen</text:p>
          </table:table-cell>
          <table:table-cell table:style-name="ce26" office:value-type="float" office:value="18" calcext:value-type="float">
            <text:p>$18</text:p>
          </table:table-cell>
          <table:table-cell table:style-name="ce39" office:value-type="date" office:date-value="2015-09-01" calcext:value-type="date">
            <text:p>9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Los Angeles</text:p>
          </table:table-cell>
          <table:table-cell table:style-name="ce17" office:value-type="string" calcext:value-type="string">
            <text:p><text:a xlink:href="http://blogs.wsj.com/venturecapital/2014/08/29/tenoneten-founders-go-from-creating-startups-to-investing-in-them/" xlink:type="simple">http://blogs.wsj.com/venturecapital/2014/08/29/tenoneten-founders-go-from-creating-startups-to-investing-in-them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86" calcext:value-type="float">
            <text:p>686</text:p>
          </table:table-cell>
          <table:table-cell table:style-name="ce11" office:value-type="string" calcext:value-type="string">
            <text:p>Draper Associates</text:p>
          </table:table-cell>
          <table:table-cell table:style-name="ce26" office:value-type="float" office:value="50" calcext:value-type="float">
            <text:p>$50</text:p>
          </table:table-cell>
          <table:table-cell table:style-name="ce39" office:value-type="date" office:date-value="2015-09-01" calcext:value-type="date">
            <text:p>9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V</text:p>
          </table:table-cell>
          <table:table-cell table:style-name="ce11" office:value-type="string" calcext:value-type="string">
            <text:p>Bay Area</text:p>
          </table:table-cell>
          <table:table-cell table:style-name="ce11" office:value-type="string" calcext:value-type="string">
            <text:p>SEC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87" calcext:value-type="float">
            <text:p>687</text:p>
          </table:table-cell>
          <table:table-cell table:style-name="ce11" office:value-type="string" calcext:value-type="string">
            <text:p>Amplify Partners</text:p>
          </table:table-cell>
          <table:table-cell table:style-name="ce26" office:value-type="float" office:value="150" calcext:value-type="float">
            <text:p>$150</text:p>
          </table:table-cell>
          <table:table-cell table:style-name="ce39" office:value-type="date" office:date-value="2015-09-01" calcext:value-type="date">
            <text:p>9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88" calcext:value-type="float">
            <text:p>688</text:p>
          </table:table-cell>
          <table:table-cell table:style-name="ce11" office:value-type="string" calcext:value-type="string">
            <text:p>500 Startups</text:p>
          </table:table-cell>
          <table:table-cell table:style-name="ce26" office:value-type="float" office:value="85" calcext:value-type="float">
            <text:p>$85</text:p>
          </table:table-cell>
          <table:table-cell table:style-name="ce39" office:value-type="date" office:date-value="2015-09-01" calcext:value-type="date">
            <text:p>9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blogs.wsj.com/venturecapital/2015/09/04/after-bumpy-road-500-startups-closes-fund-iii-with-85m/" xlink:type="simple">http://blogs.wsj.com/venturecapital/2015/09/04/after-bumpy-road-500-startups-closes-fund-iii-with-85m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89" calcext:value-type="float">
            <text:p>689</text:p>
          </table:table-cell>
          <table:table-cell table:style-name="ce11" office:value-type="string" calcext:value-type="string">
            <text:p>IDG Ventures</text:p>
          </table:table-cell>
          <table:table-cell table:style-name="ce26" office:value-type="float" office:value="120" calcext:value-type="float">
            <text:p>$120</text:p>
          </table:table-cell>
          <table:table-cell table:style-name="ce39" office:value-type="date" office:date-value="2015-09-01" calcext:value-type="date">
            <text:p>9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techcrunch.com/2015/08/31/idg-ventures-closes-on-120-million-for-its-third-fund/" xlink:type="simple">http://techcrunch.com/2015/08/31/idg-ventures-closes-on-120-million-for-its-third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90" calcext:value-type="float">
            <text:p>690</text:p>
          </table:table-cell>
          <table:table-cell table:style-name="ce11" office:value-type="string" calcext:value-type="string">
            <text:p>BoldStart Ventures</text:p>
          </table:table-cell>
          <table:table-cell table:style-name="ce26" office:value-type="float" office:value="20" calcext:value-type="float">
            <text:p>$20</text:p>
          </table:table-cell>
          <table:table-cell table:style-name="ce39" office:value-type="date" office:date-value="2015-07-01" calcext:value-type="date">
            <text:p>7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NYC</text:p>
          </table:table-cell>
          <table:table-cell table:style-name="ce17" office:value-type="string" calcext:value-type="string">
            <text:p><text:a xlink:href="http://blogs.wsj.com/venturecapital/2015/07/24/boldstart-nails-20m-toward-new-seed-fund-as-new-york-enterprise-software-sector-matures/" xlink:type="simple">http://blogs.wsj.com/venturecapital/2015/07/24/boldstart-nails-20m-toward-new-seed-fund-as-new-york-enterprise-software-sector-matures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91" calcext:value-type="float">
            <text:p>691</text:p>
          </table:table-cell>
          <table:table-cell table:style-name="ce11" office:value-type="string" calcext:value-type="string">
            <text:p>Constanoa Venture Capital</text:p>
          </table:table-cell>
          <table:table-cell table:style-name="ce26" office:value-type="float" office:value="135" calcext:value-type="float">
            <text:p>$135</text:p>
          </table:table-cell>
          <table:table-cell table:style-name="ce39" office:value-type="date" office:date-value="2015-07-01" calcext:value-type="date">
            <text:p>7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92" calcext:value-type="float">
            <text:p>692</text:p>
          </table:table-cell>
          <table:table-cell table:style-name="ce11" office:value-type="string" calcext:value-type="string">
            <text:p>CrossCut Ventures</text:p>
          </table:table-cell>
          <table:table-cell table:style-name="ce26" office:value-type="float" office:value="75" calcext:value-type="float">
            <text:p>$75</text:p>
          </table:table-cell>
          <table:table-cell table:style-name="ce39" office:value-type="date" office:date-value="2015-06-01" calcext:value-type="date">
            <text:p>6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Los Angeles</text:p>
          </table:table-cell>
          <table:table-cell table:style-name="ce17" office:value-type="string" calcext:value-type="string">
            <text:p><text:a xlink:href="http://fortune.com/2015/06/23/la-venture-firm-crosscut-raises-75-million-for-third-fund/?xid=soc_socialflow_facebook_FORTUNE" xlink:type="simple">http://fortune.com/2015/06/23/la-venture-firm-crosscut-raises-75-million-for-third-fund/?xid=soc_socialflow_facebook_FORTUNE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93" calcext:value-type="float">
            <text:p>693</text:p>
          </table:table-cell>
          <table:table-cell table:style-name="ce11" office:value-type="string" calcext:value-type="string">
            <text:p>Intel Capital Diversity Fund</text:p>
          </table:table-cell>
          <table:table-cell table:style-name="ce26" office:value-type="float" office:value="125" calcext:value-type="float">
            <text:p>$125</text:p>
          </table:table-cell>
          <table:table-cell table:style-name="ce39" office:value-type="date" office:date-value="2015-06-01" calcext:value-type="date">
            <text:p>6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blogs.wsj.com/venturecapital/2015/06/09/intel-capital-creates-125m-fund-for-women-minority-led-startups/" xlink:type="simple">http://blogs.wsj.com/venturecapital/2015/06/09/intel-capital-creates-125m-fund-for-women-minority-led-startups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94" calcext:value-type="float">
            <text:p>694</text:p>
          </table:table-cell>
          <table:table-cell table:style-name="ce11" office:value-type="string" calcext:value-type="string">
            <text:p>Passion Capital</text:p>
          </table:table-cell>
          <table:table-cell table:style-name="ce26" office:value-type="float" office:value="69" calcext:value-type="float">
            <text:p>$69</text:p>
          </table:table-cell>
          <table:table-cell table:style-name="ce32" office:value-type="string" calcext:value-type="string">
            <text:p>5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UK</text:p>
          </table:table-cell>
          <table:table-cell table:style-name="ce17" office:value-type="string" calcext:value-type="string">
            <text:p><text:a xlink:href="http://techcrunch.com/2015/05/28/passion-capital-fund-2/" xlink:type="simple">http://techcrunch.com/2015/05/28/passion-capital-fund-2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95" calcext:value-type="float">
            <text:p>695</text:p>
          </table:table-cell>
          <table:table-cell table:style-name="ce11" office:value-type="string" calcext:value-type="string">
            <text:p>Collaborative Fund</text:p>
          </table:table-cell>
          <table:table-cell table:style-name="ce26" office:value-type="float" office:value="65" calcext:value-type="float">
            <text:p>$65</text:p>
          </table:table-cell>
          <table:table-cell table:style-name="ce32" office:value-type="string" calcext:value-type="string">
            <text:p>5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NYC</text:p>
          </table:table-cell>
          <table:table-cell table:style-name="ce17" office:value-type="string" calcext:value-type="string">
            <text:p><text:a xlink:href="http://pevc.dowjones.com/Article?an=DJFVW00120150512eb5crmorn&amp;ReturnUrl=http%3a%2f%2fpevc.dowjones.com%2fArticle%3fan%3dDJFVW00120150512eb5crmorn" xlink:type="simple">http://pevc.dowjones.com/Article?an=DJFVW00120150512eb5crmorn&amp;ReturnUrl=http%3a%2f%2fpevc.dowjones.com%2fArticle%3fan%3dDJFVW00120150512eb5crmorn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96" calcext:value-type="float">
            <text:p>696</text:p>
          </table:table-cell>
          <table:table-cell table:style-name="ce11" office:value-type="string" calcext:value-type="string">
            <text:p>Obvious Ventures</text:p>
          </table:table-cell>
          <table:table-cell table:style-name="ce26" office:value-type="float" office:value="123" calcext:value-type="float">
            <text:p>$123</text:p>
          </table:table-cell>
          <table:table-cell table:style-name="ce32" office:value-type="string" calcext:value-type="string">
            <text:p>5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venturebeat.com/2015/05/21/ev-williams-obvious-ventures-closes-123456789-round/" xlink:type="simple">http://venturebeat.com/2015/05/21/ev-williams-obvious-ventures-closes-123456789-ro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97" calcext:value-type="float">
            <text:p>697</text:p>
          </table:table-cell>
          <table:table-cell table:style-name="ce11" office:value-type="string" calcext:value-type="string">
            <text:p>Valar</text:p>
          </table:table-cell>
          <table:table-cell table:style-name="ce26" office:value-type="float" office:value="1.2" calcext:value-type="float">
            <text:p>$1</text:p>
          </table:table-cell>
          <table:table-cell table:style-name="ce38" office:value-type="date" office:date-value="2015-05-21" calcext:value-type="date">
            <text:p>5/2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NYC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98" calcext:value-type="float">
            <text:p>698</text:p>
          </table:table-cell>
          <table:table-cell table:style-name="ce11" office:value-type="string" calcext:value-type="string">
            <text:p>Formation 8 hardware fund</text:p>
          </table:table-cell>
          <table:table-cell table:style-name="ce26" office:value-type="float" office:value="100" calcext:value-type="float">
            <text:p>$100</text:p>
          </table:table-cell>
          <table:table-cell table:style-name="ce32" office:value-type="string" calcext:value-type="string">
            <text:p>5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699" calcext:value-type="float">
            <text:p>699</text:p>
          </table:table-cell>
          <table:table-cell table:style-name="ce11" office:value-type="string" calcext:value-type="string">
            <text:p>Twilio Fund</text:p>
          </table:table-cell>
          <table:table-cell table:style-name="ce26" office:value-type="float" office:value="50" calcext:value-type="float">
            <text:p>$50</text:p>
          </table:table-cell>
          <table:table-cell table:style-name="ce32" office:value-type="string" calcext:value-type="string">
            <text:p>5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recode.net/2015/05/20/twilio-launches-50-million-development-fund/" xlink:type="simple">http://recode.net/2015/05/20/twilio-launches-50-million-development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00" calcext:value-type="float">
            <text:p>700</text:p>
          </table:table-cell>
          <table:table-cell table:style-name="ce11" office:value-type="string" calcext:value-type="string">
            <text:p>Aspect Ventures</text:p>
          </table:table-cell>
          <table:table-cell table:style-name="ce26" office:value-type="float" office:value="150" calcext:value-type="float">
            <text:p>$150</text:p>
          </table:table-cell>
          <table:table-cell table:style-name="ce32" office:value-type="string" calcext:value-type="string">
            <text:p>5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aspectventures.com/aspect-ventures-raises-150-million-for-first-fund/" xlink:type="simple">http://aspectventures.com/aspect-ventures-raises-150-million-for-first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01" calcext:value-type="float">
            <text:p>701</text:p>
          </table:table-cell>
          <table:table-cell table:style-name="ce11" office:value-type="string" calcext:value-type="string">
            <text:p>Storm Ventures</text:p>
          </table:table-cell>
          <table:table-cell table:style-name="ce26" office:value-type="float" office:value="180" calcext:value-type="float">
            <text:p>$180</text:p>
          </table:table-cell>
          <table:table-cell table:style-name="ce32" office:value-type="string" calcext:value-type="string">
            <text:p>5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V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techcrunch.com/2015/05/08/storm-ventures-locks-down-180m-for-its-new-fund/" xlink:type="simple">http://techcrunch.com/2015/05/08/storm-ventures-locks-down-180m-for-its-new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02" calcext:value-type="float">
            <text:p>702</text:p>
          </table:table-cell>
          <table:table-cell table:style-name="ce11" office:value-type="string" calcext:value-type="string">
            <text:p>Slow</text:p>
          </table:table-cell>
          <table:table-cell table:style-name="ce26" office:value-type="float" office:value="65" calcext:value-type="float">
            <text:p>$65</text:p>
          </table:table-cell>
          <table:table-cell table:style-name="ce32" office:value-type="string" calcext:value-type="string">
            <text:p>4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V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s://medium.com/@slow/announcing-slow-4-c70cf1b85ba6" xlink:type="simple">https://medium.com/@slow/announcing-slow-4-c70cf1b85ba6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03" calcext:value-type="float">
            <text:p>703</text:p>
          </table:table-cell>
          <table:table-cell table:style-name="ce11" office:value-type="string" calcext:value-type="string">
            <text:p>Illuminate</text:p>
          </table:table-cell>
          <table:table-cell table:style-name="ce26" office:value-type="float" office:value="30" calcext:value-type="float">
            <text:p>$30</text:p>
          </table:table-cell>
          <table:table-cell table:style-name="ce32" office:value-type="string" calcext:value-type="string">
            <text:p>4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1" office:value-type="string" calcext:value-type="string">
            <text:p>raising Fund II per SEC filing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04" calcext:value-type="float">
            <text:p>704</text:p>
          </table:table-cell>
          <table:table-cell table:style-name="ce11" office:value-type="string" calcext:value-type="string">
            <text:p>Playground Global</text:p>
          </table:table-cell>
          <table:table-cell table:style-name="ce26" office:value-type="float" office:value="48" calcext:value-type="float">
            <text:p>$48</text:p>
          </table:table-cell>
          <table:table-cell table:style-name="ce32" office:value-type="string" calcext:value-type="string">
            <text:p>4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 office:value-type="string" calcext:value-type="string">
            <text:p>hardware accelerator - http://fortune.com/2015/04/06/ex-google-exec-andy-rubin-raises-48-million-for-hardware-incubator/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05" calcext:value-type="float">
            <text:p>705</text:p>
          </table:table-cell>
          <table:table-cell table:style-name="ce11" office:value-type="string" calcext:value-type="string">
            <text:p>HWVP</text:p>
          </table:table-cell>
          <table:table-cell table:style-name="ce26" office:value-type="float" office:value="105" calcext:value-type="float">
            <text:p>$105</text:p>
          </table:table-cell>
          <table:table-cell table:style-name="ce32" office:value-type="string" calcext:value-type="string">
            <text:p>4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VI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www.strictlyvc.com/2015/04/06/hummer-winblad-reboots/" xlink:type="simple">http://www.strictlyvc.com/2015/04/06/hummer-winblad-reboots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06" calcext:value-type="float">
            <text:p>706</text:p>
          </table:table-cell>
          <table:table-cell table:style-name="ce11" office:value-type="string" calcext:value-type="string">
            <text:p>Freestyle</text:p>
          </table:table-cell>
          <table:table-cell table:style-name="ce26" office:value-type="float" office:value="60" calcext:value-type="float">
            <text:p>$60</text:p>
          </table:table-cell>
          <table:table-cell table:style-name="ce32" office:value-type="string" calcext:value-type="string">
            <text:p>4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techcrunch.com/2015/04/02/freestyle-capital-locks-down-60m-for-its-third-fund-adds-jenny-lefcourt-as-its-third-partner/" xlink:type="simple">http://techcrunch.com/2015/04/02/freestyle-capital-locks-down-60m-for-its-third-fund-adds-jenny-lefcourt-as-its-third-partner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07" calcext:value-type="float">
            <text:p>707</text:p>
          </table:table-cell>
          <table:table-cell table:style-name="ce11" office:value-type="string" calcext:value-type="string">
            <text:p>Structure Capital</text:p>
          </table:table-cell>
          <table:table-cell table:style-name="ce26" office:value-type="float" office:value="50" calcext:value-type="float">
            <text:p>$50</text:p>
          </table:table-cell>
          <table:table-cell table:style-name="ce32" office:value-type="string" calcext:value-type="string">
            <text:p>3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1" office:value-type="string" calcext:value-type="string">
            <text:p>raised $50M, not closed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08" calcext:value-type="float">
            <text:p>708</text:p>
          </table:table-cell>
          <table:table-cell table:style-name="ce11" office:value-type="string" calcext:value-type="string">
            <text:p>Ignition Partners</text:p>
          </table:table-cell>
          <table:table-cell table:style-name="ce26" office:value-type="float" office:value="200" calcext:value-type="float">
            <text:p>$200</text:p>
          </table:table-cell>
          <table:table-cell table:style-name="ce32" office:value-type="string" calcext:value-type="string">
            <text:p>3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VII</text:p>
          </table:table-cell>
          <table:table-cell table:style-name="ce11" office:value-type="string" calcext:value-type="string">
            <text:p>Seattle</text:p>
          </table:table-cell>
          <table:table-cell table:style-name="ce11" office:value-type="string" calcext:value-type="string">
            <text:p>raising up to $200M, not clear if has closed yet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09" calcext:value-type="float">
            <text:p>709</text:p>
          </table:table-cell>
          <table:table-cell table:style-name="ce11" office:value-type="string" calcext:value-type="string">
            <text:p>Zetta Venture Partners</text:p>
          </table:table-cell>
          <table:table-cell table:style-name="ce24" office:value-type="float" office:value="60" calcext:value-type="float">
            <text:p>$60</text:p>
          </table:table-cell>
          <table:table-cell table:style-name="ce32" office:value-type="string" calcext:value-type="string">
            <text:p>3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10" calcext:value-type="float">
            <text:p>710</text:p>
          </table:table-cell>
          <table:table-cell table:style-name="ce11" office:value-type="string" calcext:value-type="string">
            <text:p>Engineering Capital</text:p>
          </table:table-cell>
          <table:table-cell table:style-name="ce26" office:value-type="float" office:value="32" calcext:value-type="float">
            <text:p>$32</text:p>
          </table:table-cell>
          <table:table-cell table:style-name="ce32" office:value-type="string" calcext:value-type="string">
            <text:p>2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 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blogs.wsj.com/venturecapital/2015/02/24/venture-firm-engineering-capital-emerges-with-32-million-fund/" xlink:type="simple">http://blogs.wsj.com/venturecapital/2015/02/24/venture-firm-engineering-capital-emerges-with-32-million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11" calcext:value-type="float">
            <text:p>711</text:p>
          </table:table-cell>
          <table:table-cell table:style-name="ce11" office:value-type="string" calcext:value-type="string">
            <text:p>Notation Capital</text:p>
          </table:table-cell>
          <table:table-cell table:style-name="ce26" office:value-type="float" office:value="8" calcext:value-type="float">
            <text:p>$8</text:p>
          </table:table-cell>
          <table:table-cell table:style-name="ce32" office:value-type="string" calcext:value-type="string">
            <text:p>2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 </text:p>
          </table:table-cell>
          <table:table-cell table:style-name="ce11" office:value-type="string" calcext:value-type="string">
            <text:p>NYC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12" calcext:value-type="float">
            <text:p>712</text:p>
          </table:table-cell>
          <table:table-cell table:style-name="ce11" office:value-type="string" calcext:value-type="string">
            <text:p>Homebrew Ventures</text:p>
          </table:table-cell>
          <table:table-cell table:style-name="ce26" office:value-type="float" office:value="50" calcext:value-type="float">
            <text:p>$50</text:p>
          </table:table-cell>
          <table:table-cell table:style-name="ce32" office:value-type="string" calcext:value-type="string">
            <text:p>2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13" calcext:value-type="float">
            <text:p>713</text:p>
          </table:table-cell>
          <table:table-cell table:style-name="ce11" office:value-type="string" calcext:value-type="string">
            <text:p>Homebrew Ventures</text:p>
          </table:table-cell>
          <table:table-cell table:style-name="ce26" office:value-type="float" office:value="35" calcext:value-type="float">
            <text:p>$35</text:p>
          </table:table-cell>
          <table:table-cell table:style-name="ce32" office:value-type="string" calcext:value-type="string">
            <text:p>2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Opp Fund</text:p>
          </table:table-cell>
          <table:table-cell table:style-name="ce11" office:value-type="string" calcext:value-type="string">
            <text:p>Bay Area</text:p>
          </table:table-cell>
          <table:table-cell table:style-name="ce11" office:value-type="string" calcext:value-type="string">
            <text:p>opportunity fund, doing pro-rata in existing portfolio companies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14" calcext:value-type="float">
            <text:p>714</text:p>
          </table:table-cell>
          <table:table-cell table:style-name="ce11" office:value-type="string" calcext:value-type="string">
            <text:p>Aligned Partners</text:p>
          </table:table-cell>
          <table:table-cell table:style-name="ce26" office:value-type="float" office:value="50" calcext:value-type="float">
            <text:p>$50</text:p>
          </table:table-cell>
          <table:table-cell table:style-name="ce32" office:value-type="string" calcext:value-type="string">
            <text:p>2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15" calcext:value-type="float">
            <text:p>715</text:p>
          </table:table-cell>
          <table:table-cell table:style-name="ce11" office:value-type="string" calcext:value-type="string">
            <text:p>Crosslink Capital</text:p>
          </table:table-cell>
          <table:table-cell table:style-name="ce26" office:value-type="float" office:value="170" calcext:value-type="float">
            <text:p>$170</text:p>
          </table:table-cell>
          <table:table-cell table:style-name="ce32" office:value-type="string" calcext:value-type="string">
            <text:p>2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VI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venturebeat.com/2015/02/05/crosslink-closes-new-seed-stage-fund-with-170m-in-capital/" xlink:type="simple">http://venturebeat.com/2015/02/05/crosslink-closes-new-seed-stage-fund-with-170m-in-capital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16" calcext:value-type="float">
            <text:p>716</text:p>
          </table:table-cell>
          <table:table-cell table:style-name="ce11" office:value-type="string" calcext:value-type="string">
            <text:p>83North</text:p>
          </table:table-cell>
          <table:table-cell table:style-name="ce26" office:value-type="float" office:value="200" calcext:value-type="float">
            <text:p>$200</text:p>
          </table:table-cell>
          <table:table-cell table:style-name="ce32" office:value-type="string" calcext:value-type="string">
            <text:p>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Israel, UK</text:p>
          </table:table-cell>
          <table:table-cell table:style-name="ce11" office:value-type="string" calcext:value-type="string">
            <text:p>ex Greylock Israel team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17" calcext:value-type="float">
            <text:p>717</text:p>
          </table:table-cell>
          <table:table-cell table:style-name="ce11" office:value-type="string" calcext:value-type="string">
            <text:p>Cendana Co-Investment Fund</text:p>
          </table:table-cell>
          <table:table-cell table:style-name="ce26" office:value-type="float" office:value="40" calcext:value-type="float">
            <text:p>$40</text:p>
          </table:table-cell>
          <table:table-cell table:style-name="ce32" office:value-type="string" calcext:value-type="string">
            <text:p>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s://www.pehub.com/2015/01/august-aspect-blumberg-to-raise-money-cendana-get-another-40-mln/" xlink:type="simple">https://www.pehub.com/2015/01/august-aspect-blumberg-to-raise-money-cendana-get-another-40-mln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18" calcext:value-type="float">
            <text:p>718</text:p>
          </table:table-cell>
          <table:table-cell table:style-name="ce11" office:value-type="string" calcext:value-type="string">
            <text:p>Tullis Growth Fund</text:p>
          </table:table-cell>
          <table:table-cell table:style-name="ce27" office:value-type="float" office:value="21.4" calcext:value-type="float">
            <text:p>$21.4</text:p>
          </table:table-cell>
          <table:table-cell table:style-name="ce32" office:value-type="string" calcext:value-type="string">
            <text:p>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Florida</text:p>
          </table:table-cell>
          <table:table-cell table:style-name="ce17" office:value-type="string" calcext:value-type="string">
            <text:p><text:a xlink:href="https://www.pehub.com/2015/01/august-aspect-blumberg-to-raise-money-cendana-get-another-40-mln/" xlink:type="simple">https://www.pehub.com/2015/01/august-aspect-blumberg-to-raise-money-cendana-get-another-40-mln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19" calcext:value-type="float">
            <text:p>719</text:p>
          </table:table-cell>
          <table:table-cell table:style-name="ce11" office:value-type="string" calcext:value-type="string">
            <text:p>Kickstart Fund</text:p>
          </table:table-cell>
          <table:table-cell table:style-name="ce26" office:value-type="float" office:value="39" calcext:value-type="float">
            <text:p>$39</text:p>
          </table:table-cell>
          <table:table-cell table:style-name="ce32" office:value-type="string" calcext:value-type="string">
            <text:p>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Utah</text:p>
          </table:table-cell>
          <table:table-cell table:style-name="ce17" office:value-type="string" calcext:value-type="string">
            <text:p><text:a xlink:href="http://tech.co/kickstart-seed-fund-iii-2015-01" xlink:type="simple">http://tech.co/kickstart-seed-fund-iii-2015-01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20" calcext:value-type="float">
            <text:p>720</text:p>
          </table:table-cell>
          <table:table-cell table:style-name="ce11" office:value-type="string" calcext:value-type="string">
            <text:p>Techstars Ventures</text:p>
          </table:table-cell>
          <table:table-cell table:style-name="ce26" office:value-type="float" office:value="150" calcext:value-type="float">
            <text:p>$150</text:p>
          </table:table-cell>
          <table:table-cell table:style-name="ce32" office:value-type="string" calcext:value-type="string">
            <text:p>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Boulder, Colorado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21" calcext:value-type="float">
            <text:p>721</text:p>
          </table:table-cell>
          <table:table-cell table:style-name="ce11" office:value-type="string" calcext:value-type="string">
            <text:p>Sofia Fund</text:p>
          </table:table-cell>
          <table:table-cell table:style-name="ce26" office:value-type="float" office:value="4" calcext:value-type="float">
            <text:p>$4</text:p>
          </table:table-cell>
          <table:table-cell table:style-name="ce32" office:value-type="string" calcext:value-type="string">
            <text:p>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Minnesota, USA</text:p>
          </table:table-cell>
          <table:table-cell table:style-name="ce17" office:value-type="string" calcext:value-type="string">
            <text:p><text:a xlink:href="http://strib.mn/1y5HFi9" xlink:type="simple">http://strib.mn/1y5HFi9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22" calcext:value-type="float">
            <text:p>722</text:p>
          </table:table-cell>
          <table:table-cell table:style-name="ce11" office:value-type="string" calcext:value-type="string">
            <text:p>ENIAC Ventures</text:p>
          </table:table-cell>
          <table:table-cell table:style-name="ce26" office:value-type="float" office:value="55" calcext:value-type="float">
            <text:p>$55</text:p>
          </table:table-cell>
          <table:table-cell table:style-name="ce32" office:value-type="string" calcext:value-type="string">
            <text:p>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NYC</text:p>
          </table:table-cell>
          <table:table-cell table:style-name="ce17" office:value-type="string" calcext:value-type="string">
            <text:p><text:a xlink:href="http://techcrunch.com/2015/01/22/eniac-ventures-third-fund/" xlink:type="simple">http://techcrunch.com/2015/01/22/eniac-ventures-third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23" calcext:value-type="float">
            <text:p>723</text:p>
          </table:table-cell>
          <table:table-cell table:style-name="ce11" office:value-type="string" calcext:value-type="string">
            <text:p>Laconia</text:p>
          </table:table-cell>
          <table:table-cell table:style-name="ce26" office:value-type="float" office:value="5" calcext:value-type="float">
            <text:p>$5</text:p>
          </table:table-cell>
          <table:table-cell table:style-name="ce40" office:value-type="date" office:date-value="2015-01-01" calcext:value-type="date">
            <text:p>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NYC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24" calcext:value-type="float">
            <text:p>724</text:p>
          </table:table-cell>
          <table:table-cell table:style-name="ce11" office:value-type="string" calcext:value-type="string">
            <text:p>Tandem</text:p>
          </table:table-cell>
          <table:table-cell table:style-name="ce26" office:value-type="float" office:value="100" calcext:value-type="float">
            <text:p>$100</text:p>
          </table:table-cell>
          <table:table-cell table:style-name="ce32" office:value-type="string" calcext:value-type="string">
            <text:p>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tandemcap.com/2015/01/15/tandem-completes-new-100-million-investment-fund/" xlink:type="simple">http://tandemcap.com/2015/01/15/tandem-completes-new-100-million-investment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25" calcext:value-type="float">
            <text:p>725</text:p>
          </table:table-cell>
          <table:table-cell table:style-name="ce15" office:value-type="string" calcext:value-type="string">
            <text:p><text:a xlink:href="http://v1.vc" xlink:type="simple">V1.vc</text:a></text:p>
          </table:table-cell>
          <table:table-cell table:style-name="ce23" office:value-type="float" office:value="5" calcext:value-type="float">
            <text:p>$5</text:p>
          </table:table-cell>
          <table:table-cell table:style-name="ce36" office:value-type="date" office:date-value="2018-01-01" calcext:value-type="date">
            <text:p>1/1/2018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string" calcext:value-type="string">
            <text:p>I</text:p>
          </table:table-cell>
          <table:table-cell table:style-name="ce9" office:value-type="string" calcext:value-type="string">
            <text:p>Boulder, Colorado</text:p>
          </table:table-cell>
          <table:table-cell table:style-name="ce9"/>
          <table:table-cell table:style-name="ce62"/>
          <table:table-cell table:style-name="ce61" table:number-columns-repeated="12"/>
          <table:table-cell table:number-columns-repeated="1003"/>
        </table:table-row>
        <table:table-row table:style-name="ro1">
          <table:table-cell table:style-name="ce8" office:value-type="float" office:value="726" calcext:value-type="float">
            <text:p>726</text:p>
          </table:table-cell>
          <table:table-cell table:style-name="ce11" office:value-type="string" calcext:value-type="string">
            <text:p>Zelkova Ventures</text:p>
          </table:table-cell>
          <table:table-cell table:style-name="ce26" office:value-type="float" office:value="13" calcext:value-type="float">
            <text:p>$13</text:p>
          </table:table-cell>
          <table:table-cell table:style-name="ce39" office:value-type="date" office:date-value="2015-01-01" calcext:value-type="date">
            <text:p>1/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NYC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27" calcext:value-type="float">
            <text:p>727</text:p>
          </table:table-cell>
          <table:table-cell table:style-name="ce11" office:value-type="string" calcext:value-type="string">
            <text:p>Moneta Ventures</text:p>
          </table:table-cell>
          <table:table-cell table:style-name="ce26" office:value-type="float" office:value="25" calcext:value-type="float">
            <text:p>$25</text:p>
          </table:table-cell>
          <table:table-cell table:style-name="ce39" office:value-type="date" office:date-value="2015-02-19" calcext:value-type="date">
            <text:p>2/19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Sacramento, CA, US</text:p>
          </table:table-cell>
          <table:table-cell table:style-name="ce17" office:value-type="string" calcext:value-type="string">
            <text:p><text:a xlink:href="https://www.pehub.com/2015/02/moneta-ventures-fund-i-raises-25-mln/" xlink:type="simple">https://www.pehub.com/2015/02/moneta-ventures-fund-i-raises-25-mln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28" calcext:value-type="float">
            <text:p>728</text:p>
          </table:table-cell>
          <table:table-cell table:style-name="ce11" office:value-type="string" calcext:value-type="string">
            <text:p>Apertue Venture Partners</text:p>
          </table:table-cell>
          <table:table-cell table:style-name="ce26" office:value-type="float" office:value="50" calcext:value-type="float">
            <text:p>$50</text:p>
          </table:table-cell>
          <table:table-cell table:style-name="ce32" office:value-type="string" calcext:value-type="string">
            <text:p>1/2015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NYC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29" calcext:value-type="float">
            <text:p>729</text:p>
          </table:table-cell>
          <table:table-cell table:style-name="ce11" office:value-type="string" calcext:value-type="string">
            <text:p>Data Collective</text:p>
          </table:table-cell>
          <table:table-cell table:style-name="ce26" office:value-type="float" office:value="125" calcext:value-type="float">
            <text:p>$125</text:p>
          </table:table-cell>
          <table:table-cell table:style-name="ce32" office:value-type="string" calcext:value-type="string">
            <text:p>12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 office:value-type="string" calcext:value-type="string">
            <text:p>Opportunity Fund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30" calcext:value-type="float">
            <text:p>730</text:p>
          </table:table-cell>
          <table:table-cell table:style-name="ce11" office:value-type="string" calcext:value-type="string">
            <text:p>Cowboy Ventures</text:p>
          </table:table-cell>
          <table:table-cell table:style-name="ce26" office:value-type="float" office:value="57" calcext:value-type="float">
            <text:p>$57</text:p>
          </table:table-cell>
          <table:table-cell table:style-name="ce32" office:value-type="string" calcext:value-type="string">
            <text:p>12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blogs.wsj.com/venturecapital/2014/12/29/kleiner-perkins-veteran-has-the-reins-at-seed-firm-cowboy-ventures/" xlink:type="simple">http://blogs.wsj.com/venturecapital/2014/12/29/kleiner-perkins-veteran-has-the-reins-at-seed-firm-cowboy-ventures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31" calcext:value-type="float">
            <text:p>731</text:p>
          </table:table-cell>
          <table:table-cell table:style-name="ce11" office:value-type="string" calcext:value-type="string">
            <text:p>First Round Capital</text:p>
          </table:table-cell>
          <table:table-cell table:style-name="ce26" office:value-type="float" office:value="175" calcext:value-type="float">
            <text:p>$175</text:p>
          </table:table-cell>
          <table:table-cell table:style-name="ce32" office:value-type="string" calcext:value-type="string">
            <text:p>6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V</text:p>
          </table:table-cell>
          <table:table-cell table:style-name="ce11" office:value-type="string" calcext:value-type="string">
            <text:p>Bay Area, NYC, Philly</text:p>
          </table:table-cell>
          <table:table-cell table:style-name="ce17" office:value-type="string" calcext:value-type="string">
            <text:p><text:a xlink:href="http://blogs.wsj.com/venturecapital/2014/06/26/first-round-capital-gathers-175m-for-fifth-fund/?mod=WSJBlog" xlink:type="simple">http://blogs.wsj.com/venturecapital/2014/06/26/first-round-capital-gathers-175m-for-fifth-fund/?mod=WSJBlog</text:a></text:p>
          </table:table-cell>
          <table:table-cell table:style-name="ce60"/>
          <table:table-cell table:number-columns-repeated="1015"/>
        </table:table-row>
        <table:table-row table:style-name="ro5">
          <table:table-cell table:style-name="ce8" office:value-type="float" office:value="732" calcext:value-type="float">
            <text:p>732</text:p>
          </table:table-cell>
          <table:table-cell table:style-name="ce11" office:value-type="string" calcext:value-type="string">
            <text:p>Jaquar Ventures</text:p>
          </table:table-cell>
          <table:table-cell table:style-name="ce27" office:value-type="float" office:value="10" calcext:value-type="float">
            <text:p>$10.0</text:p>
          </table:table-cell>
          <table:table-cell table:style-name="ce38" office:value-type="date" office:date-value="2014-12-01" calcext:value-type="date">
            <text:p>12/1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Mexico City, Buenos Aires 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5">
          <table:table-cell table:style-name="ce8" office:value-type="float" office:value="733" calcext:value-type="float">
            <text:p>733</text:p>
          </table:table-cell>
          <table:table-cell table:style-name="ce11" office:value-type="string" calcext:value-type="string">
            <text:p>Primary Venture Partners</text:p>
          </table:table-cell>
          <table:table-cell table:style-name="ce27" office:value-type="float" office:value="30" calcext:value-type="float">
            <text:p>$30.0</text:p>
          </table:table-cell>
          <table:table-cell table:style-name="ce40" office:value-type="date" office:date-value="2014-04-01" calcext:value-type="date">
            <text:p>4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NYC</text:p>
          </table:table-cell>
          <table:table-cell table:style-name="ce11" office:value-type="string" calcext:value-type="string">
            <text:p>1st close - $60M target - http://pevc.dowjones.com/article?an=DJFVW00120141217eachqux8m&amp;from=alert&amp;pid=22&amp;ReturnUrl=http%3a%2f%2fpevc.dowjones.com%2farticle%3fan%3dDJFVW00120141217eachqux8m%26from%3dalert%26pid%3d22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34" calcext:value-type="float">
            <text:p>734</text:p>
          </table:table-cell>
          <table:table-cell table:style-name="ce11" office:value-type="string" calcext:value-type="string">
            <text:p>xFund</text:p>
          </table:table-cell>
          <table:table-cell table:style-name="ce26" office:value-type="float" office:value="100" calcext:value-type="float">
            <text:p>$100</text:p>
          </table:table-cell>
          <table:table-cell table:style-name="ce32" office:value-type="string" calcext:value-type="string">
            <text:p>12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oston, Bay Area</text:p>
          </table:table-cell>
          <table:table-cell table:style-name="ce17" office:value-type="string" calcext:value-type="string">
            <text:p><text:a xlink:href="http://techcrunch.com/2014/12/04/harvard-based-xfund-closes-a-100m-second-fund/" xlink:type="simple">http://techcrunch.com/2014/12/04/harvard-based-xfund-closes-a-100m-second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35" calcext:value-type="float">
            <text:p>735</text:p>
          </table:table-cell>
          <table:table-cell table:style-name="ce11" office:value-type="string" calcext:value-type="string">
            <text:p>Cendana Capital</text:p>
          </table:table-cell>
          <table:table-cell table:style-name="ce26" office:value-type="float" office:value="50" calcext:value-type="float">
            <text:p>$50</text:p>
          </table:table-cell>
          <table:table-cell table:style-name="ce32" office:value-type="string" calcext:value-type="string">
            <text:p>12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1" office:value-type="string" calcext:value-type="string">
            <text:p>Fund of Funds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36" calcext:value-type="float">
            <text:p>736</text:p>
          </table:table-cell>
          <table:table-cell table:style-name="ce11" office:value-type="string" calcext:value-type="string">
            <text:p>Golden Ventures Partners</text:p>
          </table:table-cell>
          <table:table-cell table:style-name="ce26" office:value-type="float" office:value="40" calcext:value-type="float">
            <text:p>$40</text:p>
          </table:table-cell>
          <table:table-cell table:style-name="ce32" office:value-type="string" calcext:value-type="string">
            <text:p>11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Toronto, Canada</text:p>
          </table:table-cell>
          <table:table-cell table:style-name="ce17" office:value-type="string" calcext:value-type="string">
            <text:p><text:a xlink:href="https://medium.com/@mattgoldenvp/golden-venture-partners-ii-d81c3cd0db60" xlink:type="simple">https://medium.com/@mattgoldenvp/golden-venture-partners-ii-d81c3cd0db60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37" calcext:value-type="float">
            <text:p>737</text:p>
          </table:table-cell>
          <table:table-cell table:style-name="ce11" office:value-type="string" calcext:value-type="string">
            <text:p>Unshackled</text:p>
          </table:table-cell>
          <table:table-cell table:style-name="ce27" office:value-type="float" office:value="3.5" calcext:value-type="float">
            <text:p>$3.5</text:p>
          </table:table-cell>
          <table:table-cell table:style-name="ce32" office:value-type="string" calcext:value-type="string">
            <text:p>11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blogs.wsj.com/venturecapital/2014/11/13/unshackled-a-new-angel-fund-forms-to-back-immigrant-entrepreneurs/?mg=blogs-wsj&amp;url=http%253A%252F%252Fblogs.wsj.com%252Fventurecapital%252F2014%252F11%252F13%252Funshackled-a-new-angel-fund-forms-to-back-immigrant-entrepreneurs" xlink:type="simple">http://blogs.wsj.com/venturecapital/2014/11/13/unshackled-a-new-angel-fund-forms-to-back-immigrant-entrepreneurs/?mg=blogs-wsj&amp;url=http%253A%252F%252Fblogs.wsj.com%252Fventurecapital%252F2014%252F11%252F13%252Funshackled-a-new-angel-fund-forms-to-back-immigrant-entrepreneurs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38" calcext:value-type="float">
            <text:p>738</text:p>
          </table:table-cell>
          <table:table-cell table:style-name="ce11" office:value-type="string" calcext:value-type="string">
            <text:p>Female Founders Fund (FCubed)</text:p>
          </table:table-cell>
          <table:table-cell table:style-name="ce26" office:value-type="float" office:value="5" calcext:value-type="float">
            <text:p>$5</text:p>
          </table:table-cell>
          <table:table-cell table:style-name="ce32" office:value-type="string" calcext:value-type="string">
            <text:p>11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NYC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39" calcext:value-type="float">
            <text:p>739</text:p>
          </table:table-cell>
          <table:table-cell table:style-name="ce11" office:value-type="string" calcext:value-type="string">
            <text:p>Two Sigma Ventures</text:p>
          </table:table-cell>
          <table:table-cell table:style-name="ce26" office:value-type="float" office:value="150" calcext:value-type="float">
            <text:p>$150</text:p>
          </table:table-cell>
          <table:table-cell table:style-name="ce38" office:value-type="date" office:date-value="2014-11-18" calcext:value-type="date">
            <text:p>11/18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NYC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40" calcext:value-type="float">
            <text:p>740</text:p>
          </table:table-cell>
          <table:table-cell table:style-name="ce11" office:value-type="string" calcext:value-type="string">
            <text:p>Indicator Ventues</text:p>
          </table:table-cell>
          <table:table-cell table:style-name="ce26" office:value-type="float" office:value="16" calcext:value-type="float">
            <text:p>$16</text:p>
          </table:table-cell>
          <table:table-cell table:style-name="ce38" office:value-type="date" office:date-value="2014-11-12" calcext:value-type="date">
            <text:p>11/12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oston, NYC, 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41" calcext:value-type="float">
            <text:p>741</text:p>
          </table:table-cell>
          <table:table-cell table:style-name="ce11" office:value-type="string" calcext:value-type="string">
            <text:p>Common Angels</text:p>
          </table:table-cell>
          <table:table-cell table:style-name="ce26" office:value-type="float" office:value="27" calcext:value-type="float">
            <text:p>$27</text:p>
          </table:table-cell>
          <table:table-cell table:style-name="ce32" office:value-type="string" calcext:value-type="string">
            <text:p>10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V</text:p>
          </table:table-cell>
          <table:table-cell table:style-name="ce11" office:value-type="string" calcext:value-type="string">
            <text:p>Boston</text:p>
          </table:table-cell>
          <table:table-cell table:style-name="ce17" office:value-type="string" calcext:value-type="string">
            <text:p><text:a xlink:href="http://www.xconomy.com/boston/2014/10/14/commonangels-ventures-closes-26-5m-fund-in-shifting-vc-landscape/" xlink:type="simple">http://www.xconomy.com/boston/2014/10/14/commonangels-ventures-closes-26-5m-fund-in-shifting-vc-landscape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42" calcext:value-type="float">
            <text:p>742</text:p>
          </table:table-cell>
          <table:table-cell table:style-name="ce11" office:value-type="string" calcext:value-type="string">
            <text:p>Ludlow Ventures</text:p>
          </table:table-cell>
          <table:table-cell table:style-name="ce26" office:value-type="float" office:value="15" calcext:value-type="float">
            <text:p>$15</text:p>
          </table:table-cell>
          <table:table-cell table:style-name="ce32" office:value-type="string" calcext:value-type="string">
            <text:p>10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Detroit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43" calcext:value-type="float">
            <text:p>743</text:p>
          </table:table-cell>
          <table:table-cell table:style-name="ce11" office:value-type="string" calcext:value-type="string">
            <text:p>Akkadian Ventures</text:p>
          </table:table-cell>
          <table:table-cell table:style-name="ce26" office:value-type="float" office:value="75" calcext:value-type="float">
            <text:p>$75</text:p>
          </table:table-cell>
          <table:table-cell table:style-name="ce32" office:value-type="string" calcext:value-type="string">
            <text:p>10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44" calcext:value-type="float">
            <text:p>744</text:p>
          </table:table-cell>
          <table:table-cell table:style-name="ce11" office:value-type="string" calcext:value-type="string">
            <text:p>Peak Ventures</text:p>
          </table:table-cell>
          <table:table-cell table:style-name="ce26" office:value-type="float" office:value="23" calcext:value-type="float">
            <text:p>$23</text:p>
          </table:table-cell>
          <table:table-cell table:style-name="ce32" office:value-type="string" calcext:value-type="string">
            <text:p>10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Utah</text:p>
          </table:table-cell>
          <table:table-cell table:style-name="ce17" office:value-type="string" calcext:value-type="string">
            <text:p><text:a xlink:href="http://venturebeat.com/2014/09/08/peak-ventures-launches-23-million-venture-capital-fund-for-tech-startups/" xlink:type="simple">http://venturebeat.com/2014/09/08/peak-ventures-launches-23-million-venture-capital-fund-for-tech-startups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45" calcext:value-type="float">
            <text:p>745</text:p>
          </table:table-cell>
          <table:table-cell table:style-name="ce11" office:value-type="string" calcext:value-type="string">
            <text:p>Founder Circle</text:p>
          </table:table-cell>
          <table:table-cell table:style-name="ce26" office:value-type="float" office:value="195" calcext:value-type="float">
            <text:p>$195</text:p>
          </table:table-cell>
          <table:table-cell table:style-name="ce32" office:value-type="string" calcext:value-type="string">
            <text:p>10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46" calcext:value-type="float">
            <text:p>746</text:p>
          </table:table-cell>
          <table:table-cell table:style-name="ce11" office:value-type="string" calcext:value-type="string">
            <text:p>Version One Ventures</text:p>
          </table:table-cell>
          <table:table-cell table:style-name="ce26" office:value-type="float" office:value="35" calcext:value-type="float">
            <text:p>$35</text:p>
          </table:table-cell>
          <table:table-cell table:style-name="ce32" office:value-type="string" calcext:value-type="string">
            <text:p>10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Vancover, Canad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47" calcext:value-type="float">
            <text:p>747</text:p>
          </table:table-cell>
          <table:table-cell table:style-name="ce11" office:value-type="string" calcext:value-type="string">
            <text:p>Carmel Ventures</text:p>
          </table:table-cell>
          <table:table-cell table:style-name="ce26" office:value-type="float" office:value="194" calcext:value-type="float">
            <text:p>$194</text:p>
          </table:table-cell>
          <table:table-cell table:style-name="ce32" office:value-type="string" calcext:value-type="string">
            <text:p>10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V</text:p>
          </table:table-cell>
          <table:table-cell table:style-name="ce11" office:value-type="string" calcext:value-type="string">
            <text:p>Israel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48" calcext:value-type="float">
            <text:p>748</text:p>
          </table:table-cell>
          <table:table-cell table:style-name="ce11" office:value-type="string" calcext:value-type="string">
            <text:p>OS Fund</text:p>
          </table:table-cell>
          <table:table-cell table:style-name="ce26" office:value-type="float" office:value="100" calcext:value-type="float">
            <text:p>$100</text:p>
          </table:table-cell>
          <table:table-cell table:style-name="ce32" office:value-type="string" calcext:value-type="string">
            <text:p>10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DC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49" calcext:value-type="float">
            <text:p>749</text:p>
          </table:table-cell>
          <table:table-cell table:style-name="ce11" office:value-type="string" calcext:value-type="string">
            <text:p>Shenzhen Co-Win Venture Capital</text:p>
          </table:table-cell>
          <table:table-cell table:style-name="ce26" office:value-type="float" office:value="75" calcext:value-type="float">
            <text:p>$75</text:p>
          </table:table-cell>
          <table:table-cell table:style-name="ce32" office:value-type="string" calcext:value-type="string">
            <text:p>10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Chin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50" calcext:value-type="float">
            <text:p>750</text:p>
          </table:table-cell>
          <table:table-cell table:style-name="ce11" office:value-type="string" calcext:value-type="string">
            <text:p>Causeway Media Partners</text:p>
          </table:table-cell>
          <table:table-cell table:style-name="ce27" office:value-type="float" office:value="125.6" calcext:value-type="float">
            <text:p>$125.6</text:p>
          </table:table-cell>
          <table:table-cell table:style-name="ce32" office:value-type="string" calcext:value-type="string">
            <text:p>10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oston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51" calcext:value-type="float">
            <text:p>751</text:p>
          </table:table-cell>
          <table:table-cell table:style-name="ce11" office:value-type="string" calcext:value-type="string">
            <text:p>Forbion Capital Partners</text:p>
          </table:table-cell>
          <table:table-cell table:style-name="ce26" office:value-type="float" office:value="116" calcext:value-type="float">
            <text:p>$116</text:p>
          </table:table-cell>
          <table:table-cell table:style-name="ce32" office:value-type="string" calcext:value-type="string">
            <text:p>10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/>
          <table:table-cell table:style-name="ce11" office:value-type="string" calcext:value-type="string">
            <text:p>Netherlands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52" calcext:value-type="float">
            <text:p>752</text:p>
          </table:table-cell>
          <table:table-cell table:style-name="ce11" office:value-type="string" calcext:value-type="string">
            <text:p>Industry Ventures</text:p>
          </table:table-cell>
          <table:table-cell table:style-name="ce26" office:value-type="float" office:value="170" calcext:value-type="float">
            <text:p>$170</text:p>
          </table:table-cell>
          <table:table-cell table:style-name="ce32" office:value-type="string" calcext:value-type="string">
            <text:p>9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/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53" calcext:value-type="float">
            <text:p>753</text:p>
          </table:table-cell>
          <table:table-cell table:style-name="ce11" office:value-type="string" calcext:value-type="string">
            <text:p>Magma</text:p>
          </table:table-cell>
          <table:table-cell table:style-name="ce26" office:value-type="float" office:value="150" calcext:value-type="float">
            <text:p>$150</text:p>
          </table:table-cell>
          <table:table-cell table:style-name="ce32" office:value-type="string" calcext:value-type="string">
            <text:p>9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V</text:p>
          </table:table-cell>
          <table:table-cell table:style-name="ce11" office:value-type="string" calcext:value-type="string">
            <text:p>Israel</text:p>
          </table:table-cell>
          <table:table-cell table:style-name="ce17" office:value-type="string" calcext:value-type="string">
            <text:p><text:a xlink:href="http://blogs.wsj.com/digits/2014/09/29/israeli-vc-firm-behind-apps-sold-to-google-facebook-raises-150-mln-fund/" xlink:type="simple">http://blogs.wsj.com/digits/2014/09/29/israeli-vc-firm-behind-apps-sold-to-google-facebook-raises-150-mln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54" calcext:value-type="float">
            <text:p>754</text:p>
          </table:table-cell>
          <table:table-cell table:style-name="ce11" office:value-type="string" calcext:value-type="string">
            <text:p>Craftsman Capital Partners</text:p>
          </table:table-cell>
          <table:table-cell table:style-name="ce26" office:value-type="float" office:value="40" calcext:value-type="float">
            <text:p>$40</text:p>
          </table:table-cell>
          <table:table-cell table:style-name="ce32" office:value-type="string" calcext:value-type="string">
            <text:p>9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Dallas, Texas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55" calcext:value-type="float">
            <text:p>755</text:p>
          </table:table-cell>
          <table:table-cell table:style-name="ce11" office:value-type="string" calcext:value-type="string">
            <text:p>Draper Nexus</text:p>
          </table:table-cell>
          <table:table-cell table:style-name="ce27" office:value-type="float" office:value="29.3" calcext:value-type="float">
            <text:p>$29.3</text:p>
          </table:table-cell>
          <table:table-cell table:style-name="ce32" office:value-type="string" calcext:value-type="string">
            <text:p>9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Tokyo, 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56" calcext:value-type="float">
            <text:p>756</text:p>
          </table:table-cell>
          <table:table-cell table:style-name="ce11" office:value-type="string" calcext:value-type="string">
            <text:p>Mosaic Ventures</text:p>
          </table:table-cell>
          <table:table-cell table:style-name="ce26" office:value-type="float" office:value="140" calcext:value-type="float">
            <text:p>$140</text:p>
          </table:table-cell>
          <table:table-cell table:style-name="ce32" office:value-type="string" calcext:value-type="string">
            <text:p>9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London</text:p>
          </table:table-cell>
          <table:table-cell table:style-name="ce17" office:value-type="string" calcext:value-type="string">
            <text:p><text:a xlink:href="http://www.mosaicventures.com/" xlink:type="simple">http://www.mosaicventures.com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57" calcext:value-type="float">
            <text:p>757</text:p>
          </table:table-cell>
          <table:table-cell table:style-name="ce11" office:value-type="string" calcext:value-type="string">
            <text:p>Aglaia Oncology Fund</text:p>
          </table:table-cell>
          <table:table-cell table:style-name="ce26" office:value-type="float" office:value="65" calcext:value-type="float">
            <text:p>$65</text:p>
          </table:table-cell>
          <table:table-cell table:style-name="ce32" office:value-type="string" calcext:value-type="string">
            <text:p>9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Netherlands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58" calcext:value-type="float">
            <text:p>758</text:p>
          </table:table-cell>
          <table:table-cell table:style-name="ce11" office:value-type="string" calcext:value-type="string">
            <text:p>Nova Founders Capital</text:p>
          </table:table-cell>
          <table:table-cell table:style-name="ce26" office:value-type="float" office:value="50" calcext:value-type="float">
            <text:p>$50</text:p>
          </table:table-cell>
          <table:table-cell table:style-name="ce32" office:value-type="string" calcext:value-type="string">
            <text:p>9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Hong Kong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59" calcext:value-type="float">
            <text:p>759</text:p>
          </table:table-cell>
          <table:table-cell table:style-name="ce11" office:value-type="string" calcext:value-type="string">
            <text:p>Altos Ventures</text:p>
          </table:table-cell>
          <table:table-cell table:style-name="ce26" office:value-type="float" office:value="60" calcext:value-type="float">
            <text:p>$60</text:p>
          </table:table-cell>
          <table:table-cell table:style-name="ce32" office:value-type="string" calcext:value-type="string">
            <text:p>9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, Korea</text:p>
          </table:table-cell>
          <table:table-cell table:style-name="ce17" office:value-type="string" calcext:value-type="string">
            <text:p><text:a xlink:href="http://fortune.com/2014/09/18/exclusive-silicon-valley-vc-firm-bets-big-on-korea/" xlink:type="simple">http://fortune.com/2014/09/18/exclusive-silicon-valley-vc-firm-bets-big-on-korea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60" calcext:value-type="float">
            <text:p>760</text:p>
          </table:table-cell>
          <table:table-cell table:style-name="ce11" office:value-type="string" calcext:value-type="string">
            <text:p>Frontline Ventures </text:p>
          </table:table-cell>
          <table:table-cell table:style-name="ce26" office:value-type="float" office:value="50" calcext:value-type="float">
            <text:p>$50</text:p>
          </table:table-cell>
          <table:table-cell table:style-name="ce32" office:value-type="string" calcext:value-type="string">
            <text:p>9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Ireland </text:p>
          </table:table-cell>
          <table:table-cell table:style-name="ce17" office:value-type="string" calcext:value-type="string">
            <text:p><text:a xlink:href="http://www.frontline.vc/blog/frontline-raises-e40m-maiden-fund/" xlink:type="simple"> http://www.frontline.vc/blog/frontline-raises-e40m-maiden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61" calcext:value-type="float">
            <text:p>761</text:p>
          </table:table-cell>
          <table:table-cell table:style-name="ce11" office:value-type="string" calcext:value-type="string">
            <text:p>DN Capital</text:p>
          </table:table-cell>
          <table:table-cell table:style-name="ce26" office:value-type="float" office:value="200" calcext:value-type="float">
            <text:p>$200</text:p>
          </table:table-cell>
          <table:table-cell table:style-name="ce32" office:value-type="string" calcext:value-type="string">
            <text:p>9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London and Bay Area</text:p>
          </table:table-cell>
          <table:table-cell table:style-name="ce17" office:value-type="string" calcext:value-type="string">
            <text:p><text:a xlink:href="http://techcrunch.com/2014/09/02/dn-capital-raises-200m-for-3rd-european-fund-as-euro-tech-resurges/" xlink:type="simple">http://techcrunch.com/2014/09/02/dn-capital-raises-200m-for-3rd-european-fund-as-euro-tech-resurges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62" calcext:value-type="float">
            <text:p>762</text:p>
          </table:table-cell>
          <table:table-cell table:style-name="ce11" office:value-type="string" calcext:value-type="string">
            <text:p>Ribbit Capital</text:p>
          </table:table-cell>
          <table:table-cell table:style-name="ce26" office:value-type="float" office:value="125" calcext:value-type="float">
            <text:p>$125</text:p>
          </table:table-cell>
          <table:table-cell table:style-name="ce32" office:value-type="string" calcext:value-type="string">
            <text:p>8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www.sec.gov/Archives/edgar/data/1603636/000160363614000002/xslFormDX01/primary_doc.xml" xlink:type="simple">http://www.sec.gov/Archives/edgar/data/1603636/000160363614000002/xslFormDX01/primary_doc.xml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63" calcext:value-type="float">
            <text:p>763</text:p>
          </table:table-cell>
          <table:table-cell table:style-name="ce11" office:value-type="string" calcext:value-type="string">
            <text:p>Felicis Ventures</text:p>
          </table:table-cell>
          <table:table-cell table:style-name="ce26" office:value-type="float" office:value="94" calcext:value-type="float">
            <text:p>$94</text:p>
          </table:table-cell>
          <table:table-cell table:style-name="ce32" office:value-type="string" calcext:value-type="string">
            <text:p>7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V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venturebeat.com/2014/08/05/felicis-ventures-closes-new-96m-fund-vows-to-always-vote-with-founders-in-board-decisions/" xlink:type="simple">http://venturebeat.com/2014/08/05/felicis-ventures-closes-new-96m-fund-vows-to-always-vote-with-founders-in-board-decisions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64" calcext:value-type="float">
            <text:p>764</text:p>
          </table:table-cell>
          <table:table-cell table:style-name="ce11" office:value-type="string" calcext:value-type="string">
            <text:p>Binary</text:p>
          </table:table-cell>
          <table:table-cell table:style-name="ce26" office:value-type="float" office:value="125" calcext:value-type="float">
            <text:p>$125</text:p>
          </table:table-cell>
          <table:table-cell table:style-name="ce32" office:value-type="string" calcext:value-type="string">
            <text:p>7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dealbook.nytimes.com/2014/07/28/new-venture-fund-binary-capital-focuses-on-mission-not-just-metrics/?_php=true&amp;_type=blogs&amp;_r=0" xlink:type="simple">http://dealbook.nytimes.com/2014/07/28/new-venture-fund-binary-capital-focuses-on-mission-not-just-metrics/?_php=true&amp;_type=blogs&amp;_r=0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65" calcext:value-type="float">
            <text:p>765</text:p>
          </table:table-cell>
          <table:table-cell table:style-name="ce11" office:value-type="string" calcext:value-type="string">
            <text:p>Line (JV with Collaborative Fund)</text:p>
          </table:table-cell>
          <table:table-cell table:style-name="ce26" office:value-type="float" office:value="10" calcext:value-type="float">
            <text:p>$10</text:p>
          </table:table-cell>
          <table:table-cell table:style-name="ce32" office:value-type="string" calcext:value-type="string">
            <text:p>7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NYC</text:p>
          </table:table-cell>
          <table:table-cell table:style-name="ce11" office:value-type="string" calcext:value-type="string">
            <text:p>JV with Collaborative Fund - http://dealbook.nytimes.com/2014/07/18/line-of-japan-teams-with-new-york-venture-fund-to-make-investments/?_php=true&amp;_type=blogs&amp;_r=0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66" calcext:value-type="float">
            <text:p>766</text:p>
          </table:table-cell>
          <table:table-cell table:style-name="ce11" office:value-type="string" calcext:value-type="string">
            <text:p>Sherpa</text:p>
          </table:table-cell>
          <table:table-cell table:style-name="ce26" office:value-type="float" office:value="154" calcext:value-type="float">
            <text:p>$154</text:p>
          </table:table-cell>
          <table:table-cell table:style-name="ce32" office:value-type="string" calcext:value-type="string">
            <text:p>7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www.forbes.com/sites/alexkonrad/2014/07/17/sherpa-ventures-closes-fund-to-find-next-uber/" xlink:type="simple">http://www.forbes.com/sites/alexkonrad/2014/07/17/sherpa-ventures-closes-fund-to-find-next-uber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67" calcext:value-type="float">
            <text:p>767</text:p>
          </table:table-cell>
          <table:table-cell table:style-name="ce11" office:value-type="string" calcext:value-type="string">
            <text:p>NextView Ventures</text:p>
          </table:table-cell>
          <table:table-cell table:style-name="ce26" office:value-type="float" office:value="40" calcext:value-type="float">
            <text:p>$40</text:p>
          </table:table-cell>
          <table:table-cell table:style-name="ce32" office:value-type="string" calcext:value-type="string">
            <text:p>7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oston, NYC</text:p>
          </table:table-cell>
          <table:table-cell table:style-name="ce17" office:value-type="string" calcext:value-type="string">
            <text:p><text:a xlink:href="http://robgo.org/2014/07/17/announcing-nextview-ventures-ii/" xlink:type="simple">http://robgo.org/2014/07/17/announcing-nextview-ventures-ii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68" calcext:value-type="float">
            <text:p>768</text:p>
          </table:table-cell>
          <table:table-cell table:style-name="ce11" office:value-type="string" calcext:value-type="string">
            <text:p>Seedcamp</text:p>
          </table:table-cell>
          <table:table-cell table:style-name="ce26" office:value-type="float" office:value="28" calcext:value-type="float">
            <text:p>$28</text:p>
          </table:table-cell>
          <table:table-cell table:style-name="ce32" office:value-type="string" calcext:value-type="string">
            <text:p>7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London</text:p>
          </table:table-cell>
          <table:table-cell table:style-name="ce17" office:value-type="string" calcext:value-type="string">
            <text:p><text:a xlink:href="http://techcrunch.com/2014/07/15/seedcamps-3rd-fund-hits-first-close-of-28m-to-scale-startups-globally/" xlink:type="simple">http://techcrunch.com/2014/07/15/seedcamps-3rd-fund-hits-first-close-of-28m-to-scale-startups-globally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69" calcext:value-type="float">
            <text:p>769</text:p>
          </table:table-cell>
          <table:table-cell table:style-name="ce11" office:value-type="string" calcext:value-type="string">
            <text:p>Santander</text:p>
          </table:table-cell>
          <table:table-cell table:style-name="ce26" office:value-type="float" office:value="100" calcext:value-type="float">
            <text:p>$100</text:p>
          </table:table-cell>
          <table:table-cell table:style-name="ce32" office:value-type="string" calcext:value-type="string">
            <text:p>7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London</text:p>
          </table:table-cell>
          <table:table-cell table:style-name="ce17" office:value-type="string" calcext:value-type="string">
            <text:p><text:a xlink:href="http://startups.co.uk/santander-to-launch-100m-fintech-fund/" xlink:type="simple">http://startups.co.uk/santander-to-launch-100m-fintech-fund/</text:a></text:p>
          </table:table-cell>
          <table:table-cell table:style-name="ce60"/>
          <table:table-cell table:number-columns-repeated="1015"/>
        </table:table-row>
        <table:table-row table:style-name="ro6">
          <table:table-cell table:style-name="ce8" office:value-type="float" office:value="770" calcext:value-type="float">
            <text:p>770</text:p>
          </table:table-cell>
          <table:table-cell table:style-name="ce11" office:value-type="string" calcext:value-type="string">
            <text:p>Upside Partnership</text:p>
          </table:table-cell>
          <table:table-cell table:style-name="ce26" office:value-type="float" office:value="30" calcext:value-type="float">
            <text:p>$30</text:p>
          </table:table-cell>
          <table:table-cell table:style-name="ce32" office:value-type="string" calcext:value-type="string">
            <text:p>7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techcrunch.com/2014/07/10/kent-goldman-upside-partnership/" xlink:type="simple">http://techcrunch.com/2014/07/10/kent-goldman-upside-partnership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71" calcext:value-type="float">
            <text:p>771</text:p>
          </table:table-cell>
          <table:table-cell table:style-name="ce11" office:value-type="string" calcext:value-type="string">
            <text:p>137 Ventures </text:p>
          </table:table-cell>
          <table:table-cell table:style-name="ce26" office:value-type="float" office:value="137" calcext:value-type="float">
            <text:p>$137</text:p>
          </table:table-cell>
          <table:table-cell table:style-name="ce32" office:value-type="string" calcext:value-type="string">
            <text:p>7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techcrunch.com/2014/07/09/137-ventures-fund-ii/" xlink:type="simple">http://techcrunch.com/2014/07/09/137-ventures-fund-ii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72" calcext:value-type="float">
            <text:p>772</text:p>
          </table:table-cell>
          <table:table-cell table:style-name="ce11" office:value-type="string" calcext:value-type="string">
            <text:p>Procyon Ventures</text:p>
          </table:table-cell>
          <table:table-cell table:style-name="ce26" office:value-type="float" office:value="10" calcext:value-type="float">
            <text:p>$10</text:p>
          </table:table-cell>
          <table:table-cell table:style-name="ce38" office:value-type="date" office:date-value="2014-07-01" calcext:value-type="date">
            <text:p>7/1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oston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73" calcext:value-type="float">
            <text:p>773</text:p>
          </table:table-cell>
          <table:table-cell table:style-name="ce11" office:value-type="string" calcext:value-type="string">
            <text:p>Susa Ventures</text:p>
          </table:table-cell>
          <table:table-cell table:style-name="ce26" office:value-type="float" office:value="25" calcext:value-type="float">
            <text:p>$25</text:p>
          </table:table-cell>
          <table:table-cell table:style-name="ce32" office:value-type="string" calcext:value-type="string">
            <text:p>6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Los Angeles, Bay Area, NYC</text:p>
          </table:table-cell>
          <table:table-cell table:style-name="ce17" office:value-type="string" calcext:value-type="string">
            <text:p><text:a xlink:href="http://techcrunch.com/2014/06/30/susa-ventures-fund/" xlink:type="simple">http://techcrunch.com/2014/06/30/susa-ventures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74" calcext:value-type="float">
            <text:p>774</text:p>
          </table:table-cell>
          <table:table-cell table:style-name="ce11" office:value-type="string" calcext:value-type="string">
            <text:p>SoftTechVC</text:p>
          </table:table-cell>
          <table:table-cell table:style-name="ce26" office:value-type="float" office:value="85" calcext:value-type="float">
            <text:p>$85</text:p>
          </table:table-cell>
          <table:table-cell table:style-name="ce32" office:value-type="string" calcext:value-type="string">
            <text:p>6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V</text:p>
          </table:table-cell>
          <table:table-cell table:style-name="ce11" office:value-type="string" calcext:value-type="string">
            <text:p>Bay Area</text:p>
          </table:table-cell>
          <table:table-cell table:style-name="ce11" office:value-type="string" calcext:value-type="string">
            <text:p><text:a xlink:href="http://www.prweb.com/releases/SoftTechvc/FundIV/prweb11978828.htm" xlink:type="simple">http://www.prweb.com/releases/SoftTechvc/FundIV/prweb11978828.htm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75" calcext:value-type="float">
            <text:p>775</text:p>
          </table:table-cell>
          <table:table-cell table:style-name="ce11" office:value-type="string" calcext:value-type="string">
            <text:p>Danhua Capital</text:p>
          </table:table-cell>
          <table:table-cell table:style-name="ce27" office:value-type="float" office:value="91.2" calcext:value-type="float">
            <text:p>$91.2</text:p>
          </table:table-cell>
          <table:table-cell table:style-name="ce32" office:value-type="string" calcext:value-type="string">
            <text:p>6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venturebeat.com/2014/06/17/sec-form-reveals-a-new-stanford-vc-fund-is-raising-91-2m/" xlink:type="simple">http://venturebeat.com/2014/06/17/sec-form-reveals-a-new-stanford-vc-fund-is-raising-91-2m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76" calcext:value-type="float">
            <text:p>776</text:p>
          </table:table-cell>
          <table:table-cell table:style-name="ce11" office:value-type="string" calcext:value-type="string">
            <text:p>Lerer Hippeau Ventures</text:p>
          </table:table-cell>
          <table:table-cell table:style-name="ce26" office:value-type="float" office:value="62" calcext:value-type="float">
            <text:p>$62</text:p>
          </table:table-cell>
          <table:table-cell table:style-name="ce32" office:value-type="string" calcext:value-type="string">
            <text:p>6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V</text:p>
          </table:table-cell>
          <table:table-cell table:style-name="ce11" office:value-type="string" calcext:value-type="string">
            <text:p>NYC</text:p>
          </table:table-cell>
          <table:table-cell table:style-name="ce17" office:value-type="string" calcext:value-type="string">
            <text:p><text:a xlink:href="http://www.pehub.com/2014/06/digital-media-focused-lerer-closing-in-on-fund-iv-vcj" xlink:type="simple">http://www.pehub.com/2014/06/digital-media-focused-lerer-closing-in-on-fund-iv-vcj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77" calcext:value-type="float">
            <text:p>777</text:p>
          </table:table-cell>
          <table:table-cell table:style-name="ce11" office:value-type="string" calcext:value-type="string">
            <text:p>Greycroft Growth</text:p>
          </table:table-cell>
          <table:table-cell table:style-name="ce26" office:value-type="float" office:value="200" calcext:value-type="float">
            <text:p>$200</text:p>
          </table:table-cell>
          <table:table-cell table:style-name="ce32" office:value-type="string" calcext:value-type="string">
            <text:p>6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NYC</text:p>
          </table:table-cell>
          <table:table-cell table:style-name="ce17" office:value-type="string" calcext:value-type="string">
            <text:p><text:a xlink:href="http://www.pehub.com/2014/06/greycroft-grabs-200-mln-for-growth-fund/" xlink:type="simple">http://www.pehub.com/2014/06/greycroft-grabs-200-mln-for-growth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78" calcext:value-type="float">
            <text:p>778</text:p>
          </table:table-cell>
          <table:table-cell table:style-name="ce11" office:value-type="string" calcext:value-type="string">
            <text:p>Bull City Venture Partners</text:p>
          </table:table-cell>
          <table:table-cell table:style-name="ce26" office:value-type="float" office:value="26" calcext:value-type="float">
            <text:p>$26</text:p>
          </table:table-cell>
          <table:table-cell table:style-name="ce32" office:value-type="string" calcext:value-type="string">
            <text:p>6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Durham, North Carolina</text:p>
          </table:table-cell>
          <table:table-cell table:style-name="ce17" office:value-type="string" calcext:value-type="string">
            <text:p><text:a xlink:href="http://www.thestate.com/2014/06/16/3511172/durham-venture-capital-firm-raises.html" xlink:type="simple">http://www.thestate.com/2014/06/16/3511172/durham-venture-capital-firm-raises.html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79" calcext:value-type="float">
            <text:p>779</text:p>
          </table:table-cell>
          <table:table-cell table:style-name="ce11" office:value-type="string" calcext:value-type="string">
            <text:p>Romulus Capital</text:p>
          </table:table-cell>
          <table:table-cell table:style-name="ce26" office:value-type="float" office:value="50" calcext:value-type="float">
            <text:p>$50</text:p>
          </table:table-cell>
          <table:table-cell table:style-name="ce32" office:value-type="string" calcext:value-type="string">
            <text:p>6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oston</text:p>
          </table:table-cell>
          <table:table-cell table:style-name="ce17" office:value-type="string" calcext:value-type="string">
            <text:p><text:a xlink:href="http://bostinno.streetwise.co/2014/06/04/romulus-capital-fund-26-year-old-mit-alum-raises-50-million-for-his-own-venture-firm/" xlink:type="simple">http://bostinno.streetwise.co/2014/06/04/romulus-capital-fund-26-year-old-mit-alum-raises-50-million-for-his-own-venture-firm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80" calcext:value-type="float">
            <text:p>780</text:p>
          </table:table-cell>
          <table:table-cell table:style-name="ce11" office:value-type="string" calcext:value-type="string">
            <text:p>Lowercase</text:p>
          </table:table-cell>
          <table:table-cell table:style-name="ce26" office:value-type="float" office:value="40" calcext:value-type="float">
            <text:p>$40</text:p>
          </table:table-cell>
          <table:table-cell table:style-name="ce32" office:value-type="string" calcext:value-type="string">
            <text:p>6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Los Angeles</text:p>
          </table:table-cell>
          <table:table-cell table:style-name="ce17" office:value-type="string" calcext:value-type="string">
            <text:p><text:a xlink:href="http://techcrunch.com/2014/06/10/lowercase-capital-is-raising-a-new-25m-fund/" xlink:type="simple">http://techcrunch.com/2014/06/10/lowercase-capital-is-raising-a-new-25m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81" calcext:value-type="float">
            <text:p>781</text:p>
          </table:table-cell>
          <table:table-cell table:style-name="ce11" office:value-type="string" calcext:value-type="string">
            <text:p>Valar</text:p>
          </table:table-cell>
          <table:table-cell table:style-name="ce26" office:value-type="float" office:value="32" calcext:value-type="float">
            <text:p>$32</text:p>
          </table:table-cell>
          <table:table-cell table:style-name="ce38" office:value-type="date" office:date-value="2014-05-22" calcext:value-type="date">
            <text:p>5/22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NYC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82" calcext:value-type="float">
            <text:p>782</text:p>
          </table:table-cell>
          <table:table-cell table:style-name="ce11" office:value-type="string" calcext:value-type="string">
            <text:p>BlueRun Ventures</text:p>
          </table:table-cell>
          <table:table-cell table:style-name="ce26" office:value-type="float" office:value="140" calcext:value-type="float">
            <text:p>$140</text:p>
          </table:table-cell>
          <table:table-cell table:style-name="ce38" office:value-type="date" office:date-value="2014-05-30" calcext:value-type="date">
            <text:p>5/30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V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83" calcext:value-type="float">
            <text:p>783</text:p>
          </table:table-cell>
          <table:table-cell table:style-name="ce11" office:value-type="string" calcext:value-type="string">
            <text:p>Lightstone Ventures</text:p>
          </table:table-cell>
          <table:table-cell table:style-name="ce26" office:value-type="float" office:value="172" calcext:value-type="float">
            <text:p>$172</text:p>
          </table:table-cell>
          <table:table-cell table:style-name="ce32" office:value-type="string" calcext:value-type="string">
            <text:p>5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www.xconomy.com/boston/2014/05/01/lightstone-closes-172m-fund-for-early-stage-biotechs/" xlink:type="simple">http://www.xconomy.com/boston/2014/05/01/lightstone-closes-172m-fund-for-early-stage-biotechs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84" calcext:value-type="float">
            <text:p>784</text:p>
          </table:table-cell>
          <table:table-cell table:style-name="ce11" office:value-type="string" calcext:value-type="string">
            <text:p>Merus Capital</text:p>
          </table:table-cell>
          <table:table-cell table:style-name="ce26" office:value-type="float" office:value="43" calcext:value-type="float">
            <text:p>$43</text:p>
          </table:table-cell>
          <table:table-cell table:style-name="ce32" office:value-type="string" calcext:value-type="string">
            <text:p>4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blogs.wsj.com/venturecapital/2014/04/23/merus-capital-closes-second-fund-raises-special-fund-to-back-adroll/?mod=WSJBlog" xlink:type="simple">http://blogs.wsj.com/venturecapital/2014/04/23/merus-capital-closes-second-fund-raises-special-fund-to-back-adroll/?mod=WSJBlog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85" calcext:value-type="float">
            <text:p>785</text:p>
          </table:table-cell>
          <table:table-cell table:style-name="ce11" office:value-type="string" calcext:value-type="string">
            <text:p>Fuel Capital</text:p>
          </table:table-cell>
          <table:table-cell table:style-name="ce27" office:value-type="float" office:value="25.3" calcext:value-type="float">
            <text:p>$25.3</text:p>
          </table:table-cell>
          <table:table-cell table:style-name="ce32" office:value-type="string" calcext:value-type="string">
            <text:p>4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 office:value-type="string" calcext:value-type="string">
            <text:p>per SEC filing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86" calcext:value-type="float">
            <text:p>786</text:p>
          </table:table-cell>
          <table:table-cell table:style-name="ce11" office:value-type="string" calcext:value-type="string">
            <text:p>MHS Capital</text:p>
          </table:table-cell>
          <table:table-cell table:style-name="ce26" office:value-type="float" office:value="75" calcext:value-type="float">
            <text:p>$75</text:p>
          </table:table-cell>
          <table:table-cell table:style-name="ce32" office:value-type="string" calcext:value-type="string">
            <text:p>4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finance.fortune.cnn.com/2014/04/16/exclusive-mhs-capital-almost-done-raising-new-fund/" xlink:type="simple">http://finance.fortune.cnn.com/2014/04/16/exclusive-mhs-capital-almost-done-raising-new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87" calcext:value-type="float">
            <text:p>787</text:p>
          </table:table-cell>
          <table:table-cell table:style-name="ce11" office:value-type="string" calcext:value-type="string">
            <text:p>Crystal Tech Fund</text:p>
          </table:table-cell>
          <table:table-cell table:style-name="ce26" office:value-type="float" office:value="50" calcext:value-type="float">
            <text:p>$50</text:p>
          </table:table-cell>
          <table:table-cell table:style-name="ce32" office:value-type="string" calcext:value-type="string">
            <text:p>4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Washington D.C.</text:p>
          </table:table-cell>
          <table:table-cell table:style-name="ce17" office:value-type="string" calcext:value-type="string">
            <text:p><text:a xlink:href="http://www.washingtonpost.com/business/on-small-business/500-startups-singh-launches-venture-fund-in-crystal-city-targets-post-seed-firms/2014/04/09/a3787e00-c010-11e3-b574-f8748871856a_story.html" xlink:type="simple">http://www.washingtonpost.com/business/on-small-business/500-startups-singh-launches-venture-fund-in-crystal-city-targets-post-seed-firms/2014/04/09/a3787e00-c010-11e3-b574-f8748871856a_story.html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88" calcext:value-type="float">
            <text:p>788</text:p>
          </table:table-cell>
          <table:table-cell table:style-name="ce11" office:value-type="string" calcext:value-type="string">
            <text:p>Real Ventures</text:p>
          </table:table-cell>
          <table:table-cell table:style-name="ce26" office:value-type="float" office:value="50" calcext:value-type="float">
            <text:p>$50</text:p>
          </table:table-cell>
          <table:table-cell table:style-name="ce32" office:value-type="string" calcext:value-type="string">
            <text:p>4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Montreal, Canada</text:p>
          </table:table-cell>
          <table:table-cell table:style-name="ce11" office:value-type="string" calcext:value-type="string">
            <text:p>targeting $100M http://www.techvibes.com/blog/real-ventures-closes-50-million-of-newest-fund-2014-04-14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89" calcext:value-type="float">
            <text:p>789</text:p>
          </table:table-cell>
          <table:table-cell table:style-name="ce11" office:value-type="string" calcext:value-type="string">
            <text:p>Pejman Mar Ventures</text:p>
          </table:table-cell>
          <table:table-cell table:style-name="ce26" office:value-type="float" office:value="40" calcext:value-type="float">
            <text:p>$40</text:p>
          </table:table-cell>
          <table:table-cell table:style-name="ce32" office:value-type="string" calcext:value-type="string">
            <text:p>4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tech.fortune.cnn.com/2014/04/03/veteran-angel-raises-new-40-million-venture-fund/" xlink:type="simple">http://tech.fortune.cnn.com/2014/04/03/veteran-angel-raises-new-40-million-venture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90" calcext:value-type="float">
            <text:p>790</text:p>
          </table:table-cell>
          <table:table-cell table:style-name="ce11" office:value-type="string" calcext:value-type="string">
            <text:p>Rise Capital</text:p>
          </table:table-cell>
          <table:table-cell table:style-name="ce26" office:value-type="float" office:value="100" calcext:value-type="float">
            <text:p>$100</text:p>
          </table:table-cell>
          <table:table-cell table:style-name="ce32" office:value-type="string" calcext:value-type="string">
            <text:p>4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blogs.wsj.com/venturecapital/2014/03/31/rise-capital-raising-100m-maiden-fund-for-startups-in-emerging-markets/" xlink:type="simple">http://blogs.wsj.com/venturecapital/2014/03/31/rise-capital-raising-100m-maiden-fund-for-startups-in-emerging-markets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91" calcext:value-type="float">
            <text:p>791</text:p>
          </table:table-cell>
          <table:table-cell table:style-name="ce11" office:value-type="string" calcext:value-type="string">
            <text:p>Alsop Louie</text:p>
          </table:table-cell>
          <table:table-cell table:style-name="ce26" office:value-type="float" office:value="100" calcext:value-type="float">
            <text:p>$100</text:p>
          </table:table-cell>
          <table:table-cell table:style-name="ce32" office:value-type="string" calcext:value-type="string">
            <text:p>4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www.sec.gov/Archives/edgar/data/1584654/000158465414000001/xslFormDX01/primary_doc.xml" xlink:type="simple">http://www.sec.gov/Archives/edgar/data/1584654/000158465414000001/xslFormDX01/primary_doc.xml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92" calcext:value-type="float">
            <text:p>792</text:p>
          </table:table-cell>
          <table:table-cell table:style-name="ce11" office:value-type="string" calcext:value-type="string">
            <text:p>Expa</text:p>
          </table:table-cell>
          <table:table-cell table:style-name="ce26" office:value-type="float" office:value="50" calcext:value-type="float">
            <text:p>$50</text:p>
          </table:table-cell>
          <table:table-cell table:style-name="ce32" office:value-type="string" calcext:value-type="string">
            <text:p>3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techcrunch.com/2014/03/14/expa-50-million/" xlink:type="simple">http://techcrunch.com/2014/03/14/expa-50-million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93" calcext:value-type="float">
            <text:p>793</text:p>
          </table:table-cell>
          <table:table-cell table:style-name="ce11" office:value-type="string" calcext:value-type="string">
            <text:p>Metamorphic Ventures</text:p>
          </table:table-cell>
          <table:table-cell table:style-name="ce26" office:value-type="float" office:value="70" calcext:value-type="float">
            <text:p>$70</text:p>
          </table:table-cell>
          <table:table-cell table:style-name="ce32" office:value-type="string" calcext:value-type="string">
            <text:p>3/2014 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 </text:p>
          </table:table-cell>
          <table:table-cell table:style-name="ce11" office:value-type="string" calcext:value-type="string">
            <text:p>NYC</text:p>
          </table:table-cell>
          <table:table-cell table:style-name="ce17" office:value-type="string" calcext:value-type="string">
            <text:p><text:a xlink:href="http://www.metamorphic.vc/metamorphic-ventures-closes-second-fund-just-shy-of-70-million/" xlink:type="simple">http://www.metamorphic.vc/metamorphic-ventures-closes-second-fund-just-shy-of-70-million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94" calcext:value-type="float">
            <text:p>794</text:p>
          </table:table-cell>
          <table:table-cell table:style-name="ce11" office:value-type="string" calcext:value-type="string">
            <text:p>Data Collective</text:p>
          </table:table-cell>
          <table:table-cell table:style-name="ce26" office:value-type="float" office:value="125" calcext:value-type="float">
            <text:p>$125</text:p>
          </table:table-cell>
          <table:table-cell table:style-name="ce32" office:value-type="string" calcext:value-type="string">
            <text:p>3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techcrunch.com/2014/03/31/with-a-focus-on-big-data-startups-data-collective-redefines-thematic-investing-and-debuts-its-third-fund/?fb_action_ids=10152365944314810&amp;fb_action_types=og.likes" xlink:type="simple">http://techcrunch.com/2014/03/31/with-a-focus-on-big-data-startups-data-collective-redefines-thematic-investing-and-debuts-its-third-fund/?fb_action_ids=10152365944314810&amp;fb_action_types=og.likes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95" calcext:value-type="float">
            <text:p>795</text:p>
          </table:table-cell>
          <table:table-cell table:style-name="ce11" office:value-type="string" calcext:value-type="string">
            <text:p>Lemnos Labs</text:p>
          </table:table-cell>
          <table:table-cell table:style-name="ce26" office:value-type="float" office:value="20" calcext:value-type="float">
            <text:p>$20</text:p>
          </table:table-cell>
          <table:table-cell table:style-name="ce32" office:value-type="string" calcext:value-type="string">
            <text:p>3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techcrunch.com/2014/03/26/lemnos-labs-20m/" xlink:type="simple">http://techcrunch.com/2014/03/26/lemnos-labs-20m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96" calcext:value-type="float">
            <text:p>796</text:p>
          </table:table-cell>
          <table:table-cell table:style-name="ce11" office:value-type="string" calcext:value-type="string">
            <text:p>Maiden Lane</text:p>
          </table:table-cell>
          <table:table-cell table:style-name="ce26" office:value-type="float" office:value="20" calcext:value-type="float">
            <text:p>$20</text:p>
          </table:table-cell>
          <table:table-cell table:style-name="ce32" office:value-type="string" calcext:value-type="string">
            <text:p>3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finance.fortune.cnn.com/2014/03/13/maiden-lane-angellist-syndicates/" xlink:type="simple">http://finance.fortune.cnn.com/2014/03/13/maiden-lane-angellist-syndicates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97" calcext:value-type="float">
            <text:p>797</text:p>
          </table:table-cell>
          <table:table-cell table:style-name="ce11" office:value-type="string" calcext:value-type="string">
            <text:p>BoldStart Ventures</text:p>
          </table:table-cell>
          <table:table-cell table:style-name="ce27" office:value-type="float" office:value="16.9" calcext:value-type="float">
            <text:p>$16.9</text:p>
          </table:table-cell>
          <table:table-cell table:style-name="ce32" office:value-type="string" calcext:value-type="string">
            <text:p>3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NYC</text:p>
          </table:table-cell>
          <table:table-cell table:style-name="ce11" office:value-type="string" calcext:value-type="string">
            <text:p>per SEC filing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98" calcext:value-type="float">
            <text:p>798</text:p>
          </table:table-cell>
          <table:table-cell table:style-name="ce11" office:value-type="string" calcext:value-type="string">
            <text:p>Alpha Ventures Partnes</text:p>
          </table:table-cell>
          <table:table-cell table:style-name="ce26" office:value-type="float" office:value="10" calcext:value-type="float">
            <text:p>$10</text:p>
          </table:table-cell>
          <table:table-cell table:style-name="ce32" office:value-type="string" calcext:value-type="string">
            <text:p>3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NYC</text:p>
          </table:table-cell>
          <table:table-cell table:style-name="ce11" office:value-type="string" calcext:value-type="string">
            <text:p>$10M first close, $20M target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799" calcext:value-type="float">
            <text:p>799</text:p>
          </table:table-cell>
          <table:table-cell table:style-name="ce11" office:value-type="string" calcext:value-type="string">
            <text:p>Deep Fork Capital</text:p>
          </table:table-cell>
          <table:table-cell table:style-name="ce26" office:value-type="float" office:value="30" calcext:value-type="float">
            <text:p>$30</text:p>
          </table:table-cell>
          <table:table-cell table:style-name="ce40" office:value-type="date" office:date-value="2014-02-01" calcext:value-type="date">
            <text:p>2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, NYC</text:p>
          </table:table-cell>
          <table:table-cell table:style-name="ce17" office:value-type="string" calcext:value-type="string">
            <text:p><text:a xlink:href="http://www.sec.gov/Archives/edgar/data/1600651/000160065014000001/xslFormDX01/primary_doc.xml" xlink:type="simple">http://www.sec.gov/Archives/edgar/data/1600651/000160065014000001/xslFormDX01/primary_doc.xml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00" calcext:value-type="float">
            <text:p>800</text:p>
          </table:table-cell>
          <table:table-cell table:style-name="ce11" office:value-type="string" calcext:value-type="string">
            <text:p>MuckerLab</text:p>
          </table:table-cell>
          <table:table-cell table:style-name="ce26" office:value-type="float" office:value="20" calcext:value-type="float">
            <text:p>$20</text:p>
          </table:table-cell>
          <table:table-cell table:style-name="ce32" office:value-type="string" calcext:value-type="string">
            <text:p>2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Los Angeles</text:p>
          </table:table-cell>
          <table:table-cell table:style-name="ce17" office:value-type="string" calcext:value-type="string">
            <text:p><text:a xlink:href="http://techcrunch.com/2014/02/13/muckerlab-launches-new-20-million-seed-fund/?ncid=twittersocialshare" xlink:type="simple">http://techcrunch.com/2014/02/13/muckerlab-launches-new-20-million-seed-fund/?ncid=twittersocialshare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01" calcext:value-type="float">
            <text:p>801</text:p>
          </table:table-cell>
          <table:table-cell table:style-name="ce11" office:value-type="string" calcext:value-type="string">
            <text:p>Vayner/RSE</text:p>
          </table:table-cell>
          <table:table-cell table:style-name="ce26" office:value-type="float" office:value="25" calcext:value-type="float">
            <text:p>$25</text:p>
          </table:table-cell>
          <table:table-cell table:style-name="ce32" office:value-type="string" calcext:value-type="string">
            <text:p>2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NYC</text:p>
          </table:table-cell>
          <table:table-cell table:style-name="ce17" office:value-type="string" calcext:value-type="string">
            <text:p><text:a xlink:href="http://recode.net/2014/02/12/gary-vaynerchuk-launches-new-25-million-seed-fund/" xlink:type="simple"> http://recode.net/2014/02/12/gary-vaynerchuk-launches-new-25-million-seed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02" calcext:value-type="float">
            <text:p>802</text:p>
          </table:table-cell>
          <table:table-cell table:style-name="ce11" office:value-type="string" calcext:value-type="string">
            <text:p>Collaborative Fund</text:p>
          </table:table-cell>
          <table:table-cell table:style-name="ce26" office:value-type="float" office:value="33" calcext:value-type="float">
            <text:p>$33</text:p>
          </table:table-cell>
          <table:table-cell table:style-name="ce32" office:value-type="string" calcext:value-type="string">
            <text:p>2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NYC, Bay Area</text:p>
          </table:table-cell>
          <table:table-cell table:style-name="ce17" office:value-type="string" calcext:value-type="string">
            <text:p><text:a xlink:href="http://techcrunch.com/2014/02/26/collaborative-fund-33m-jay-kim/" xlink:type="simple">http://techcrunch.com/2014/02/26/collaborative-fund-33m-jay-kim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03" calcext:value-type="float">
            <text:p>803</text:p>
          </table:table-cell>
          <table:table-cell table:style-name="ce11" office:value-type="string" calcext:value-type="string">
            <text:p>Capital Partners</text:p>
          </table:table-cell>
          <table:table-cell table:style-name="ce26" office:value-type="float" office:value="51" calcext:value-type="float">
            <text:p>$51</text:p>
          </table:table-cell>
          <table:table-cell table:style-name="ce32" office:value-type="string" calcext:value-type="string">
            <text:p>2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 office:value-type="string" calcext:value-type="string">
            <text:p>sole GP, Ronny Conway (son of Ron Conway) - http://techcrunch.com/2014/02/14/ronny-conway-closes-his-over-51-million-early-stage-fund/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04" calcext:value-type="float">
            <text:p>804</text:p>
          </table:table-cell>
          <table:table-cell table:style-name="ce11" office:value-type="string" calcext:value-type="string">
            <text:p>Kaszek Ventures</text:p>
          </table:table-cell>
          <table:table-cell table:style-name="ce26" office:value-type="float" office:value="135" calcext:value-type="float">
            <text:p>$135</text:p>
          </table:table-cell>
          <table:table-cell table:style-name="ce32" office:value-type="string" calcext:value-type="string">
            <text:p>2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Argentina and Brazil</text:p>
          </table:table-cell>
          <table:table-cell table:style-name="ce17" office:value-type="string" calcext:value-type="string">
            <text:p><text:a xlink:href="http://dealbook.nytimes.com/2014/02/07/latin-america-venture-capital-fund-raises-new-135-million-fund/?_php=true&amp;_type=blogs&amp;smid=tw-dealbook&amp;seid=auto&amp;_r=0" xlink:type="simple">http://dealbook.nytimes.com/2014/02/07/latin-america-venture-capital-fund-raises-new-135-million-fund/?_php=true&amp;_type=blogs&amp;smid=tw-dealbook&amp;seid=auto&amp;_r=0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05" calcext:value-type="float">
            <text:p>805</text:p>
          </table:table-cell>
          <table:table-cell table:style-name="ce11" office:value-type="string" calcext:value-type="string">
            <text:p>IDG</text:p>
          </table:table-cell>
          <table:table-cell table:style-name="ce26" office:value-type="float" office:value="65" calcext:value-type="float">
            <text:p>$65</text:p>
          </table:table-cell>
          <table:table-cell table:style-name="ce32" office:value-type="string" calcext:value-type="string">
            <text:p>2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www.vcpost.com/articles/21791/20140221/san-franciscos-idg-ventures-raising-100m-for-third-fund.htm" xlink:type="simple">http://www.vcpost.com/articles/21791/20140221/san-franciscos-idg-ventures-raising-100m-for-third-fund.htm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06" calcext:value-type="float">
            <text:p>806</text:p>
          </table:table-cell>
          <table:table-cell table:style-name="ce11" office:value-type="string" calcext:value-type="string">
            <text:p>Arthur Ventures</text:p>
          </table:table-cell>
          <table:table-cell table:style-name="ce27" office:value-type="float" office:value="65" calcext:value-type="float">
            <text:p>$65.0</text:p>
          </table:table-cell>
          <table:table-cell table:style-name="ce39" office:value-type="date" office:date-value="2014-01-01" calcext:value-type="date">
            <text:p>1/1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US (Minneapolis and North Dakota)</text:p>
          </table:table-cell>
          <table:table-cell table:style-name="ce58" office:value-type="string" calcext:value-type="string">
            <text:p><text:s/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07" calcext:value-type="float">
            <text:p>807</text:p>
          </table:table-cell>
          <table:table-cell table:style-name="ce11" office:value-type="string" calcext:value-type="string">
            <text:p>Brooklyn Bridge Ventures</text:p>
          </table:table-cell>
          <table:table-cell table:style-name="ce27" office:value-type="float" office:value="8.3" calcext:value-type="float">
            <text:p>$8.3</text:p>
          </table:table-cell>
          <table:table-cell table:style-name="ce32" office:value-type="string" calcext:value-type="string">
            <text:p>1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NYC</text:p>
          </table:table-cell>
          <table:table-cell table:style-name="ce11" office:value-type="string" calcext:value-type="string">
            <text:p><text:s/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08" calcext:value-type="float">
            <text:p>808</text:p>
          </table:table-cell>
          <table:table-cell table:style-name="ce11" office:value-type="string" calcext:value-type="string">
            <text:p>ff VC</text:p>
          </table:table-cell>
          <table:table-cell table:style-name="ce26" office:value-type="float" office:value="52" calcext:value-type="float">
            <text:p>$52</text:p>
          </table:table-cell>
          <table:table-cell table:style-name="ce32" office:value-type="string" calcext:value-type="string">
            <text:p>1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NYC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09" calcext:value-type="float">
            <text:p>809</text:p>
          </table:table-cell>
          <table:table-cell table:style-name="ce11" office:value-type="string" calcext:value-type="string">
            <text:p>Inventus Capital Partners</text:p>
          </table:table-cell>
          <table:table-cell table:style-name="ce26" office:value-type="float" office:value="106" calcext:value-type="float">
            <text:p>$106</text:p>
          </table:table-cell>
          <table:table-cell table:style-name="ce32" office:value-type="string" calcext:value-type="string">
            <text:p>1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India, US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10" calcext:value-type="float">
            <text:p>810</text:p>
          </table:table-cell>
          <table:table-cell table:style-name="ce11" office:value-type="string" calcext:value-type="string">
            <text:p>Resolute Ventures</text:p>
          </table:table-cell>
          <table:table-cell table:style-name="ce26" office:value-type="float" office:value="50" calcext:value-type="float">
            <text:p>$50</text:p>
          </table:table-cell>
          <table:table-cell table:style-name="ce39" office:value-type="date" office:date-value="2014-01-01" calcext:value-type="date">
            <text:p>1/1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oston, 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11" calcext:value-type="float">
            <text:p>811</text:p>
          </table:table-cell>
          <table:table-cell table:style-name="ce11" office:value-type="string" calcext:value-type="string">
            <text:p>Stage One Venture Capital</text:p>
          </table:table-cell>
          <table:table-cell table:style-name="ce26" office:value-type="float" office:value="65" calcext:value-type="float">
            <text:p>$65</text:p>
          </table:table-cell>
          <table:table-cell table:style-name="ce38" office:value-type="date" office:date-value="2014-01-02" calcext:value-type="date">
            <text:p>1/2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Israel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12" calcext:value-type="float">
            <text:p>812</text:p>
          </table:table-cell>
          <table:table-cell table:style-name="ce11" office:value-type="string" calcext:value-type="string">
            <text:p>Union Square Ventures</text:p>
          </table:table-cell>
          <table:table-cell table:style-name="ce26" office:value-type="float" office:value="200" calcext:value-type="float">
            <text:p>$200</text:p>
          </table:table-cell>
          <table:table-cell table:style-name="ce32" office:value-type="string" calcext:value-type="string">
            <text:p>1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V</text:p>
          </table:table-cell>
          <table:table-cell table:style-name="ce11" office:value-type="string" calcext:value-type="string">
            <text:p>NYC</text:p>
          </table:table-cell>
          <table:table-cell table:style-name="ce11" office:value-type="string" calcext:value-type="string">
            <text:p>unconfirmed - per Fortune article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13" calcext:value-type="float">
            <text:p>813</text:p>
          </table:table-cell>
          <table:table-cell table:style-name="ce11" office:value-type="string" calcext:value-type="string">
            <text:p>Union Square Ventures Opportunity</text:p>
          </table:table-cell>
          <table:table-cell table:style-name="ce26" office:value-type="float" office:value="150" calcext:value-type="float">
            <text:p>$150</text:p>
          </table:table-cell>
          <table:table-cell table:style-name="ce32" office:value-type="string" calcext:value-type="string">
            <text:p>1/2014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NYC</text:p>
          </table:table-cell>
          <table:table-cell table:style-name="ce11" office:value-type="string" calcext:value-type="string">
            <text:p>unconfirmed - per Fortune article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14" calcext:value-type="float">
            <text:p>814</text:p>
          </table:table-cell>
          <table:table-cell table:style-name="ce11" office:value-type="string" calcext:value-type="string">
            <text:p>ENIAC Ventures</text:p>
          </table:table-cell>
          <table:table-cell table:style-name="ce27" office:value-type="float" office:value="12.9" calcext:value-type="float">
            <text:p>$12.9</text:p>
          </table:table-cell>
          <table:table-cell table:style-name="ce32" office:value-type="string" calcext:value-type="string">
            <text:p>9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NYC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15" calcext:value-type="float">
            <text:p>815</text:p>
          </table:table-cell>
          <table:table-cell table:style-name="ce11" office:value-type="string" calcext:value-type="string">
            <text:p>Javelin Venture Partners</text:p>
          </table:table-cell>
          <table:table-cell table:style-name="ce26" office:value-type="float" office:value="125" calcext:value-type="float">
            <text:p>$125</text:p>
          </table:table-cell>
          <table:table-cell table:style-name="ce32" office:value-type="string" calcext:value-type="string">
            <text:p>11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Bay Area</text:p>
          </table:table-cell>
          <table:table-cell table:style-name="ce11" office:value-type="string" calcext:value-type="string">
            <text:p>investrs across the country, strong ties to NY and Boston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16" calcext:value-type="float">
            <text:p>816</text:p>
          </table:table-cell>
          <table:table-cell table:style-name="ce17" office:value-type="string" calcext:value-type="string">
            <text:p><text:a xlink:href="http://amplify.la" xlink:type="simple">Amplify.LA</text:a></text:p>
          </table:table-cell>
          <table:table-cell table:style-name="ce27" office:value-type="float" office:value="8.1" calcext:value-type="float">
            <text:p>$8.1</text:p>
          </table:table-cell>
          <table:table-cell table:style-name="ce32" office:value-type="string" calcext:value-type="string">
            <text:p>11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Los Angeles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17" calcext:value-type="float">
            <text:p>817</text:p>
          </table:table-cell>
          <table:table-cell table:style-name="ce11" office:value-type="string" calcext:value-type="string">
            <text:p>Freestyle</text:p>
          </table:table-cell>
          <table:table-cell table:style-name="ce26" office:value-type="float" office:value="40" calcext:value-type="float">
            <text:p>$40</text:p>
          </table:table-cell>
          <table:table-cell table:style-name="ce32" office:value-type="string" calcext:value-type="string">
            <text:p>9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18" calcext:value-type="float">
            <text:p>818</text:p>
          </table:table-cell>
          <table:table-cell table:style-name="ce11" office:value-type="string" calcext:value-type="string">
            <text:p>Noro-Moseley Partners</text:p>
          </table:table-cell>
          <table:table-cell table:style-name="ce26" office:value-type="float" office:value="47" calcext:value-type="float">
            <text:p>$47</text:p>
          </table:table-cell>
          <table:table-cell table:style-name="ce32" office:value-type="string" calcext:value-type="string">
            <text:p>9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VII</text:p>
          </table:table-cell>
          <table:table-cell table:style-name="ce11" office:value-type="string" calcext:value-type="string">
            <text:p>Virgini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19" calcext:value-type="float">
            <text:p>819</text:p>
          </table:table-cell>
          <table:table-cell table:style-name="ce11" office:value-type="string" calcext:value-type="string">
            <text:p>Canvas Fund</text:p>
          </table:table-cell>
          <table:table-cell table:style-name="ce26" office:value-type="float" office:value="175" calcext:value-type="float">
            <text:p>$175</text:p>
          </table:table-cell>
          <table:table-cell table:style-name="ce32" office:value-type="string" calcext:value-type="string">
            <text:p>9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 office:value-type="string" calcext:value-type="string">
            <text:p>was previously Morgenthaler Ventures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20" calcext:value-type="float">
            <text:p>820</text:p>
          </table:table-cell>
          <table:table-cell table:style-name="ce11" office:value-type="string" calcext:value-type="string">
            <text:p>Revolution Ventures</text:p>
          </table:table-cell>
          <table:table-cell table:style-name="ce26" office:value-type="float" office:value="200" calcext:value-type="float">
            <text:p>$200</text:p>
          </table:table-cell>
          <table:table-cell table:style-name="ce32" office:value-type="string" calcext:value-type="string">
            <text:p>9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Washington D.C.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21" calcext:value-type="float">
            <text:p>821</text:p>
          </table:table-cell>
          <table:table-cell table:style-name="ce11" office:value-type="string" calcext:value-type="string">
            <text:p>Haywire</text:p>
          </table:table-cell>
          <table:table-cell table:style-name="ce11" office:value-type="string" calcext:value-type="string">
            <text:p><text:s/></text:p>
          </table:table-cell>
          <table:table-cell table:style-name="ce32" office:value-type="string" calcext:value-type="string">
            <text:p>9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 office:value-type="string" calcext:value-type="string">
            <text:p>per blog post by Semil Shah - http://blog.semilshah.com/2013/09/07/making-an-addition-to-my-twitter-bio-investor/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22" calcext:value-type="float">
            <text:p>822</text:p>
          </table:table-cell>
          <table:table-cell table:style-name="ce11" office:value-type="string" calcext:value-type="string">
            <text:p>Initialized Capital</text:p>
          </table:table-cell>
          <table:table-cell table:style-name="ce26" office:value-type="float" office:value="39" calcext:value-type="float">
            <text:p>$39</text:p>
          </table:table-cell>
          <table:table-cell table:style-name="ce32" office:value-type="string" calcext:value-type="string">
            <text:p>8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1" office:value-type="string" calcext:value-type="string">
            <text:p>per SEC filing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23" calcext:value-type="float">
            <text:p>823</text:p>
          </table:table-cell>
          <table:table-cell table:style-name="ce11" office:value-type="string" calcext:value-type="string">
            <text:p>YL Ventures</text:p>
          </table:table-cell>
          <table:table-cell table:style-name="ce27" office:value-type="float" office:value="27.5" calcext:value-type="float">
            <text:p>$27.5</text:p>
          </table:table-cell>
          <table:table-cell table:style-name="ce32" office:value-type="string" calcext:value-type="string">
            <text:p>7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Israel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24" calcext:value-type="float">
            <text:p>824</text:p>
          </table:table-cell>
          <table:table-cell table:style-name="ce11" office:value-type="string" calcext:value-type="string">
            <text:p>Homebrew Ventures</text:p>
          </table:table-cell>
          <table:table-cell table:style-name="ce26" office:value-type="float" office:value="35" calcext:value-type="float">
            <text:p>$35</text:p>
          </table:table-cell>
          <table:table-cell table:style-name="ce32" office:value-type="string" calcext:value-type="string">
            <text:p>7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finance.fortune.cnn.com/2013/07/02/exclusive-homebrew-closes-debut-fund/" xlink:type="simple">http://finance.fortune.cnn.com/2013/07/02/exclusive-homebrew-closes-debut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25" calcext:value-type="float">
            <text:p>825</text:p>
          </table:table-cell>
          <table:table-cell table:style-name="ce11" office:value-type="string" calcext:value-type="string">
            <text:p>Wing Venture Partners</text:p>
          </table:table-cell>
          <table:table-cell table:style-name="ce26" office:value-type="float" office:value="111" calcext:value-type="float">
            <text:p>$111</text:p>
          </table:table-cell>
          <table:table-cell table:style-name="ce32" office:value-type="string" calcext:value-type="string">
            <text:p>7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26" calcext:value-type="float">
            <text:p>826</text:p>
          </table:table-cell>
          <table:table-cell table:style-name="ce11" office:value-type="string" calcext:value-type="string">
            <text:p>Earlybird Ventures</text:p>
          </table:table-cell>
          <table:table-cell table:style-name="ce26" office:value-type="float" office:value="200" calcext:value-type="float">
            <text:p>$200</text:p>
          </table:table-cell>
          <table:table-cell table:style-name="ce32" office:value-type="string" calcext:value-type="string">
            <text:p>7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V</text:p>
          </table:table-cell>
          <table:table-cell table:style-name="ce11" office:value-type="string" calcext:value-type="string">
            <text:p>Germany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27" calcext:value-type="float">
            <text:p>827</text:p>
          </table:table-cell>
          <table:table-cell table:style-name="ce11" office:value-type="string" calcext:value-type="string">
            <text:p>Scout Ventures</text:p>
          </table:table-cell>
          <table:table-cell table:style-name="ce27" office:value-type="float" office:value="4.3" calcext:value-type="float">
            <text:p>$4.3</text:p>
          </table:table-cell>
          <table:table-cell table:style-name="ce32" office:value-type="string" calcext:value-type="string">
            <text:p>6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NYC</text:p>
          </table:table-cell>
          <table:table-cell table:style-name="ce17" office:value-type="string" calcext:value-type="string">
            <text:p><text:a xlink:href="http://pando.com/2014/05/21/liveoak-venture-partners-raises-a-109m-fund-deepens-austins-early-stage-capital-pool/" xlink:type="simple">http://pando.com/2014/05/21/liveoak-venture-partners-raises-a-109m-fund-deepens-austins-early-stage-capital-pool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28" calcext:value-type="float">
            <text:p>828</text:p>
          </table:table-cell>
          <table:table-cell table:style-name="ce11" office:value-type="string" calcext:value-type="string">
            <text:p>Chicago Ventures</text:p>
          </table:table-cell>
          <table:table-cell table:style-name="ce26" office:value-type="float" office:value="40" calcext:value-type="float">
            <text:p>$40</text:p>
          </table:table-cell>
          <table:table-cell table:style-name="ce32" office:value-type="string" calcext:value-type="string">
            <text:p>6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Chicago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29" calcext:value-type="float">
            <text:p>829</text:p>
          </table:table-cell>
          <table:table-cell table:style-name="ce11" office:value-type="string" calcext:value-type="string">
            <text:p>Bloomberg Beta</text:p>
          </table:table-cell>
          <table:table-cell table:style-name="ce26" office:value-type="float" office:value="75" calcext:value-type="float">
            <text:p>$75</text:p>
          </table:table-cell>
          <table:table-cell table:style-name="ce32" office:value-type="string" calcext:value-type="string">
            <text:p>6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 and NYC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30" calcext:value-type="float">
            <text:p>830</text:p>
          </table:table-cell>
          <table:table-cell table:style-name="ce11" office:value-type="string" calcext:value-type="string">
            <text:p>Causeway Media Partners</text:p>
          </table:table-cell>
          <table:table-cell table:style-name="ce26" office:value-type="float" office:value="80" calcext:value-type="float">
            <text:p>$80</text:p>
          </table:table-cell>
          <table:table-cell table:style-name="ce32" office:value-type="string" calcext:value-type="string">
            <text:p>6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oston</text:p>
          </table:table-cell>
          <table:table-cell table:style-name="ce11" office:value-type="string" calcext:value-type="string">
            <text:p>sports media realted investments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31" calcext:value-type="float">
            <text:p>831</text:p>
          </table:table-cell>
          <table:table-cell table:style-name="ce11" office:value-type="string" calcext:value-type="string">
            <text:p>Aleph</text:p>
          </table:table-cell>
          <table:table-cell table:style-name="ce26" office:value-type="float" office:value="120" calcext:value-type="float">
            <text:p>$120</text:p>
          </table:table-cell>
          <table:table-cell table:style-name="ce32" office:value-type="string" calcext:value-type="string">
            <text:p>6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Israel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32" calcext:value-type="float">
            <text:p>832</text:p>
          </table:table-cell>
          <table:table-cell table:style-name="ce11" office:value-type="string" calcext:value-type="string">
            <text:p>Upfront</text:p>
          </table:table-cell>
          <table:table-cell table:style-name="ce26" office:value-type="float" office:value="200" calcext:value-type="float">
            <text:p>$200</text:p>
          </table:table-cell>
          <table:table-cell table:style-name="ce32" office:value-type="string" calcext:value-type="string">
            <text:p>6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V</text:p>
          </table:table-cell>
          <table:table-cell table:style-name="ce11" office:value-type="string" calcext:value-type="string">
            <text:p>LA</text:p>
          </table:table-cell>
          <table:table-cell table:style-name="ce11" office:value-type="string" calcext:value-type="string">
            <text:p>fka GRP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33" calcext:value-type="float">
            <text:p>833</text:p>
          </table:table-cell>
          <table:table-cell table:style-name="ce11" office:value-type="string" calcext:value-type="string">
            <text:p>Red Sea Ventures</text:p>
          </table:table-cell>
          <table:table-cell table:style-name="ce26" office:value-type="float" office:value="30" calcext:value-type="float">
            <text:p>$30</text:p>
          </table:table-cell>
          <table:table-cell table:style-name="ce32" office:value-type="string" calcext:value-type="string">
            <text:p>5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NYC</text:p>
          </table:table-cell>
          <table:table-cell table:style-name="ce17" office:value-type="string" calcext:value-type="string">
            <text:p><text:a xlink:href="http://www.redseaventurepartners.com/" xlink:type="simple">http://www.redseaventurepartners.com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34" calcext:value-type="float">
            <text:p>834</text:p>
          </table:table-cell>
          <table:table-cell table:style-name="ce11" office:value-type="string" calcext:value-type="string">
            <text:p>InverSur Capital</text:p>
          </table:table-cell>
          <table:table-cell table:style-name="ce26" office:value-type="float" office:value="30" calcext:value-type="float">
            <text:p>$30</text:p>
          </table:table-cell>
          <table:table-cell table:style-name="ce32" office:value-type="string" calcext:value-type="string">
            <text:p>5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Chile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35" calcext:value-type="float">
            <text:p>835</text:p>
          </table:table-cell>
          <table:table-cell table:style-name="ce11" office:value-type="string" calcext:value-type="string">
            <text:p>Bowery Capital</text:p>
          </table:table-cell>
          <table:table-cell table:style-name="ce26" office:value-type="float" office:value="33" calcext:value-type="float">
            <text:p>$33</text:p>
          </table:table-cell>
          <table:table-cell table:style-name="ce32" office:value-type="string" calcext:value-type="string">
            <text:p>5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NYC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36" calcext:value-type="float">
            <text:p>836</text:p>
          </table:table-cell>
          <table:table-cell table:style-name="ce11" office:value-type="string" calcext:value-type="string">
            <text:p>Pelion Venture Partners</text:p>
          </table:table-cell>
          <table:table-cell table:style-name="ce26" office:value-type="float" office:value="194" calcext:value-type="float">
            <text:p>$194</text:p>
          </table:table-cell>
          <table:table-cell table:style-name="ce32" office:value-type="string" calcext:value-type="string">
            <text:p>5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V</text:p>
          </table:table-cell>
          <table:table-cell table:style-name="ce11" office:value-type="string" calcext:value-type="string">
            <text:p>Salt Lake City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37" calcext:value-type="float">
            <text:p>837</text:p>
          </table:table-cell>
          <table:table-cell table:style-name="ce11" office:value-type="string" calcext:value-type="string">
            <text:p>EIS Angel Co-Investment</text:p>
          </table:table-cell>
          <table:table-cell table:style-name="ce27" office:value-type="float" office:value="7.5" calcext:value-type="float">
            <text:p>$7.5</text:p>
          </table:table-cell>
          <table:table-cell table:style-name="ce32" office:value-type="string" calcext:value-type="string">
            <text:p>4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London</text:p>
          </table:table-cell>
          <table:table-cell table:style-name="ce11" office:value-type="string" calcext:value-type="string">
            <text:p>affliated with DFJ Esprit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38" calcext:value-type="float">
            <text:p>838</text:p>
          </table:table-cell>
          <table:table-cell table:style-name="ce11" office:value-type="string" calcext:value-type="string">
            <text:p>BoldStart Ventures</text:p>
          </table:table-cell>
          <table:table-cell table:style-name="ce26" office:value-type="float" office:value="20" calcext:value-type="float">
            <text:p>$20</text:p>
          </table:table-cell>
          <table:table-cell table:style-name="ce32" office:value-type="string" calcext:value-type="string">
            <text:p>4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NYC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39" calcext:value-type="float">
            <text:p>839</text:p>
          </table:table-cell>
          <table:table-cell table:style-name="ce11" office:value-type="string" calcext:value-type="string">
            <text:p>Blackbird Ventures</text:p>
          </table:table-cell>
          <table:table-cell table:style-name="ce26" office:value-type="float" office:value="25" calcext:value-type="float">
            <text:p>$25</text:p>
          </table:table-cell>
          <table:table-cell table:style-name="ce32" office:value-type="string" calcext:value-type="string">
            <text:p>4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Australia</text:p>
          </table:table-cell>
          <table:table-cell table:style-name="ce11" office:value-type="string" calcext:value-type="string">
            <text:p>Targeting $30M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40" calcext:value-type="float">
            <text:p>840</text:p>
          </table:table-cell>
          <table:table-cell table:style-name="ce11" office:value-type="string" calcext:value-type="string">
            <text:p>Kickstart Seed Fund</text:p>
          </table:table-cell>
          <table:table-cell table:style-name="ce26" office:value-type="float" office:value="26" calcext:value-type="float">
            <text:p>$26</text:p>
          </table:table-cell>
          <table:table-cell table:style-name="ce32" office:value-type="string" calcext:value-type="string">
            <text:p>4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Utah</text:p>
          </table:table-cell>
          <table:table-cell table:style-name="ce11" office:value-type="string" calcext:value-type="string">
            <text:p>focusing on early stage investments in Utah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41" calcext:value-type="float">
            <text:p>841</text:p>
          </table:table-cell>
          <table:table-cell table:style-name="ce11" office:value-type="string" calcext:value-type="string">
            <text:p>Karlani Capital</text:p>
          </table:table-cell>
          <table:table-cell table:style-name="ce26" office:value-type="float" office:value="30" calcext:value-type="float">
            <text:p>$30</text:p>
          </table:table-cell>
          <table:table-cell table:style-name="ce32" office:value-type="string" calcext:value-type="string">
            <text:p>3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NYC</text:p>
          </table:table-cell>
          <table:table-cell table:style-name="ce11" office:value-type="string" calcext:value-type="string">
            <text:p>data provided by the firm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42" calcext:value-type="float">
            <text:p>842</text:p>
          </table:table-cell>
          <table:table-cell table:style-name="ce11" office:value-type="string" calcext:value-type="string">
            <text:p>Westly Group</text:p>
          </table:table-cell>
          <table:table-cell table:style-name="ce26" office:value-type="float" office:value="160" calcext:value-type="float">
            <text:p>$160</text:p>
          </table:table-cell>
          <table:table-cell table:style-name="ce32" office:value-type="string" calcext:value-type="string">
            <text:p>3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gigaom.com/2013/03/19/westly-group-raises-a-160m-gasp-cleantech-fund/" xlink:type="simple">http://gigaom.com/2013/03/19/westly-group-raises-a-160m-gasp-cleantech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43" calcext:value-type="float">
            <text:p>843</text:p>
          </table:table-cell>
          <table:table-cell table:style-name="ce11" office:value-type="string" calcext:value-type="string">
            <text:p>Velos Capital</text:p>
          </table:table-cell>
          <table:table-cell table:style-name="ce26" office:value-type="float" office:value="15" calcext:value-type="float">
            <text:p>$15</text:p>
          </table:table-cell>
          <table:table-cell table:style-name="ce32" office:value-type="string" calcext:value-type="string">
            <text:p>3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Los Angeles</text:p>
          </table:table-cell>
          <table:table-cell table:style-name="ce11" office:value-type="string" calcext:value-type="string">
            <text:p>according to Fortune, they are having a 1st close soon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44" calcext:value-type="float">
            <text:p>844</text:p>
          </table:table-cell>
          <table:table-cell table:style-name="ce11" office:value-type="string" calcext:value-type="string">
            <text:p>Point Nine Capital</text:p>
          </table:table-cell>
          <table:table-cell table:style-name="ce26" office:value-type="float" office:value="54" calcext:value-type="float">
            <text:p>$54</text:p>
          </table:table-cell>
          <table:table-cell table:style-name="ce32" office:value-type="string" calcext:value-type="string">
            <text:p>2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erlin, Germany</text:p>
          </table:table-cell>
          <table:table-cell table:style-name="ce17" office:value-type="string" calcext:value-type="string">
            <text:p><text:a xlink:href="http://thenextweb.com/insider/2013/02/13/germanys-point-nine-capital-raises-a-new-54m-early-stage-fund/" xlink:type="simple">http://thenextweb.com/insider/2013/02/13/germanys-point-nine-capital-raises-a-new-54m-early-stage-fund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45" calcext:value-type="float">
            <text:p>845</text:p>
          </table:table-cell>
          <table:table-cell table:style-name="ce18" office:value-type="string" calcext:value-type="string">
            <text:p>Work-Bench Ventures</text:p>
          </table:table-cell>
          <table:table-cell table:style-name="ce24" office:value-type="float" office:value="10" calcext:value-type="float">
            <text:p>$10</text:p>
          </table:table-cell>
          <table:table-cell table:style-name="ce32" office:value-type="string" calcext:value-type="string">
            <text:p>12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8" office:value-type="string" calcext:value-type="string">
            <text:p>NYC</text:p>
          </table:table-cell>
          <table:table-cell table:style-name="ce59" office:value-type="string" calcext:value-type="string">
            <text:p><text:a xlink:href="http://pando.com/2013/12/03/work-bench-announces-10-million-fund-to-back-enterprise-startups/" xlink:type="simple">http://pando.com/2013/12/03/work-bench-announces-10-million-fund-to-back-enterprise-startups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46" calcext:value-type="float">
            <text:p>846</text:p>
          </table:table-cell>
          <table:table-cell table:style-name="ce11" office:value-type="string" calcext:value-type="string">
            <text:p>WindSail Capital</text:p>
          </table:table-cell>
          <table:table-cell table:style-name="ce27" office:value-type="float" office:value="20.4" calcext:value-type="float">
            <text:p>$20.4</text:p>
          </table:table-cell>
          <table:table-cell table:style-name="ce32" office:value-type="string" calcext:value-type="string">
            <text:p>12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oston</text:p>
          </table:table-cell>
          <table:table-cell table:style-name="ce11" office:value-type="string" calcext:value-type="string">
            <text:p>clean energy focus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47" calcext:value-type="float">
            <text:p>847</text:p>
          </table:table-cell>
          <table:table-cell table:style-name="ce11" office:value-type="string" calcext:value-type="string">
            <text:p>Hoxton Ventures</text:p>
          </table:table-cell>
          <table:table-cell table:style-name="ce26" office:value-type="float" office:value="40" calcext:value-type="float">
            <text:p>$40</text:p>
          </table:table-cell>
          <table:table-cell table:style-name="ce32" office:value-type="string" calcext:value-type="string">
            <text:p>12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London</text:p>
          </table:table-cell>
          <table:table-cell table:style-name="ce17" office:value-type="string" calcext:value-type="string">
            <text:p><text:a xlink:href="http://thenextweb.com/insider/2013/12/04/londons-hoxton-ventures-raises-40m-fund-early-stage-european-startups/" xlink:type="simple">http://thenextweb.com/insider/2013/12/04/londons-hoxton-ventures-raises-40m-fund-early-stage-european-startups/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48" calcext:value-type="float">
            <text:p>848</text:p>
          </table:table-cell>
          <table:table-cell table:style-name="ce11" office:value-type="string" calcext:value-type="string">
            <text:p>Forerunner Ventures</text:p>
          </table:table-cell>
          <table:table-cell table:style-name="ce27" office:value-type="float" office:value="55.5" calcext:value-type="float">
            <text:p>$55.5</text:p>
          </table:table-cell>
          <table:table-cell table:style-name="ce32" office:value-type="string" calcext:value-type="string">
            <text:p>12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49" calcext:value-type="float">
            <text:p>849</text:p>
          </table:table-cell>
          <table:table-cell table:style-name="ce11" office:value-type="string" calcext:value-type="string">
            <text:p>Illuminate</text:p>
          </table:table-cell>
          <table:table-cell table:style-name="ce26" office:value-type="float" office:value="20" calcext:value-type="float">
            <text:p>$20</text:p>
          </table:table-cell>
          <table:table-cell table:style-name="ce32" office:value-type="string" calcext:value-type="string">
            <text:p>11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7" office:value-type="string" calcext:value-type="string">
            <text:p><text:a xlink:href="http://launch.co/story/women-led-vc-firm-illuminatevc-raises-20m-fund-to-invest-in-early" xlink:type="simple">http://launch.co/story/women-led-vc-firm-illuminatevc-raises-20m-fund-to-invest-in-early</text:a>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50" calcext:value-type="float">
            <text:p>850</text:p>
          </table:table-cell>
          <table:table-cell table:style-name="ce11" office:value-type="string" calcext:value-type="string">
            <text:p>PivotNorth Capital</text:p>
          </table:table-cell>
          <table:table-cell table:style-name="ce26" office:value-type="float" office:value="35" calcext:value-type="float">
            <text:p>$35</text:p>
          </table:table-cell>
          <table:table-cell table:style-name="ce32" office:value-type="string" calcext:value-type="string">
            <text:p>11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51" calcext:value-type="float">
            <text:p>851</text:p>
          </table:table-cell>
          <table:table-cell table:style-name="ce11" office:value-type="string" calcext:value-type="string">
            <text:p>LionBird</text:p>
          </table:table-cell>
          <table:table-cell table:style-name="ce26" office:value-type="float" office:value="20" calcext:value-type="float">
            <text:p>$20</text:p>
          </table:table-cell>
          <table:table-cell table:style-name="ce32" office:value-type="string" calcext:value-type="string">
            <text:p>10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Tel Aviv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52" calcext:value-type="float">
            <text:p>852</text:p>
          </table:table-cell>
          <table:table-cell table:style-name="ce11" office:value-type="string" calcext:value-type="string">
            <text:p>500 Startups</text:p>
          </table:table-cell>
          <table:table-cell table:style-name="ce26" office:value-type="float" office:value="44" calcext:value-type="float">
            <text:p>$44</text:p>
          </table:table-cell>
          <table:table-cell table:style-name="ce32" office:value-type="string" calcext:value-type="string">
            <text:p>10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 HQ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53" calcext:value-type="float">
            <text:p>853</text:p>
          </table:table-cell>
          <table:table-cell table:style-name="ce11" office:value-type="string" calcext:value-type="string">
            <text:p>Ludlow Ventures</text:p>
          </table:table-cell>
          <table:table-cell table:style-name="ce26" office:value-type="float" office:value="15" calcext:value-type="float">
            <text:p>$15</text:p>
          </table:table-cell>
          <table:table-cell table:style-name="ce32" office:value-type="string" calcext:value-type="string">
            <text:p>1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Detroit</text:p>
          </table:table-cell>
          <table:table-cell table:style-name="ce11" office:value-type="string" calcext:value-type="string">
            <text:p>Targeting $15M, not clear how much they have raised so far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54" calcext:value-type="float">
            <text:p>854</text:p>
          </table:table-cell>
          <table:table-cell table:style-name="ce11" office:value-type="string" calcext:value-type="string">
            <text:p>Amplify Partners</text:p>
          </table:table-cell>
          <table:table-cell table:style-name="ce26" office:value-type="float" office:value="40" calcext:value-type="float">
            <text:p>$40</text:p>
          </table:table-cell>
          <table:table-cell table:style-name="ce32" office:value-type="string" calcext:value-type="string">
            <text:p>1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Cambridge, MA</text:p>
          </table:table-cell>
          <table:table-cell table:style-name="ce11" office:value-type="string" calcext:value-type="string">
            <text:p>Looks like the target is $40M, unclear how much they have raised to date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55" calcext:value-type="float">
            <text:p>855</text:p>
          </table:table-cell>
          <table:table-cell table:style-name="ce11" office:value-type="string" calcext:value-type="string">
            <text:p>Ribbit Capital</text:p>
          </table:table-cell>
          <table:table-cell table:style-name="ce26" office:value-type="float" office:value="100" calcext:value-type="float">
            <text:p>$100</text:p>
          </table:table-cell>
          <table:table-cell table:style-name="ce32" office:value-type="string" calcext:value-type="string">
            <text:p>1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Palo Alto</text:p>
          </table:table-cell>
          <table:table-cell table:style-name="ce11" office:value-type="string" calcext:value-type="string">
            <text:p>focused on financial service sector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56" calcext:value-type="float">
            <text:p>856</text:p>
          </table:table-cell>
          <table:table-cell table:style-name="ce11" office:value-type="string" calcext:value-type="string">
            <text:p>LiveOak Ventures Partners</text:p>
          </table:table-cell>
          <table:table-cell table:style-name="ce26" office:value-type="float" office:value="109" calcext:value-type="float">
            <text:p>$109</text:p>
          </table:table-cell>
          <table:table-cell table:style-name="ce32" office:value-type="string" calcext:value-type="string">
            <text:p>1/2013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Austin, Texas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57" calcext:value-type="float">
            <text:p>857</text:p>
          </table:table-cell>
          <table:table-cell table:style-name="ce11" office:value-type="string" calcext:value-type="string">
            <text:p>Raptor Ventures</text:p>
          </table:table-cell>
          <table:table-cell table:style-name="ce26" office:value-type="float" office:value="32" calcext:value-type="float">
            <text:p>$32</text:p>
          </table:table-cell>
          <table:table-cell table:style-name="ce32" office:value-type="string" calcext:value-type="string">
            <text:p>9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NYC</text:p>
          </table:table-cell>
          <table:table-cell table:style-name="ce11" office:value-type="string" calcext:value-type="string">
            <text:p>First close, targeting $75M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58" calcext:value-type="float">
            <text:p>858</text:p>
          </table:table-cell>
          <table:table-cell table:style-name="ce11" office:value-type="string" calcext:value-type="string">
            <text:p>Tribeca Venture Partners</text:p>
          </table:table-cell>
          <table:table-cell table:style-name="ce26" office:value-type="float" office:value="64" calcext:value-type="float">
            <text:p>$64</text:p>
          </table:table-cell>
          <table:table-cell table:style-name="ce32" office:value-type="string" calcext:value-type="string">
            <text:p>9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NYC</text:p>
          </table:table-cell>
          <table:table-cell table:style-name="ce11" office:value-type="string" calcext:value-type="string">
            <text:p>First close, targeting $100M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59" calcext:value-type="float">
            <text:p>859</text:p>
          </table:table-cell>
          <table:table-cell table:style-name="ce11" office:value-type="string" calcext:value-type="string">
            <text:p>Founder Collective</text:p>
          </table:table-cell>
          <table:table-cell table:style-name="ce26" office:value-type="float" office:value="70" calcext:value-type="float">
            <text:p>$70</text:p>
          </table:table-cell>
          <table:table-cell table:style-name="ce32" office:value-type="string" calcext:value-type="string">
            <text:p>9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Cambridge, NYC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60" calcext:value-type="float">
            <text:p>860</text:p>
          </table:table-cell>
          <table:table-cell table:style-name="ce11" office:value-type="string" calcext:value-type="string">
            <text:p>Thrive</text:p>
          </table:table-cell>
          <table:table-cell table:style-name="ce26" office:value-type="float" office:value="150" calcext:value-type="float">
            <text:p>$150</text:p>
          </table:table-cell>
          <table:table-cell table:style-name="ce32" office:value-type="string" calcext:value-type="string">
            <text:p>9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NYC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61" calcext:value-type="float">
            <text:p>861</text:p>
          </table:table-cell>
          <table:table-cell table:style-name="ce11" office:value-type="string" calcext:value-type="string">
            <text:p>Data Collective</text:p>
          </table:table-cell>
          <table:table-cell table:style-name="ce26" office:value-type="float" office:value="10" calcext:value-type="float">
            <text:p>$10</text:p>
          </table:table-cell>
          <table:table-cell table:style-name="ce32" office:value-type="string" calcext:value-type="string">
            <text:p>8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 office:value-type="string" calcext:value-type="string">
            <text:p>per GigaOm article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62" calcext:value-type="float">
            <text:p>862</text:p>
          </table:table-cell>
          <table:table-cell table:style-name="ce11" office:value-type="string" calcext:value-type="string">
            <text:p>SV Angel</text:p>
          </table:table-cell>
          <table:table-cell table:style-name="ce26" office:value-type="float" office:value="40" calcext:value-type="float">
            <text:p>$40</text:p>
          </table:table-cell>
          <table:table-cell table:style-name="ce32" office:value-type="string" calcext:value-type="string">
            <text:p>8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V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63" calcext:value-type="float">
            <text:p>863</text:p>
          </table:table-cell>
          <table:table-cell table:style-name="ce11" office:value-type="string" calcext:value-type="string">
            <text:p>Kibo Ventures</text:p>
          </table:table-cell>
          <table:table-cell table:style-name="ce26" office:value-type="float" office:value="60" calcext:value-type="float">
            <text:p>$60</text:p>
          </table:table-cell>
          <table:table-cell table:style-name="ce32" office:value-type="string" calcext:value-type="string">
            <text:p>8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Madrid, Spain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64" calcext:value-type="float">
            <text:p>864</text:p>
          </table:table-cell>
          <table:table-cell table:style-name="ce11" office:value-type="string" calcext:value-type="string">
            <text:p>Bee Partners</text:p>
          </table:table-cell>
          <table:table-cell table:style-name="ce26" office:value-type="float" office:value="5" calcext:value-type="float">
            <text:p>$5</text:p>
          </table:table-cell>
          <table:table-cell table:style-name="ce32" office:value-type="string" calcext:value-type="string">
            <text:p>7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65" calcext:value-type="float">
            <text:p>865</text:p>
          </table:table-cell>
          <table:table-cell table:style-name="ce11" office:value-type="string" calcext:value-type="string">
            <text:p>Version One Ventures</text:p>
          </table:table-cell>
          <table:table-cell table:style-name="ce26" office:value-type="float" office:value="15" calcext:value-type="float">
            <text:p>$15</text:p>
          </table:table-cell>
          <table:table-cell table:style-name="ce32" office:value-type="string" calcext:value-type="string">
            <text:p>7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Vancover, Canad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66" calcext:value-type="float">
            <text:p>866</text:p>
          </table:table-cell>
          <table:table-cell table:style-name="ce11" office:value-type="string" calcext:value-type="string">
            <text:p>Dundee Venture Capital</text:p>
          </table:table-cell>
          <table:table-cell table:style-name="ce26" office:value-type="float" office:value="15" calcext:value-type="float">
            <text:p>$15</text:p>
          </table:table-cell>
          <table:table-cell table:style-name="ce32" office:value-type="string" calcext:value-type="string">
            <text:p>7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Omaha, Nebraska, US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67" calcext:value-type="float">
            <text:p>867</text:p>
          </table:table-cell>
          <table:table-cell table:style-name="ce11" office:value-type="string" calcext:value-type="string">
            <text:p>Cowboy Ventures</text:p>
          </table:table-cell>
          <table:table-cell table:style-name="ce26" office:value-type="float" office:value="36" calcext:value-type="float">
            <text:p>$36</text:p>
          </table:table-cell>
          <table:table-cell table:style-name="ce32" office:value-type="string" calcext:value-type="string">
            <text:p>7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 office:value-type="string" calcext:value-type="string">
            <text:p>Targeting $40M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68" calcext:value-type="float">
            <text:p>868</text:p>
          </table:table-cell>
          <table:table-cell table:style-name="ce11" office:value-type="string" calcext:value-type="string">
            <text:p>K9 Ventures</text:p>
          </table:table-cell>
          <table:table-cell table:style-name="ce26" office:value-type="float" office:value="40" calcext:value-type="float">
            <text:p>$40</text:p>
          </table:table-cell>
          <table:table-cell table:style-name="ce32" office:value-type="string" calcext:value-type="string">
            <text:p>7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69" calcext:value-type="float">
            <text:p>869</text:p>
          </table:table-cell>
          <table:table-cell table:style-name="ce11" office:value-type="string" calcext:value-type="string">
            <text:p>Forerunner Ventures</text:p>
          </table:table-cell>
          <table:table-cell table:style-name="ce26" office:value-type="float" office:value="40" calcext:value-type="float">
            <text:p>$40</text:p>
          </table:table-cell>
          <table:table-cell table:style-name="ce32" office:value-type="string" calcext:value-type="string">
            <text:p>7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70" calcext:value-type="float">
            <text:p>870</text:p>
          </table:table-cell>
          <table:table-cell table:style-name="ce11" office:value-type="string" calcext:value-type="string">
            <text:p>Floodgate</text:p>
          </table:table-cell>
          <table:table-cell table:style-name="ce26" office:value-type="float" office:value="75" calcext:value-type="float">
            <text:p>$75</text:p>
          </table:table-cell>
          <table:table-cell table:style-name="ce32" office:value-type="string" calcext:value-type="string">
            <text:p>7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V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71" calcext:value-type="float">
            <text:p>871</text:p>
          </table:table-cell>
          <table:table-cell table:style-name="ce11" office:value-type="string" calcext:value-type="string">
            <text:p>Mercato Partners</text:p>
          </table:table-cell>
          <table:table-cell table:style-name="ce26" office:value-type="float" office:value="115" calcext:value-type="float">
            <text:p>$115</text:p>
          </table:table-cell>
          <table:table-cell table:style-name="ce32" office:value-type="string" calcext:value-type="string">
            <text:p>7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Salt Lake City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72" calcext:value-type="float">
            <text:p>872</text:p>
          </table:table-cell>
          <table:table-cell table:style-name="ce11" office:value-type="string" calcext:value-type="string">
            <text:p>Bullpen</text:p>
          </table:table-cell>
          <table:table-cell table:style-name="ce26" office:value-type="float" office:value="25" calcext:value-type="float">
            <text:p>$25</text:p>
          </table:table-cell>
          <table:table-cell table:style-name="ce32" office:value-type="string" calcext:value-type="string">
            <text:p>6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Bay Area</text:p>
          </table:table-cell>
          <table:table-cell table:style-name="ce11" office:value-type="string" calcext:value-type="string">
            <text:p>Targeting $35M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73" calcext:value-type="float">
            <text:p>873</text:p>
          </table:table-cell>
          <table:table-cell table:style-name="ce11" office:value-type="string" calcext:value-type="string">
            <text:p>Felicis Ventures</text:p>
          </table:table-cell>
          <table:table-cell table:style-name="ce26" office:value-type="float" office:value="70" calcext:value-type="float">
            <text:p>$70</text:p>
          </table:table-cell>
          <table:table-cell table:style-name="ce32" office:value-type="string" calcext:value-type="string">
            <text:p>6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74" calcext:value-type="float">
            <text:p>874</text:p>
          </table:table-cell>
          <table:table-cell table:style-name="ce11" office:value-type="string" calcext:value-type="string">
            <text:p>Merus Capital</text:p>
          </table:table-cell>
          <table:table-cell table:style-name="ce26" office:value-type="float" office:value="20" calcext:value-type="float">
            <text:p>$20</text:p>
          </table:table-cell>
          <table:table-cell table:style-name="ce32" office:value-type="string" calcext:value-type="string">
            <text:p>5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ay Area</text:p>
          </table:table-cell>
          <table:table-cell table:style-name="ce11" office:value-type="string" calcext:value-type="string">
            <text:p>Targeting $100M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75" calcext:value-type="float">
            <text:p>875</text:p>
          </table:table-cell>
          <table:table-cell table:style-name="ce11" office:value-type="string" calcext:value-type="string">
            <text:p>Connect Ventures</text:p>
          </table:table-cell>
          <table:table-cell table:style-name="ce26" office:value-type="float" office:value="21" calcext:value-type="float">
            <text:p>$21</text:p>
          </table:table-cell>
          <table:table-cell table:style-name="ce32" office:value-type="string" calcext:value-type="string">
            <text:p>5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London</text:p>
          </table:table-cell>
          <table:table-cell table:style-name="ce11" office:value-type="string" calcext:value-type="string">
            <text:p>First close, targeting $57M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76" calcext:value-type="float">
            <text:p>876</text:p>
          </table:table-cell>
          <table:table-cell table:style-name="ce11" office:value-type="string" calcext:value-type="string">
            <text:p>Vegas Tech Fund</text:p>
          </table:table-cell>
          <table:table-cell table:style-name="ce26" office:value-type="float" office:value="50" calcext:value-type="float">
            <text:p>$50</text:p>
          </table:table-cell>
          <table:table-cell table:style-name="ce32" office:value-type="string" calcext:value-type="string">
            <text:p>5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Las Vegas, Nevad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77" calcext:value-type="float">
            <text:p>877</text:p>
          </table:table-cell>
          <table:table-cell table:style-name="ce11" office:value-type="string" calcext:value-type="string">
            <text:p>First Round Capital</text:p>
          </table:table-cell>
          <table:table-cell table:style-name="ce26" office:value-type="float" office:value="135" calcext:value-type="float">
            <text:p>$135</text:p>
          </table:table-cell>
          <table:table-cell table:style-name="ce32" office:value-type="string" calcext:value-type="string">
            <text:p>5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V</text:p>
          </table:table-cell>
          <table:table-cell table:style-name="ce11" office:value-type="string" calcext:value-type="string">
            <text:p>Bay Area, NYC, Philly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78" calcext:value-type="float">
            <text:p>878</text:p>
          </table:table-cell>
          <table:table-cell table:style-name="ce11" office:value-type="string" calcext:value-type="string">
            <text:p>PowerFund</text:p>
          </table:table-cell>
          <table:table-cell table:style-name="ce26" office:value-type="float" office:value="28" calcext:value-type="float">
            <text:p>$28</text:p>
          </table:table-cell>
          <table:table-cell table:style-name="ce32" office:value-type="string" calcext:value-type="string">
            <text:p>4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oulder, Colorado</text:p>
          </table:table-cell>
          <table:table-cell table:style-name="ce11" office:value-type="string" calcext:value-type="string">
            <text:p>David Cohen's Fund (of Techstars)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79" calcext:value-type="float">
            <text:p>879</text:p>
          </table:table-cell>
          <table:table-cell table:style-name="ce11" office:value-type="string" calcext:value-type="string">
            <text:p>Okapi Ventures</text:p>
          </table:table-cell>
          <table:table-cell table:style-name="ce26" office:value-type="float" office:value="20" calcext:value-type="float">
            <text:p>$20</text:p>
          </table:table-cell>
          <table:table-cell table:style-name="ce32" office:value-type="string" calcext:value-type="string">
            <text:p>3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Los Angeles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80" calcext:value-type="float">
            <text:p>880</text:p>
          </table:table-cell>
          <table:table-cell table:style-name="ce11" office:value-type="string" calcext:value-type="string">
            <text:p>Core Innovation Capital</text:p>
          </table:table-cell>
          <table:table-cell table:style-name="ce26" office:value-type="float" office:value="45" calcext:value-type="float">
            <text:p>$45</text:p>
          </table:table-cell>
          <table:table-cell table:style-name="ce32" office:value-type="string" calcext:value-type="string">
            <text:p>3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NYC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81" calcext:value-type="float">
            <text:p>881</text:p>
          </table:table-cell>
          <table:table-cell table:style-name="ce11" office:value-type="string" calcext:value-type="string">
            <text:p>Learn Capital</text:p>
          </table:table-cell>
          <table:table-cell table:style-name="ce26" office:value-type="float" office:value="50" calcext:value-type="float">
            <text:p>$50</text:p>
          </table:table-cell>
          <table:table-cell table:style-name="ce32" office:value-type="string" calcext:value-type="string">
            <text:p>3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82" calcext:value-type="float">
            <text:p>882</text:p>
          </table:table-cell>
          <table:table-cell table:style-name="ce11" office:value-type="string" calcext:value-type="string">
            <text:p>Emergent Medical Partners</text:p>
          </table:table-cell>
          <table:table-cell table:style-name="ce26" office:value-type="float" office:value="55" calcext:value-type="float">
            <text:p>$55</text:p>
          </table:table-cell>
          <table:table-cell table:style-name="ce32" office:value-type="string" calcext:value-type="string">
            <text:p>3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 office:value-type="string" calcext:value-type="string">
            <text:p>life science fund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83" calcext:value-type="float">
            <text:p>883</text:p>
          </table:table-cell>
          <table:table-cell table:style-name="ce11" office:value-type="string" calcext:value-type="string">
            <text:p>BBVA Ventures</text:p>
          </table:table-cell>
          <table:table-cell table:style-name="ce26" office:value-type="float" office:value="100" calcext:value-type="float">
            <text:p>$100</text:p>
          </table:table-cell>
          <table:table-cell table:style-name="ce32" office:value-type="string" calcext:value-type="string">
            <text:p>3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Madrin, Spain and San Francisco</text:p>
          </table:table-cell>
          <table:table-cell table:style-name="ce11" office:value-type="string" calcext:value-type="string">
            <text:p>fintech focused - venture are of BBVA a global bank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84" calcext:value-type="float">
            <text:p>884</text:p>
          </table:table-cell>
          <table:table-cell table:style-name="ce11" office:value-type="string" calcext:value-type="string">
            <text:p>Relay Ventures</text:p>
          </table:table-cell>
          <table:table-cell table:style-name="ce26" office:value-type="float" office:value="150" calcext:value-type="float">
            <text:p>$150</text:p>
          </table:table-cell>
          <table:table-cell table:style-name="ce32" office:value-type="string" calcext:value-type="string">
            <text:p>3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VIII</text:p>
          </table:table-cell>
          <table:table-cell table:style-name="ce11" office:value-type="string" calcext:value-type="string">
            <text:p>Bay Area and Toronto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85" calcext:value-type="float">
            <text:p>885</text:p>
          </table:table-cell>
          <table:table-cell table:style-name="ce11" office:value-type="string" calcext:value-type="string">
            <text:p>OpenView</text:p>
          </table:table-cell>
          <table:table-cell table:style-name="ce26" office:value-type="float" office:value="200" calcext:value-type="float">
            <text:p>$200</text:p>
          </table:table-cell>
          <table:table-cell table:style-name="ce32" office:value-type="string" calcext:value-type="string">
            <text:p>3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Boston</text:p>
          </table:table-cell>
          <table:table-cell table:style-name="ce11" office:value-type="string" calcext:value-type="string">
            <text:p>Growth stage fund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86" calcext:value-type="float">
            <text:p>886</text:p>
          </table:table-cell>
          <table:table-cell table:style-name="ce11" office:value-type="string" calcext:value-type="string">
            <text:p>Initialized Capital</text:p>
          </table:table-cell>
          <table:table-cell table:style-name="ce26" office:value-type="float" office:value="7" calcext:value-type="float">
            <text:p>$7</text:p>
          </table:table-cell>
          <table:table-cell table:style-name="ce32" office:value-type="string" calcext:value-type="string">
            <text:p>2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87" calcext:value-type="float">
            <text:p>887</text:p>
          </table:table-cell>
          <table:table-cell table:style-name="ce11" office:value-type="string" calcext:value-type="string">
            <text:p>NextView Ventures</text:p>
          </table:table-cell>
          <table:table-cell table:style-name="ce26" office:value-type="float" office:value="21" calcext:value-type="float">
            <text:p>$21</text:p>
          </table:table-cell>
          <table:table-cell table:style-name="ce32" office:value-type="string" calcext:value-type="string">
            <text:p>2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oston, NYC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88" calcext:value-type="float">
            <text:p>888</text:p>
          </table:table-cell>
          <table:table-cell table:style-name="ce11" office:value-type="string" calcext:value-type="string">
            <text:p>IA Ventures</text:p>
          </table:table-cell>
          <table:table-cell table:style-name="ce26" office:value-type="float" office:value="105" calcext:value-type="float">
            <text:p>$105</text:p>
          </table:table-cell>
          <table:table-cell table:style-name="ce32" office:value-type="string" calcext:value-type="string">
            <text:p>2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NYC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89" calcext:value-type="float">
            <text:p>889</text:p>
          </table:table-cell>
          <table:table-cell table:style-name="ce11" office:value-type="string" calcext:value-type="string">
            <text:p>Nya Ventures</text:p>
          </table:table-cell>
          <table:table-cell table:style-name="ce27" office:value-type="float" office:value="4.5" calcext:value-type="float">
            <text:p>$4.5</text:p>
          </table:table-cell>
          <table:table-cell table:style-name="ce32" office:value-type="string" calcext:value-type="string">
            <text:p>12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Seattle, USA / India</text:p>
          </table:table-cell>
          <table:table-cell table:style-name="ce11" office:value-type="string" calcext:value-type="string">
            <text:p>First close, targeting $50M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90" calcext:value-type="float">
            <text:p>890</text:p>
          </table:table-cell>
          <table:table-cell table:style-name="ce11" office:value-type="string" calcext:value-type="string">
            <text:p>MentorTech Ventures</text:p>
          </table:table-cell>
          <table:table-cell table:style-name="ce26" office:value-type="float" office:value="24" calcext:value-type="float">
            <text:p>$24</text:p>
          </table:table-cell>
          <table:table-cell table:style-name="ce32" office:value-type="string" calcext:value-type="string">
            <text:p>12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Philadelphia, PA, US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91" calcext:value-type="float">
            <text:p>891</text:p>
          </table:table-cell>
          <table:table-cell table:style-name="ce11" office:value-type="string" calcext:value-type="string">
            <text:p>Costanoa Venture Capital</text:p>
          </table:table-cell>
          <table:table-cell table:style-name="ce26" office:value-type="float" office:value="100" calcext:value-type="float">
            <text:p>$100</text:p>
          </table:table-cell>
          <table:table-cell table:style-name="ce32" office:value-type="string" calcext:value-type="string">
            <text:p>12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92" calcext:value-type="float">
            <text:p>892</text:p>
          </table:table-cell>
          <table:table-cell table:style-name="ce11" office:value-type="string" calcext:value-type="string">
            <text:p>iNovia Capital</text:p>
          </table:table-cell>
          <table:table-cell table:style-name="ce26" office:value-type="float" office:value="110" calcext:value-type="float">
            <text:p>$110</text:p>
          </table:table-cell>
          <table:table-cell table:style-name="ce32" office:value-type="string" calcext:value-type="string">
            <text:p>12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Montreal, Canad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93" calcext:value-type="float">
            <text:p>893</text:p>
          </table:table-cell>
          <table:table-cell table:style-name="ce11" office:value-type="string" calcext:value-type="string">
            <text:p>.406 Ventures</text:p>
          </table:table-cell>
          <table:table-cell table:style-name="ce26" office:value-type="float" office:value="175" calcext:value-type="float">
            <text:p>$175</text:p>
          </table:table-cell>
          <table:table-cell table:style-name="ce32" office:value-type="string" calcext:value-type="string">
            <text:p>12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Boston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94" calcext:value-type="float">
            <text:p>894</text:p>
          </table:table-cell>
          <table:table-cell table:style-name="ce11" office:value-type="string" calcext:value-type="string">
            <text:p>OATV</text:p>
          </table:table-cell>
          <table:table-cell table:style-name="ce26" office:value-type="float" office:value="85" calcext:value-type="float">
            <text:p>$85</text:p>
          </table:table-cell>
          <table:table-cell table:style-name="ce32" office:value-type="string" calcext:value-type="string">
            <text:p>11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Bay Area, Utah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95" calcext:value-type="float">
            <text:p>895</text:p>
          </table:table-cell>
          <table:table-cell table:style-name="ce11" office:value-type="string" calcext:value-type="string">
            <text:p>Greycroft</text:p>
          </table:table-cell>
          <table:table-cell table:style-name="ce26" office:value-type="float" office:value="175" calcext:value-type="float">
            <text:p>$175</text:p>
          </table:table-cell>
          <table:table-cell table:style-name="ce32" office:value-type="string" calcext:value-type="string">
            <text:p>11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NYC, L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96" calcext:value-type="float">
            <text:p>896</text:p>
          </table:table-cell>
          <table:table-cell table:style-name="ce11" office:value-type="string" calcext:value-type="string">
            <text:p>MESA+</text:p>
          </table:table-cell>
          <table:table-cell table:style-name="ce26" office:value-type="float" office:value="10" calcext:value-type="float">
            <text:p>$10</text:p>
          </table:table-cell>
          <table:table-cell table:style-name="ce32" office:value-type="string" calcext:value-type="string">
            <text:p>10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NYC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97" calcext:value-type="float">
            <text:p>897</text:p>
          </table:table-cell>
          <table:table-cell table:style-name="ce11" office:value-type="string" calcext:value-type="string">
            <text:p>Lerer Ventures</text:p>
          </table:table-cell>
          <table:table-cell table:style-name="ce26" office:value-type="float" office:value="35" calcext:value-type="float">
            <text:p>$35</text:p>
          </table:table-cell>
          <table:table-cell table:style-name="ce32" office:value-type="string" calcext:value-type="string">
            <text:p>10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NYC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98" calcext:value-type="float">
            <text:p>898</text:p>
          </table:table-cell>
          <table:table-cell table:style-name="ce11" office:value-type="string" calcext:value-type="string">
            <text:p>SoftTechVC</text:p>
          </table:table-cell>
          <table:table-cell table:style-name="ce26" office:value-type="float" office:value="55" calcext:value-type="float">
            <text:p>$55</text:p>
          </table:table-cell>
          <table:table-cell table:style-name="ce32" office:value-type="string" calcext:value-type="string">
            <text:p>1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899" calcext:value-type="float">
            <text:p>899</text:p>
          </table:table-cell>
          <table:table-cell table:style-name="ce11" office:value-type="string" calcext:value-type="string">
            <text:p>Correlation Ventures</text:p>
          </table:table-cell>
          <table:table-cell table:style-name="ce26" office:value-type="float" office:value="165" calcext:value-type="float">
            <text:p>$165</text:p>
          </table:table-cell>
          <table:table-cell table:style-name="ce32" office:value-type="string" calcext:value-type="string">
            <text:p>1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San Diego, C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900" calcext:value-type="float">
            <text:p>900</text:p>
          </table:table-cell>
          <table:table-cell table:style-name="ce11" office:value-type="string" calcext:value-type="string">
            <text:p>I2A</text:p>
          </table:table-cell>
          <table:table-cell table:style-name="ce26" office:value-type="float" office:value="12" calcext:value-type="float">
            <text:p>$12</text:p>
          </table:table-cell>
          <table:table-cell table:style-name="ce32" office:value-type="string" calcext:value-type="string">
            <text:p>03/2012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Chicago</text:p>
          </table:table-cell>
          <table:table-cell table:style-name="ce11" office:value-type="string" calcext:value-type="string">
            <text:p>Targeting $40M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901" calcext:value-type="float">
            <text:p>901</text:p>
          </table:table-cell>
          <table:table-cell table:style-name="ce11" office:value-type="string" calcext:value-type="string">
            <text:p>Crunchfund</text:p>
          </table:table-cell>
          <table:table-cell table:style-name="ce26" office:value-type="float" office:value="20" calcext:value-type="float">
            <text:p>$20</text:p>
          </table:table-cell>
          <table:table-cell table:style-name="ce32" office:value-type="string" calcext:value-type="string">
            <text:p>9/2011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902" calcext:value-type="float">
            <text:p>902</text:p>
          </table:table-cell>
          <table:table-cell table:style-name="ce11" office:value-type="string" calcext:value-type="string">
            <text:p>Freestyle</text:p>
          </table:table-cell>
          <table:table-cell table:style-name="ce26" office:value-type="float" office:value="27" calcext:value-type="float">
            <text:p>$27</text:p>
          </table:table-cell>
          <table:table-cell table:style-name="ce32" office:value-type="string" calcext:value-type="string">
            <text:p>9/2011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903" calcext:value-type="float">
            <text:p>903</text:p>
          </table:table-cell>
          <table:table-cell table:style-name="ce11" office:value-type="string" calcext:value-type="string">
            <text:p>Union Square Ventures</text:p>
          </table:table-cell>
          <table:table-cell table:style-name="ce26" office:value-type="float" office:value="200" calcext:value-type="float">
            <text:p>$200</text:p>
          </table:table-cell>
          <table:table-cell table:style-name="ce32" office:value-type="string" calcext:value-type="string">
            <text:p>9/2011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NYC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904" calcext:value-type="float">
            <text:p>904</text:p>
          </table:table-cell>
          <table:table-cell table:style-name="ce11" office:value-type="string" calcext:value-type="string">
            <text:p>Golden Ventures Partners</text:p>
          </table:table-cell>
          <table:table-cell table:style-name="ce26" office:value-type="float" office:value="15" calcext:value-type="float">
            <text:p>$15</text:p>
          </table:table-cell>
          <table:table-cell table:style-name="ce32" office:value-type="string" calcext:value-type="string">
            <text:p>6/2011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Toronto, Canad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905" calcext:value-type="float">
            <text:p>905</text:p>
          </table:table-cell>
          <table:table-cell table:style-name="ce11" office:value-type="string" calcext:value-type="string">
            <text:p>PivotNorth Capital</text:p>
          </table:table-cell>
          <table:table-cell table:style-name="ce26" office:value-type="float" office:value="35" calcext:value-type="float">
            <text:p>$35</text:p>
          </table:table-cell>
          <table:table-cell table:style-name="ce32" office:value-type="string" calcext:value-type="string">
            <text:p>4/2011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906" calcext:value-type="float">
            <text:p>906</text:p>
          </table:table-cell>
          <table:table-cell table:style-name="ce11" office:value-type="string" calcext:value-type="string">
            <text:p>Passion Capital</text:p>
          </table:table-cell>
          <table:table-cell table:style-name="ce26" office:value-type="float" office:value="60" calcext:value-type="float">
            <text:p>$60</text:p>
          </table:table-cell>
          <table:table-cell table:style-name="ce32" office:value-type="string" calcext:value-type="string">
            <text:p>4/2011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London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907" calcext:value-type="float">
            <text:p>907</text:p>
          </table:table-cell>
          <table:table-cell table:style-name="ce11" office:value-type="string" calcext:value-type="string">
            <text:p>Founders Co-Op</text:p>
          </table:table-cell>
          <table:table-cell table:style-name="ce27" office:value-type="float" office:value="7.5" calcext:value-type="float">
            <text:p>$7.5</text:p>
          </table:table-cell>
          <table:table-cell table:style-name="ce32" office:value-type="string" calcext:value-type="string">
            <text:p>12/2011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II</text:p>
          </table:table-cell>
          <table:table-cell table:style-name="ce11" office:value-type="string" calcext:value-type="string">
            <text:p>Seattle, US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908" calcext:value-type="float">
            <text:p>908</text:p>
          </table:table-cell>
          <table:table-cell table:style-name="ce11" office:value-type="string" calcext:value-type="string">
            <text:p>212 Ventures</text:p>
          </table:table-cell>
          <table:table-cell table:style-name="ce26" office:value-type="float" office:value="30" calcext:value-type="float">
            <text:p>$30</text:p>
          </table:table-cell>
          <table:table-cell table:style-name="ce32" office:value-type="string" calcext:value-type="string">
            <text:p>12/2011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Istanbul, Turkey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909" calcext:value-type="float">
            <text:p>909</text:p>
          </table:table-cell>
          <table:table-cell table:style-name="ce11" office:value-type="string" calcext:value-type="string">
            <text:p>ff VC</text:p>
          </table:table-cell>
          <table:table-cell table:style-name="ce26" office:value-type="float" office:value="27" calcext:value-type="float">
            <text:p>$27</text:p>
          </table:table-cell>
          <table:table-cell table:style-name="ce32" office:value-type="string" calcext:value-type="string">
            <text:p>11/2011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III</text:p>
          </table:table-cell>
          <table:table-cell table:style-name="ce11" office:value-type="string" calcext:value-type="string">
            <text:p>NYC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910" calcext:value-type="float">
            <text:p>910</text:p>
          </table:table-cell>
          <table:table-cell table:style-name="ce11" office:value-type="string" calcext:value-type="string">
            <text:p>500 Startups</text:p>
          </table:table-cell>
          <table:table-cell table:style-name="ce26" office:value-type="float" office:value="29" calcext:value-type="float">
            <text:p>$29</text:p>
          </table:table-cell>
          <table:table-cell table:style-name="ce32" office:value-type="string" calcext:value-type="string">
            <text:p>11/2011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ay Area, NYC, Mexico, Brazil, Indi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911" calcext:value-type="float">
            <text:p>911</text:p>
          </table:table-cell>
          <table:table-cell table:style-name="ce11" office:value-type="string" calcext:value-type="string">
            <text:p>Resolute Ventures</text:p>
          </table:table-cell>
          <table:table-cell table:style-name="ce26" office:value-type="float" office:value="25" calcext:value-type="float">
            <text:p>$25</text:p>
          </table:table-cell>
          <table:table-cell table:style-name="ce39" office:value-type="date" office:date-value="2011-01-01" calcext:value-type="date">
            <text:p>1/1/2011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I</text:p>
          </table:table-cell>
          <table:table-cell table:style-name="ce11" office:value-type="string" calcext:value-type="string">
            <text:p>Boston, 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8" office:value-type="float" office:value="912" calcext:value-type="float">
            <text:p>912</text:p>
          </table:table-cell>
          <table:table-cell table:style-name="ce11" office:value-type="string" calcext:value-type="string">
            <text:p>Sierra Ventures</text:p>
          </table:table-cell>
          <table:table-cell table:style-name="ce26" office:value-type="float" office:value="200" calcext:value-type="float">
            <text:p>$200</text:p>
          </table:table-cell>
          <table:table-cell table:style-name="ce32" office:value-type="string" calcext:value-type="string">
            <text:p>1/2011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string" calcext:value-type="string">
            <text:p>X</text:p>
          </table:table-cell>
          <table:table-cell table:style-name="ce11" office:value-type="string" calcext:value-type="string">
            <text:p>Bay Area</text:p>
          </table:table-cell>
          <table:table-cell table:style-name="ce11"/>
          <table:table-cell table:style-name="ce60"/>
          <table:table-cell table:number-columns-repeated="1015"/>
        </table:table-row>
        <table:table-row table:style-name="ro1">
          <table:table-cell table:style-name="ce9"/>
          <table:table-cell table:style-name="ce19" table:number-columns-repeated="2"/>
          <table:table-cell table:style-name="ce41" table:number-columns-repeated="3"/>
          <table:table-cell table:style-name="ce19" table:number-columns-repeated="2"/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Average (in Millions USD)</text:p>
          </table:table-cell>
          <table:table-cell table:style-name="ce28" table:formula="of:=AVERAGE([.C9:.C921])" office:value-type="currency" office:value="83.2549505" calcext:value-type="currency">
            <text:p>$83.25</text:p>
          </table:table-cell>
          <table:table-cell table:style-name="ce42" table:number-columns-repeated="3"/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Median (in Millions USD)</text:p>
          </table:table-cell>
          <table:table-cell table:style-name="ce28" table:formula="of:=MEDIAN([.C9:.C921])" office:value-type="currency" office:value="60" calcext:value-type="currency">
            <text:p>$60.00</text:p>
          </table:table-cell>
          <table:table-cell table:style-name="ce42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42" table:number-columns-repeated="3"/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Total amount of capital of all the funds combined</text:p>
          </table:table-cell>
          <table:table-cell table:style-name="ce29" table:formula="of:=SUM([.C9:.C921])" office:value-type="currency" office:value="75678.75" calcext:value-type="currency">
            <text:p>$75,678.75</text:p>
          </table:table-cell>
          <table:table-cell table:style-name="ce42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42" table:number-columns-repeated="3"/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year</text:p>
          </table:table-cell>
          <table:table-cell table:style-name="ce20" office:value-type="string" calcext:value-type="string">
            <text:p>Millions USD</text:p>
          </table:table-cell>
          <table:table-cell table:style-name="ce31" office:value-type="string" calcext:value-type="string">
            <text:p># of new funds</text:p>
          </table:table-cell>
          <table:table-cell table:style-name="ce31" office:value-type="string" calcext:value-type="string">
            <text:p>avg fund size (M)</text:p>
          </table:table-cell>
          <table:table-cell table:style-name="ce42" office:value-type="string" calcext:value-type="string">
            <text:p>median fund size (M)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11" office:value-type="float" office:value="2011" calcext:value-type="float">
            <text:p>2011</text:p>
          </table:table-cell>
          <table:table-cell table:style-name="ce26" table:formula="of:=SUM([.C910:.C921])" office:value-type="float" office:value="675.5" calcext:value-type="float">
            <text:p>$676</text:p>
          </table:table-cell>
          <table:table-cell table:style-name="ce32" office:value-type="float" office:value="12" calcext:value-type="float">
            <text:p>12</text:p>
          </table:table-cell>
          <table:table-cell table:style-name="ce45" table:formula="of:=[.C929]/[.D929]" office:value-type="currency" office:value="56.2916666666667" calcext:value-type="currency">
            <text:p>$56</text:p>
          </table:table-cell>
          <table:table-cell table:style-name="ce46" table:formula="of:=MEDIAN([.C910:.C921])" office:value-type="float" office:value="28" calcext:value-type="float">
            <text:p>$28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11" office:value-type="float" office:value="2012" calcext:value-type="float">
            <text:p>2012</text:p>
          </table:table-cell>
          <table:table-cell table:style-name="ce26" table:formula="of:=SUM([.C866:.C909])" office:value-type="float" office:value="2819.5" calcext:value-type="float">
            <text:p>$2,820</text:p>
          </table:table-cell>
          <table:table-cell table:style-name="ce32" office:value-type="float" office:value="44" calcext:value-type="float">
            <text:p>44</text:p>
          </table:table-cell>
          <table:table-cell table:style-name="ce45" table:formula="of:=[.C930]/[.D930]" office:value-type="currency" office:value="64.0795454545455" calcext:value-type="currency">
            <text:p>$64</text:p>
          </table:table-cell>
          <table:table-cell table:style-name="ce46" table:formula="of:=MEDIAN([.C911:.C922])" office:value-type="float" office:value="29" calcext:value-type="float">
            <text:p>$29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11" office:value-type="float" office:value="2013" calcext:value-type="float">
            <text:p>2013</text:p>
          </table:table-cell>
          <table:table-cell table:style-name="ce26" table:formula="of:=SUM([.C823:.C865])" office:value-type="float" office:value="2673.2" calcext:value-type="float">
            <text:p>$2,673</text:p>
          </table:table-cell>
          <table:table-cell table:style-name="ce32" office:value-type="float" office:value="43" calcext:value-type="float">
            <text:p>43</text:p>
          </table:table-cell>
          <table:table-cell table:style-name="ce45" table:formula="of:=[.C931]/[.D931]" office:value-type="currency" office:value="62.1674418604651" calcext:value-type="currency">
            <text:p>$62</text:p>
          </table:table-cell>
          <table:table-cell table:style-name="ce46" table:formula="of:=MEDIAN([.C823:.C865])" office:value-type="float" office:value="39.5" calcext:value-type="float">
            <text:p>$40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11" office:value-type="float" office:value="2014" calcext:value-type="float">
            <text:p>2014</text:p>
          </table:table-cell>
          <table:table-cell table:style-name="ce26" table:formula="of:=SUM([.C738:.C822])" office:value-type="float" office:value="6323.1" calcext:value-type="float">
            <text:p>$6,323</text:p>
          </table:table-cell>
          <table:table-cell table:style-name="ce32" office:value-type="float" office:value="84" calcext:value-type="float">
            <text:p>84</text:p>
          </table:table-cell>
          <table:table-cell table:style-name="ce45" table:formula="of:=[.C932]/[.D932]" office:value-type="currency" office:value="75.275" calcext:value-type="currency">
            <text:p>$75</text:p>
          </table:table-cell>
          <table:table-cell table:style-name="ce46" table:formula="of:=MEDIAN([.C738:.C822])" office:value-type="float" office:value="52" calcext:value-type="float">
            <text:p>$52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11" office:value-type="float" office:value="2015" calcext:value-type="float">
            <text:p>2015</text:p>
          </table:table-cell>
          <table:table-cell table:style-name="ce26" table:formula="of:=SUM([.C680:.C737])" office:value-type="float" office:value="4562.3" calcext:value-type="float">
            <text:p>$4,562</text:p>
          </table:table-cell>
          <table:table-cell table:style-name="ce32" office:value-type="float" office:value="58" calcext:value-type="float">
            <text:p>58</text:p>
          </table:table-cell>
          <table:table-cell table:style-name="ce45" table:formula="of:=[.C933]/[.D933]" office:value-type="currency" office:value="78.6603448275862" calcext:value-type="currency">
            <text:p>$79</text:p>
          </table:table-cell>
          <table:table-cell table:style-name="ce46" table:formula="of:=MEDIAN([.C680:.C737])" office:value-type="float" office:value="60" calcext:value-type="float">
            <text:p>$60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float" office:value="2016" calcext:value-type="float">
            <text:p>2016</text:p>
          </table:table-cell>
          <table:table-cell table:style-name="ce26" table:formula="of:=SUM([.C599:.C679])" office:value-type="float" office:value="7205.2" calcext:value-type="float">
            <text:p>$7,205</text:p>
          </table:table-cell>
          <table:table-cell table:style-name="ce32" office:value-type="float" office:value="81" calcext:value-type="float">
            <text:p>81</text:p>
          </table:table-cell>
          <table:table-cell table:style-name="ce45" table:formula="of:=[.C934]/[.D934]" office:value-type="currency" office:value="88.9530864197531" calcext:value-type="currency">
            <text:p>$89</text:p>
          </table:table-cell>
          <table:table-cell table:style-name="ce46" table:formula="of:=MEDIAN([.C599:.C679])" office:value-type="float" office:value="75" calcext:value-type="float">
            <text:p>$75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float" office:value="2017" calcext:value-type="float">
            <text:p>2017</text:p>
          </table:table-cell>
          <table:table-cell table:style-name="ce26" table:formula="of:=SUM([.C455:.C594])" office:value-type="float" office:value="11641.94" calcext:value-type="float">
            <text:p>$11,642</text:p>
          </table:table-cell>
          <table:table-cell table:style-name="ce32" office:value-type="float" office:value="142" calcext:value-type="float">
            <text:p>142</text:p>
          </table:table-cell>
          <table:table-cell table:style-name="ce45" table:formula="of:=[.C935]/[.D935]" office:value-type="currency" office:value="81.9854929577465" calcext:value-type="currency">
            <text:p>$82</text:p>
          </table:table-cell>
          <table:table-cell table:style-name="ce46" table:formula="of:=MEDIAN([.C455:.C594])" office:value-type="float" office:value="70" calcext:value-type="float">
            <text:p>$70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float" office:value="2018" calcext:value-type="float">
            <text:p>2018</text:p>
          </table:table-cell>
          <table:table-cell table:style-name="ce26" table:formula="of:=SUM([.C372:.C453])" office:value-type="float" office:value="5949.42" calcext:value-type="float">
            <text:p>$5,949</text:p>
          </table:table-cell>
          <table:table-cell table:style-name="ce32" office:value-type="float" office:value="80" calcext:value-type="float">
            <text:p>80</text:p>
          </table:table-cell>
          <table:table-cell table:style-name="ce45" table:formula="of:=[.C936]/[.D936]" office:value-type="currency" office:value="74.36775" calcext:value-type="currency">
            <text:p>$74</text:p>
          </table:table-cell>
          <table:table-cell table:style-name="ce46" table:formula="of:=MEDIAN([.C372:.C453])" office:value-type="float" office:value="55.25" calcext:value-type="float">
            <text:p>$55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float" office:value="2019" calcext:value-type="float">
            <text:p>2019</text:p>
          </table:table-cell>
          <table:table-cell table:style-name="ce26" table:formula="of:=SUM([.C327:.C371])" office:value-type="float" office:value="3693.29" calcext:value-type="float">
            <text:p>$3,693</text:p>
          </table:table-cell>
          <table:table-cell table:style-name="ce32" office:value-type="float" office:value="39" calcext:value-type="float">
            <text:p>39</text:p>
          </table:table-cell>
          <table:table-cell table:style-name="ce46" table:formula="of:=AVERAGE([.C327:.C371])" office:value-type="float" office:value="82.07311111" calcext:value-type="float">
            <text:p>$82</text:p>
          </table:table-cell>
          <table:table-cell table:style-name="ce46" table:formula="of:=MEDIAN([.C327:.C371])" office:value-type="float" office:value="56" calcext:value-type="float">
            <text:p>$56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float" office:value="2020" calcext:value-type="float">
            <text:p>2020</text:p>
          </table:table-cell>
          <table:table-cell table:style-name="ce26" table:formula="of:=SUM([.C285:.C325])" office:value-type="float" office:value="3014.2" calcext:value-type="float">
            <text:p>$3,014</text:p>
          </table:table-cell>
          <table:table-cell table:style-name="ce32" office:value-type="float" office:value="40" calcext:value-type="float">
            <text:p>40</text:p>
          </table:table-cell>
          <table:table-cell table:style-name="ce46" table:formula="of:=AVERAGE([.C285:.C325])" office:value-type="float" office:value="73.51707317" calcext:value-type="float">
            <text:p>$74</text:p>
          </table:table-cell>
          <table:table-cell table:style-name="ce46" table:formula="of:=MEDIAN([.C285:.C325])" office:value-type="float" office:value="59" calcext:value-type="float">
            <text:p>$59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style-name="ce30"/>
          <table:table-cell table:style-name="ce43"/>
          <table:table-cell table:style-name="ce42" table:number-columns-repeated="2"/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table:style-name="ce42" table:number-columns-repeated="3"/>
          <table:table-cell table:number-columns-repeated="1018"/>
        </table:table-row>
        <table:table-row table:style-name="ro7" table:number-rows-repeated="10476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orm Responses 1" table:style-name="ta2">
        <table:table-column table:style-name="co11" table:number-columns-repeated="2" table:default-cell-style-name="Default"/>
        <table:table-column table:style-name="co10" table:number-columns-repeated="1022" table:default-cell-style-name="Default"/>
        <table:table-row table:style-name="ro1">
          <table:table-cell office:value-type="string" calcext:value-type="string">
            <text:p>Timestamp</text:p>
          </table:table-cell>
          <table:table-cell table:style-name="ce14" office:value-type="string" calcext:value-type="string">
            <text:p>Untitled Question</text:p>
          </table:table-cell>
          <table:table-cell table:number-columns-repeated="1022"/>
        </table:table-row>
        <table:table-row table:style-name="ro7" table:number-rows-repeated="104857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Helvetica Neue'" svg:font-family="''Helvetica Neue''"/>
    <style:font-face style:name="Arial" svg:font-family="Arial"/>
    <style:font-face style:name="Cambria" svg:font-family="Cambria"/>
    <style:font-face style:name="Roboto" svg:font-family="Roboto"/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date-style style:name="N126">
      <number:month/>
      <number:text>/</number:text>
      <number:day/>
      <number:text>/</number:text>
      <number:year number:style="long"/>
    </number:date-style>
    <number:number-style style:name="N127">
      <number:text>$</number:text>
      <number:number number:decimal-places="1" loext:min-decimal-places="1" number:min-integer-digits="1" number:grouping="true"/>
    </number:number-style>
    <number:date-style style:name="N128">
      <number:month/>
      <number:text>/</number:text>
      <number:year number:style="long"/>
    </number:date-style>
    <number:currency-style style:name="N129">
      <number:currency-symbol/>
      <number:number number:decimal-places="2" loext:min-decimal-places="2" number:min-integer-digits="1" number:grouping="true"/>
    </number:currency-style>
    <number:currency-style style:name="N130">
      <number:currency-symbol/>
      <number:number number:decimal-places="0" loext:min-decimal-places="0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24_200M_20_fund_20_data" style:display-name="PageStyle_$200M fund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930" meta:object-count="0"/>
    <meta:generator>LibreOfficeDev/6.0.5.2$Linux_X86_64 LibreOffice_project/</meta:generator>
  </office:meta>
</office:document-meta>
</file>